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011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09" table:style-name="ce14">
            <text:p><text:s/>109</text:p>
          </table:table-cell>
          <table:table-cell office:value-type="float" office:value="83" table:style-name="ce14">
            <text:p><text:s/>83</text:p>
          </table:table-cell>
          <table:table-cell office:value-type="float" office:value="111" table:style-name="ce14">
            <text:p><text:s/>111</text:p>
          </table:table-cell>
          <table:table-cell office:value-type="float" office:value="81" table:style-name="ce14">
            <text:p><text:s/>81</text:p>
          </table:table-cell>
          <table:table-cell office:value-type="float" office:value="21" table:style-name="ce14">
            <text:p><text:s/>21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29" table:style-name="ce14">
            <text:p><text:s/>329</text:p>
          </table:table-cell>
          <table:table-cell office:value-type="float" office:value="286" table:style-name="ce14">
            <text:p><text:s/>286</text:p>
          </table:table-cell>
          <table:table-cell office:value-type="float" office:value="269" table:style-name="ce14">
            <text:p><text:s/>269</text:p>
          </table:table-cell>
          <table:table-cell office:value-type="float" office:value="346" table:style-name="ce14">
            <text:p><text:s/>346</text:p>
          </table:table-cell>
          <table:table-cell office:value-type="float" office:value="56" table:style-name="ce14">
            <text:p><text:s/>56</text:p>
          </table:table-cell>
          <table:table-cell office:value-type="float" office:value="559" table:number-columns-spanned="2" table:number-rows-spanned="1" table:style-name="ce47">
            <text:p><text:s/>559</text:p>
          </table:table-cell>
          <table:covered-table-cell/>
          <table:table-cell office:value-type="float" office:value="615" table:number-columns-spanned="2" table:number-rows-spanned="1" table:style-name="ce47">
            <text:p><text:s/>6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70" table:style-name="ce14">
            <text:p><text:s/>870</text:p>
          </table:table-cell>
          <table:table-cell office:value-type="float" office:value="1693" table:style-name="ce14">
            <text:p>1 693</text:p>
          </table:table-cell>
          <table:table-cell office:value-type="float" office:value="1330" table:style-name="ce14">
            <text:p>1 330</text:p>
          </table:table-cell>
          <table:table-cell office:value-type="float" office:value="1233" table:style-name="ce14">
            <text:p>1 233</text:p>
          </table:table-cell>
          <table:table-cell office:value-type="float" office:value="372" table:style-name="ce14">
            <text:p><text:s/>372</text:p>
          </table:table-cell>
          <table:table-cell office:value-type="float" office:value="2191" table:number-columns-spanned="2" table:number-rows-spanned="1" table:style-name="ce47">
            <text:p>2 191</text:p>
          </table:table-cell>
          <table:covered-table-cell/>
          <table:table-cell office:value-type="float" office:value="2563" table:number-columns-spanned="2" table:number-rows-spanned="1" table:style-name="ce47">
            <text:p>2 5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34" table:style-name="ce14">
            <text:p><text:s/>234</text:p>
          </table:table-cell>
          <table:table-cell office:value-type="float" office:value="382" table:style-name="ce14">
            <text:p><text:s/>382</text:p>
          </table:table-cell>
          <table:table-cell office:value-type="float" office:value="398" table:style-name="ce14">
            <text:p><text:s/>398</text:p>
          </table:table-cell>
          <table:table-cell office:value-type="float" office:value="218" table:style-name="ce14">
            <text:p><text:s/>218</text:p>
          </table:table-cell>
          <table:table-cell office:value-type="float" office:value="61" table:style-name="ce14">
            <text:p><text:s/>61</text:p>
          </table:table-cell>
          <table:table-cell office:value-type="float" office:value="555" table:number-columns-spanned="2" table:number-rows-spanned="1" table:style-name="ce47">
            <text:p><text:s/>555</text:p>
          </table:table-cell>
          <table:covered-table-cell/>
          <table:table-cell office:value-type="float" office:value="616" table:number-columns-spanned="2" table:number-rows-spanned="1" table:style-name="ce47">
            <text:p><text:s/>6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37" table:style-name="ce14">
            <text:p><text:s/>237</text:p>
          </table:table-cell>
          <table:table-cell office:value-type="float" office:value="277" table:style-name="ce14">
            <text:p><text:s/>277</text:p>
          </table:table-cell>
          <table:table-cell office:value-type="float" office:value="317" table:style-name="ce14">
            <text:p><text:s/>317</text:p>
          </table:table-cell>
          <table:table-cell office:value-type="float" office:value="197" table:style-name="ce14">
            <text:p><text:s/>197</text:p>
          </table:table-cell>
          <table:table-cell office:value-type="float" office:value="30" table:style-name="ce14">
            <text:p><text:s/>30</text:p>
          </table:table-cell>
          <table:table-cell office:value-type="float" office:value="484" table:number-columns-spanned="2" table:number-rows-spanned="1" table:style-name="ce47">
            <text:p><text:s/>484</text:p>
          </table:table-cell>
          <table:covered-table-cell/>
          <table:table-cell office:value-type="float" office:value="514" table:number-columns-spanned="2" table:number-rows-spanned="1" table:style-name="ce47">
            <text:p><text:s/>5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98" table:style-name="ce14">
            <text:p><text:s/>98</text:p>
          </table:table-cell>
          <table:table-cell office:value-type="float" office:value="128" table:style-name="ce14">
            <text:p><text:s/>12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5" table:style-name="ce14">
            <text:p><text:s/>115</text:p>
          </table:table-cell>
          <table:table-cell office:value-type="float" office:value="16" table:style-name="ce14">
            <text:p><text:s/>16</text:p>
          </table:table-cell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17" table:style-name="ce14">
            <text:p><text:s/>217</text:p>
          </table:table-cell>
          <table:table-cell office:value-type="float" office:value="378" table:style-name="ce14">
            <text:p><text:s/>378</text:p>
          </table:table-cell>
          <table:table-cell office:value-type="float" office:value="339" table:style-name="ce14">
            <text:p><text:s/>339</text:p>
          </table:table-cell>
          <table:table-cell office:value-type="float" office:value="256" table:style-name="ce14">
            <text:p><text:s/>256</text:p>
          </table:table-cell>
          <table:table-cell office:value-type="float" office:value="52" table:style-name="ce14">
            <text:p><text:s/>52</text:p>
          </table:table-cell>
          <table:table-cell office:value-type="float" office:value="543" table:number-columns-spanned="2" table:number-rows-spanned="1" table:style-name="ce47">
            <text:p><text:s/>543</text:p>
          </table:table-cell>
          <table:covered-table-cell/>
          <table:table-cell office:value-type="float" office:value="595" table:number-columns-spanned="2" table:number-rows-spanned="1" table:style-name="ce47">
            <text:p><text:s/>5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37" table:style-name="ce14">
            <text:p><text:s/>337</text:p>
          </table:table-cell>
          <table:table-cell office:value-type="float" office:value="855" table:style-name="ce14">
            <text:p><text:s/>855</text:p>
          </table:table-cell>
          <table:table-cell office:value-type="float" office:value="453" table:style-name="ce14">
            <text:p><text:s/>453</text:p>
          </table:table-cell>
          <table:table-cell office:value-type="float" office:value="739" table:style-name="ce14">
            <text:p><text:s/>739</text:p>
          </table:table-cell>
          <table:table-cell office:value-type="float" office:value="197" table:style-name="ce14">
            <text:p><text:s/>197</text:p>
          </table:table-cell>
          <table:table-cell office:value-type="float" office:value="995" table:number-columns-spanned="2" table:number-rows-spanned="1" table:style-name="ce47">
            <text:p><text:s/>995</text:p>
          </table:table-cell>
          <table:covered-table-cell/>
          <table:table-cell office:value-type="float" office:value="1192" table:number-columns-spanned="2" table:number-rows-spanned="1" table:style-name="ce47">
            <text:p>1 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116" table:style-name="ce14">
            <text:p>1 116</text:p>
          </table:table-cell>
          <table:table-cell office:value-type="float" office:value="1584" table:style-name="ce14">
            <text:p>1 584</text:p>
          </table:table-cell>
          <table:table-cell office:value-type="float" office:value="1759" table:style-name="ce14">
            <text:p>1 759</text:p>
          </table:table-cell>
          <table:table-cell office:value-type="float" office:value="941" table:style-name="ce14">
            <text:p><text:s/>941</text:p>
          </table:table-cell>
          <table:table-cell office:value-type="float" office:value="215" table:style-name="ce14">
            <text:p><text:s/>215</text:p>
          </table:table-cell>
          <table:table-cell office:value-type="float" office:value="2485" table:number-columns-spanned="2" table:number-rows-spanned="1" table:style-name="ce47">
            <text:p>2 485</text:p>
          </table:table-cell>
          <table:covered-table-cell/>
          <table:table-cell office:value-type="float" office:value="2700" table:number-columns-spanned="2" table:number-rows-spanned="1" table:style-name="ce47">
            <text:p>2 7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74" table:style-name="ce14">
            <text:p><text:s/>74</text:p>
          </table:table-cell>
          <table:table-cell office:value-type="float" office:value="81" table:style-name="ce14">
            <text:p><text:s/>81</text:p>
          </table:table-cell>
          <table:table-cell office:value-type="float" office:value="91" table:style-name="ce14">
            <text:p><text:s/>91</text:p>
          </table:table-cell>
          <table:table-cell office:value-type="float" office:value="64" table:style-name="ce14">
            <text:p><text:s/>64</text:p>
          </table:table-cell>
          <table:table-cell office:value-type="float" office:value="16" table:style-name="ce14">
            <text:p><text:s/>16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3065" table:style-name="ce14">
            <text:p>3 065</text:p>
          </table:table-cell>
          <table:table-cell office:value-type="float" office:value="4312" table:style-name="ce14">
            <text:p>4 312</text:p>
          </table:table-cell>
          <table:table-cell office:value-type="float" office:value="4786" table:style-name="ce14">
            <text:p>4 786</text:p>
          </table:table-cell>
          <table:table-cell office:value-type="float" office:value="2591" table:style-name="ce14">
            <text:p>2 591</text:p>
          </table:table-cell>
          <table:table-cell office:value-type="float" office:value="704" table:style-name="ce14">
            <text:p><text:s/>704</text:p>
          </table:table-cell>
          <table:table-cell office:value-type="float" office:value="6673" table:number-columns-spanned="2" table:number-rows-spanned="1" table:style-name="ce47">
            <text:p>6 673</text:p>
          </table:table-cell>
          <table:covered-table-cell/>
          <table:table-cell office:value-type="float" office:value="7377" table:number-columns-spanned="2" table:number-rows-spanned="1" table:style-name="ce47">
            <text:p>7 3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390" table:style-name="ce14">
            <text:p><text:s/>390</text:p>
          </table:table-cell>
          <table:table-cell office:value-type="float" office:value="453" table:style-name="ce14">
            <text:p><text:s/>453</text:p>
          </table:table-cell>
          <table:table-cell office:value-type="float" office:value="556" table:style-name="ce14">
            <text:p><text:s/>556</text:p>
          </table:table-cell>
          <table:table-cell office:value-type="float" office:value="287" table:style-name="ce14">
            <text:p><text:s/>287</text:p>
          </table:table-cell>
          <table:table-cell office:value-type="float" office:value="128" table:style-name="ce14">
            <text:p><text:s/>128</text:p>
          </table:table-cell>
          <table:table-cell office:value-type="float" office:value="715" table:number-columns-spanned="2" table:number-rows-spanned="1" table:style-name="ce47">
            <text:p><text:s/>715</text:p>
          </table:table-cell>
          <table:covered-table-cell/>
          <table:table-cell office:value-type="float" office:value="843" table:number-columns-spanned="2" table:number-rows-spanned="1" table:style-name="ce47">
            <text:p><text:s/>8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67" table:style-name="ce14">
            <text:p><text:s/>267</text:p>
          </table:table-cell>
          <table:table-cell office:value-type="float" office:value="493" table:style-name="ce14">
            <text:p><text:s/>493</text:p>
          </table:table-cell>
          <table:table-cell office:value-type="float" office:value="416" table:style-name="ce14">
            <text:p><text:s/>416</text:p>
          </table:table-cell>
          <table:table-cell office:value-type="float" office:value="344" table:style-name="ce14">
            <text:p><text:s/>344</text:p>
          </table:table-cell>
          <table:table-cell office:value-type="float" office:value="97" table:style-name="ce14">
            <text:p><text:s/>97</text:p>
          </table:table-cell>
          <table:table-cell office:value-type="float" office:value="663" table:number-columns-spanned="2" table:number-rows-spanned="1" table:style-name="ce47">
            <text:p><text:s/>663</text:p>
          </table:table-cell>
          <table:covered-table-cell/>
          <table:table-cell office:value-type="float" office:value="760" table:number-columns-spanned="2" table:number-rows-spanned="1" table:style-name="ce47">
            <text:p><text:s/>7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64" table:style-name="ce14">
            <text:p><text:s/>164</text:p>
          </table:table-cell>
          <table:table-cell office:value-type="float" office:value="217" table:style-name="ce14">
            <text:p><text:s/>217</text:p>
          </table:table-cell>
          <table:table-cell office:value-type="float" office:value="251" table:style-name="ce14">
            <text:p><text:s/>251</text:p>
          </table:table-cell>
          <table:table-cell office:value-type="float" office:value="130" table:style-name="ce14">
            <text:p><text:s/>130</text:p>
          </table:table-cell>
          <table:table-cell office:value-type="float" office:value="19" table:style-name="ce14">
            <text:p><text:s/>19</text:p>
          </table:table-cell>
          <table:table-cell office:value-type="float" office:value="362" table:number-columns-spanned="2" table:number-rows-spanned="1" table:style-name="ce47">
            <text:p><text:s/>362</text:p>
          </table:table-cell>
          <table:covered-table-cell/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6" table:style-name="ce14">
            <text:p><text:s/>86</text:p>
          </table:table-cell>
          <table:table-cell office:value-type="float" office:value="128" table:style-name="ce14">
            <text:p><text:s/>128</text:p>
          </table:table-cell>
          <table:table-cell office:value-type="float" office:value="134" table:style-name="ce14">
            <text:p><text:s/>134</text:p>
          </table:table-cell>
          <table:table-cell office:value-type="float" office:value="80" table:style-name="ce14">
            <text:p><text:s/>80</text:p>
          </table:table-cell>
          <table:table-cell office:value-type="float" office:value="31" table:style-name="ce14">
            <text:p><text:s/>31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59" table:style-name="ce14">
            <text:p><text:s/>259</text:p>
          </table:table-cell>
          <table:table-cell office:value-type="float" office:value="486" table:style-name="ce14">
            <text:p><text:s/>486</text:p>
          </table:table-cell>
          <table:table-cell office:value-type="float" office:value="377" table:style-name="ce14">
            <text:p><text:s/>377</text:p>
          </table:table-cell>
          <table:table-cell office:value-type="float" office:value="368" table:style-name="ce14">
            <text:p><text:s/>368</text:p>
          </table:table-cell>
          <table:table-cell office:value-type="float" office:value="92" table:style-name="ce14">
            <text:p><text:s/>92</text:p>
          </table:table-cell>
          <table:table-cell office:value-type="float" office:value="653" table:number-columns-spanned="2" table:number-rows-spanned="1" table:style-name="ce47">
            <text:p><text:s/>653</text:p>
          </table:table-cell>
          <table:covered-table-cell/>
          <table:table-cell office:value-type="float" office:value="745" table:number-columns-spanned="2" table:number-rows-spanned="1" table:style-name="ce47">
            <text:p><text:s/>7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95" table:style-name="ce14">
            <text:p><text:s/>295</text:p>
          </table:table-cell>
          <table:table-cell office:value-type="float" office:value="497" table:style-name="ce14">
            <text:p><text:s/>497</text:p>
          </table:table-cell>
          <table:table-cell office:value-type="float" office:value="386" table:style-name="ce14">
            <text:p><text:s/>386</text:p>
          </table:table-cell>
          <table:table-cell office:value-type="float" office:value="406" table:style-name="ce14">
            <text:p><text:s/>406</text:p>
          </table:table-cell>
          <table:table-cell office:value-type="float" office:value="93" table:style-name="ce14">
            <text:p><text:s/>93</text:p>
          </table:table-cell>
          <table:table-cell office:value-type="float" office:value="699" table:number-columns-spanned="2" table:number-rows-spanned="1" table:style-name="ce47">
            <text:p><text:s/>699</text:p>
          </table:table-cell>
          <table:covered-table-cell/>
          <table:table-cell office:value-type="float" office:value="792" table:number-columns-spanned="2" table:number-rows-spanned="1" table:style-name="ce47">
            <text:p><text:s/>7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42" table:style-name="ce14">
            <text:p><text:s/>642</text:p>
          </table:table-cell>
          <table:table-cell office:value-type="float" office:value="788" table:style-name="ce14">
            <text:p><text:s/>788</text:p>
          </table:table-cell>
          <table:table-cell office:value-type="float" office:value="779" table:style-name="ce14">
            <text:p><text:s/>779</text:p>
          </table:table-cell>
          <table:table-cell office:value-type="float" office:value="651" table:style-name="ce14">
            <text:p><text:s/>651</text:p>
          </table:table-cell>
          <table:table-cell office:value-type="float" office:value="214" table:style-name="ce14">
            <text:p><text:s/>214</text:p>
          </table:table-cell>
          <table:table-cell office:value-type="float" office:value="1216" table:number-columns-spanned="2" table:number-rows-spanned="1" table:style-name="ce47">
            <text:p>1 216</text:p>
          </table:table-cell>
          <table:covered-table-cell/>
          <table:table-cell office:value-type="float" office:value="1430" table:number-columns-spanned="2" table:number-rows-spanned="1" table:style-name="ce47">
            <text:p>1 4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70" table:style-name="ce14">
            <text:p><text:s/>370</text:p>
          </table:table-cell>
          <table:table-cell office:value-type="float" office:value="686" table:style-name="ce14">
            <text:p><text:s/>686</text:p>
          </table:table-cell>
          <table:table-cell office:value-type="float" office:value="497" table:style-name="ce14">
            <text:p><text:s/>497</text:p>
          </table:table-cell>
          <table:table-cell office:value-type="float" office:value="559" table:style-name="ce14">
            <text:p><text:s/>559</text:p>
          </table:table-cell>
          <table:table-cell office:value-type="float" office:value="133" table:style-name="ce14">
            <text:p><text:s/>133</text:p>
          </table:table-cell>
          <table:table-cell office:value-type="float" office:value="923" table:number-columns-spanned="2" table:number-rows-spanned="1" table:style-name="ce47">
            <text:p><text:s/>923</text:p>
          </table:table-cell>
          <table:covered-table-cell/>
          <table:table-cell office:value-type="float" office:value="1056" table:number-columns-spanned="2" table:number-rows-spanned="1" table:style-name="ce47">
            <text:p>1 0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668" table:style-name="ce14">
            <text:p><text:s/>668</text:p>
          </table:table-cell>
          <table:table-cell office:value-type="float" office:value="863" table:style-name="ce14">
            <text:p><text:s/>863</text:p>
          </table:table-cell>
          <table:table-cell office:value-type="float" office:value="798" table:style-name="ce14">
            <text:p><text:s/>798</text:p>
          </table:table-cell>
          <table:table-cell office:value-type="float" office:value="733" table:style-name="ce14">
            <text:p><text:s/>733</text:p>
          </table:table-cell>
          <table:table-cell office:value-type="float" office:value="168" table:style-name="ce14">
            <text:p><text:s/>168</text:p>
          </table:table-cell>
          <table:table-cell office:value-type="float" office:value="1363" table:number-columns-spanned="2" table:number-rows-spanned="1" table:style-name="ce47">
            <text:p>1 363</text:p>
          </table:table-cell>
          <table:covered-table-cell/>
          <table:table-cell office:value-type="float" office:value="1531" table:number-columns-spanned="2" table:number-rows-spanned="1" table:style-name="ce47">
            <text:p>1 5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303" table:style-name="ce14">
            <text:p><text:s/>303</text:p>
          </table:table-cell>
          <table:table-cell office:value-type="float" office:value="448" table:style-name="ce14">
            <text:p><text:s/>448</text:p>
          </table:table-cell>
          <table:table-cell office:value-type="float" office:value="503" table:style-name="ce14">
            <text:p><text:s/>503</text:p>
          </table:table-cell>
          <table:table-cell office:value-type="float" office:value="248" table:style-name="ce14">
            <text:p><text:s/>248</text:p>
          </table:table-cell>
          <table:table-cell office:value-type="float" office:value="55" table:style-name="ce14">
            <text:p><text:s/>55</text:p>
          </table:table-cell>
          <table:table-cell office:value-type="float" office:value="696" table:number-columns-spanned="2" table:number-rows-spanned="1" table:style-name="ce47">
            <text:p><text:s/>696</text:p>
          </table:table-cell>
          <table:covered-table-cell/>
          <table:table-cell office:value-type="float" office:value="751" table:number-columns-spanned="2" table:number-rows-spanned="1" table:style-name="ce47">
            <text:p><text:s/>7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886" table:style-name="ce14">
            <text:p><text:s/>886</text:p>
          </table:table-cell>
          <table:table-cell office:value-type="float" office:value="1325" table:style-name="ce14">
            <text:p>1 325</text:p>
          </table:table-cell>
          <table:table-cell office:value-type="float" office:value="1203" table:style-name="ce14">
            <text:p>1 203</text:p>
          </table:table-cell>
          <table:table-cell office:value-type="float" office:value="1008" table:style-name="ce14">
            <text:p>1 008</text:p>
          </table:table-cell>
          <table:table-cell office:value-type="float" office:value="219" table:style-name="ce14">
            <text:p><text:s/>219</text:p>
          </table:table-cell>
          <table:table-cell office:value-type="float" office:value="1992" table:number-columns-spanned="2" table:number-rows-spanned="1" table:style-name="ce47">
            <text:p>1 992</text:p>
          </table:table-cell>
          <table:covered-table-cell/>
          <table:table-cell office:value-type="float" office:value="2211" table:number-columns-spanned="2" table:number-rows-spanned="1" table:style-name="ce47">
            <text:p>2 2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199" table:style-name="ce14">
            <text:p>1 199</text:p>
          </table:table-cell>
          <table:table-cell office:value-type="float" office:value="1517" table:style-name="ce14">
            <text:p>1 517</text:p>
          </table:table-cell>
          <table:table-cell office:value-type="float" office:value="1725" table:style-name="ce14">
            <text:p>1 725</text:p>
          </table:table-cell>
          <table:table-cell office:value-type="float" office:value="991" table:style-name="ce14">
            <text:p><text:s/>991</text:p>
          </table:table-cell>
          <table:table-cell office:value-type="float" office:value="251" table:style-name="ce14">
            <text:p><text:s/>251</text:p>
          </table:table-cell>
          <table:table-cell office:value-type="float" office:value="2465" table:number-columns-spanned="2" table:number-rows-spanned="1" table:style-name="ce47">
            <text:p>2 465</text:p>
          </table:table-cell>
          <table:covered-table-cell/>
          <table:table-cell office:value-type="float" office:value="2716" table:number-columns-spanned="2" table:number-rows-spanned="1" table:style-name="ce47">
            <text:p>2 7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90" table:style-name="ce14">
            <text:p><text:s/>90</text:p>
          </table:table-cell>
          <table:table-cell office:value-type="float" office:value="107" table:style-name="ce14">
            <text:p><text:s/>107</text:p>
          </table:table-cell>
          <table:table-cell office:value-type="float" office:value="56" table:style-name="ce14">
            <text:p><text:s/>56</text:p>
          </table:table-cell>
          <table:table-cell office:value-type="float" office:value="141" table:style-name="ce14">
            <text:p><text:s/>141</text:p>
          </table:table-cell>
          <table:table-cell office:value-type="float" office:value="49" table:style-name="ce14">
            <text:p><text:s/>49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3663" table:style-name="ce14">
            <text:p>3 663</text:p>
          </table:table-cell>
          <table:table-cell office:value-type="float" office:value="4217" table:style-name="ce14">
            <text:p>4 217</text:p>
          </table:table-cell>
          <table:table-cell office:value-type="float" office:value="4967" table:style-name="ce14">
            <text:p>4 967</text:p>
          </table:table-cell>
          <table:table-cell office:value-type="float" office:value="2913" table:style-name="ce14">
            <text:p>2 913</text:p>
          </table:table-cell>
          <table:table-cell office:value-type="float" office:value="699" table:style-name="ce14">
            <text:p><text:s/>699</text:p>
          </table:table-cell>
          <table:table-cell office:value-type="float" office:value="7181" table:number-columns-spanned="2" table:number-rows-spanned="1" table:style-name="ce47">
            <text:p>7 181</text:p>
          </table:table-cell>
          <table:covered-table-cell/>
          <table:table-cell office:value-type="float" office:value="7880" table:number-columns-spanned="2" table:number-rows-spanned="1" table:style-name="ce47">
            <text:p>7 8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788" table:style-name="ce14">
            <text:p>2 788</text:p>
          </table:table-cell>
          <table:table-cell office:value-type="float" office:value="3899" table:style-name="ce14">
            <text:p>3 899</text:p>
          </table:table-cell>
          <table:table-cell office:value-type="float" office:value="3888" table:style-name="ce14">
            <text:p>3 888</text:p>
          </table:table-cell>
          <table:table-cell office:value-type="float" office:value="2799" table:style-name="ce14">
            <text:p>2 799</text:p>
          </table:table-cell>
          <table:table-cell office:value-type="float" office:value="390" table:style-name="ce14">
            <text:p><text:s/>390</text:p>
          </table:table-cell>
          <table:table-cell office:value-type="float" office:value="6297" table:number-columns-spanned="2" table:number-rows-spanned="1" table:style-name="ce47">
            <text:p>6 297</text:p>
          </table:table-cell>
          <table:covered-table-cell/>
          <table:table-cell office:value-type="float" office:value="6687" table:number-columns-spanned="2" table:number-rows-spanned="1" table:style-name="ce47">
            <text:p>6 6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90" table:style-name="ce14">
            <text:p><text:s/>790</text:p>
          </table:table-cell>
          <table:table-cell office:value-type="float" office:value="961" table:style-name="ce14">
            <text:p><text:s/>961</text:p>
          </table:table-cell>
          <table:table-cell office:value-type="float" office:value="762" table:style-name="ce14">
            <text:p><text:s/>762</text:p>
          </table:table-cell>
          <table:table-cell office:value-type="float" office:value="989" table:style-name="ce14">
            <text:p><text:s/>989</text:p>
          </table:table-cell>
          <table:table-cell office:value-type="float" office:value="238" table:style-name="ce14">
            <text:p><text:s/>238</text:p>
          </table:table-cell>
          <table:table-cell office:value-type="float" office:value="1513" table:number-columns-spanned="2" table:number-rows-spanned="1" table:style-name="ce47">
            <text:p>1 513</text:p>
          </table:table-cell>
          <table:covered-table-cell/>
          <table:table-cell office:value-type="float" office:value="1751" table:number-columns-spanned="2" table:number-rows-spanned="1" table:style-name="ce47">
            <text:p>1 7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69" table:style-name="ce14">
            <text:p><text:s/>569</text:p>
          </table:table-cell>
          <table:table-cell office:value-type="float" office:value="1090" table:style-name="ce14">
            <text:p>1 090</text:p>
          </table:table-cell>
          <table:table-cell office:value-type="float" office:value="987" table:style-name="ce14">
            <text:p><text:s/>987</text:p>
          </table:table-cell>
          <table:table-cell office:value-type="float" office:value="672" table:style-name="ce14">
            <text:p><text:s/>672</text:p>
          </table:table-cell>
          <table:table-cell office:value-type="float" office:value="168" table:style-name="ce14">
            <text:p><text:s/>168</text:p>
          </table:table-cell>
          <table:table-cell office:value-type="float" office:value="1491" table:number-columns-spanned="2" table:number-rows-spanned="1" table:style-name="ce47">
            <text:p>1 491</text:p>
          </table:table-cell>
          <table:covered-table-cell/>
          <table:table-cell office:value-type="float" office:value="1659" table:number-columns-spanned="2" table:number-rows-spanned="1" table:style-name="ce47">
            <text:p>1 6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11" table:style-name="ce14">
            <text:p><text:s/>211</text:p>
          </table:table-cell>
          <table:table-cell office:value-type="float" office:value="302" table:style-name="ce14">
            <text:p><text:s/>302</text:p>
          </table:table-cell>
          <table:table-cell office:value-type="float" office:value="267" table:style-name="ce14">
            <text:p><text:s/>267</text:p>
          </table:table-cell>
          <table:table-cell office:value-type="float" office:value="246" table:style-name="ce14">
            <text:p><text:s/>246</text:p>
          </table:table-cell>
          <table:table-cell office:value-type="float" office:value="83" table:style-name="ce14">
            <text:p><text:s/>83</text:p>
          </table:table-cell>
          <table:table-cell office:value-type="float" office:value="430" table:number-columns-spanned="2" table:number-rows-spanned="1" table:style-name="ce47">
            <text:p><text:s/>430</text:p>
          </table:table-cell>
          <table:covered-table-cell/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2250" table:style-name="ce14">
            <text:p>2 250</text:p>
          </table:table-cell>
          <table:table-cell office:value-type="float" office:value="2831" table:style-name="ce14">
            <text:p>2 831</text:p>
          </table:table-cell>
          <table:table-cell office:value-type="float" office:value="3367" table:style-name="ce14">
            <text:p>3 367</text:p>
          </table:table-cell>
          <table:table-cell office:value-type="float" office:value="1714" table:style-name="ce14">
            <text:p>1 714</text:p>
          </table:table-cell>
          <table:table-cell office:value-type="float" office:value="353" table:style-name="ce14">
            <text:p><text:s/>353</text:p>
          </table:table-cell>
          <table:table-cell office:value-type="float" office:value="4728" table:number-columns-spanned="2" table:number-rows-spanned="1" table:style-name="ce47">
            <text:p>4 728</text:p>
          </table:table-cell>
          <table:covered-table-cell/>
          <table:table-cell office:value-type="float" office:value="5081" table:number-columns-spanned="2" table:number-rows-spanned="1" table:style-name="ce47">
            <text:p>5 0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875" table:style-name="ce14">
            <text:p><text:s/>875</text:p>
          </table:table-cell>
          <table:table-cell office:value-type="float" office:value="2034" table:style-name="ce14">
            <text:p>2 034</text:p>
          </table:table-cell>
          <table:table-cell office:value-type="float" office:value="1414" table:style-name="ce14">
            <text:p>1 414</text:p>
          </table:table-cell>
          <table:table-cell office:value-type="float" office:value="1495" table:style-name="ce14">
            <text:p>1 495</text:p>
          </table:table-cell>
          <table:table-cell office:value-type="float" office:value="456" table:style-name="ce14">
            <text:p><text:s/>456</text:p>
          </table:table-cell>
          <table:table-cell office:value-type="float" office:value="2453" table:number-columns-spanned="2" table:number-rows-spanned="1" table:style-name="ce47">
            <text:p>2 453</text:p>
          </table:table-cell>
          <table:covered-table-cell/>
          <table:table-cell office:value-type="float" office:value="2909" table:number-columns-spanned="2" table:number-rows-spanned="1" table:style-name="ce47">
            <text:p>2 9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691" table:style-name="ce14">
            <text:p>3 691</text:p>
          </table:table-cell>
          <table:table-cell office:value-type="float" office:value="4134" table:style-name="ce14">
            <text:p>4 134</text:p>
          </table:table-cell>
          <table:table-cell office:value-type="float" office:value="4269" table:style-name="ce14">
            <text:p>4 269</text:p>
          </table:table-cell>
          <table:table-cell office:value-type="float" office:value="3556" table:style-name="ce14">
            <text:p>3 556</text:p>
          </table:table-cell>
          <table:table-cell office:value-type="float" office:value="417" table:style-name="ce14">
            <text:p><text:s/>417</text:p>
          </table:table-cell>
          <table:table-cell office:value-type="float" office:value="7408" table:number-columns-spanned="2" table:number-rows-spanned="1" table:style-name="ce47">
            <text:p>7 408</text:p>
          </table:table-cell>
          <table:covered-table-cell/>
          <table:table-cell office:value-type="float" office:value="7825" table:number-columns-spanned="2" table:number-rows-spanned="1" table:style-name="ce47">
            <text:p>7 8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3" table:style-name="ce14">
            <text:p><text:s/>63</text:p>
          </table:table-cell>
          <table:table-cell office:value-type="float" office:value="71" table:style-name="ce14">
            <text:p><text:s/>71</text:p>
          </table:table-cell>
          <table:table-cell office:value-type="float" office:value="82" table:style-name="ce14">
            <text:p><text:s/>82</text:p>
          </table:table-cell>
          <table:table-cell office:value-type="float" office:value="52" table:style-name="ce14">
            <text:p><text:s/>52</text:p>
          </table:table-cell>
          <table:table-cell office:value-type="float" office:value="23" table:style-name="ce14">
            <text:p><text:s/>23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81" table:style-name="ce14">
            <text:p><text:s/>81</text:p>
          </table:table-cell>
          <table:table-cell office:value-type="float" office:value="190" table:style-name="ce14">
            <text:p><text:s/>190</text:p>
          </table:table-cell>
          <table:table-cell office:value-type="float" office:value="84" table:style-name="ce14">
            <text:p><text:s/>84</text:p>
          </table:table-cell>
          <table:table-cell office:value-type="float" office:value="187" table:style-name="ce14">
            <text:p><text:s/>187</text:p>
          </table:table-cell>
          <table:table-cell office:value-type="float" office:value="49" table:style-name="ce14">
            <text:p><text:s/>49</text:p>
          </table:table-cell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65" table:style-name="ce14">
            <text:p><text:s/>65</text:p>
          </table:table-cell>
          <table:table-cell office:value-type="float" office:value="69" table:style-name="ce14">
            <text:p><text:s/>69</text:p>
          </table:table-cell>
          <table:table-cell office:value-type="float" office:value="42" table:style-name="ce14">
            <text:p><text:s/>42</text:p>
          </table:table-cell>
          <table:table-cell office:value-type="float" office:value="92" table:style-name="ce14">
            <text:p><text:s/>92</text:p>
          </table:table-cell>
          <table:table-cell office:value-type="float" office:value="21" table:style-name="ce14">
            <text:p><text:s/>21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43" table:style-name="ce14">
            <text:p><text:s/>343</text:p>
          </table:table-cell>
          <table:table-cell office:value-type="float" office:value="423" table:style-name="ce14">
            <text:p><text:s/>423</text:p>
          </table:table-cell>
          <table:table-cell office:value-type="float" office:value="433" table:style-name="ce14">
            <text:p><text:s/>433</text:p>
          </table:table-cell>
          <table:table-cell office:value-type="float" office:value="333" table:style-name="ce14">
            <text:p><text:s/>333</text:p>
          </table:table-cell>
          <table:table-cell office:value-type="float" office:value="114" table:style-name="ce14">
            <text:p><text:s/>114</text:p>
          </table:table-cell>
          <table:table-cell office:value-type="float" office:value="652" table:number-columns-spanned="2" table:number-rows-spanned="1" table:style-name="ce47">
            <text:p><text:s/>652</text:p>
          </table:table-cell>
          <table:covered-table-cell/>
          <table:table-cell office:value-type="float" office:value="766" table:number-columns-spanned="2" table:number-rows-spanned="1" table:style-name="ce47">
            <text:p><text:s/>7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65" table:style-name="ce14">
            <text:p><text:s/>165</text:p>
          </table:table-cell>
          <table:table-cell office:value-type="float" office:value="136" table:style-name="ce14">
            <text:p><text:s/>136</text:p>
          </table:table-cell>
          <table:table-cell office:value-type="float" office:value="152" table:style-name="ce14">
            <text:p><text:s/>152</text:p>
          </table:table-cell>
          <table:table-cell office:value-type="float" office:value="39" table:style-name="ce14">
            <text:p><text:s/>39</text:p>
          </table:table-cell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84" table:style-name="ce14">
            <text:p><text:s/>284</text:p>
          </table:table-cell>
          <table:table-cell office:value-type="float" office:value="414" table:style-name="ce14">
            <text:p><text:s/>414</text:p>
          </table:table-cell>
          <table:table-cell office:value-type="float" office:value="279" table:style-name="ce14">
            <text:p><text:s/>279</text:p>
          </table:table-cell>
          <table:table-cell office:value-type="float" office:value="419" table:style-name="ce14">
            <text:p><text:s/>419</text:p>
          </table:table-cell>
          <table:table-cell office:value-type="float" office:value="131" table:style-name="ce14">
            <text:p><text:s/>131</text:p>
          </table:table-cell>
          <table:table-cell office:value-type="float" office:value="567" table:number-columns-spanned="2" table:number-rows-spanned="1" table:style-name="ce47">
            <text:p><text:s/>567</text:p>
          </table:table-cell>
          <table:covered-table-cell/>
          <table:table-cell office:value-type="float" office:value="698" table:number-columns-spanned="2" table:number-rows-spanned="1" table:style-name="ce47">
            <text:p><text:s/>6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62" table:style-name="ce14">
            <text:p><text:s/>162</text:p>
          </table:table-cell>
          <table:table-cell office:value-type="float" office:value="261" table:style-name="ce14">
            <text:p><text:s/>261</text:p>
          </table:table-cell>
          <table:table-cell office:value-type="float" office:value="266" table:style-name="ce14">
            <text:p><text:s/>266</text:p>
          </table:table-cell>
          <table:table-cell office:value-type="float" office:value="157" table:style-name="ce14">
            <text:p><text:s/>157</text:p>
          </table:table-cell>
          <table:table-cell office:value-type="float" office:value="34" table:style-name="ce14">
            <text:p><text:s/>34</text:p>
          </table:table-cell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office:value-type="float" office:value="423" table:number-columns-spanned="2" table:number-rows-spanned="1" table:style-name="ce47">
            <text:p><text:s/>4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26" table:style-name="ce14">
            <text:p><text:s/>126</text:p>
          </table:table-cell>
          <table:table-cell office:value-type="float" office:value="184" table:style-name="ce14">
            <text:p><text:s/>184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1" table:style-name="ce14">
            <text:p><text:s/>161</text:p>
          </table:table-cell>
          <table:table-cell office:value-type="float" office:value="51" table:style-name="ce14">
            <text:p><text:s/>51</text:p>
          </table:table-cell>
          <table:table-cell office:value-type="float" office:value="259" table:number-columns-spanned="2" table:number-rows-spanned="1" table:style-name="ce47">
            <text:p><text:s/>259</text:p>
          </table:table-cell>
          <table:covered-table-cell/>
          <table:table-cell office:value-type="float" office:value="310" table:number-columns-spanned="2" table:number-rows-spanned="1" table:style-name="ce47">
            <text:p><text:s/>3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49" table:style-name="ce14">
            <text:p><text:s/>149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1" table:style-name="ce14">
            <text:p><text:s/>141</text:p>
          </table:table-cell>
          <table:table-cell office:value-type="float" office:value="37" table:style-name="ce14">
            <text:p><text:s/>37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66" table:style-name="ce14">
            <text:p><text:s/>166</text:p>
          </table:table-cell>
          <table:table-cell office:value-type="float" office:value="169" table:style-name="ce14">
            <text:p><text:s/>169</text:p>
          </table:table-cell>
          <table:table-cell office:value-type="float" office:value="113" table:style-name="ce14">
            <text:p><text:s/>113</text:p>
          </table:table-cell>
          <table:table-cell office:value-type="float" office:value="222" table:style-name="ce14">
            <text:p><text:s/>222</text:p>
          </table:table-cell>
          <table:table-cell office:value-type="float" office:value="28" table:style-name="ce14">
            <text:p><text:s/>28</text:p>
          </table:table-cell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office:value-type="float" office:value="335" table:number-columns-spanned="2" table:number-rows-spanned="1" table:style-name="ce47">
            <text:p><text:s/>3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776" table:style-name="ce14">
            <text:p><text:s/>776</text:p>
          </table:table-cell>
          <table:table-cell office:value-type="float" office:value="1074" table:style-name="ce14">
            <text:p>1 074</text:p>
          </table:table-cell>
          <table:table-cell office:value-type="float" office:value="1308" table:style-name="ce14">
            <text:p>1 308</text:p>
          </table:table-cell>
          <table:table-cell office:value-type="float" office:value="542" table:style-name="ce14">
            <text:p><text:s/>54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719" table:number-columns-spanned="2" table:number-rows-spanned="1" table:style-name="ce47">
            <text:p>1 719</text:p>
          </table:table-cell>
          <table:covered-table-cell/>
          <table:table-cell office:value-type="float" office:value="1850" table:number-columns-spanned="2" table:number-rows-spanned="1" table:style-name="ce47">
            <text:p>1 8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70" table:style-name="ce14">
            <text:p><text:s/>870</text:p>
          </table:table-cell>
          <table:table-cell office:value-type="float" office:value="1237" table:style-name="ce14">
            <text:p>1 237</text:p>
          </table:table-cell>
          <table:table-cell office:value-type="float" office:value="1232" table:style-name="ce14">
            <text:p>1 232</text:p>
          </table:table-cell>
          <table:table-cell office:value-type="float" office:value="875" table:style-name="ce14">
            <text:p><text:s/>875</text:p>
          </table:table-cell>
          <table:table-cell office:value-type="float" office:value="232" table:style-name="ce14">
            <text:p><text:s/>232</text:p>
          </table:table-cell>
          <table:table-cell office:value-type="float" office:value="1875" table:number-columns-spanned="2" table:number-rows-spanned="1" table:style-name="ce47">
            <text:p>1 875</text:p>
          </table:table-cell>
          <table:covered-table-cell/>
          <table:table-cell office:value-type="float" office:value="2107" table:number-columns-spanned="2" table:number-rows-spanned="1" table:style-name="ce47">
            <text:p>2 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414" table:style-name="ce14">
            <text:p>1 414</text:p>
          </table:table-cell>
          <table:table-cell office:value-type="float" office:value="2233" table:style-name="ce14">
            <text:p>2 233</text:p>
          </table:table-cell>
          <table:table-cell office:value-type="float" office:value="1973" table:style-name="ce14">
            <text:p>1 973</text:p>
          </table:table-cell>
          <table:table-cell office:value-type="float" office:value="1674" table:style-name="ce14">
            <text:p>1 674</text:p>
          </table:table-cell>
          <table:table-cell office:value-type="float" office:value="324" table:style-name="ce14">
            <text:p><text:s/>324</text:p>
          </table:table-cell>
          <table:table-cell office:value-type="float" office:value="3323" table:number-columns-spanned="2" table:number-rows-spanned="1" table:style-name="ce47">
            <text:p>3 323</text:p>
          </table:table-cell>
          <table:covered-table-cell/>
          <table:table-cell office:value-type="float" office:value="3647" table:number-columns-spanned="2" table:number-rows-spanned="1" table:style-name="ce47">
            <text:p>3 6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" table:style-name="ce14">
            <text:p><text:s/>15</text:p>
          </table:table-cell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871" table:style-name="ce14">
            <text:p><text:s/>871</text:p>
          </table:table-cell>
          <table:table-cell office:value-type="float" office:value="1977" table:style-name="ce14">
            <text:p>1 977</text:p>
          </table:table-cell>
          <table:table-cell office:value-type="float" office:value="1709" table:style-name="ce14">
            <text:p>1 709</text:p>
          </table:table-cell>
          <table:table-cell office:value-type="float" office:value="1139" table:style-name="ce14">
            <text:p>1 139</text:p>
          </table:table-cell>
          <table:table-cell office:value-type="float" office:value="280" table:style-name="ce14">
            <text:p><text:s/>280</text:p>
          </table:table-cell>
          <table:table-cell office:value-type="float" office:value="2568" table:number-columns-spanned="2" table:number-rows-spanned="1" table:style-name="ce47">
            <text:p>2 568</text:p>
          </table:table-cell>
          <table:covered-table-cell/>
          <table:table-cell office:value-type="float" office:value="2848" table:number-columns-spanned="2" table:number-rows-spanned="1" table:style-name="ce47">
            <text:p>2 8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4" table:style-name="ce14">
            <text:p><text:s/>34</text:p>
          </table:table-cell>
          <table:table-cell office:value-type="float" office:value="56" table:style-name="ce14">
            <text:p><text:s/>56</text:p>
          </table:table-cell>
          <table:table-cell office:value-type="float" office:value="42" table:style-name="ce14">
            <text:p><text:s/>42</text:p>
          </table:table-cell>
          <table:table-cell office:value-type="float" office:value="48" table:style-name="ce14">
            <text:p><text:s/>48</text:p>
          </table:table-cell>
          <table:table-cell office:value-type="float" office:value="21" table:style-name="ce14">
            <text:p><text:s/>21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58" table:style-name="ce14">
            <text:p><text:s/>458</text:p>
          </table:table-cell>
          <table:table-cell office:value-type="float" office:value="589" table:style-name="ce14">
            <text:p><text:s/>589</text:p>
          </table:table-cell>
          <table:table-cell office:value-type="float" office:value="378" table:style-name="ce14">
            <text:p><text:s/>378</text:p>
          </table:table-cell>
          <table:table-cell office:value-type="float" office:value="669" table:style-name="ce14">
            <text:p><text:s/>669</text:p>
          </table:table-cell>
          <table:table-cell office:value-type="float" office:value="168" table:style-name="ce14">
            <text:p><text:s/>168</text:p>
          </table:table-cell>
          <table:table-cell office:value-type="float" office:value="879" table:number-columns-spanned="2" table:number-rows-spanned="1" table:style-name="ce47">
            <text:p><text:s/>879</text:p>
          </table:table-cell>
          <table:covered-table-cell/>
          <table:table-cell office:value-type="float" office:value="1047" table:number-columns-spanned="2" table:number-rows-spanned="1" table:style-name="ce47">
            <text:p>1 0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1" table:style-name="ce14">
            <text:p><text:s/>151</text:p>
          </table:table-cell>
          <table:table-cell office:value-type="float" office:value="178" table:style-name="ce14">
            <text:p><text:s/>178</text:p>
          </table:table-cell>
          <table:table-cell office:value-type="float" office:value="92" table:style-name="ce14">
            <text:p><text:s/>92</text:p>
          </table:table-cell>
          <table:table-cell office:value-type="float" office:value="19" table:style-name="ce14">
            <text:p><text:s/>19</text:p>
          </table:table-cell>
          <table:table-cell office:value-type="float" office:value="251" table:number-columns-spanned="2" table:number-rows-spanned="1" table:style-name="ce47">
            <text:p><text:s/>251</text:p>
          </table:table-cell>
          <table:covered-table-cell/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302" table:style-name="ce14">
            <text:p><text:s/>302</text:p>
          </table:table-cell>
          <table:table-cell office:value-type="float" office:value="451" table:style-name="ce14">
            <text:p><text:s/>451</text:p>
          </table:table-cell>
          <table:table-cell office:value-type="float" office:value="488" table:style-name="ce14">
            <text:p><text:s/>488</text:p>
          </table:table-cell>
          <table:table-cell office:value-type="float" office:value="265" table:style-name="ce14">
            <text:p><text:s/>265</text:p>
          </table:table-cell>
          <table:table-cell office:value-type="float" office:value="62" table:style-name="ce14">
            <text:p><text:s/>62</text:p>
          </table:table-cell>
          <table:table-cell office:value-type="float" office:value="691" table:number-columns-spanned="2" table:number-rows-spanned="1" table:style-name="ce47">
            <text:p><text:s/>691</text:p>
          </table:table-cell>
          <table:covered-table-cell/>
          <table:table-cell office:value-type="float" office:value="753" table:number-columns-spanned="2" table:number-rows-spanned="1" table:style-name="ce47">
            <text:p><text:s/>7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643" table:style-name="ce14">
            <text:p>5 643</text:p>
          </table:table-cell>
          <table:table-cell office:value-type="float" office:value="6408" table:style-name="ce14">
            <text:p>6 408</text:p>
          </table:table-cell>
          <table:table-cell office:value-type="float" office:value="6427" table:style-name="ce14">
            <text:p>6 427</text:p>
          </table:table-cell>
          <table:table-cell office:value-type="float" office:value="5624" table:style-name="ce14">
            <text:p>5 624</text:p>
          </table:table-cell>
          <table:table-cell office:value-type="float" office:value="954" table:style-name="ce14">
            <text:p><text:s/>954</text:p>
          </table:table-cell>
          <table:table-cell office:value-type="float" office:value="11097" table:number-columns-spanned="2" table:number-rows-spanned="1" table:style-name="ce47">
            <text:p>11 097</text:p>
          </table:table-cell>
          <table:covered-table-cell/>
          <table:table-cell office:value-type="float" office:value="12051" table:number-columns-spanned="2" table:number-rows-spanned="1" table:style-name="ce47">
            <text:p>12 0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59" table:style-name="ce14">
            <text:p><text:s/>359</text:p>
          </table:table-cell>
          <table:table-cell office:value-type="float" office:value="508" table:style-name="ce14">
            <text:p><text:s/>508</text:p>
          </table:table-cell>
          <table:table-cell office:value-type="float" office:value="502" table:style-name="ce14">
            <text:p><text:s/>502</text:p>
          </table:table-cell>
          <table:table-cell office:value-type="float" office:value="365" table:style-name="ce14">
            <text:p><text:s/>365</text:p>
          </table:table-cell>
          <table:table-cell office:value-type="float" office:value="80" table:style-name="ce14">
            <text:p><text:s/>80</text:p>
          </table:table-cell>
          <table:table-cell office:value-type="float" office:value="787" table:number-columns-spanned="2" table:number-rows-spanned="1" table:style-name="ce47">
            <text:p><text:s/>787</text:p>
          </table:table-cell>
          <table:covered-table-cell/>
          <table:table-cell office:value-type="float" office:value="867" table:number-columns-spanned="2" table:number-rows-spanned="1" table:style-name="ce47">
            <text:p><text:s/>8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88" table:style-name="ce14">
            <text:p><text:s/>988</text:p>
          </table:table-cell>
          <table:table-cell office:value-type="float" office:value="1247" table:style-name="ce14">
            <text:p>1 247</text:p>
          </table:table-cell>
          <table:table-cell office:value-type="float" office:value="1316" table:style-name="ce14">
            <text:p>1 316</text:p>
          </table:table-cell>
          <table:table-cell office:value-type="float" office:value="919" table:style-name="ce14">
            <text:p><text:s/>919</text:p>
          </table:table-cell>
          <table:table-cell office:value-type="float" office:value="215" table:style-name="ce14">
            <text:p><text:s/>215</text:p>
          </table:table-cell>
          <table:table-cell office:value-type="float" office:value="2020" table:number-columns-spanned="2" table:number-rows-spanned="1" table:style-name="ce47">
            <text:p>2 020</text:p>
          </table:table-cell>
          <table:covered-table-cell/>
          <table:table-cell office:value-type="float" office:value="2235" table:number-columns-spanned="2" table:number-rows-spanned="1" table:style-name="ce47">
            <text:p>2 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17" table:style-name="ce14">
            <text:p><text:s/>217</text:p>
          </table:table-cell>
          <table:table-cell office:value-type="float" office:value="339" table:style-name="ce14">
            <text:p><text:s/>339</text:p>
          </table:table-cell>
          <table:table-cell office:value-type="float" office:value="265" table:style-name="ce14">
            <text:p><text:s/>265</text:p>
          </table:table-cell>
          <table:table-cell office:value-type="float" office:value="291" table:style-name="ce14">
            <text:p><text:s/>291</text:p>
          </table:table-cell>
          <table:table-cell office:value-type="float" office:value="117" table:style-name="ce14">
            <text:p><text:s/>117</text:p>
          </table:table-cell>
          <table:table-cell office:value-type="float" office:value="439" table:number-columns-spanned="2" table:number-rows-spanned="1" table:style-name="ce47">
            <text:p><text:s/>439</text:p>
          </table:table-cell>
          <table:covered-table-cell/>
          <table:table-cell office:value-type="float" office:value="556" table:number-columns-spanned="2" table:number-rows-spanned="1" table:style-name="ce47">
            <text:p><text:s/>5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7" table:style-name="ce14">
            <text:p><text:s/>187</text:p>
          </table:table-cell>
          <table:table-cell office:value-type="float" office:value="155" table:style-name="ce14">
            <text:p><text:s/>155</text:p>
          </table:table-cell>
          <table:table-cell office:value-type="float" office:value="167" table:style-name="ce14">
            <text:p><text:s/>167</text:p>
          </table:table-cell>
          <table:table-cell office:value-type="float" office:value="41" table:style-name="ce14">
            <text:p><text:s/>41</text:p>
          </table:table-cell>
          <table:table-cell office:value-type="float" office:value="281" table:number-columns-spanned="2" table:number-rows-spanned="1" table:style-name="ce47">
            <text:p><text:s/>281</text:p>
          </table:table-cell>
          <table:covered-table-cell/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04" table:style-name="ce14">
            <text:p><text:s/>104</text:p>
          </table:table-cell>
          <table:table-cell office:value-type="float" office:value="168" table:style-name="ce14">
            <text:p><text:s/>168</text:p>
          </table:table-cell>
          <table:table-cell office:value-type="float" office:value="30" table:style-name="ce14">
            <text:p><text:s/>30</text:p>
          </table:table-cell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2286" table:style-name="ce14">
            <text:p>2 286</text:p>
          </table:table-cell>
          <table:table-cell office:value-type="float" office:value="3082" table:style-name="ce14">
            <text:p>3 082</text:p>
          </table:table-cell>
          <table:table-cell office:value-type="float" office:value="3115" table:style-name="ce14">
            <text:p>3 115</text:p>
          </table:table-cell>
          <table:table-cell office:value-type="float" office:value="2253" table:style-name="ce14">
            <text:p>2 253</text:p>
          </table:table-cell>
          <table:table-cell office:value-type="float" office:value="374" table:style-name="ce14">
            <text:p><text:s/>374</text:p>
          </table:table-cell>
          <table:table-cell office:value-type="float" office:value="4994" table:number-columns-spanned="2" table:number-rows-spanned="1" table:style-name="ce47">
            <text:p>4 994</text:p>
          </table:table-cell>
          <table:covered-table-cell/>
          <table:table-cell office:value-type="float" office:value="5368" table:number-columns-spanned="2" table:number-rows-spanned="1" table:style-name="ce47">
            <text:p>5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89" table:style-name="ce14">
            <text:p><text:s/>189</text:p>
          </table:table-cell>
          <table:table-cell office:value-type="float" office:value="235" table:style-name="ce14">
            <text:p><text:s/>235</text:p>
          </table:table-cell>
          <table:table-cell office:value-type="float" office:value="137" table:style-name="ce14">
            <text:p><text:s/>137</text:p>
          </table:table-cell>
          <table:table-cell office:value-type="float" office:value="287" table:style-name="ce14">
            <text:p><text:s/>287</text:p>
          </table:table-cell>
          <table:table-cell office:value-type="float" office:value="50" table:style-name="ce14">
            <text:p><text:s/>50</text:p>
          </table:table-cell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office:value-type="float" office:value="424" table:number-columns-spanned="2" table:number-rows-spanned="1" table:style-name="ce47">
            <text:p><text:s/>4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98" table:style-name="ce14">
            <text:p>1 098</text:p>
          </table:table-cell>
          <table:table-cell office:value-type="float" office:value="1539" table:style-name="ce14">
            <text:p>1 539</text:p>
          </table:table-cell>
          <table:table-cell office:value-type="float" office:value="1444" table:style-name="ce14">
            <text:p>1 444</text:p>
          </table:table-cell>
          <table:table-cell office:value-type="float" office:value="1193" table:style-name="ce14">
            <text:p>1 193</text:p>
          </table:table-cell>
          <table:table-cell office:value-type="float" office:value="246" table:style-name="ce14">
            <text:p><text:s/>246</text:p>
          </table:table-cell>
          <table:table-cell office:value-type="float" office:value="2391" table:number-columns-spanned="2" table:number-rows-spanned="1" table:style-name="ce47">
            <text:p>2 391</text:p>
          </table:table-cell>
          <table:covered-table-cell/>
          <table:table-cell office:value-type="float" office:value="2637" table:number-columns-spanned="2" table:number-rows-spanned="1" table:style-name="ce47">
            <text:p>2 6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03" table:style-name="ce14">
            <text:p><text:s/>403</text:p>
          </table:table-cell>
          <table:table-cell office:value-type="float" office:value="503" table:style-name="ce14">
            <text:p><text:s/>503</text:p>
          </table:table-cell>
          <table:table-cell office:value-type="float" office:value="613" table:style-name="ce14">
            <text:p><text:s/>613</text:p>
          </table:table-cell>
          <table:table-cell office:value-type="float" office:value="293" table:style-name="ce14">
            <text:p><text:s/>293</text:p>
          </table:table-cell>
          <table:table-cell office:value-type="float" office:value="69" table:style-name="ce14">
            <text:p><text:s/>69</text:p>
          </table:table-cell>
          <table:table-cell office:value-type="float" office:value="837" table:number-columns-spanned="2" table:number-rows-spanned="1" table:style-name="ce47">
            <text:p><text:s/>837</text:p>
          </table:table-cell>
          <table:covered-table-cell/>
          <table:table-cell office:value-type="float" office:value="906" table:number-columns-spanned="2" table:number-rows-spanned="1" table:style-name="ce47">
            <text:p><text:s/>9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95" table:style-name="ce14">
            <text:p><text:s/>95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0" table:style-name="ce14">
            <text:p><text:s/>120</text:p>
          </table:table-cell>
          <table:table-cell office:value-type="float" office:value="98" table:style-name="ce14">
            <text:p><text:s/>98</text:p>
          </table:table-cell>
          <table:table-cell office:value-type="float" office:value="39" table:style-name="ce14">
            <text:p><text:s/>39</text:p>
          </table:table-cell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6" table:style-name="ce14">
            <text:p><text:s/>96</text:p>
          </table:table-cell>
          <table:table-cell office:value-type="float" office:value="110" table:style-name="ce14">
            <text:p><text:s/>110</text:p>
          </table:table-cell>
          <table:table-cell office:value-type="float" office:value="83" table:style-name="ce14">
            <text:p><text:s/>83</text:p>
          </table:table-cell>
          <table:table-cell office:value-type="float" office:value="123" table:style-name="ce14">
            <text:p><text:s/>123</text:p>
          </table:table-cell>
          <table:table-cell office:value-type="float" office:value="44" table:style-name="ce14">
            <text:p><text:s/>44</text:p>
          </table:table-cell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54" table:style-name="ce14">
            <text:p><text:s/>154</text:p>
          </table:table-cell>
          <table:table-cell office:value-type="float" office:value="207" table:style-name="ce14">
            <text:p><text:s/>207</text:p>
          </table:table-cell>
          <table:table-cell office:value-type="float" office:value="139" table:style-name="ce14">
            <text:p><text:s/>139</text:p>
          </table:table-cell>
          <table:table-cell office:value-type="float" office:value="222" table:style-name="ce14">
            <text:p><text:s/>222</text:p>
          </table:table-cell>
          <table:table-cell office:value-type="float" office:value="78" table:style-name="ce14">
            <text:p><text:s/>78</text:p>
          </table:table-cell>
          <table:table-cell office:value-type="float" office:value="283" table:number-columns-spanned="2" table:number-rows-spanned="1" table:style-name="ce47">
            <text:p><text:s/>283</text:p>
          </table:table-cell>
          <table:covered-table-cell/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09" table:style-name="ce14">
            <text:p><text:s/>209</text:p>
          </table:table-cell>
          <table:table-cell office:value-type="float" office:value="256" table:style-name="ce14">
            <text:p><text:s/>256</text:p>
          </table:table-cell>
          <table:table-cell office:value-type="float" office:value="221" table:style-name="ce14">
            <text:p><text:s/>221</text:p>
          </table:table-cell>
          <table:table-cell office:value-type="float" office:value="244" table:style-name="ce14">
            <text:p><text:s/>244</text:p>
          </table:table-cell>
          <table:table-cell office:value-type="float" office:value="55" table:style-name="ce14">
            <text:p><text:s/>55</text:p>
          </table:table-cell>
          <table:table-cell office:value-type="float" office:value="410" table:number-columns-spanned="2" table:number-rows-spanned="1" table:style-name="ce47">
            <text:p><text:s/>410</text:p>
          </table:table-cell>
          <table:covered-table-cell/>
          <table:table-cell office:value-type="float" office:value="465" table:number-columns-spanned="2" table:number-rows-spanned="1" table:style-name="ce47">
            <text:p><text:s/>4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5" table:style-name="ce14">
            <text:p><text:s/>125</text:p>
          </table:table-cell>
          <table:table-cell office:value-type="float" office:value="192" table:style-name="ce14">
            <text:p><text:s/>192</text:p>
          </table:table-cell>
          <table:table-cell office:value-type="float" office:value="206" table:style-name="ce14">
            <text:p><text:s/>206</text:p>
          </table:table-cell>
          <table:table-cell office:value-type="float" office:value="111" table:style-name="ce14">
            <text:p><text:s/>111</text:p>
          </table:table-cell>
          <table:table-cell office:value-type="float" office:value="24" table:style-name="ce14">
            <text:p><text:s/>24</text:p>
          </table:table-cell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9" table:style-name="ce14">
            <text:p><text:s/>149</text:p>
          </table:table-cell>
          <table:table-cell office:value-type="float" office:value="227" table:style-name="ce14">
            <text:p><text:s/>227</text:p>
          </table:table-cell>
          <table:table-cell office:value-type="float" office:value="189" table:style-name="ce14">
            <text:p><text:s/>189</text:p>
          </table:table-cell>
          <table:table-cell office:value-type="float" office:value="187" table:style-name="ce14">
            <text:p><text:s/>187</text:p>
          </table:table-cell>
          <table:table-cell office:value-type="float" office:value="50" table:style-name="ce14">
            <text:p><text:s/>50</text:p>
          </table:table-cell>
          <table:table-cell office:value-type="float" office:value="326" table:number-columns-spanned="2" table:number-rows-spanned="1" table:style-name="ce47">
            <text:p><text:s/>326</text:p>
          </table:table-cell>
          <table:covered-table-cell/>
          <table:table-cell office:value-type="float" office:value="376" table:number-columns-spanned="2" table:number-rows-spanned="1" table:style-name="ce47">
            <text:p><text:s/>3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34" table:style-name="ce14">
            <text:p><text:s/>434</text:p>
          </table:table-cell>
          <table:table-cell office:value-type="float" office:value="854" table:style-name="ce14">
            <text:p><text:s/>854</text:p>
          </table:table-cell>
          <table:table-cell office:value-type="float" office:value="865" table:style-name="ce14">
            <text:p><text:s/>865</text:p>
          </table:table-cell>
          <table:table-cell office:value-type="float" office:value="423" table:style-name="ce14">
            <text:p><text:s/>423</text:p>
          </table:table-cell>
          <table:table-cell office:value-type="float" office:value="79" table:style-name="ce14">
            <text:p><text:s/>79</text:p>
          </table:table-cell>
          <table:table-cell office:value-type="float" office:value="1209" table:number-columns-spanned="2" table:number-rows-spanned="1" table:style-name="ce47">
            <text:p>1 209</text:p>
          </table:table-cell>
          <table:covered-table-cell/>
          <table:table-cell office:value-type="float" office:value="1288" table:number-columns-spanned="2" table:number-rows-spanned="1" table:style-name="ce47">
            <text:p>1 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58" table:style-name="ce14">
            <text:p><text:s/>158</text:p>
          </table:table-cell>
          <table:table-cell office:value-type="float" office:value="275" table:style-name="ce14">
            <text:p><text:s/>275</text:p>
          </table:table-cell>
          <table:table-cell office:value-type="float" office:value="241" table:style-name="ce14">
            <text:p><text:s/>241</text:p>
          </table:table-cell>
          <table:table-cell office:value-type="float" office:value="192" table:style-name="ce14">
            <text:p><text:s/>192</text:p>
          </table:table-cell>
          <table:table-cell office:value-type="float" office:value="24" table:style-name="ce14">
            <text:p><text:s/>24</text:p>
          </table:table-cell>
          <table:table-cell office:value-type="float" office:value="409" table:number-columns-spanned="2" table:number-rows-spanned="1" table:style-name="ce47">
            <text:p><text:s/>409</text:p>
          </table:table-cell>
          <table:covered-table-cell/>
          <table:table-cell office:value-type="float" office:value="433" table:number-columns-spanned="2" table:number-rows-spanned="1" table:style-name="ce47">
            <text:p><text:s/>4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33" table:style-name="ce14">
            <text:p><text:s/>233</text:p>
          </table:table-cell>
          <table:table-cell office:value-type="float" office:value="309" table:style-name="ce14">
            <text:p><text:s/>309</text:p>
          </table:table-cell>
          <table:table-cell office:value-type="float" office:value="372" table:style-name="ce14">
            <text:p><text:s/>372</text:p>
          </table:table-cell>
          <table:table-cell office:value-type="float" office:value="170" table:style-name="ce14">
            <text:p><text:s/>170</text:p>
          </table:table-cell>
          <table:table-cell office:value-type="float" office:value="49" table:style-name="ce14">
            <text:p><text:s/>49</text:p>
          </table:table-cell>
          <table:table-cell office:value-type="float" office:value="493" table:number-columns-spanned="2" table:number-rows-spanned="1" table:style-name="ce47">
            <text:p><text:s/>493</text:p>
          </table:table-cell>
          <table:covered-table-cell/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78" table:style-name="ce14">
            <text:p>1 778</text:p>
          </table:table-cell>
          <table:table-cell office:value-type="float" office:value="2704" table:style-name="ce14">
            <text:p>2 704</text:p>
          </table:table-cell>
          <table:table-cell office:value-type="float" office:value="2455" table:style-name="ce14">
            <text:p>2 455</text:p>
          </table:table-cell>
          <table:table-cell office:value-type="float" office:value="2027" table:style-name="ce14">
            <text:p>2 027</text:p>
          </table:table-cell>
          <table:table-cell office:value-type="float" office:value="336" table:style-name="ce14">
            <text:p><text:s/>336</text:p>
          </table:table-cell>
          <table:table-cell office:value-type="float" office:value="4146" table:number-columns-spanned="2" table:number-rows-spanned="1" table:style-name="ce47">
            <text:p>4 146</text:p>
          </table:table-cell>
          <table:covered-table-cell/>
          <table:table-cell office:value-type="float" office:value="4482" table:number-columns-spanned="2" table:number-rows-spanned="1" table:style-name="ce47">
            <text:p>4 4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11" table:style-name="ce14">
            <text:p><text:s/>211</text:p>
          </table:table-cell>
          <table:table-cell office:value-type="float" office:value="200" table:style-name="ce14">
            <text:p><text:s/>200</text:p>
          </table:table-cell>
          <table:table-cell office:value-type="float" office:value="191" table:style-name="ce14">
            <text:p><text:s/>191</text:p>
          </table:table-cell>
          <table:table-cell office:value-type="float" office:value="220" table:style-name="ce14">
            <text:p><text:s/>220</text:p>
          </table:table-cell>
          <table:table-cell office:value-type="float" office:value="64" table:style-name="ce14">
            <text:p><text:s/>64</text:p>
          </table:table-cell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980" table:style-name="ce14">
            <text:p><text:s/>980</text:p>
          </table:table-cell>
          <table:table-cell office:value-type="float" office:value="1180" table:style-name="ce14">
            <text:p>1 180</text:p>
          </table:table-cell>
          <table:table-cell office:value-type="float" office:value="1472" table:style-name="ce14">
            <text:p>1 472</text:p>
          </table:table-cell>
          <table:table-cell office:value-type="float" office:value="688" table:style-name="ce14">
            <text:p><text:s/>688</text:p>
          </table:table-cell>
          <table:table-cell office:value-type="float" office:value="207" table:style-name="ce14">
            <text:p><text:s/>207</text:p>
          </table:table-cell>
          <table:table-cell office:value-type="float" office:value="1953" table:number-columns-spanned="2" table:number-rows-spanned="1" table:style-name="ce47">
            <text:p>1 953</text:p>
          </table:table-cell>
          <table:covered-table-cell/>
          <table:table-cell office:value-type="float" office:value="2160" table:number-columns-spanned="2" table:number-rows-spanned="1" table:style-name="ce47">
            <text:p>2 1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52" table:style-name="ce14">
            <text:p><text:s/>252</text:p>
          </table:table-cell>
          <table:table-cell office:value-type="float" office:value="378" table:style-name="ce14">
            <text:p><text:s/>378</text:p>
          </table:table-cell>
          <table:table-cell office:value-type="float" office:value="304" table:style-name="ce14">
            <text:p><text:s/>304</text:p>
          </table:table-cell>
          <table:table-cell office:value-type="float" office:value="326" table:style-name="ce14">
            <text:p><text:s/>326</text:p>
          </table:table-cell>
          <table:table-cell office:value-type="float" office:value="68" table:style-name="ce14">
            <text:p><text:s/>68</text:p>
          </table:table-cell>
          <table:table-cell office:value-type="float" office:value="562" table:number-columns-spanned="2" table:number-rows-spanned="1" table:style-name="ce47">
            <text:p><text:s/>562</text:p>
          </table:table-cell>
          <table:covered-table-cell/>
          <table:table-cell office:value-type="float" office:value="630" table:number-columns-spanned="2" table:number-rows-spanned="1" table:style-name="ce47">
            <text:p><text:s/>6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074" table:style-name="ce14">
            <text:p>1 074</text:p>
          </table:table-cell>
          <table:table-cell office:value-type="float" office:value="1560" table:style-name="ce14">
            <text:p>1 560</text:p>
          </table:table-cell>
          <table:table-cell office:value-type="float" office:value="1633" table:style-name="ce14">
            <text:p>1 633</text:p>
          </table:table-cell>
          <table:table-cell office:value-type="float" office:value="1001" table:style-name="ce14">
            <text:p>1 001</text:p>
          </table:table-cell>
          <table:table-cell office:value-type="float" office:value="196" table:style-name="ce14">
            <text:p><text:s/>196</text:p>
          </table:table-cell>
          <table:table-cell office:value-type="float" office:value="2438" table:number-columns-spanned="2" table:number-rows-spanned="1" table:style-name="ce47">
            <text:p>2 438</text:p>
          </table:table-cell>
          <table:covered-table-cell/>
          <table:table-cell office:value-type="float" office:value="2634" table:number-columns-spanned="2" table:number-rows-spanned="1" table:style-name="ce47">
            <text:p>2 6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4" table:style-name="ce14">
            <text:p><text:s/>164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8" table:style-name="ce14">
            <text:p><text:s/>138</text:p>
          </table:table-cell>
          <table:table-cell office:value-type="float" office:value="34" table:style-name="ce14">
            <text:p><text:s/>34</text:p>
          </table:table-cell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9" table:style-name="ce14">
            <text:p><text:s/>159</text:p>
          </table:table-cell>
          <table:table-cell office:value-type="float" office:value="94" table:style-name="ce14">
            <text:p><text:s/>94</text:p>
          </table:table-cell>
          <table:table-cell office:value-type="float" office:value="15" table:style-name="ce14">
            <text:p><text:s/>15</text:p>
          </table:table-cell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957" table:style-name="ce14">
            <text:p>1 957</text:p>
          </table:table-cell>
          <table:table-cell office:value-type="float" office:value="2821" table:style-name="ce14">
            <text:p>2 821</text:p>
          </table:table-cell>
          <table:table-cell office:value-type="float" office:value="3061" table:style-name="ce14">
            <text:p>3 061</text:p>
          </table:table-cell>
          <table:table-cell office:value-type="float" office:value="1717" table:style-name="ce14">
            <text:p>1 717</text:p>
          </table:table-cell>
          <table:table-cell office:value-type="float" office:value="431" table:style-name="ce14">
            <text:p><text:s/>431</text:p>
          </table:table-cell>
          <table:table-cell office:value-type="float" office:value="4347" table:number-columns-spanned="2" table:number-rows-spanned="1" table:style-name="ce47">
            <text:p>4 347</text:p>
          </table:table-cell>
          <table:covered-table-cell/>
          <table:table-cell office:value-type="float" office:value="4778" table:number-columns-spanned="2" table:number-rows-spanned="1" table:style-name="ce47">
            <text:p>4 7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13" table:style-name="ce14">
            <text:p><text:s/>113</text:p>
          </table:table-cell>
          <table:table-cell office:value-type="float" office:value="93" table:style-name="ce14">
            <text:p><text:s/>93</text:p>
          </table:table-cell>
          <table:table-cell office:value-type="float" office:value="135" table:style-name="ce14">
            <text:p><text:s/>135</text:p>
          </table:table-cell>
          <table:table-cell office:value-type="float" office:value="36" table:style-name="ce14">
            <text:p><text:s/>36</text:p>
          </table:table-cell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493" table:style-name="ce14">
            <text:p>7 493</text:p>
          </table:table-cell>
          <table:table-cell office:value-type="float" office:value="9361" table:style-name="ce14">
            <text:p>9 361</text:p>
          </table:table-cell>
          <table:table-cell office:value-type="float" office:value="8449" table:style-name="ce14">
            <text:p>8 449</text:p>
          </table:table-cell>
          <table:table-cell office:value-type="float" office:value="8405" table:style-name="ce14">
            <text:p>8 405</text:p>
          </table:table-cell>
          <table:table-cell office:value-type="float" office:value="1356" table:style-name="ce14">
            <text:p>1 356</text:p>
          </table:table-cell>
          <table:table-cell office:value-type="float" office:value="15498" table:number-columns-spanned="2" table:number-rows-spanned="1" table:style-name="ce47">
            <text:p>15 498</text:p>
          </table:table-cell>
          <table:covered-table-cell/>
          <table:table-cell office:value-type="float" office:value="16854" table:number-columns-spanned="2" table:number-rows-spanned="1" table:style-name="ce47">
            <text:p>16 8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97" table:style-name="ce14">
            <text:p><text:s/>197</text:p>
          </table:table-cell>
          <table:table-cell office:value-type="float" office:value="249" table:style-name="ce14">
            <text:p><text:s/>249</text:p>
          </table:table-cell>
          <table:table-cell office:value-type="float" office:value="215" table:style-name="ce14">
            <text:p><text:s/>215</text:p>
          </table:table-cell>
          <table:table-cell office:value-type="float" office:value="231" table:style-name="ce14">
            <text:p><text:s/>231</text:p>
          </table:table-cell>
          <table:table-cell office:value-type="float" office:value="62" table:style-name="ce14">
            <text:p><text:s/>62</text:p>
          </table:table-cell>
          <table:table-cell office:value-type="float" office:value="384" table:number-columns-spanned="2" table:number-rows-spanned="1" table:style-name="ce47">
            <text:p><text:s/>384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45" table:style-name="ce14">
            <text:p>1 145</text:p>
          </table:table-cell>
          <table:table-cell office:value-type="float" office:value="1289" table:style-name="ce14">
            <text:p>1 289</text:p>
          </table:table-cell>
          <table:table-cell office:value-type="float" office:value="1123" table:style-name="ce14">
            <text:p>1 123</text:p>
          </table:table-cell>
          <table:table-cell office:value-type="float" office:value="1311" table:style-name="ce14">
            <text:p>1 311</text:p>
          </table:table-cell>
          <table:table-cell office:value-type="float" office:value="351" table:style-name="ce14">
            <text:p><text:s/>351</text:p>
          </table:table-cell>
          <table:table-cell office:value-type="float" office:value="2083" table:number-columns-spanned="2" table:number-rows-spanned="1" table:style-name="ce47">
            <text:p>2 083</text:p>
          </table:table-cell>
          <table:covered-table-cell/>
          <table:table-cell office:value-type="float" office:value="2434" table:number-columns-spanned="2" table:number-rows-spanned="1" table:style-name="ce47">
            <text:p>2 4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33" table:style-name="ce14">
            <text:p><text:s/>533</text:p>
          </table:table-cell>
          <table:table-cell office:value-type="float" office:value="846" table:style-name="ce14">
            <text:p><text:s/>846</text:p>
          </table:table-cell>
          <table:table-cell office:value-type="float" office:value="890" table:style-name="ce14">
            <text:p><text:s/>890</text:p>
          </table:table-cell>
          <table:table-cell office:value-type="float" office:value="489" table:style-name="ce14">
            <text:p><text:s/>489</text:p>
          </table:table-cell>
          <table:table-cell office:value-type="float" office:value="180" table:style-name="ce14">
            <text:p><text:s/>180</text:p>
          </table:table-cell>
          <table:table-cell office:value-type="float" office:value="1199" table:number-columns-spanned="2" table:number-rows-spanned="1" table:style-name="ce47">
            <text:p>1 199</text:p>
          </table:table-cell>
          <table:covered-table-cell/>
          <table:table-cell office:value-type="float" office:value="1379" table:number-columns-spanned="2" table:number-rows-spanned="1" table:style-name="ce47">
            <text:p>1 3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53" table:style-name="ce14">
            <text:p><text:s/>53</text:p>
          </table:table-cell>
          <table:table-cell office:value-type="float" office:value="52" table:style-name="ce14">
            <text:p><text:s/>52</text:p>
          </table:table-cell>
          <table:table-cell office:value-type="float" office:value="50" table:style-name="ce14">
            <text:p><text:s/>50</text:p>
          </table:table-cell>
          <table:table-cell office:value-type="float" office:value="55" table:style-name="ce14">
            <text:p><text:s/>55</text:p>
          </table:table-cell>
          <table:table-cell office:value-type="float" office:value="12" table:style-name="ce14">
            <text:p><text:s/>12</text:p>
          </table:table-cell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35" table:style-name="ce14">
            <text:p><text:s/>135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1" table:style-name="ce14">
            <text:p><text:s/>141</text:p>
          </table:table-cell>
          <table:table-cell office:value-type="float" office:value="30" table:style-name="ce14">
            <text:p><text:s/>30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43" table:style-name="ce14">
            <text:p><text:s/>443</text:p>
          </table:table-cell>
          <table:table-cell office:value-type="float" office:value="608" table:style-name="ce14">
            <text:p><text:s/>608</text:p>
          </table:table-cell>
          <table:table-cell office:value-type="float" office:value="628" table:style-name="ce14">
            <text:p><text:s/>628</text:p>
          </table:table-cell>
          <table:table-cell office:value-type="float" office:value="423" table:style-name="ce14">
            <text:p><text:s/>423</text:p>
          </table:table-cell>
          <table:table-cell office:value-type="float" office:value="47" table:style-name="ce14">
            <text:p><text:s/>47</text:p>
          </table:table-cell>
          <table:table-cell office:value-type="float" office:value="1004" table:number-columns-spanned="2" table:number-rows-spanned="1" table:style-name="ce47">
            <text:p>1 004</text:p>
          </table:table-cell>
          <table:covered-table-cell/>
          <table:table-cell office:value-type="float" office:value="1051" table:number-columns-spanned="2" table:number-rows-spanned="1" table:style-name="ce47">
            <text:p>1 05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63369" table:style-name="ce18">
            <text:p>63 369</text:p>
          </table:table-cell>
          <table:table-cell office:value-type="float" office:value="86052" table:style-name="ce18">
            <text:p>86 052</text:p>
          </table:table-cell>
          <table:table-cell office:value-type="float" office:value="84257" table:style-name="ce18">
            <text:p>84 257</text:p>
          </table:table-cell>
          <table:table-cell office:value-type="float" office:value="65164" table:style-name="ce18">
            <text:p>65 164</text:p>
          </table:table-cell>
          <table:table-cell office:value-type="float" office:value="13915" table:style-name="ce18">
            <text:p>13 915</text:p>
          </table:table-cell>
          <table:table-cell office:value-type="float" office:value="135506" table:number-columns-spanned="2" table:number-rows-spanned="1" table:style-name="ce46">
            <text:p>135 506</text:p>
          </table:table-cell>
          <table:covered-table-cell/>
          <table:table-cell office:value-type="float" office:value="149421" table:number-columns-spanned="2" table:number-rows-spanned="1" table:style-name="ce46">
            <text:p>149 421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80" table:style-name="ce14">
            <text:p><text:s/>480</text:p>
          </table:table-cell>
          <table:table-cell office:value-type="float" office:value="633" table:style-name="ce14">
            <text:p><text:s/>633</text:p>
          </table:table-cell>
          <table:table-cell office:value-type="float" office:value="683" table:style-name="ce14">
            <text:p><text:s/>683</text:p>
          </table:table-cell>
          <table:table-cell office:value-type="float" office:value="430" table:style-name="ce14">
            <text:p><text:s/>430</text:p>
          </table:table-cell>
          <table:table-cell office:value-type="float" office:value="131" table:style-name="ce14">
            <text:p><text:s/>131</text:p>
          </table:table-cell>
          <table:table-cell office:value-type="float" office:value="982" table:number-columns-spanned="2" table:number-rows-spanned="1" table:style-name="ce47">
            <text:p><text:s/>982</text:p>
          </table:table-cell>
          <table:covered-table-cell/>
          <table:table-cell office:value-type="float" office:value="1113" table:number-columns-spanned="2" table:number-rows-spanned="1" table:style-name="ce47">
            <text:p>1 1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72" table:style-name="ce14">
            <text:p><text:s/>72</text:p>
          </table:table-cell>
          <table:table-cell office:value-type="float" office:value="61" table:style-name="ce14">
            <text:p><text:s/>61</text:p>
          </table:table-cell>
          <table:table-cell office:value-type="float" office:value="76" table:style-name="ce14">
            <text:p><text:s/>76</text:p>
          </table:table-cell>
          <table:table-cell office:value-type="float" office:value="57" table:style-name="ce14">
            <text:p><text:s/>57</text:p>
          </table:table-cell>
          <table:table-cell office:value-type="float" office:value="12" table:style-name="ce14">
            <text:p><text:s/>12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253" table:style-name="ce14">
            <text:p><text:s/>253</text:p>
          </table:table-cell>
          <table:table-cell office:value-type="float" office:value="401" table:style-name="ce14">
            <text:p><text:s/>401</text:p>
          </table:table-cell>
          <table:table-cell office:value-type="float" office:value="366" table:style-name="ce14">
            <text:p><text:s/>366</text:p>
          </table:table-cell>
          <table:table-cell office:value-type="float" office:value="288" table:style-name="ce14">
            <text:p><text:s/>288</text:p>
          </table:table-cell>
          <table:table-cell office:value-type="float" office:value="96" table:style-name="ce14">
            <text:p><text:s/>96</text:p>
          </table:table-cell>
          <table:table-cell office:value-type="float" office:value="558" table:number-columns-spanned="2" table:number-rows-spanned="1" table:style-name="ce47">
            <text:p><text:s/>558</text:p>
          </table:table-cell>
          <table:covered-table-cell/>
          <table:table-cell office:value-type="float" office:value="654" table:number-columns-spanned="2" table:number-rows-spanned="1" table:style-name="ce47">
            <text:p><text:s/>6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5" table:style-name="ce14">
            <text:p><text:s/>65</text:p>
          </table:table-cell>
          <table:table-cell office:value-type="float" office:value="77" table:style-name="ce14">
            <text:p><text:s/>77</text:p>
          </table:table-cell>
          <table:table-cell office:value-type="float" office:value="79" table:style-name="ce14">
            <text:p><text:s/>79</text:p>
          </table:table-cell>
          <table:table-cell office:value-type="float" office:value="63" table:style-name="ce14">
            <text:p><text:s/>63</text:p>
          </table:table-cell>
          <table:table-cell office:value-type="float" office:value="28" table:style-name="ce14">
            <text:p><text:s/>28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6" table:style-name="ce14">
            <text:p><text:s/>46</text:p>
          </table:table-cell>
          <table:table-cell office:value-type="float" office:value="72" table:style-name="ce14">
            <text:p><text:s/>72</text:p>
          </table:table-cell>
          <table:table-cell office:value-type="float" office:value="81" table:style-name="ce14">
            <text:p><text:s/>81</text:p>
          </table:table-cell>
          <table:table-cell office:value-type="float" office:value="37" table:style-name="ce14">
            <text:p><text:s/>37</text:p>
          </table:table-cell>
          <table:table-cell office:value-type="float" office:value="13" table:style-name="ce14">
            <text:p><text:s/>13</text:p>
          </table:table-cell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66" table:style-name="ce14">
            <text:p><text:s/>266</text:p>
          </table:table-cell>
          <table:table-cell office:value-type="float" office:value="301" table:style-name="ce14">
            <text:p><text:s/>301</text:p>
          </table:table-cell>
          <table:table-cell office:value-type="float" office:value="359" table:style-name="ce14">
            <text:p><text:s/>359</text:p>
          </table:table-cell>
          <table:table-cell office:value-type="float" office:value="208" table:style-name="ce14">
            <text:p><text:s/>208</text:p>
          </table:table-cell>
          <table:table-cell office:value-type="float" office:value="66" table:style-name="ce14">
            <text:p><text:s/>66</text:p>
          </table:table-cell>
          <table:table-cell office:value-type="float" office:value="501" table:number-columns-spanned="2" table:number-rows-spanned="1" table:style-name="ce47">
            <text:p><text:s/>501</text:p>
          </table:table-cell>
          <table:covered-table-cell/>
          <table:table-cell office:value-type="float" office:value="567" table:number-columns-spanned="2" table:number-rows-spanned="1" table:style-name="ce47">
            <text:p><text:s/>5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2" table:style-name="ce14">
            <text:p><text:s/>92</text:p>
          </table:table-cell>
          <table:table-cell office:value-type="float" office:value="142" table:style-name="ce14">
            <text:p><text:s/>142</text:p>
          </table:table-cell>
          <table:table-cell office:value-type="float" office:value="141" table:style-name="ce14">
            <text:p><text:s/>141</text:p>
          </table:table-cell>
          <table:table-cell office:value-type="float" office:value="93" table:style-name="ce14">
            <text:p><text:s/>93</text:p>
          </table:table-cell>
          <table:table-cell office:value-type="float" office:value="25" table:style-name="ce14">
            <text:p><text:s/>25</text:p>
          </table:table-cell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82" table:style-name="ce14">
            <text:p><text:s/>182</text:p>
          </table:table-cell>
          <table:table-cell office:value-type="float" office:value="196" table:style-name="ce14">
            <text:p><text:s/>196</text:p>
          </table:table-cell>
          <table:table-cell office:value-type="float" office:value="216" table:style-name="ce14">
            <text:p><text:s/>216</text:p>
          </table:table-cell>
          <table:table-cell office:value-type="float" office:value="162" table:style-name="ce14">
            <text:p><text:s/>162</text:p>
          </table:table-cell>
          <table:table-cell office:value-type="float" office:value="35" table:style-name="ce14">
            <text:p><text:s/>35</text:p>
          </table:table-cell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office:value-type="float" office:value="378" table:number-columns-spanned="2" table:number-rows-spanned="1" table:style-name="ce47">
            <text:p><text:s/>3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145" table:style-name="ce14">
            <text:p>1 145</text:p>
          </table:table-cell>
          <table:table-cell office:value-type="float" office:value="1507" table:style-name="ce14">
            <text:p>1 507</text:p>
          </table:table-cell>
          <table:table-cell office:value-type="float" office:value="1590" table:style-name="ce14">
            <text:p>1 590</text:p>
          </table:table-cell>
          <table:table-cell office:value-type="float" office:value="1062" table:style-name="ce14">
            <text:p>1 062</text:p>
          </table:table-cell>
          <table:table-cell office:value-type="float" office:value="262" table:style-name="ce14">
            <text:p><text:s/>262</text:p>
          </table:table-cell>
          <table:table-cell office:value-type="float" office:value="2390" table:number-columns-spanned="2" table:number-rows-spanned="1" table:style-name="ce47">
            <text:p>2 390</text:p>
          </table:table-cell>
          <table:covered-table-cell/>
          <table:table-cell office:value-type="float" office:value="2652" table:number-columns-spanned="2" table:number-rows-spanned="1" table:style-name="ce47">
            <text:p>2 6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16" table:style-name="ce14">
            <text:p><text:s/>116</text:p>
          </table:table-cell>
          <table:table-cell office:value-type="float" office:value="216" table:style-name="ce14">
            <text:p><text:s/>216</text:p>
          </table:table-cell>
          <table:table-cell office:value-type="float" office:value="235" table:style-name="ce14">
            <text:p><text:s/>235</text:p>
          </table:table-cell>
          <table:table-cell office:value-type="float" office:value="97" table:style-name="ce14">
            <text:p><text:s/>97</text:p>
          </table:table-cell>
          <table:table-cell office:value-type="float" office:value="36" table:style-name="ce14">
            <text:p><text:s/>36</text:p>
          </table:table-cell>
          <table:table-cell office:value-type="float" office:value="296" table:number-columns-spanned="2" table:number-rows-spanned="1" table:style-name="ce47">
            <text:p><text:s/>296</text:p>
          </table:table-cell>
          <table:covered-table-cell/>
          <table:table-cell office:value-type="float" office:value="332" table:number-columns-spanned="2" table:number-rows-spanned="1" table:style-name="ce47">
            <text:p><text:s/>3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89" table:style-name="ce14">
            <text:p><text:s/>8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00" table:style-name="ce14">
            <text:p><text:s/>100</text:p>
          </table:table-cell>
          <table:table-cell office:value-type="float" office:value="21" table:style-name="ce14">
            <text:p><text:s/>21</text:p>
          </table:table-cell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78" table:style-name="ce14">
            <text:p><text:s/>378</text:p>
          </table:table-cell>
          <table:table-cell office:value-type="float" office:value="485" table:style-name="ce14">
            <text:p><text:s/>485</text:p>
          </table:table-cell>
          <table:table-cell office:value-type="float" office:value="561" table:style-name="ce14">
            <text:p><text:s/>561</text:p>
          </table:table-cell>
          <table:table-cell office:value-type="float" office:value="302" table:style-name="ce14">
            <text:p><text:s/>302</text:p>
          </table:table-cell>
          <table:table-cell office:value-type="float" office:value="95" table:style-name="ce14">
            <text:p><text:s/>95</text:p>
          </table:table-cell>
          <table:table-cell office:value-type="float" office:value="768" table:number-columns-spanned="2" table:number-rows-spanned="1" table:style-name="ce47">
            <text:p><text:s/>768</text:p>
          </table:table-cell>
          <table:covered-table-cell/>
          <table:table-cell office:value-type="float" office:value="863" table:number-columns-spanned="2" table:number-rows-spanned="1" table:style-name="ce47">
            <text:p><text:s/>8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3" table:style-name="ce14">
            <text:p><text:s/>93</text:p>
          </table:table-cell>
          <table:table-cell office:value-type="float" office:value="154" table:style-name="ce14">
            <text:p><text:s/>154</text:p>
          </table:table-cell>
          <table:table-cell office:value-type="float" office:value="137" table:style-name="ce14">
            <text:p><text:s/>137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" table:style-name="ce14">
            <text:p><text:s/>22</text:p>
          </table:table-cell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3" table:style-name="ce14">
            <text:p><text:s/>33</text:p>
          </table:table-cell>
          <table:table-cell office:value-type="float" office:value="46" table:style-name="ce14">
            <text:p><text:s/>46</text:p>
          </table:table-cell>
          <table:table-cell office:value-type="float" office:value="59" table:style-name="ce14">
            <text:p><text:s/>59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14" table:style-name="ce14">
            <text:p><text:s/>714</text:p>
          </table:table-cell>
          <table:table-cell office:value-type="float" office:value="832" table:style-name="ce14">
            <text:p><text:s/>832</text:p>
          </table:table-cell>
          <table:table-cell office:value-type="float" office:value="887" table:style-name="ce14">
            <text:p><text:s/>887</text:p>
          </table:table-cell>
          <table:table-cell office:value-type="float" office:value="659" table:style-name="ce14">
            <text:p><text:s/>659</text:p>
          </table:table-cell>
          <table:table-cell office:value-type="float" office:value="199" table:style-name="ce14">
            <text:p><text:s/>199</text:p>
          </table:table-cell>
          <table:table-cell office:value-type="float" office:value="1347" table:number-columns-spanned="2" table:number-rows-spanned="1" table:style-name="ce47">
            <text:p>1 347</text:p>
          </table:table-cell>
          <table:covered-table-cell/>
          <table:table-cell office:value-type="float" office:value="1546" table:number-columns-spanned="2" table:number-rows-spanned="1" table:style-name="ce47">
            <text:p>1 5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70" table:style-name="ce14">
            <text:p><text:s/>270</text:p>
          </table:table-cell>
          <table:table-cell office:value-type="float" office:value="288" table:style-name="ce14">
            <text:p><text:s/>288</text:p>
          </table:table-cell>
          <table:table-cell office:value-type="float" office:value="288" table:style-name="ce14">
            <text:p><text:s/>288</text:p>
          </table:table-cell>
          <table:table-cell office:value-type="float" office:value="270" table:style-name="ce14">
            <text:p><text:s/>270</text:p>
          </table:table-cell>
          <table:table-cell office:value-type="float" office:value="65" table:style-name="ce14">
            <text:p><text:s/>65</text:p>
          </table:table-cell>
          <table:table-cell office:value-type="float" office:value="493" table:number-columns-spanned="2" table:number-rows-spanned="1" table:style-name="ce47">
            <text:p><text:s/>493</text:p>
          </table:table-cell>
          <table:covered-table-cell/>
          <table:table-cell office:value-type="float" office:value="558" table:number-columns-spanned="2" table:number-rows-spanned="1" table:style-name="ce47">
            <text:p><text:s/>5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0" table:style-name="ce14">
            <text:p><text:s/>130</text:p>
          </table:table-cell>
          <table:table-cell office:value-type="float" office:value="91" table:style-name="ce14">
            <text:p><text:s/>91</text:p>
          </table:table-cell>
          <table:table-cell office:value-type="float" office:value="26" table:style-name="ce14">
            <text:p><text:s/>26</text:p>
          </table:table-cell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047" table:style-name="ce14">
            <text:p>2 047</text:p>
          </table:table-cell>
          <table:table-cell office:value-type="float" office:value="2212" table:style-name="ce14">
            <text:p>2 212</text:p>
          </table:table-cell>
          <table:table-cell office:value-type="float" office:value="2691" table:style-name="ce14">
            <text:p>2 691</text:p>
          </table:table-cell>
          <table:table-cell office:value-type="float" office:value="1568" table:style-name="ce14">
            <text:p>1 568</text:p>
          </table:table-cell>
          <table:table-cell office:value-type="float" office:value="498" table:style-name="ce14">
            <text:p><text:s/>498</text:p>
          </table:table-cell>
          <table:table-cell office:value-type="float" office:value="3761" table:number-columns-spanned="2" table:number-rows-spanned="1" table:style-name="ce47">
            <text:p>3 761</text:p>
          </table:table-cell>
          <table:covered-table-cell/>
          <table:table-cell office:value-type="float" office:value="4259" table:number-columns-spanned="2" table:number-rows-spanned="1" table:style-name="ce47">
            <text:p>4 2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51" table:style-name="ce14">
            <text:p><text:s/>151</text:p>
          </table:table-cell>
          <table:table-cell office:value-type="float" office:value="220" table:style-name="ce14">
            <text:p><text:s/>220</text:p>
          </table:table-cell>
          <table:table-cell office:value-type="float" office:value="242" table:style-name="ce14">
            <text:p><text:s/>242</text:p>
          </table:table-cell>
          <table:table-cell office:value-type="float" office:value="129" table:style-name="ce14">
            <text:p><text:s/>129</text:p>
          </table:table-cell>
          <table:table-cell office:value-type="float" office:value="50" table:style-name="ce14">
            <text:p><text:s/>50</text:p>
          </table:table-cell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office:value-type="float" office:value="371" table:number-columns-spanned="2" table:number-rows-spanned="1" table:style-name="ce47">
            <text:p><text:s/>3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812" table:style-name="ce14">
            <text:p><text:s/>812</text:p>
          </table:table-cell>
          <table:table-cell office:value-type="float" office:value="872" table:style-name="ce14">
            <text:p><text:s/>872</text:p>
          </table:table-cell>
          <table:table-cell office:value-type="float" office:value="980" table:style-name="ce14">
            <text:p><text:s/>980</text:p>
          </table:table-cell>
          <table:table-cell office:value-type="float" office:value="704" table:style-name="ce14">
            <text:p><text:s/>704</text:p>
          </table:table-cell>
          <table:table-cell office:value-type="float" office:value="267" table:style-name="ce14">
            <text:p><text:s/>267</text:p>
          </table:table-cell>
          <table:table-cell office:value-type="float" office:value="1417" table:number-columns-spanned="2" table:number-rows-spanned="1" table:style-name="ce47">
            <text:p>1 417</text:p>
          </table:table-cell>
          <table:covered-table-cell/>
          <table:table-cell office:value-type="float" office:value="1684" table:number-columns-spanned="2" table:number-rows-spanned="1" table:style-name="ce47">
            <text:p>1 6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63" table:style-name="ce14">
            <text:p><text:s/>363</text:p>
          </table:table-cell>
          <table:table-cell office:value-type="float" office:value="488" table:style-name="ce14">
            <text:p><text:s/>488</text:p>
          </table:table-cell>
          <table:table-cell office:value-type="float" office:value="398" table:style-name="ce14">
            <text:p><text:s/>398</text:p>
          </table:table-cell>
          <table:table-cell office:value-type="float" office:value="453" table:style-name="ce14">
            <text:p><text:s/>453</text:p>
          </table:table-cell>
          <table:table-cell office:value-type="float" office:value="169" table:style-name="ce14">
            <text:p><text:s/>169</text:p>
          </table:table-cell>
          <table:table-cell office:value-type="float" office:value="682" table:number-columns-spanned="2" table:number-rows-spanned="1" table:style-name="ce47">
            <text:p><text:s/>682</text:p>
          </table:table-cell>
          <table:covered-table-cell/>
          <table:table-cell office:value-type="float" office:value="851" table:number-columns-spanned="2" table:number-rows-spanned="1" table:style-name="ce47">
            <text:p><text:s/>8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042" table:style-name="ce14">
            <text:p>1 042</text:p>
          </table:table-cell>
          <table:table-cell office:value-type="float" office:value="1176" table:style-name="ce14">
            <text:p>1 176</text:p>
          </table:table-cell>
          <table:table-cell office:value-type="float" office:value="1402" table:style-name="ce14">
            <text:p>1 402</text:p>
          </table:table-cell>
          <table:table-cell office:value-type="float" office:value="816" table:style-name="ce14">
            <text:p><text:s/>816</text:p>
          </table:table-cell>
          <table:table-cell office:value-type="float" office:value="221" table:style-name="ce14">
            <text:p><text:s/>221</text:p>
          </table:table-cell>
          <table:table-cell office:value-type="float" office:value="1997" table:number-columns-spanned="2" table:number-rows-spanned="1" table:style-name="ce47">
            <text:p>1 997</text:p>
          </table:table-cell>
          <table:covered-table-cell/>
          <table:table-cell office:value-type="float" office:value="2218" table:number-columns-spanned="2" table:number-rows-spanned="1" table:style-name="ce47">
            <text:p>2 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94" table:style-name="ce14">
            <text:p><text:s/>9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1" table:style-name="ce14">
            <text:p><text:s/>101</text:p>
          </table:table-cell>
          <table:table-cell office:value-type="float" office:value="95" table:style-name="ce14">
            <text:p><text:s/>95</text:p>
          </table:table-cell>
          <table:table-cell office:value-type="float" office:value="43" table:style-name="ce14">
            <text:p><text:s/>43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59" table:style-name="ce14">
            <text:p><text:s/>59</text:p>
          </table:table-cell>
          <table:table-cell office:value-type="float" office:value="80" table:style-name="ce14">
            <text:p><text:s/>80</text:p>
          </table:table-cell>
          <table:table-cell office:value-type="float" office:value="66" table:style-name="ce14">
            <text:p><text:s/>66</text:p>
          </table:table-cell>
          <table:table-cell office:value-type="float" office:value="73" table:style-name="ce14">
            <text:p><text:s/>73</text:p>
          </table:table-cell>
          <table:table-cell office:value-type="float" office:value="11" table:style-name="ce14">
            <text:p><text:s/>11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49" table:style-name="ce14">
            <text:p><text:s/>49</text:p>
          </table:table-cell>
          <table:table-cell office:value-type="float" office:value="70" table:style-name="ce14">
            <text:p><text:s/>70</text:p>
          </table:table-cell>
          <table:table-cell office:value-type="float" office:value="63" table:style-name="ce14">
            <text:p><text:s/>63</text:p>
          </table:table-cell>
          <table:table-cell office:value-type="float" office:value="56" table:style-name="ce14">
            <text:p><text:s/>56</text:p>
          </table:table-cell>
          <table:table-cell office:value-type="float" office:value="19" table:style-name="ce14">
            <text:p><text:s/>19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66" table:style-name="ce14">
            <text:p><text:s/>366</text:p>
          </table:table-cell>
          <table:table-cell office:value-type="float" office:value="441" table:style-name="ce14">
            <text:p><text:s/>441</text:p>
          </table:table-cell>
          <table:table-cell office:value-type="float" office:value="413" table:style-name="ce14">
            <text:p><text:s/>413</text:p>
          </table:table-cell>
          <table:table-cell office:value-type="float" office:value="394" table:style-name="ce14">
            <text:p><text:s/>394</text:p>
          </table:table-cell>
          <table:table-cell office:value-type="float" office:value="123" table:style-name="ce14">
            <text:p><text:s/>123</text:p>
          </table:table-cell>
          <table:table-cell office:value-type="float" office:value="684" table:number-columns-spanned="2" table:number-rows-spanned="1" table:style-name="ce47">
            <text:p><text:s/>684</text:p>
          </table:table-cell>
          <table:covered-table-cell/>
          <table:table-cell office:value-type="float" office:value="807" table:number-columns-spanned="2" table:number-rows-spanned="1" table:style-name="ce47">
            <text:p><text:s/>8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0" table:style-name="ce14">
            <text:p><text:s/>60</text:p>
          </table:table-cell>
          <table:table-cell office:value-type="float" office:value="66" table:style-name="ce14">
            <text:p><text:s/>66</text:p>
          </table:table-cell>
          <table:table-cell office:value-type="float" office:value="55" table:style-name="ce14">
            <text:p><text:s/>55</text:p>
          </table:table-cell>
          <table:table-cell office:value-type="float" office:value="71" table:style-name="ce14">
            <text:p><text:s/>71</text:p>
          </table:table-cell>
          <table:table-cell office:value-type="float" office:value="20" table:style-name="ce14">
            <text:p><text:s/>20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93" table:style-name="ce14">
            <text:p><text:s/>193</text:p>
          </table:table-cell>
          <table:table-cell office:value-type="float" office:value="194" table:style-name="ce14">
            <text:p><text:s/>194</text:p>
          </table:table-cell>
          <table:table-cell office:value-type="float" office:value="216" table:style-name="ce14">
            <text:p><text:s/>216</text:p>
          </table:table-cell>
          <table:table-cell office:value-type="float" office:value="171" table:style-name="ce14">
            <text:p><text:s/>171</text:p>
          </table:table-cell>
          <table:table-cell office:value-type="float" office:value="57" table:style-name="ce14">
            <text:p><text:s/>57</text:p>
          </table:table-cell>
          <table:table-cell office:value-type="float" office:value="330" table:number-columns-spanned="2" table:number-rows-spanned="1" table:style-name="ce47">
            <text:p><text:s/>330</text:p>
          </table:table-cell>
          <table:covered-table-cell/>
          <table:table-cell office:value-type="float" office:value="387" table:number-columns-spanned="2" table:number-rows-spanned="1" table:style-name="ce47">
            <text:p><text:s/>3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50" table:style-name="ce14">
            <text:p><text:s/>550</text:p>
          </table:table-cell>
          <table:table-cell office:value-type="float" office:value="612" table:style-name="ce14">
            <text:p><text:s/>612</text:p>
          </table:table-cell>
          <table:table-cell office:value-type="float" office:value="674" table:style-name="ce14">
            <text:p><text:s/>674</text:p>
          </table:table-cell>
          <table:table-cell office:value-type="float" office:value="488" table:style-name="ce14">
            <text:p><text:s/>488</text:p>
          </table:table-cell>
          <table:table-cell office:value-type="float" office:value="183" table:style-name="ce14">
            <text:p><text:s/>183</text:p>
          </table:table-cell>
          <table:table-cell office:value-type="float" office:value="979" table:number-columns-spanned="2" table:number-rows-spanned="1" table:style-name="ce47">
            <text:p><text:s/>979</text:p>
          </table:table-cell>
          <table:covered-table-cell/>
          <table:table-cell office:value-type="float" office:value="1162" table:number-columns-spanned="2" table:number-rows-spanned="1" table:style-name="ce47">
            <text:p>1 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64" table:style-name="ce14">
            <text:p><text:s/>164</text:p>
          </table:table-cell>
          <table:table-cell office:value-type="float" office:value="164" table:style-name="ce14">
            <text:p><text:s/>164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0" table:style-name="ce14">
            <text:p><text:s/>160</text:p>
          </table:table-cell>
          <table:table-cell office:value-type="float" office:value="52" table:style-name="ce14">
            <text:p><text:s/>52</text:p>
          </table:table-cell>
          <table:table-cell office:value-type="float" office:value="276" table:number-columns-spanned="2" table:number-rows-spanned="1" table:style-name="ce47">
            <text:p><text:s/>276</text:p>
          </table:table-cell>
          <table:covered-table-cell/>
          <table:table-cell office:value-type="float" office:value="328" table:number-columns-spanned="2" table:number-rows-spanned="1" table:style-name="ce47">
            <text:p><text:s/>3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64" table:style-name="ce14">
            <text:p><text:s/>564</text:p>
          </table:table-cell>
          <table:table-cell office:value-type="float" office:value="807" table:style-name="ce14">
            <text:p><text:s/>807</text:p>
          </table:table-cell>
          <table:table-cell office:value-type="float" office:value="844" table:style-name="ce14">
            <text:p><text:s/>844</text:p>
          </table:table-cell>
          <table:table-cell office:value-type="float" office:value="527" table:style-name="ce14">
            <text:p><text:s/>527</text:p>
          </table:table-cell>
          <table:table-cell office:value-type="float" office:value="174" table:style-name="ce14">
            <text:p><text:s/>174</text:p>
          </table:table-cell>
          <table:table-cell office:value-type="float" office:value="1197" table:number-columns-spanned="2" table:number-rows-spanned="1" table:style-name="ce47">
            <text:p>1 197</text:p>
          </table:table-cell>
          <table:covered-table-cell/>
          <table:table-cell office:value-type="float" office:value="1371" table:number-columns-spanned="2" table:number-rows-spanned="1" table:style-name="ce47">
            <text:p>1 3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80" table:style-name="ce14">
            <text:p>1 380</text:p>
          </table:table-cell>
          <table:table-cell office:value-type="float" office:value="2093" table:style-name="ce14">
            <text:p>2 093</text:p>
          </table:table-cell>
          <table:table-cell office:value-type="float" office:value="2421" table:style-name="ce14">
            <text:p>2 421</text:p>
          </table:table-cell>
          <table:table-cell office:value-type="float" office:value="1052" table:style-name="ce14">
            <text:p>1 052</text:p>
          </table:table-cell>
          <table:table-cell office:value-type="float" office:value="315" table:style-name="ce14">
            <text:p><text:s/>315</text:p>
          </table:table-cell>
          <table:table-cell office:value-type="float" office:value="3158" table:number-columns-spanned="2" table:number-rows-spanned="1" table:style-name="ce47">
            <text:p>3 158</text:p>
          </table:table-cell>
          <table:covered-table-cell/>
          <table:table-cell office:value-type="float" office:value="3473" table:number-columns-spanned="2" table:number-rows-spanned="1" table:style-name="ce47">
            <text:p>3 4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75" table:style-name="ce14">
            <text:p><text:s/>275</text:p>
          </table:table-cell>
          <table:table-cell office:value-type="float" office:value="327" table:style-name="ce14">
            <text:p><text:s/>327</text:p>
          </table:table-cell>
          <table:table-cell office:value-type="float" office:value="368" table:style-name="ce14">
            <text:p><text:s/>368</text:p>
          </table:table-cell>
          <table:table-cell office:value-type="float" office:value="234" table:style-name="ce14">
            <text:p><text:s/>234</text:p>
          </table:table-cell>
          <table:table-cell office:value-type="float" office:value="66" table:style-name="ce14">
            <text:p><text:s/>66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602" table:number-columns-spanned="2" table:number-rows-spanned="1" table:style-name="ce47">
            <text:p><text:s/>6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88" table:style-name="ce14">
            <text:p><text:s/>288</text:p>
          </table:table-cell>
          <table:table-cell office:value-type="float" office:value="390" table:style-name="ce14">
            <text:p><text:s/>390</text:p>
          </table:table-cell>
          <table:table-cell office:value-type="float" office:value="393" table:style-name="ce14">
            <text:p><text:s/>393</text:p>
          </table:table-cell>
          <table:table-cell office:value-type="float" office:value="285" table:style-name="ce14">
            <text:p><text:s/>285</text:p>
          </table:table-cell>
          <table:table-cell office:value-type="float" office:value="77" table:style-name="ce14">
            <text:p><text:s/>77</text:p>
          </table:table-cell>
          <table:table-cell office:value-type="float" office:value="601" table:number-columns-spanned="2" table:number-rows-spanned="1" table:style-name="ce47">
            <text:p><text:s/>601</text:p>
          </table:table-cell>
          <table:covered-table-cell/>
          <table:table-cell office:value-type="float" office:value="678" table:number-columns-spanned="2" table:number-rows-spanned="1" table:style-name="ce47">
            <text:p><text:s/>6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59" table:style-name="ce14">
            <text:p><text:s/>59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33" table:style-name="ce14">
            <text:p><text:s/>633</text:p>
          </table:table-cell>
          <table:table-cell office:value-type="float" office:value="824" table:style-name="ce14">
            <text:p><text:s/>824</text:p>
          </table:table-cell>
          <table:table-cell office:value-type="float" office:value="969" table:style-name="ce14">
            <text:p><text:s/>969</text:p>
          </table:table-cell>
          <table:table-cell office:value-type="float" office:value="488" table:style-name="ce14">
            <text:p><text:s/>48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46" table:number-columns-spanned="2" table:number-rows-spanned="1" table:style-name="ce47">
            <text:p>1 346</text:p>
          </table:table-cell>
          <table:covered-table-cell/>
          <table:table-cell office:value-type="float" office:value="1457" table:number-columns-spanned="2" table:number-rows-spanned="1" table:style-name="ce47">
            <text:p>1 4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93" table:style-name="ce14">
            <text:p><text:s/>193</text:p>
          </table:table-cell>
          <table:table-cell office:value-type="float" office:value="237" table:style-name="ce14">
            <text:p><text:s/>237</text:p>
          </table:table-cell>
          <table:table-cell office:value-type="float" office:value="273" table:style-name="ce14">
            <text:p><text:s/>273</text:p>
          </table:table-cell>
          <table:table-cell office:value-type="float" office:value="157" table:style-name="ce14">
            <text:p><text:s/>157</text:p>
          </table:table-cell>
          <table:table-cell office:value-type="float" office:value="30" table:style-name="ce14">
            <text:p><text:s/>30</text:p>
          </table:table-cell>
          <table:table-cell office:value-type="float" office:value="400" table:number-columns-spanned="2" table:number-rows-spanned="1" table:style-name="ce47">
            <text:p><text:s/>400</text:p>
          </table:table-cell>
          <table:covered-table-cell/>
          <table:table-cell office:value-type="float" office:value="430" table:number-columns-spanned="2" table:number-rows-spanned="1" table:style-name="ce47">
            <text:p><text:s/>4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43" table:style-name="ce14">
            <text:p><text:s/>43</text:p>
          </table:table-cell>
          <table:table-cell office:value-type="float" office:value="49" table:style-name="ce14">
            <text:p><text:s/>49</text:p>
          </table:table-cell>
          <table:table-cell office:value-type="float" office:value="67" table:style-name="ce14">
            <text:p><text:s/>67</text:p>
          </table:table-cell>
          <table:table-cell office:value-type="float" office:value="25" table:style-name="ce14">
            <text:p><text:s/>25</text:p>
          </table:table-cell>
          <table:table-cell office:value-type="float" office:value="16" table:style-name="ce14">
            <text:p><text:s/>16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4" table:style-name="ce14">
            <text:p><text:s/>174</text:p>
          </table:table-cell>
          <table:table-cell office:value-type="float" office:value="229" table:style-name="ce14">
            <text:p><text:s/>229</text:p>
          </table:table-cell>
          <table:table-cell office:value-type="float" office:value="91" table:style-name="ce14">
            <text:p><text:s/>91</text:p>
          </table:table-cell>
          <table:table-cell office:value-type="float" office:value="28" table:style-name="ce14">
            <text:p><text:s/>28</text:p>
          </table:table-cell>
          <table:table-cell office:value-type="float" office:value="292" table:number-columns-spanned="2" table:number-rows-spanned="1" table:style-name="ce47">
            <text:p><text:s/>292</text:p>
          </table:table-cell>
          <table:covered-table-cell/>
          <table:table-cell office:value-type="float" office:value="320" table:number-columns-spanned="2" table:number-rows-spanned="1" table:style-name="ce47">
            <text:p><text:s/>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2" table:style-name="ce14">
            <text:p><text:s/>142</text:p>
          </table:table-cell>
          <table:table-cell office:value-type="float" office:value="170" table:style-name="ce14">
            <text:p><text:s/>170</text:p>
          </table:table-cell>
          <table:table-cell office:value-type="float" office:value="99" table:style-name="ce14">
            <text:p><text:s/>99</text:p>
          </table:table-cell>
          <table:table-cell office:value-type="float" office:value="39" table:style-name="ce14">
            <text:p><text:s/>39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73" table:style-name="ce14">
            <text:p><text:s/>273</text:p>
          </table:table-cell>
          <table:table-cell office:value-type="float" office:value="362" table:style-name="ce14">
            <text:p><text:s/>362</text:p>
          </table:table-cell>
          <table:table-cell office:value-type="float" office:value="380" table:style-name="ce14">
            <text:p><text:s/>380</text:p>
          </table:table-cell>
          <table:table-cell office:value-type="float" office:value="255" table:style-name="ce14">
            <text:p><text:s/>255</text:p>
          </table:table-cell>
          <table:table-cell office:value-type="float" office:value="69" table:style-name="ce14">
            <text:p><text:s/>69</text:p>
          </table:table-cell>
          <table:table-cell office:value-type="float" office:value="566" table:number-columns-spanned="2" table:number-rows-spanned="1" table:style-name="ce47">
            <text:p><text:s/>566</text:p>
          </table:table-cell>
          <table:covered-table-cell/>
          <table:table-cell office:value-type="float" office:value="635" table:number-columns-spanned="2" table:number-rows-spanned="1" table:style-name="ce47">
            <text:p><text:s/>6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63" table:style-name="ce14">
            <text:p><text:s/>63</text:p>
          </table:table-cell>
          <table:table-cell office:value-type="float" office:value="73" table:style-name="ce14">
            <text:p><text:s/>73</text:p>
          </table:table-cell>
          <table:table-cell office:value-type="float" office:value="76" table:style-name="ce14">
            <text:p><text:s/>76</text:p>
          </table:table-cell>
          <table:table-cell office:value-type="float" office:value="60" table:style-name="ce14">
            <text:p><text:s/>60</text:p>
          </table:table-cell>
          <table:table-cell office:value-type="float" office:value="17" table:style-name="ce14">
            <text:p><text:s/>17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8" table:style-name="ce14">
            <text:p><text:s/>148</text:p>
          </table:table-cell>
          <table:table-cell office:value-type="float" office:value="82" table:style-name="ce14">
            <text:p><text:s/>82</text:p>
          </table:table-cell>
          <table:table-cell office:value-type="float" office:value="12" table:style-name="ce14">
            <text:p><text:s/>12</text:p>
          </table:table-cell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93" table:style-name="ce14">
            <text:p><text:s/>193</text:p>
          </table:table-cell>
          <table:table-cell office:value-type="float" office:value="239" table:style-name="ce14">
            <text:p><text:s/>239</text:p>
          </table:table-cell>
          <table:table-cell office:value-type="float" office:value="261" table:style-name="ce14">
            <text:p><text:s/>261</text:p>
          </table:table-cell>
          <table:table-cell office:value-type="float" office:value="171" table:style-name="ce14">
            <text:p><text:s/>171</text:p>
          </table:table-cell>
          <table:table-cell office:value-type="float" office:value="50" table:style-name="ce14">
            <text:p><text:s/>50</text:p>
          </table:table-cell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office:value-type="float" office:value="432" table:number-columns-spanned="2" table:number-rows-spanned="1" table:style-name="ce47">
            <text:p><text:s/>4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34" table:style-name="ce14">
            <text:p><text:s/>34</text:p>
          </table:table-cell>
          <table:table-cell office:value-type="float" office:value="29" table:style-name="ce14">
            <text:p><text:s/>29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42" table:style-name="ce14">
            <text:p><text:s/>142</text:p>
          </table:table-cell>
          <table:table-cell office:value-type="float" office:value="198" table:style-name="ce14">
            <text:p><text:s/>198</text:p>
          </table:table-cell>
          <table:table-cell office:value-type="float" office:value="194" table:style-name="ce14">
            <text:p><text:s/>194</text:p>
          </table:table-cell>
          <table:table-cell office:value-type="float" office:value="146" table:style-name="ce14">
            <text:p><text:s/>146</text:p>
          </table:table-cell>
          <table:table-cell office:value-type="float" office:value="42" table:style-name="ce14">
            <text:p><text:s/>42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340" table:number-columns-spanned="2" table:number-rows-spanned="1" table:style-name="ce47">
            <text:p><text:s/>3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223" table:style-name="ce14">
            <text:p><text:s/>223</text:p>
          </table:table-cell>
          <table:table-cell office:value-type="float" office:value="347" table:style-name="ce14">
            <text:p><text:s/>347</text:p>
          </table:table-cell>
          <table:table-cell office:value-type="float" office:value="327" table:style-name="ce14">
            <text:p><text:s/>327</text:p>
          </table:table-cell>
          <table:table-cell office:value-type="float" office:value="243" table:style-name="ce14">
            <text:p><text:s/>243</text:p>
          </table:table-cell>
          <table:table-cell office:value-type="float" office:value="99" table:style-name="ce14">
            <text:p><text:s/>99</text:p>
          </table:table-cell>
          <table:table-cell office:value-type="float" office:value="471" table:number-columns-spanned="2" table:number-rows-spanned="1" table:style-name="ce47">
            <text:p><text:s/>471</text:p>
          </table:table-cell>
          <table:covered-table-cell/>
          <table:table-cell office:value-type="float" office:value="570" table:number-columns-spanned="2" table:number-rows-spanned="1" table:style-name="ce47">
            <text:p><text:s/>5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11" table:style-name="ce14">
            <text:p><text:s/>311</text:p>
          </table:table-cell>
          <table:table-cell office:value-type="float" office:value="339" table:style-name="ce14">
            <text:p><text:s/>339</text:p>
          </table:table-cell>
          <table:table-cell office:value-type="float" office:value="398" table:style-name="ce14">
            <text:p><text:s/>398</text:p>
          </table:table-cell>
          <table:table-cell office:value-type="float" office:value="252" table:style-name="ce14">
            <text:p><text:s/>252</text:p>
          </table:table-cell>
          <table:table-cell office:value-type="float" office:value="79" table:style-name="ce14">
            <text:p><text:s/>79</text:p>
          </table:table-cell>
          <table:table-cell office:value-type="float" office:value="571" table:number-columns-spanned="2" table:number-rows-spanned="1" table:style-name="ce47">
            <text:p><text:s/>571</text:p>
          </table:table-cell>
          <table:covered-table-cell/>
          <table:table-cell office:value-type="float" office:value="650" table:number-columns-spanned="2" table:number-rows-spanned="1" table:style-name="ce47">
            <text:p><text:s/>6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857" table:style-name="ce14">
            <text:p><text:s/>857</text:p>
          </table:table-cell>
          <table:table-cell office:value-type="float" office:value="1105" table:style-name="ce14">
            <text:p>1 105</text:p>
          </table:table-cell>
          <table:table-cell office:value-type="float" office:value="1053" table:style-name="ce14">
            <text:p>1 053</text:p>
          </table:table-cell>
          <table:table-cell office:value-type="float" office:value="909" table:style-name="ce14">
            <text:p><text:s/>909</text:p>
          </table:table-cell>
          <table:table-cell office:value-type="float" office:value="219" table:style-name="ce14">
            <text:p><text:s/>219</text:p>
          </table:table-cell>
          <table:table-cell office:value-type="float" office:value="1743" table:number-columns-spanned="2" table:number-rows-spanned="1" table:style-name="ce47">
            <text:p>1 743</text:p>
          </table:table-cell>
          <table:covered-table-cell/>
          <table:table-cell office:value-type="float" office:value="1962" table:number-columns-spanned="2" table:number-rows-spanned="1" table:style-name="ce47">
            <text:p>1 9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8" table:style-name="ce14">
            <text:p><text:s/>58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10" table:style-name="ce14">
            <text:p><text:s/>10</text:p>
          </table:table-cell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52" table:style-name="ce14">
            <text:p><text:s/>52</text:p>
          </table:table-cell>
          <table:table-cell office:value-type="float" office:value="62" table:style-name="ce14">
            <text:p><text:s/>62</text:p>
          </table:table-cell>
          <table:table-cell office:value-type="float" office:value="69" table:style-name="ce14">
            <text:p><text:s/>69</text:p>
          </table:table-cell>
          <table:table-cell office:value-type="float" office:value="45" table:style-name="ce14">
            <text:p><text:s/>45</text:p>
          </table:table-cell>
          <table:table-cell office:value-type="float" office:value="8" table:style-name="ce14">
            <text:p><text:s/>8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4" table:style-name="ce14">
            <text:p><text:s/>134</text:p>
          </table:table-cell>
          <table:table-cell office:value-type="float" office:value="94" table:style-name="ce14">
            <text:p><text:s/>94</text:p>
          </table:table-cell>
          <table:table-cell office:value-type="float" office:value="20" table:style-name="ce14">
            <text:p><text:s/>20</text:p>
          </table:table-cell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8" table:style-name="ce14">
            <text:p><text:s/>98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2" table:style-name="ce14">
            <text:p><text:s/>172</text:p>
          </table:table-cell>
          <table:table-cell office:value-type="float" office:value="78" table:style-name="ce14">
            <text:p><text:s/>78</text:p>
          </table:table-cell>
          <table:table-cell office:value-type="float" office:value="18" table:style-name="ce14">
            <text:p><text:s/>18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5" table:style-name="ce14">
            <text:p><text:s/>75</text:p>
          </table:table-cell>
          <table:table-cell office:value-type="float" office:value="70" table:style-name="ce14">
            <text:p><text:s/>70</text:p>
          </table:table-cell>
          <table:table-cell office:value-type="float" office:value="72" table:style-name="ce14">
            <text:p><text:s/>72</text:p>
          </table:table-cell>
          <table:table-cell office:value-type="float" office:value="73" table:style-name="ce14">
            <text:p><text:s/>73</text:p>
          </table:table-cell>
          <table:table-cell office:value-type="float" office:value="17" table:style-name="ce14">
            <text:p><text:s/>17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63" table:style-name="ce14">
            <text:p><text:s/>63</text:p>
          </table:table-cell>
          <table:table-cell office:value-type="float" office:value="28" table:style-name="ce14">
            <text:p><text:s/>28</text:p>
          </table:table-cell>
          <table:table-cell office:value-type="float" office:value="12" table:style-name="ce14">
            <text:p><text:s/>12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8" table:style-name="ce14">
            <text:p><text:s/>68</text:p>
          </table:table-cell>
          <table:table-cell office:value-type="float" office:value="89" table:style-name="ce14">
            <text:p><text:s/>89</text:p>
          </table:table-cell>
          <table:table-cell office:value-type="float" office:value="101" table:style-name="ce14">
            <text:p><text:s/>101</text:p>
          </table:table-cell>
          <table:table-cell office:value-type="float" office:value="56" table:style-name="ce14">
            <text:p><text:s/>56</text:p>
          </table:table-cell>
          <table:table-cell office:value-type="float" office:value="22" table:style-name="ce14">
            <text:p><text:s/>22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464" table:style-name="ce14">
            <text:p><text:s/>464</text:p>
          </table:table-cell>
          <table:table-cell office:value-type="float" office:value="700" table:style-name="ce14">
            <text:p><text:s/>700</text:p>
          </table:table-cell>
          <table:table-cell office:value-type="float" office:value="709" table:style-name="ce14">
            <text:p><text:s/>709</text:p>
          </table:table-cell>
          <table:table-cell office:value-type="float" office:value="455" table:style-name="ce14">
            <text:p><text:s/>455</text:p>
          </table:table-cell>
          <table:table-cell office:value-type="float" office:value="139" table:style-name="ce14">
            <text:p><text:s/>139</text:p>
          </table:table-cell>
          <table:table-cell office:value-type="float" office:value="1025" table:number-columns-spanned="2" table:number-rows-spanned="1" table:style-name="ce47">
            <text:p>1 025</text:p>
          </table:table-cell>
          <table:covered-table-cell/>
          <table:table-cell office:value-type="float" office:value="1164" table:number-columns-spanned="2" table:number-rows-spanned="1" table:style-name="ce47">
            <text:p>1 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220" table:style-name="ce14">
            <text:p><text:s/>220</text:p>
          </table:table-cell>
          <table:table-cell office:value-type="float" office:value="295" table:style-name="ce14">
            <text:p><text:s/>295</text:p>
          </table:table-cell>
          <table:table-cell office:value-type="float" office:value="341" table:style-name="ce14">
            <text:p><text:s/>341</text:p>
          </table:table-cell>
          <table:table-cell office:value-type="float" office:value="174" table:style-name="ce14">
            <text:p><text:s/>174</text:p>
          </table:table-cell>
          <table:table-cell office:value-type="float" office:value="59" table:style-name="ce14">
            <text:p><text:s/>59</text:p>
          </table:table-cell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office:value-type="float" office:value="515" table:number-columns-spanned="2" table:number-rows-spanned="1" table:style-name="ce47">
            <text:p><text:s/>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8" table:style-name="ce14">
            <text:p><text:s/>68</text:p>
          </table:table-cell>
          <table:table-cell office:value-type="float" office:value="66" table:style-name="ce14">
            <text:p><text:s/>66</text:p>
          </table:table-cell>
          <table:table-cell office:value-type="float" office:value="76" table:style-name="ce14">
            <text:p><text:s/>76</text:p>
          </table:table-cell>
          <table:table-cell office:value-type="float" office:value="58" table:style-name="ce14">
            <text:p><text:s/>58</text:p>
          </table:table-cell>
          <table:table-cell office:value-type="float" office:value="13" table:style-name="ce14">
            <text:p><text:s/>13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4" table:style-name="ce14">
            <text:p><text:s/>144</text:p>
          </table:table-cell>
          <table:table-cell office:value-type="float" office:value="101" table:style-name="ce14">
            <text:p><text:s/>101</text:p>
          </table:table-cell>
          <table:table-cell office:value-type="float" office:value="34" table:style-name="ce14">
            <text:p><text:s/>34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3" table:style-name="ce14">
            <text:p><text:s/>153</text:p>
          </table:table-cell>
          <table:table-cell office:value-type="float" office:value="121" table:style-name="ce14">
            <text:p><text:s/>121</text:p>
          </table:table-cell>
          <table:table-cell office:value-type="float" office:value="22" table:style-name="ce14">
            <text:p><text:s/>22</text:p>
          </table:table-cell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274" table:number-columns-spanned="2" table:number-rows-spanned="1" table:style-name="ce47">
            <text:p><text:s/>2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31" table:style-name="ce14">
            <text:p><text:s/>231</text:p>
          </table:table-cell>
          <table:table-cell office:value-type="float" office:value="383" table:style-name="ce14">
            <text:p><text:s/>383</text:p>
          </table:table-cell>
          <table:table-cell office:value-type="float" office:value="381" table:style-name="ce14">
            <text:p><text:s/>381</text:p>
          </table:table-cell>
          <table:table-cell office:value-type="float" office:value="233" table:style-name="ce14">
            <text:p><text:s/>233</text:p>
          </table:table-cell>
          <table:table-cell office:value-type="float" office:value="63" table:style-name="ce14">
            <text:p><text:s/>63</text:p>
          </table:table-cell>
          <table:table-cell office:value-type="float" office:value="551" table:number-columns-spanned="2" table:number-rows-spanned="1" table:style-name="ce47">
            <text:p><text:s/>551</text:p>
          </table:table-cell>
          <table:covered-table-cell/>
          <table:table-cell office:value-type="float" office:value="614" table:number-columns-spanned="2" table:number-rows-spanned="1" table:style-name="ce47">
            <text:p><text:s/>6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57" table:style-name="ce14">
            <text:p><text:s/>157</text:p>
          </table:table-cell>
          <table:table-cell office:value-type="float" office:value="222" table:style-name="ce14">
            <text:p><text:s/>222</text:p>
          </table:table-cell>
          <table:table-cell office:value-type="float" office:value="209" table:style-name="ce14">
            <text:p><text:s/>209</text:p>
          </table:table-cell>
          <table:table-cell office:value-type="float" office:value="170" table:style-name="ce14">
            <text:p><text:s/>170</text:p>
          </table:table-cell>
          <table:table-cell office:value-type="float" office:value="43" table:style-name="ce14">
            <text:p><text:s/>43</text:p>
          </table:table-cell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office:value-type="float" office:value="379" table:number-columns-spanned="2" table:number-rows-spanned="1" table:style-name="ce47">
            <text:p><text:s/>3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36" table:style-name="ce14">
            <text:p><text:s/>336</text:p>
          </table:table-cell>
          <table:table-cell office:value-type="float" office:value="248" table:style-name="ce14">
            <text:p><text:s/>248</text:p>
          </table:table-cell>
          <table:table-cell office:value-type="float" office:value="319" table:style-name="ce14">
            <text:p><text:s/>319</text:p>
          </table:table-cell>
          <table:table-cell office:value-type="float" office:value="265" table:style-name="ce14">
            <text:p><text:s/>265</text:p>
          </table:table-cell>
          <table:table-cell office:value-type="float" office:value="88" table:style-name="ce14">
            <text:p><text:s/>88</text:p>
          </table:table-cell>
          <table:table-cell office:value-type="float" office:value="496" table:number-columns-spanned="2" table:number-rows-spanned="1" table:style-name="ce47">
            <text:p><text:s/>496</text:p>
          </table:table-cell>
          <table:covered-table-cell/>
          <table:table-cell office:value-type="float" office:value="584" table:number-columns-spanned="2" table:number-rows-spanned="1" table:style-name="ce47">
            <text:p><text:s/>5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6" table:style-name="ce14">
            <text:p><text:s/>86</text:p>
          </table:table-cell>
          <table:table-cell office:value-type="float" office:value="98" table:style-name="ce14">
            <text:p><text:s/>98</text:p>
          </table:table-cell>
          <table:table-cell office:value-type="float" office:value="110" table:style-name="ce14">
            <text:p><text:s/>110</text:p>
          </table:table-cell>
          <table:table-cell office:value-type="float" office:value="74" table:style-name="ce14">
            <text:p><text:s/>74</text:p>
          </table:table-cell>
          <table:table-cell office:value-type="float" office:value="26" table:style-name="ce14">
            <text:p><text:s/>26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98" table:style-name="ce14">
            <text:p><text:s/>198</text:p>
          </table:table-cell>
          <table:table-cell office:value-type="float" office:value="248" table:style-name="ce14">
            <text:p><text:s/>248</text:p>
          </table:table-cell>
          <table:table-cell office:value-type="float" office:value="256" table:style-name="ce14">
            <text:p><text:s/>256</text:p>
          </table:table-cell>
          <table:table-cell office:value-type="float" office:value="190" table:style-name="ce14">
            <text:p><text:s/>190</text:p>
          </table:table-cell>
          <table:table-cell office:value-type="float" office:value="57" table:style-name="ce14">
            <text:p><text:s/>57</text:p>
          </table:table-cell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84" table:style-name="ce14">
            <text:p><text:s/>184</text:p>
          </table:table-cell>
          <table:table-cell office:value-type="float" office:value="184" table:style-name="ce14">
            <text:p><text:s/>184</text:p>
          </table:table-cell>
          <table:table-cell office:value-type="float" office:value="193" table:style-name="ce14">
            <text:p><text:s/>193</text:p>
          </table:table-cell>
          <table:table-cell office:value-type="float" office:value="175" table:style-name="ce14">
            <text:p><text:s/>175</text:p>
          </table:table-cell>
          <table:table-cell office:value-type="float" office:value="46" table:style-name="ce14">
            <text:p><text:s/>46</text:p>
          </table:table-cell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62" table:style-name="ce14">
            <text:p><text:s/>262</text:p>
          </table:table-cell>
          <table:table-cell office:value-type="float" office:value="314" table:style-name="ce14">
            <text:p><text:s/>314</text:p>
          </table:table-cell>
          <table:table-cell office:value-type="float" office:value="380" table:style-name="ce14">
            <text:p><text:s/>380</text:p>
          </table:table-cell>
          <table:table-cell office:value-type="float" office:value="196" table:style-name="ce14">
            <text:p><text:s/>196</text:p>
          </table:table-cell>
          <table:table-cell office:value-type="float" office:value="44" table:style-name="ce14">
            <text:p><text:s/>44</text:p>
          </table:table-cell>
          <table:table-cell office:value-type="float" office:value="532" table:number-columns-spanned="2" table:number-rows-spanned="1" table:style-name="ce47">
            <text:p><text:s/>532</text:p>
          </table:table-cell>
          <table:covered-table-cell/>
          <table:table-cell office:value-type="float" office:value="576" table:number-columns-spanned="2" table:number-rows-spanned="1" table:style-name="ce47">
            <text:p><text:s/>5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6" table:style-name="ce14">
            <text:p><text:s/>56</text:p>
          </table:table-cell>
          <table:table-cell office:value-type="float" office:value="102" table:style-name="ce14">
            <text:p><text:s/>102</text:p>
          </table:table-cell>
          <table:table-cell office:value-type="float" office:value="90" table:style-name="ce14">
            <text:p><text:s/>90</text:p>
          </table:table-cell>
          <table:table-cell office:value-type="float" office:value="68" table:style-name="ce14">
            <text:p><text:s/>68</text:p>
          </table:table-cell>
          <table:table-cell office:value-type="float" office:value="35" table:style-name="ce14">
            <text:p><text:s/>35</text:p>
          </table:table-cell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255" table:style-name="ce14">
            <text:p><text:s/>255</text:p>
          </table:table-cell>
          <table:table-cell office:value-type="float" office:value="308" table:style-name="ce14">
            <text:p><text:s/>308</text:p>
          </table:table-cell>
          <table:table-cell office:value-type="float" office:value="357" table:style-name="ce14">
            <text:p><text:s/>357</text:p>
          </table:table-cell>
          <table:table-cell office:value-type="float" office:value="206" table:style-name="ce14">
            <text:p><text:s/>206</text:p>
          </table:table-cell>
          <table:table-cell office:value-type="float" office:value="55" table:style-name="ce14">
            <text:p><text:s/>55</text:p>
          </table:table-cell>
          <table:table-cell office:value-type="float" office:value="508" table:number-columns-spanned="2" table:number-rows-spanned="1" table:style-name="ce47">
            <text:p><text:s/>508</text:p>
          </table:table-cell>
          <table:covered-table-cell/>
          <table:table-cell office:value-type="float" office:value="563" table:number-columns-spanned="2" table:number-rows-spanned="1" table:style-name="ce47">
            <text:p><text:s/>5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05" table:style-name="ce14">
            <text:p><text:s/>105</text:p>
          </table:table-cell>
          <table:table-cell office:value-type="float" office:value="84" table:style-name="ce14">
            <text:p><text:s/>84</text:p>
          </table:table-cell>
          <table:table-cell office:value-type="float" office:value="130" table:style-name="ce14">
            <text:p><text:s/>130</text:p>
          </table:table-cell>
          <table:table-cell office:value-type="float" office:value="59" table:style-name="ce14">
            <text:p><text:s/>59</text:p>
          </table:table-cell>
          <table:table-cell office:value-type="float" office:value="22" table:style-name="ce14">
            <text:p><text:s/>22</text:p>
          </table:table-cell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92" table:style-name="ce14">
            <text:p><text:s/>92</text:p>
          </table:table-cell>
          <table:table-cell office:value-type="float" office:value="151" table:style-name="ce14">
            <text:p><text:s/>151</text:p>
          </table:table-cell>
          <table:table-cell office:value-type="float" office:value="139" table:style-name="ce14">
            <text:p><text:s/>139</text:p>
          </table:table-cell>
          <table:table-cell office:value-type="float" office:value="104" table:style-name="ce14">
            <text:p><text:s/>104</text:p>
          </table:table-cell>
          <table:table-cell office:value-type="float" office:value="31" table:style-name="ce14">
            <text:p><text:s/>31</text:p>
          </table:table-cell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31" table:style-name="ce14">
            <text:p><text:s/>31</text:p>
          </table:table-cell>
          <table:table-cell office:value-type="float" office:value="15" table:style-name="ce14">
            <text:p><text:s/>15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407" table:style-name="ce14">
            <text:p>1 407</text:p>
          </table:table-cell>
          <table:table-cell office:value-type="float" office:value="1791" table:style-name="ce14">
            <text:p>1 791</text:p>
          </table:table-cell>
          <table:table-cell office:value-type="float" office:value="2078" table:style-name="ce14">
            <text:p>2 078</text:p>
          </table:table-cell>
          <table:table-cell office:value-type="float" office:value="1120" table:style-name="ce14">
            <text:p>1 120</text:p>
          </table:table-cell>
          <table:table-cell office:value-type="float" office:value="466" table:style-name="ce14">
            <text:p><text:s/>466</text:p>
          </table:table-cell>
          <table:table-cell office:value-type="float" office:value="2732" table:number-columns-spanned="2" table:number-rows-spanned="1" table:style-name="ce47">
            <text:p>2 732</text:p>
          </table:table-cell>
          <table:covered-table-cell/>
          <table:table-cell office:value-type="float" office:value="3198" table:number-columns-spanned="2" table:number-rows-spanned="1" table:style-name="ce47">
            <text:p>3 1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5" table:style-name="ce14">
            <text:p><text:s/>135</text:p>
          </table:table-cell>
          <table:table-cell office:value-type="float" office:value="201" table:style-name="ce14">
            <text:p><text:s/>201</text:p>
          </table:table-cell>
          <table:table-cell office:value-type="float" office:value="212" table:style-name="ce14">
            <text:p><text:s/>212</text:p>
          </table:table-cell>
          <table:table-cell office:value-type="float" office:value="124" table:style-name="ce14">
            <text:p><text:s/>124</text:p>
          </table:table-cell>
          <table:table-cell office:value-type="float" office:value="30" table:style-name="ce14">
            <text:p><text:s/>30</text:p>
          </table:table-cell>
          <table:table-cell office:value-type="float" office:value="306" table:number-columns-spanned="2" table:number-rows-spanned="1" table:style-name="ce47">
            <text:p><text:s/>306</text:p>
          </table:table-cell>
          <table:covered-table-cell/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21293" table:style-name="ce18">
            <text:p>21 293</text:p>
          </table:table-cell>
          <table:table-cell office:value-type="float" office:value="26530" table:style-name="ce18">
            <text:p>26 530</text:p>
          </table:table-cell>
          <table:table-cell office:value-type="float" office:value="29123" table:style-name="ce18">
            <text:p>29 123</text:p>
          </table:table-cell>
          <table:table-cell office:value-type="float" office:value="18700" table:style-name="ce18">
            <text:p>18 700</text:p>
          </table:table-cell>
          <table:table-cell office:value-type="float" office:value="5713" table:style-name="ce18">
            <text:p>5 713</text:p>
          </table:table-cell>
          <table:table-cell office:value-type="float" office:value="42110" table:number-columns-spanned="2" table:number-rows-spanned="1" table:style-name="ce46">
            <text:p>42 110</text:p>
          </table:table-cell>
          <table:covered-table-cell/>
          <table:table-cell office:value-type="float" office:value="47823" table:number-columns-spanned="2" table:number-rows-spanned="1" table:style-name="ce46">
            <text:p>47 82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09" table:style-name="ce14">
            <text:p><text:s/>609</text:p>
          </table:table-cell>
          <table:table-cell office:value-type="float" office:value="735" table:style-name="ce14">
            <text:p><text:s/>735</text:p>
          </table:table-cell>
          <table:table-cell office:value-type="float" office:value="757" table:style-name="ce14">
            <text:p><text:s/>757</text:p>
          </table:table-cell>
          <table:table-cell office:value-type="float" office:value="587" table:style-name="ce14">
            <text:p><text:s/>587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17" table:number-columns-spanned="2" table:number-rows-spanned="1" table:style-name="ce47">
            <text:p>1 217</text:p>
          </table:table-cell>
          <table:covered-table-cell/>
          <table:table-cell office:value-type="float" office:value="1344" table:number-columns-spanned="2" table:number-rows-spanned="1" table:style-name="ce47">
            <text:p>1 3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7" table:style-name="ce14">
            <text:p><text:s/>117</text:p>
          </table:table-cell>
          <table:table-cell office:value-type="float" office:value="180" table:style-name="ce14">
            <text:p><text:s/>180</text:p>
          </table:table-cell>
          <table:table-cell office:value-type="float" office:value="67" table:style-name="ce14">
            <text:p><text:s/>67</text:p>
          </table:table-cell>
          <table:table-cell office:value-type="float" office:value="12" table:style-name="ce14">
            <text:p><text:s/>12</text:p>
          </table:table-cell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568" table:style-name="ce14">
            <text:p><text:s/>568</text:p>
          </table:table-cell>
          <table:table-cell office:value-type="float" office:value="719" table:style-name="ce14">
            <text:p><text:s/>719</text:p>
          </table:table-cell>
          <table:table-cell office:value-type="float" office:value="883" table:style-name="ce14">
            <text:p><text:s/>883</text:p>
          </table:table-cell>
          <table:table-cell office:value-type="float" office:value="404" table:style-name="ce14">
            <text:p><text:s/>404</text:p>
          </table:table-cell>
          <table:table-cell office:value-type="float" office:value="154" table:style-name="ce14">
            <text:p><text:s/>154</text:p>
          </table:table-cell>
          <table:table-cell office:value-type="float" office:value="1133" table:number-columns-spanned="2" table:number-rows-spanned="1" table:style-name="ce47">
            <text:p>1 133</text:p>
          </table:table-cell>
          <table:covered-table-cell/>
          <table:table-cell office:value-type="float" office:value="1287" table:number-columns-spanned="2" table:number-rows-spanned="1" table:style-name="ce47">
            <text:p>1 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48" table:style-name="ce14">
            <text:p><text:s/>248</text:p>
          </table:table-cell>
          <table:table-cell office:value-type="float" office:value="281" table:style-name="ce14">
            <text:p><text:s/>281</text:p>
          </table:table-cell>
          <table:table-cell office:value-type="float" office:value="353" table:style-name="ce14">
            <text:p><text:s/>353</text:p>
          </table:table-cell>
          <table:table-cell office:value-type="float" office:value="176" table:style-name="ce14">
            <text:p><text:s/>176</text:p>
          </table:table-cell>
          <table:table-cell office:value-type="float" office:value="24" table:style-name="ce14">
            <text:p><text:s/>24</text:p>
          </table:table-cell>
          <table:table-cell office:value-type="float" office:value="505" table:number-columns-spanned="2" table:number-rows-spanned="1" table:style-name="ce47">
            <text:p><text:s/>505</text:p>
          </table:table-cell>
          <table:covered-table-cell/>
          <table:table-cell office:value-type="float" office:value="529" table:number-columns-spanned="2" table:number-rows-spanned="1" table:style-name="ce47">
            <text:p><text:s/>5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702" table:style-name="ce14">
            <text:p><text:s/>702</text:p>
          </table:table-cell>
          <table:table-cell office:value-type="float" office:value="948" table:style-name="ce14">
            <text:p><text:s/>948</text:p>
          </table:table-cell>
          <table:table-cell office:value-type="float" office:value="1193" table:style-name="ce14">
            <text:p>1 193</text:p>
          </table:table-cell>
          <table:table-cell office:value-type="float" office:value="457" table:style-name="ce14">
            <text:p><text:s/>457</text:p>
          </table:table-cell>
          <table:table-cell office:value-type="float" office:value="78" table:style-name="ce14">
            <text:p><text:s/>78</text:p>
          </table:table-cell>
          <table:table-cell office:value-type="float" office:value="1572" table:number-columns-spanned="2" table:number-rows-spanned="1" table:style-name="ce47">
            <text:p>1 572</text:p>
          </table:table-cell>
          <table:covered-table-cell/>
          <table:table-cell office:value-type="float" office:value="1650" table:number-columns-spanned="2" table:number-rows-spanned="1" table:style-name="ce47">
            <text:p>1 6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903" table:style-name="ce14">
            <text:p>2 903</text:p>
          </table:table-cell>
          <table:table-cell office:value-type="float" office:value="3844" table:style-name="ce14">
            <text:p>3 844</text:p>
          </table:table-cell>
          <table:table-cell office:value-type="float" office:value="4574" table:style-name="ce14">
            <text:p>4 574</text:p>
          </table:table-cell>
          <table:table-cell office:value-type="float" office:value="2173" table:style-name="ce14">
            <text:p>2 173</text:p>
          </table:table-cell>
          <table:table-cell office:value-type="float" office:value="449" table:style-name="ce14">
            <text:p><text:s/>449</text:p>
          </table:table-cell>
          <table:table-cell office:value-type="float" office:value="6298" table:number-columns-spanned="2" table:number-rows-spanned="1" table:style-name="ce47">
            <text:p>6 298</text:p>
          </table:table-cell>
          <table:covered-table-cell/>
          <table:table-cell office:value-type="float" office:value="6747" table:number-columns-spanned="2" table:number-rows-spanned="1" table:style-name="ce47">
            <text:p>6 7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44" table:style-name="ce14">
            <text:p><text:s/>244</text:p>
          </table:table-cell>
          <table:table-cell office:value-type="float" office:value="357" table:style-name="ce14">
            <text:p><text:s/>357</text:p>
          </table:table-cell>
          <table:table-cell office:value-type="float" office:value="460" table:style-name="ce14">
            <text:p><text:s/>460</text:p>
          </table:table-cell>
          <table:table-cell office:value-type="float" office:value="141" table:style-name="ce14">
            <text:p><text:s/>141</text:p>
          </table:table-cell>
          <table:table-cell office:value-type="float" office:value="31" table:style-name="ce14">
            <text:p><text:s/>31</text:p>
          </table:table-cell>
          <table:table-cell office:value-type="float" office:value="570" table:number-columns-spanned="2" table:number-rows-spanned="1" table:style-name="ce47">
            <text:p><text:s/>570</text:p>
          </table:table-cell>
          <table:covered-table-cell/>
          <table:table-cell office:value-type="float" office:value="601" table:number-columns-spanned="2" table:number-rows-spanned="1" table:style-name="ce47">
            <text:p><text:s/>6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1" table:style-name="ce14">
            <text:p><text:s/>71</text:p>
          </table:table-cell>
          <table:table-cell office:value-type="float" office:value="90" table:style-name="ce14">
            <text:p><text:s/>90</text:p>
          </table:table-cell>
          <table:table-cell office:value-type="float" office:value="113" table:style-name="ce14">
            <text:p><text:s/>113</text:p>
          </table:table-cell>
          <table:table-cell office:value-type="float" office:value="48" table:style-name="ce14">
            <text:p><text:s/>48</text:p>
          </table:table-cell>
          <table:table-cell office:value-type="float" office:value="8" table:style-name="ce14">
            <text:p><text:s/>8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2836" table:style-name="ce14">
            <text:p>2 836</text:p>
          </table:table-cell>
          <table:table-cell office:value-type="float" office:value="3849" table:style-name="ce14">
            <text:p>3 849</text:p>
          </table:table-cell>
          <table:table-cell office:value-type="float" office:value="4955" table:style-name="ce14">
            <text:p>4 955</text:p>
          </table:table-cell>
          <table:table-cell office:value-type="float" office:value="1730" table:style-name="ce14">
            <text:p>1 730</text:p>
          </table:table-cell>
          <table:table-cell office:value-type="float" office:value="378" table:style-name="ce14">
            <text:p><text:s/>378</text:p>
          </table:table-cell>
          <table:table-cell office:value-type="float" office:value="6307" table:number-columns-spanned="2" table:number-rows-spanned="1" table:style-name="ce47">
            <text:p>6 307</text:p>
          </table:table-cell>
          <table:covered-table-cell/>
          <table:table-cell office:value-type="float" office:value="6685" table:number-columns-spanned="2" table:number-rows-spanned="1" table:style-name="ce47">
            <text:p>6 6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39" table:style-name="ce14">
            <text:p><text:s/>139</text:p>
          </table:table-cell>
          <table:table-cell office:value-type="float" office:value="204" table:style-name="ce14">
            <text:p><text:s/>204</text:p>
          </table:table-cell>
          <table:table-cell office:value-type="float" office:value="234" table:style-name="ce14">
            <text:p><text:s/>234</text:p>
          </table:table-cell>
          <table:table-cell office:value-type="float" office:value="109" table:style-name="ce14">
            <text:p><text:s/>109</text:p>
          </table:table-cell>
          <table:table-cell office:value-type="float" office:value="25" table:style-name="ce14">
            <text:p><text:s/>25</text:p>
          </table:table-cell>
          <table:table-cell office:value-type="float" office:value="318" table:number-columns-spanned="2" table:number-rows-spanned="1" table:style-name="ce47">
            <text:p><text:s/>318</text:p>
          </table:table-cell>
          <table:covered-table-cell/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72" table:style-name="ce14">
            <text:p><text:s/>272</text:p>
          </table:table-cell>
          <table:table-cell office:value-type="float" office:value="333" table:style-name="ce14">
            <text:p><text:s/>333</text:p>
          </table:table-cell>
          <table:table-cell office:value-type="float" office:value="429" table:style-name="ce14">
            <text:p><text:s/>429</text:p>
          </table:table-cell>
          <table:table-cell office:value-type="float" office:value="176" table:style-name="ce14">
            <text:p><text:s/>176</text:p>
          </table:table-cell>
          <table:table-cell office:value-type="float" office:value="40" table:style-name="ce14">
            <text:p><text:s/>40</text:p>
          </table:table-cell>
          <table:table-cell office:value-type="float" office:value="565" table:number-columns-spanned="2" table:number-rows-spanned="1" table:style-name="ce47">
            <text:p><text:s/>565</text:p>
          </table:table-cell>
          <table:covered-table-cell/>
          <table:table-cell office:value-type="float" office:value="605" table:number-columns-spanned="2" table:number-rows-spanned="1" table:style-name="ce47">
            <text:p><text:s/>6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559" table:style-name="ce14">
            <text:p>1 559</text:p>
          </table:table-cell>
          <table:table-cell office:value-type="float" office:value="1908" table:style-name="ce14">
            <text:p>1 908</text:p>
          </table:table-cell>
          <table:table-cell office:value-type="float" office:value="2026" table:style-name="ce14">
            <text:p>2 026</text:p>
          </table:table-cell>
          <table:table-cell office:value-type="float" office:value="1441" table:style-name="ce14">
            <text:p>1 441</text:p>
          </table:table-cell>
          <table:table-cell office:value-type="float" office:value="358" table:style-name="ce14">
            <text:p><text:s/>358</text:p>
          </table:table-cell>
          <table:table-cell office:value-type="float" office:value="3109" table:number-columns-spanned="2" table:number-rows-spanned="1" table:style-name="ce47">
            <text:p>3 109</text:p>
          </table:table-cell>
          <table:covered-table-cell/>
          <table:table-cell office:value-type="float" office:value="3467" table:number-columns-spanned="2" table:number-rows-spanned="1" table:style-name="ce47">
            <text:p>3 4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74" table:style-name="ce14">
            <text:p><text:s/>474</text:p>
          </table:table-cell>
          <table:table-cell office:value-type="float" office:value="579" table:style-name="ce14">
            <text:p><text:s/>579</text:p>
          </table:table-cell>
          <table:table-cell office:value-type="float" office:value="721" table:style-name="ce14">
            <text:p><text:s/>721</text:p>
          </table:table-cell>
          <table:table-cell office:value-type="float" office:value="332" table:style-name="ce14">
            <text:p><text:s/>332</text:p>
          </table:table-cell>
          <table:table-cell office:value-type="float" office:value="98" table:style-name="ce14">
            <text:p><text:s/>98</text:p>
          </table:table-cell>
          <table:table-cell office:value-type="float" office:value="955" table:number-columns-spanned="2" table:number-rows-spanned="1" table:style-name="ce47">
            <text:p><text:s/>955</text:p>
          </table:table-cell>
          <table:covered-table-cell/>
          <table:table-cell office:value-type="float" office:value="1053" table:number-columns-spanned="2" table:number-rows-spanned="1" table:style-name="ce47">
            <text:p>1 0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32" table:style-name="ce14">
            <text:p><text:s/>132</text:p>
          </table:table-cell>
          <table:table-cell office:value-type="float" office:value="196" table:style-name="ce14">
            <text:p><text:s/>196</text:p>
          </table:table-cell>
          <table:table-cell office:value-type="float" office:value="249" table:style-name="ce14">
            <text:p><text:s/>249</text:p>
          </table:table-cell>
          <table:table-cell office:value-type="float" office:value="79" table:style-name="ce14">
            <text:p><text:s/>79</text:p>
          </table:table-cell>
          <table:table-cell office:value-type="float" office:value="15" table:style-name="ce14">
            <text:p><text:s/>15</text:p>
          </table:table-cell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328" table:number-columns-spanned="2" table:number-rows-spanned="1" table:style-name="ce47">
            <text:p><text:s/>3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36" table:style-name="ce14">
            <text:p><text:s/>136</text:p>
          </table:table-cell>
          <table:table-cell office:value-type="float" office:value="199" table:style-name="ce14">
            <text:p><text:s/>199</text:p>
          </table:table-cell>
          <table:table-cell office:value-type="float" office:value="237" table:style-name="ce14">
            <text:p><text:s/>237</text:p>
          </table:table-cell>
          <table:table-cell office:value-type="float" office:value="98" table:style-name="ce14">
            <text:p><text:s/>98</text:p>
          </table:table-cell>
          <table:table-cell office:value-type="float" office:value="21" table:style-name="ce14">
            <text:p><text:s/>21</text:p>
          </table:table-cell>
          <table:table-cell office:value-type="float" office:value="314" table:number-columns-spanned="2" table:number-rows-spanned="1" table:style-name="ce47">
            <text:p><text:s/>314</text:p>
          </table:table-cell>
          <table:covered-table-cell/>
          <table:table-cell office:value-type="float" office:value="335" table:number-columns-spanned="2" table:number-rows-spanned="1" table:style-name="ce47">
            <text:p><text:s/>3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658" table:style-name="ce14">
            <text:p><text:s/>658</text:p>
          </table:table-cell>
          <table:table-cell office:value-type="float" office:value="970" table:style-name="ce14">
            <text:p><text:s/>970</text:p>
          </table:table-cell>
          <table:table-cell office:value-type="float" office:value="1222" table:style-name="ce14">
            <text:p>1 222</text:p>
          </table:table-cell>
          <table:table-cell office:value-type="float" office:value="406" table:style-name="ce14">
            <text:p><text:s/>406</text:p>
          </table:table-cell>
          <table:table-cell office:value-type="float" office:value="86" table:style-name="ce14">
            <text:p><text:s/>86</text:p>
          </table:table-cell>
          <table:table-cell office:value-type="float" office:value="1542" table:number-columns-spanned="2" table:number-rows-spanned="1" table:style-name="ce47">
            <text:p>1 542</text:p>
          </table:table-cell>
          <table:covered-table-cell/>
          <table:table-cell office:value-type="float" office:value="1628" table:number-columns-spanned="2" table:number-rows-spanned="1" table:style-name="ce47">
            <text:p>1 6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92" table:style-name="ce14">
            <text:p><text:s/>292</text:p>
          </table:table-cell>
          <table:table-cell office:value-type="float" office:value="299" table:style-name="ce14">
            <text:p><text:s/>299</text:p>
          </table:table-cell>
          <table:table-cell office:value-type="float" office:value="438" table:style-name="ce14">
            <text:p><text:s/>438</text:p>
          </table:table-cell>
          <table:table-cell office:value-type="float" office:value="153" table:style-name="ce14">
            <text:p><text:s/>153</text:p>
          </table:table-cell>
          <table:table-cell office:value-type="float" office:value="39" table:style-name="ce14">
            <text:p><text:s/>39</text:p>
          </table:table-cell>
          <table:table-cell office:value-type="float" office:value="552" table:number-columns-spanned="2" table:number-rows-spanned="1" table:style-name="ce47">
            <text:p><text:s/>552</text:p>
          </table:table-cell>
          <table:covered-table-cell/>
          <table:table-cell office:value-type="float" office:value="591" table:number-columns-spanned="2" table:number-rows-spanned="1" table:style-name="ce47">
            <text:p><text:s/>5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3446" table:style-name="ce14">
            <text:p>3 446</text:p>
          </table:table-cell>
          <table:table-cell office:value-type="float" office:value="4324" table:style-name="ce14">
            <text:p>4 324</text:p>
          </table:table-cell>
          <table:table-cell office:value-type="float" office:value="5046" table:style-name="ce14">
            <text:p>5 046</text:p>
          </table:table-cell>
          <table:table-cell office:value-type="float" office:value="2724" table:style-name="ce14">
            <text:p>2 724</text:p>
          </table:table-cell>
          <table:table-cell office:value-type="float" office:value="478" table:style-name="ce14">
            <text:p><text:s/>478</text:p>
          </table:table-cell>
          <table:table-cell office:value-type="float" office:value="7292" table:number-columns-spanned="2" table:number-rows-spanned="1" table:style-name="ce47">
            <text:p>7 292</text:p>
          </table:table-cell>
          <table:covered-table-cell/>
          <table:table-cell office:value-type="float" office:value="7770" table:number-columns-spanned="2" table:number-rows-spanned="1" table:style-name="ce47">
            <text:p>7 7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81" table:style-name="ce14">
            <text:p><text:s/>81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7" table:style-name="ce14">
            <text:p><text:s/>137</text:p>
          </table:table-cell>
          <table:table-cell office:value-type="float" office:value="59" table:style-name="ce14">
            <text:p><text:s/>59</text:p>
          </table:table-cell>
          <table:table-cell office:value-type="float" office:value="17" table:style-name="ce14">
            <text:p><text:s/>17</text:p>
          </table:table-cell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6" table:style-name="ce14">
            <text:p><text:s/>56</text:p>
          </table:table-cell>
          <table:table-cell office:value-type="float" office:value="74" table:style-name="ce14">
            <text:p><text:s/>74</text:p>
          </table:table-cell>
          <table:table-cell office:value-type="float" office:value="61" table:style-name="ce14">
            <text:p><text:s/>61</text:p>
          </table:table-cell>
          <table:table-cell office:value-type="float" office:value="69" table:style-name="ce14">
            <text:p><text:s/>69</text:p>
          </table:table-cell>
          <table:table-cell office:value-type="float" office:value="20" table:style-name="ce14">
            <text:p><text:s/>20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49" table:style-name="ce14">
            <text:p><text:s/>249</text:p>
          </table:table-cell>
          <table:table-cell office:value-type="float" office:value="421" table:style-name="ce14">
            <text:p><text:s/>421</text:p>
          </table:table-cell>
          <table:table-cell office:value-type="float" office:value="414" table:style-name="ce14">
            <text:p><text:s/>414</text:p>
          </table:table-cell>
          <table:table-cell office:value-type="float" office:value="256" table:style-name="ce14">
            <text:p><text:s/>256</text:p>
          </table:table-cell>
          <table:table-cell office:value-type="float" office:value="70" table:style-name="ce14">
            <text:p><text:s/>70</text:p>
          </table:table-cell>
          <table:table-cell office:value-type="float" office:value="600" table:number-columns-spanned="2" table:number-rows-spanned="1" table:style-name="ce47">
            <text:p><text:s/>600</text:p>
          </table:table-cell>
          <table:covered-table-cell/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20" table:style-name="ce14">
            <text:p><text:s/>220</text:p>
          </table:table-cell>
          <table:table-cell office:value-type="float" office:value="322" table:style-name="ce14">
            <text:p><text:s/>322</text:p>
          </table:table-cell>
          <table:table-cell office:value-type="float" office:value="361" table:style-name="ce14">
            <text:p><text:s/>361</text:p>
          </table:table-cell>
          <table:table-cell office:value-type="float" office:value="181" table:style-name="ce14">
            <text:p><text:s/>181</text:p>
          </table:table-cell>
          <table:table-cell office:value-type="float" office:value="71" table:style-name="ce14">
            <text:p><text:s/>71</text:p>
          </table:table-cell>
          <table:table-cell office:value-type="float" office:value="471" table:number-columns-spanned="2" table:number-rows-spanned="1" table:style-name="ce47">
            <text:p><text:s/>471</text:p>
          </table:table-cell>
          <table:covered-table-cell/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74" table:style-name="ce14">
            <text:p><text:s/>74</text:p>
          </table:table-cell>
          <table:table-cell office:value-type="float" office:value="51" table:style-name="ce14">
            <text:p><text:s/>51</text:p>
          </table:table-cell>
          <table:table-cell office:value-type="float" office:value="15" table:style-name="ce14">
            <text:p><text:s/>15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6" table:style-name="ce14">
            <text:p><text:s/>46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33" table:style-name="ce14">
            <text:p><text:s/>33</text:p>
          </table:table-cell>
          <table:table-cell office:value-type="float" office:value="12" table:style-name="ce14">
            <text:p><text:s/>12</text:p>
          </table:table-cell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9873" table:style-name="ce14">
            <text:p>9 873</text:p>
          </table:table-cell>
          <table:table-cell office:value-type="float" office:value="10115" table:style-name="ce14">
            <text:p>10 115</text:p>
          </table:table-cell>
          <table:table-cell office:value-type="float" office:value="13448" table:style-name="ce14">
            <text:p>13 448</text:p>
          </table:table-cell>
          <table:table-cell office:value-type="float" office:value="6540" table:style-name="ce14">
            <text:p>6 540</text:p>
          </table:table-cell>
          <table:table-cell office:value-type="float" office:value="2156" table:style-name="ce14">
            <text:p>2 156</text:p>
          </table:table-cell>
          <table:table-cell office:value-type="float" office:value="17832" table:number-columns-spanned="2" table:number-rows-spanned="1" table:style-name="ce47">
            <text:p>17 832</text:p>
          </table:table-cell>
          <table:covered-table-cell/>
          <table:table-cell office:value-type="float" office:value="19988" table:number-columns-spanned="2" table:number-rows-spanned="1" table:style-name="ce47">
            <text:p>19 9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3551" table:style-name="ce14">
            <text:p>3 551</text:p>
          </table:table-cell>
          <table:table-cell office:value-type="float" office:value="4552" table:style-name="ce14">
            <text:p>4 552</text:p>
          </table:table-cell>
          <table:table-cell office:value-type="float" office:value="5370" table:style-name="ce14">
            <text:p>5 370</text:p>
          </table:table-cell>
          <table:table-cell office:value-type="float" office:value="2733" table:style-name="ce14">
            <text:p>2 733</text:p>
          </table:table-cell>
          <table:table-cell office:value-type="float" office:value="682" table:style-name="ce14">
            <text:p><text:s/>682</text:p>
          </table:table-cell>
          <table:table-cell office:value-type="float" office:value="7421" table:number-columns-spanned="2" table:number-rows-spanned="1" table:style-name="ce47">
            <text:p>7 421</text:p>
          </table:table-cell>
          <table:covered-table-cell/>
          <table:table-cell office:value-type="float" office:value="8103" table:number-columns-spanned="2" table:number-rows-spanned="1" table:style-name="ce47">
            <text:p>8 1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08" table:style-name="ce14">
            <text:p><text:s/>308</text:p>
          </table:table-cell>
          <table:table-cell office:value-type="float" office:value="469" table:style-name="ce14">
            <text:p><text:s/>469</text:p>
          </table:table-cell>
          <table:table-cell office:value-type="float" office:value="506" table:style-name="ce14">
            <text:p><text:s/>506</text:p>
          </table:table-cell>
          <table:table-cell office:value-type="float" office:value="271" table:style-name="ce14">
            <text:p><text:s/>271</text:p>
          </table:table-cell>
          <table:table-cell office:value-type="float" office:value="54" table:style-name="ce14">
            <text:p><text:s/>54</text:p>
          </table:table-cell>
          <table:table-cell office:value-type="float" office:value="723" table:number-columns-spanned="2" table:number-rows-spanned="1" table:style-name="ce47">
            <text:p><text:s/>723</text:p>
          </table:table-cell>
          <table:covered-table-cell/>
          <table:table-cell office:value-type="float" office:value="777" table:number-columns-spanned="2" table:number-rows-spanned="1" table:style-name="ce47">
            <text:p><text:s/>7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91" table:style-name="ce14">
            <text:p><text:s/>91</text:p>
          </table:table-cell>
          <table:table-cell office:value-type="float" office:value="73" table:style-name="ce14">
            <text:p><text:s/>73</text:p>
          </table:table-cell>
          <table:table-cell office:value-type="float" office:value="87" table:style-name="ce14">
            <text:p><text:s/>87</text:p>
          </table:table-cell>
          <table:table-cell office:value-type="float" office:value="77" table:style-name="ce14">
            <text:p><text:s/>77</text:p>
          </table:table-cell>
          <table:table-cell office:value-type="float" office:value="16" table:style-name="ce14">
            <text:p><text:s/>16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918" table:style-name="ce14">
            <text:p><text:s/>918</text:p>
          </table:table-cell>
          <table:table-cell office:value-type="float" office:value="1181" table:style-name="ce14">
            <text:p>1 181</text:p>
          </table:table-cell>
          <table:table-cell office:value-type="float" office:value="1398" table:style-name="ce14">
            <text:p>1 398</text:p>
          </table:table-cell>
          <table:table-cell office:value-type="float" office:value="701" table:style-name="ce14">
            <text:p><text:s/>70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83" table:number-columns-spanned="2" table:number-rows-spanned="1" table:style-name="ce47">
            <text:p>1 983</text:p>
          </table:table-cell>
          <table:covered-table-cell/>
          <table:table-cell office:value-type="float" office:value="2099" table:number-columns-spanned="2" table:number-rows-spanned="1" table:style-name="ce47">
            <text:p>2 0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373" table:style-name="ce14">
            <text:p>1 373</text:p>
          </table:table-cell>
          <table:table-cell office:value-type="float" office:value="1623" table:style-name="ce14">
            <text:p>1 623</text:p>
          </table:table-cell>
          <table:table-cell office:value-type="float" office:value="1827" table:style-name="ce14">
            <text:p>1 827</text:p>
          </table:table-cell>
          <table:table-cell office:value-type="float" office:value="1169" table:style-name="ce14">
            <text:p>1 169</text:p>
          </table:table-cell>
          <table:table-cell office:value-type="float" office:value="271" table:style-name="ce14">
            <text:p><text:s/>271</text:p>
          </table:table-cell>
          <table:table-cell office:value-type="float" office:value="2725" table:number-columns-spanned="2" table:number-rows-spanned="1" table:style-name="ce47">
            <text:p>2 725</text:p>
          </table:table-cell>
          <table:covered-table-cell/>
          <table:table-cell office:value-type="float" office:value="2996" table:number-columns-spanned="2" table:number-rows-spanned="1" table:style-name="ce47">
            <text:p>2 9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020" table:style-name="ce14">
            <text:p>1 020</text:p>
          </table:table-cell>
          <table:table-cell office:value-type="float" office:value="1247" table:style-name="ce14">
            <text:p>1 247</text:p>
          </table:table-cell>
          <table:table-cell office:value-type="float" office:value="1410" table:style-name="ce14">
            <text:p>1 410</text:p>
          </table:table-cell>
          <table:table-cell office:value-type="float" office:value="857" table:style-name="ce14">
            <text:p><text:s/>857</text:p>
          </table:table-cell>
          <table:table-cell office:value-type="float" office:value="161" table:style-name="ce14">
            <text:p><text:s/>161</text:p>
          </table:table-cell>
          <table:table-cell office:value-type="float" office:value="2106" table:number-columns-spanned="2" table:number-rows-spanned="1" table:style-name="ce47">
            <text:p>2 106</text:p>
          </table:table-cell>
          <table:covered-table-cell/>
          <table:table-cell office:value-type="float" office:value="2267" table:number-columns-spanned="2" table:number-rows-spanned="1" table:style-name="ce47">
            <text:p>2 2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08" table:style-name="ce14">
            <text:p><text:s/>208</text:p>
          </table:table-cell>
          <table:table-cell office:value-type="float" office:value="283" table:style-name="ce14">
            <text:p><text:s/>283</text:p>
          </table:table-cell>
          <table:table-cell office:value-type="float" office:value="404" table:style-name="ce14">
            <text:p><text:s/>404</text:p>
          </table:table-cell>
          <table:table-cell office:value-type="float" office:value="87" table:style-name="ce14">
            <text:p><text:s/>87</text:p>
          </table:table-cell>
          <table:table-cell office:value-type="float" office:value="24" table:style-name="ce14">
            <text:p><text:s/>24</text:p>
          </table:table-cell>
          <table:table-cell office:value-type="float" office:value="467" table:number-columns-spanned="2" table:number-rows-spanned="1" table:style-name="ce47">
            <text:p><text:s/>467</text:p>
          </table:table-cell>
          <table:covered-table-cell/>
          <table:table-cell office:value-type="float" office:value="491" table:number-columns-spanned="2" table:number-rows-spanned="1" table:style-name="ce47">
            <text:p><text:s/>4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13" table:style-name="ce14">
            <text:p><text:s/>113</text:p>
          </table:table-cell>
          <table:table-cell office:value-type="float" office:value="186" table:style-name="ce14">
            <text:p><text:s/>186</text:p>
          </table:table-cell>
          <table:table-cell office:value-type="float" office:value="223" table:style-name="ce14">
            <text:p><text:s/>223</text:p>
          </table:table-cell>
          <table:table-cell office:value-type="float" office:value="76" table:style-name="ce14">
            <text:p><text:s/>76</text:p>
          </table:table-cell>
          <table:table-cell office:value-type="float" office:value="13" table:style-name="ce14">
            <text:p><text:s/>13</text:p>
          </table:table-cell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office:value-type="float" office:value="299" table:number-columns-spanned="2" table:number-rows-spanned="1" table:style-name="ce47">
            <text:p><text:s/>2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583" table:style-name="ce14">
            <text:p>2 583</text:p>
          </table:table-cell>
          <table:table-cell office:value-type="float" office:value="3004" table:style-name="ce14">
            <text:p>3 004</text:p>
          </table:table-cell>
          <table:table-cell office:value-type="float" office:value="4231" table:style-name="ce14">
            <text:p>4 231</text:p>
          </table:table-cell>
          <table:table-cell office:value-type="float" office:value="1356" table:style-name="ce14">
            <text:p>1 356</text:p>
          </table:table-cell>
          <table:table-cell office:value-type="float" office:value="364" table:style-name="ce14">
            <text:p><text:s/>364</text:p>
          </table:table-cell>
          <table:table-cell office:value-type="float" office:value="5223" table:number-columns-spanned="2" table:number-rows-spanned="1" table:style-name="ce47">
            <text:p>5 223</text:p>
          </table:table-cell>
          <table:covered-table-cell/>
          <table:table-cell office:value-type="float" office:value="5587" table:number-columns-spanned="2" table:number-rows-spanned="1" table:style-name="ce47">
            <text:p>5 5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515" table:style-name="ce14">
            <text:p>2 515</text:p>
          </table:table-cell>
          <table:table-cell office:value-type="float" office:value="2995" table:style-name="ce14">
            <text:p>2 995</text:p>
          </table:table-cell>
          <table:table-cell office:value-type="float" office:value="3687" table:style-name="ce14">
            <text:p>3 687</text:p>
          </table:table-cell>
          <table:table-cell office:value-type="float" office:value="1823" table:style-name="ce14">
            <text:p>1 823</text:p>
          </table:table-cell>
          <table:table-cell office:value-type="float" office:value="281" table:style-name="ce14">
            <text:p><text:s/>281</text:p>
          </table:table-cell>
          <table:table-cell office:value-type="float" office:value="5229" table:number-columns-spanned="2" table:number-rows-spanned="1" table:style-name="ce47">
            <text:p>5 229</text:p>
          </table:table-cell>
          <table:covered-table-cell/>
          <table:table-cell office:value-type="float" office:value="5510" table:number-columns-spanned="2" table:number-rows-spanned="1" table:style-name="ce47">
            <text:p>5 5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325" table:style-name="ce14">
            <text:p><text:s/>325</text:p>
          </table:table-cell>
          <table:table-cell office:value-type="float" office:value="500" table:style-name="ce14">
            <text:p><text:s/>500</text:p>
          </table:table-cell>
          <table:table-cell office:value-type="float" office:value="614" table:style-name="ce14">
            <text:p><text:s/>614</text:p>
          </table:table-cell>
          <table:table-cell office:value-type="float" office:value="211" table:style-name="ce14">
            <text:p><text:s/>211</text:p>
          </table:table-cell>
          <table:table-cell office:value-type="float" office:value="67" table:style-name="ce14">
            <text:p><text:s/>67</text:p>
          </table:table-cell>
          <table:table-cell office:value-type="float" office:value="758" table:number-columns-spanned="2" table:number-rows-spanned="1" table:style-name="ce47">
            <text:p><text:s/>758</text:p>
          </table:table-cell>
          <table:covered-table-cell/>
          <table:table-cell office:value-type="float" office:value="825" table:number-columns-spanned="2" table:number-rows-spanned="1" table:style-name="ce47">
            <text:p><text:s/>8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48" table:style-name="ce14">
            <text:p><text:s/>848</text:p>
          </table:table-cell>
          <table:table-cell office:value-type="float" office:value="1086" table:style-name="ce14">
            <text:p>1 086</text:p>
          </table:table-cell>
          <table:table-cell office:value-type="float" office:value="1360" table:style-name="ce14">
            <text:p>1 360</text:p>
          </table:table-cell>
          <table:table-cell office:value-type="float" office:value="574" table:style-name="ce14">
            <text:p><text:s/>574</text:p>
          </table:table-cell>
          <table:table-cell office:value-type="float" office:value="94" table:style-name="ce14">
            <text:p><text:s/>94</text:p>
          </table:table-cell>
          <table:table-cell office:value-type="float" office:value="1840" table:number-columns-spanned="2" table:number-rows-spanned="1" table:style-name="ce47">
            <text:p>1 840</text:p>
          </table:table-cell>
          <table:covered-table-cell/>
          <table:table-cell office:value-type="float" office:value="1934" table:number-columns-spanned="2" table:number-rows-spanned="1" table:style-name="ce47">
            <text:p>1 9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72" table:style-name="ce14">
            <text:p><text:s/>472</text:p>
          </table:table-cell>
          <table:table-cell office:value-type="float" office:value="555" table:style-name="ce14">
            <text:p><text:s/>555</text:p>
          </table:table-cell>
          <table:table-cell office:value-type="float" office:value="796" table:style-name="ce14">
            <text:p><text:s/>796</text:p>
          </table:table-cell>
          <table:table-cell office:value-type="float" office:value="231" table:style-name="ce14">
            <text:p><text:s/>231</text:p>
          </table:table-cell>
          <table:table-cell office:value-type="float" office:value="53" table:style-name="ce14">
            <text:p><text:s/>53</text:p>
          </table:table-cell>
          <table:table-cell office:value-type="float" office:value="974" table:number-columns-spanned="2" table:number-rows-spanned="1" table:style-name="ce47">
            <text:p><text:s/>974</text:p>
          </table:table-cell>
          <table:covered-table-cell/>
          <table:table-cell office:value-type="float" office:value="1027" table:number-columns-spanned="2" table:number-rows-spanned="1" table:style-name="ce47">
            <text:p>1 0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53" table:style-name="ce14">
            <text:p><text:s/>153</text:p>
          </table:table-cell>
          <table:table-cell office:value-type="float" office:value="212" table:style-name="ce14">
            <text:p><text:s/>212</text:p>
          </table:table-cell>
          <table:table-cell office:value-type="float" office:value="263" table:style-name="ce14">
            <text:p><text:s/>263</text:p>
          </table:table-cell>
          <table:table-cell office:value-type="float" office:value="102" table:style-name="ce14">
            <text:p><text:s/>102</text:p>
          </table:table-cell>
          <table:table-cell office:value-type="float" office:value="37" table:style-name="ce14">
            <text:p><text:s/>37</text:p>
          </table:table-cell>
          <table:table-cell office:value-type="float" office:value="328" table:number-columns-spanned="2" table:number-rows-spanned="1" table:style-name="ce47">
            <text:p><text:s/>328</text:p>
          </table:table-cell>
          <table:covered-table-cell/>
          <table:table-cell office:value-type="float" office:value="365" table:number-columns-spanned="2" table:number-rows-spanned="1" table:style-name="ce47">
            <text:p><text:s/>3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25" table:style-name="ce14">
            <text:p><text:s/>325</text:p>
          </table:table-cell>
          <table:table-cell office:value-type="float" office:value="457" table:style-name="ce14">
            <text:p><text:s/>457</text:p>
          </table:table-cell>
          <table:table-cell office:value-type="float" office:value="577" table:style-name="ce14">
            <text:p><text:s/>577</text:p>
          </table:table-cell>
          <table:table-cell office:value-type="float" office:value="205" table:style-name="ce14">
            <text:p><text:s/>205</text:p>
          </table:table-cell>
          <table:table-cell office:value-type="float" office:value="49" table:style-name="ce14">
            <text:p><text:s/>49</text:p>
          </table:table-cell>
          <table:table-cell office:value-type="float" office:value="733" table:number-columns-spanned="2" table:number-rows-spanned="1" table:style-name="ce47">
            <text:p><text:s/>733</text:p>
          </table:table-cell>
          <table:covered-table-cell/>
          <table:table-cell office:value-type="float" office:value="782" table:number-columns-spanned="2" table:number-rows-spanned="1" table:style-name="ce47">
            <text:p><text:s/>7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77" table:style-name="ce14">
            <text:p><text:s/>677</text:p>
          </table:table-cell>
          <table:table-cell office:value-type="float" office:value="707" table:style-name="ce14">
            <text:p><text:s/>707</text:p>
          </table:table-cell>
          <table:table-cell office:value-type="float" office:value="958" table:style-name="ce14">
            <text:p><text:s/>958</text:p>
          </table:table-cell>
          <table:table-cell office:value-type="float" office:value="426" table:style-name="ce14">
            <text:p><text:s/>426</text:p>
          </table:table-cell>
          <table:table-cell office:value-type="float" office:value="137" table:style-name="ce14">
            <text:p><text:s/>137</text:p>
          </table:table-cell>
          <table:table-cell office:value-type="float" office:value="1247" table:number-columns-spanned="2" table:number-rows-spanned="1" table:style-name="ce47">
            <text:p>1 247</text:p>
          </table:table-cell>
          <table:covered-table-cell/>
          <table:table-cell office:value-type="float" office:value="1384" table:number-columns-spanned="2" table:number-rows-spanned="1" table:style-name="ce47">
            <text:p>1 3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7" table:style-name="ce14">
            <text:p><text:s/>67</text:p>
          </table:table-cell>
          <table:table-cell office:value-type="float" office:value="80" table:style-name="ce14">
            <text:p><text:s/>80</text:p>
          </table:table-cell>
          <table:table-cell office:value-type="float" office:value="78" table:style-name="ce14">
            <text:p><text:s/>78</text:p>
          </table:table-cell>
          <table:table-cell office:value-type="float" office:value="69" table:style-name="ce14">
            <text:p><text:s/>69</text:p>
          </table:table-cell>
          <table:table-cell office:value-type="float" office:value="17" table:style-name="ce14">
            <text:p><text:s/>17</text:p>
          </table:table-cell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413" table:style-name="ce14">
            <text:p>2 413</text:p>
          </table:table-cell>
          <table:table-cell office:value-type="float" office:value="3489" table:style-name="ce14">
            <text:p>3 489</text:p>
          </table:table-cell>
          <table:table-cell office:value-type="float" office:value="3993" table:style-name="ce14">
            <text:p>3 993</text:p>
          </table:table-cell>
          <table:table-cell office:value-type="float" office:value="1909" table:style-name="ce14">
            <text:p>1 909</text:p>
          </table:table-cell>
          <table:table-cell office:value-type="float" office:value="464" table:style-name="ce14">
            <text:p><text:s/>464</text:p>
          </table:table-cell>
          <table:table-cell office:value-type="float" office:value="5438" table:number-columns-spanned="2" table:number-rows-spanned="1" table:style-name="ce47">
            <text:p>5 438</text:p>
          </table:table-cell>
          <table:covered-table-cell/>
          <table:table-cell office:value-type="float" office:value="5902" table:number-columns-spanned="2" table:number-rows-spanned="1" table:style-name="ce47">
            <text:p>5 9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84" table:style-name="ce14">
            <text:p><text:s/>184</text:p>
          </table:table-cell>
          <table:table-cell office:value-type="float" office:value="297" table:style-name="ce14">
            <text:p><text:s/>297</text:p>
          </table:table-cell>
          <table:table-cell office:value-type="float" office:value="285" table:style-name="ce14">
            <text:p><text:s/>285</text:p>
          </table:table-cell>
          <table:table-cell office:value-type="float" office:value="196" table:style-name="ce14">
            <text:p><text:s/>196</text:p>
          </table:table-cell>
          <table:table-cell office:value-type="float" office:value="60" table:style-name="ce14">
            <text:p><text:s/>60</text:p>
          </table:table-cell>
          <table:table-cell office:value-type="float" office:value="421" table:number-columns-spanned="2" table:number-rows-spanned="1" table:style-name="ce47">
            <text:p><text:s/>421</text:p>
          </table:table-cell>
          <table:covered-table-cell/>
          <table:table-cell office:value-type="float" office:value="481" table:number-columns-spanned="2" table:number-rows-spanned="1" table:style-name="ce47">
            <text:p><text:s/>4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61" table:style-name="ce14">
            <text:p><text:s/>561</text:p>
          </table:table-cell>
          <table:table-cell office:value-type="float" office:value="883" table:style-name="ce14">
            <text:p><text:s/>883</text:p>
          </table:table-cell>
          <table:table-cell office:value-type="float" office:value="996" table:style-name="ce14">
            <text:p><text:s/>996</text:p>
          </table:table-cell>
          <table:table-cell office:value-type="float" office:value="448" table:style-name="ce14">
            <text:p><text:s/>448</text:p>
          </table:table-cell>
          <table:table-cell office:value-type="float" office:value="72" table:style-name="ce14">
            <text:p><text:s/>72</text:p>
          </table:table-cell>
          <table:table-cell office:value-type="float" office:value="1372" table:number-columns-spanned="2" table:number-rows-spanned="1" table:style-name="ce47">
            <text:p>1 372</text:p>
          </table:table-cell>
          <table:covered-table-cell/>
          <table:table-cell office:value-type="float" office:value="1444" table:number-columns-spanned="2" table:number-rows-spanned="1" table:style-name="ce47">
            <text:p>1 4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190" table:style-name="ce14">
            <text:p>2 190</text:p>
          </table:table-cell>
          <table:table-cell office:value-type="float" office:value="2552" table:style-name="ce14">
            <text:p>2 552</text:p>
          </table:table-cell>
          <table:table-cell office:value-type="float" office:value="3229" table:style-name="ce14">
            <text:p>3 229</text:p>
          </table:table-cell>
          <table:table-cell office:value-type="float" office:value="1513" table:style-name="ce14">
            <text:p>1 513</text:p>
          </table:table-cell>
          <table:table-cell office:value-type="float" office:value="356" table:style-name="ce14">
            <text:p><text:s/>356</text:p>
          </table:table-cell>
          <table:table-cell office:value-type="float" office:value="4386" table:number-columns-spanned="2" table:number-rows-spanned="1" table:style-name="ce47">
            <text:p>4 386</text:p>
          </table:table-cell>
          <table:covered-table-cell/>
          <table:table-cell office:value-type="float" office:value="4742" table:number-columns-spanned="2" table:number-rows-spanned="1" table:style-name="ce47">
            <text:p>4 7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5910" table:style-name="ce14">
            <text:p>5 910</text:p>
          </table:table-cell>
          <table:table-cell office:value-type="float" office:value="8385" table:style-name="ce14">
            <text:p>8 385</text:p>
          </table:table-cell>
          <table:table-cell office:value-type="float" office:value="10185" table:style-name="ce14">
            <text:p>10 185</text:p>
          </table:table-cell>
          <table:table-cell office:value-type="float" office:value="4110" table:style-name="ce14">
            <text:p>4 110</text:p>
          </table:table-cell>
          <table:table-cell office:value-type="float" office:value="684" table:style-name="ce14">
            <text:p><text:s/>684</text:p>
          </table:table-cell>
          <table:table-cell office:value-type="float" office:value="13611" table:number-columns-spanned="2" table:number-rows-spanned="1" table:style-name="ce47">
            <text:p>13 611</text:p>
          </table:table-cell>
          <table:covered-table-cell/>
          <table:table-cell office:value-type="float" office:value="14295" table:number-columns-spanned="2" table:number-rows-spanned="1" table:style-name="ce47">
            <text:p>14 2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53" table:style-name="ce14">
            <text:p><text:s/>153</text:p>
          </table:table-cell>
          <table:table-cell office:value-type="float" office:value="75" table:style-name="ce14">
            <text:p><text:s/>75</text:p>
          </table:table-cell>
          <table:table-cell office:value-type="float" office:value="18" table:style-name="ce14">
            <text:p><text:s/>18</text:p>
          </table:table-cell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23" table:style-name="ce14">
            <text:p><text:s/>423</text:p>
          </table:table-cell>
          <table:table-cell office:value-type="float" office:value="458" table:style-name="ce14">
            <text:p><text:s/>458</text:p>
          </table:table-cell>
          <table:table-cell office:value-type="float" office:value="540" table:style-name="ce14">
            <text:p><text:s/>540</text:p>
          </table:table-cell>
          <table:table-cell office:value-type="float" office:value="341" table:style-name="ce14">
            <text:p><text:s/>341</text:p>
          </table:table-cell>
          <table:table-cell office:value-type="float" office:value="109" table:style-name="ce14">
            <text:p><text:s/>109</text:p>
          </table:table-cell>
          <table:table-cell office:value-type="float" office:value="772" table:number-columns-spanned="2" table:number-rows-spanned="1" table:style-name="ce47">
            <text:p><text:s/>772</text:p>
          </table:table-cell>
          <table:covered-table-cell/>
          <table:table-cell office:value-type="float" office:value="881" table:number-columns-spanned="2" table:number-rows-spanned="1" table:style-name="ce47">
            <text:p><text:s/>8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18" table:style-name="ce14">
            <text:p><text:s/>318</text:p>
          </table:table-cell>
          <table:table-cell office:value-type="float" office:value="412" table:style-name="ce14">
            <text:p><text:s/>412</text:p>
          </table:table-cell>
          <table:table-cell office:value-type="float" office:value="479" table:style-name="ce14">
            <text:p><text:s/>479</text:p>
          </table:table-cell>
          <table:table-cell office:value-type="float" office:value="251" table:style-name="ce14">
            <text:p><text:s/>251</text:p>
          </table:table-cell>
          <table:table-cell office:value-type="float" office:value="60" table:style-name="ce14">
            <text:p><text:s/>60</text:p>
          </table:table-cell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office:value-type="float" office:value="730" table:number-columns-spanned="2" table:number-rows-spanned="1" table:style-name="ce47">
            <text:p><text:s/>7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24" table:style-name="ce14">
            <text:p>1 024</text:p>
          </table:table-cell>
          <table:table-cell office:value-type="float" office:value="1413" table:style-name="ce14">
            <text:p>1 413</text:p>
          </table:table-cell>
          <table:table-cell office:value-type="float" office:value="1612" table:style-name="ce14">
            <text:p>1 612</text:p>
          </table:table-cell>
          <table:table-cell office:value-type="float" office:value="825" table:style-name="ce14">
            <text:p><text:s/>825</text:p>
          </table:table-cell>
          <table:table-cell office:value-type="float" office:value="148" table:style-name="ce14">
            <text:p><text:s/>148</text:p>
          </table:table-cell>
          <table:table-cell office:value-type="float" office:value="2289" table:number-columns-spanned="2" table:number-rows-spanned="1" table:style-name="ce47">
            <text:p>2 289</text:p>
          </table:table-cell>
          <table:covered-table-cell/>
          <table:table-cell office:value-type="float" office:value="2437" table:number-columns-spanned="2" table:number-rows-spanned="1" table:style-name="ce47">
            <text:p>2 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52" table:style-name="ce14">
            <text:p><text:s/>52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style-name="ce14">
            <text:p><text:s/>7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042" table:style-name="ce14">
            <text:p>2 042</text:p>
          </table:table-cell>
          <table:table-cell office:value-type="float" office:value="2731" table:style-name="ce14">
            <text:p>2 731</text:p>
          </table:table-cell>
          <table:table-cell office:value-type="float" office:value="3383" table:style-name="ce14">
            <text:p>3 383</text:p>
          </table:table-cell>
          <table:table-cell office:value-type="float" office:value="1390" table:style-name="ce14">
            <text:p>1 390</text:p>
          </table:table-cell>
          <table:table-cell office:value-type="float" office:value="309" table:style-name="ce14">
            <text:p><text:s/>309</text:p>
          </table:table-cell>
          <table:table-cell office:value-type="float" office:value="4464" table:number-columns-spanned="2" table:number-rows-spanned="1" table:style-name="ce47">
            <text:p>4 464</text:p>
          </table:table-cell>
          <table:covered-table-cell/>
          <table:table-cell office:value-type="float" office:value="4773" table:number-columns-spanned="2" table:number-rows-spanned="1" table:style-name="ce47">
            <text:p>4 7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70" table:style-name="ce14">
            <text:p><text:s/>70</text:p>
          </table:table-cell>
          <table:table-cell office:value-type="float" office:value="96" table:style-name="ce14">
            <text:p><text:s/>96</text:p>
          </table:table-cell>
          <table:table-cell office:value-type="float" office:value="108" table:style-name="ce14">
            <text:p><text:s/>108</text:p>
          </table:table-cell>
          <table:table-cell office:value-type="float" office:value="58" table:style-name="ce14">
            <text:p><text:s/>58</text:p>
          </table:table-cell>
          <table:table-cell office:value-type="float" office:value="28" table:style-name="ce14">
            <text:p><text:s/>28</text:p>
          </table:table-cell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56820" table:style-name="ce18">
            <text:p>56 820</text:p>
          </table:table-cell>
          <table:table-cell office:value-type="float" office:value="71204" table:style-name="ce18">
            <text:p>71 204</text:p>
          </table:table-cell>
          <table:table-cell office:value-type="float" office:value="87436" table:style-name="ce18">
            <text:p>87 436</text:p>
          </table:table-cell>
          <table:table-cell office:value-type="float" office:value="40588" table:style-name="ce18">
            <text:p>40 588</text:p>
          </table:table-cell>
          <table:table-cell office:value-type="float" office:value="9533" table:style-name="ce18">
            <text:p>9 533</text:p>
          </table:table-cell>
          <table:table-cell office:value-type="float" office:value="118491" table:number-columns-spanned="2" table:number-rows-spanned="1" table:style-name="ce46">
            <text:p>118 491</text:p>
          </table:table-cell>
          <table:covered-table-cell/>
          <table:table-cell office:value-type="float" office:value="128024" table:number-columns-spanned="2" table:number-rows-spanned="1" table:style-name="ce46">
            <text:p>128 024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7" table:style-name="ce14">
            <text:p><text:s/>47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6" table:style-name="ce14">
            <text:p><text:s/>106</text:p>
          </table:table-cell>
          <table:table-cell office:value-type="float" office:value="50" table:style-name="ce14">
            <text:p><text:s/>50</text:p>
          </table:table-cell>
          <table:table-cell office:value-type="float" office:value="11" table:style-name="ce14">
            <text:p><text:s/>11</text:p>
          </table:table-cell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9" table:style-name="ce14">
            <text:p><text:s/>179</text:p>
          </table:table-cell>
          <table:table-cell office:value-type="float" office:value="215" table:style-name="ce14">
            <text:p><text:s/>215</text:p>
          </table:table-cell>
          <table:table-cell office:value-type="float" office:value="78" table:style-name="ce14">
            <text:p><text:s/>78</text:p>
          </table:table-cell>
          <table:table-cell office:value-type="float" office:value="22" table:style-name="ce14">
            <text:p><text:s/>22</text:p>
          </table:table-cell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28" table:style-name="ce14">
            <text:p><text:s/>128</text:p>
          </table:table-cell>
          <table:table-cell office:value-type="float" office:value="172" table:style-name="ce14">
            <text:p><text:s/>172</text:p>
          </table:table-cell>
          <table:table-cell office:value-type="float" office:value="157" table:style-name="ce14">
            <text:p><text:s/>157</text:p>
          </table:table-cell>
          <table:table-cell office:value-type="float" office:value="143" table:style-name="ce14">
            <text:p><text:s/>143</text:p>
          </table:table-cell>
          <table:table-cell office:value-type="float" office:value="62" table:style-name="ce14">
            <text:p><text:s/>62</text:p>
          </table:table-cell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6" table:style-name="ce14">
            <text:p><text:s/>146</text:p>
          </table:table-cell>
          <table:table-cell office:value-type="float" office:value="57" table:style-name="ce14">
            <text:p><text:s/>57</text:p>
          </table:table-cell>
          <table:table-cell office:value-type="float" office:value="16" table:style-name="ce14">
            <text:p><text:s/>16</text:p>
          </table:table-cell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66" table:style-name="ce14">
            <text:p><text:s/>66</text:p>
          </table:table-cell>
          <table:table-cell office:value-type="float" office:value="63" table:style-name="ce14">
            <text:p><text:s/>63</text:p>
          </table:table-cell>
          <table:table-cell office:value-type="float" office:value="84" table:style-name="ce14">
            <text:p><text:s/>84</text:p>
          </table:table-cell>
          <table:table-cell office:value-type="float" office:value="45" table:style-name="ce14">
            <text:p><text:s/>45</text:p>
          </table:table-cell>
          <table:table-cell office:value-type="float" office:value="16" table:style-name="ce14">
            <text:p><text:s/>16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47" table:style-name="ce14">
            <text:p><text:s/>47</text:p>
          </table:table-cell>
          <table:table-cell office:value-type="float" office:value="31" table:style-name="ce14">
            <text:p><text:s/>31</text:p>
          </table:table-cell>
          <table:table-cell office:value-type="float" office:value="12" table:style-name="ce14">
            <text:p><text:s/>12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83" table:style-name="ce14">
            <text:p><text:s/>83</text:p>
          </table:table-cell>
          <table:table-cell office:value-type="float" office:value="73" table:style-name="ce14">
            <text:p><text:s/>73</text:p>
          </table:table-cell>
          <table:table-cell office:value-type="float" office:value="110" table:style-name="ce14">
            <text:p><text:s/>110</text:p>
          </table:table-cell>
          <table:table-cell office:value-type="float" office:value="46" table:style-name="ce14">
            <text:p><text:s/>46</text:p>
          </table:table-cell>
          <table:table-cell office:value-type="float" office:value="14" table:style-name="ce14">
            <text:p><text:s/>14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2" table:style-name="ce14">
            <text:p><text:s/>32</text:p>
          </table:table-cell>
          <table:table-cell office:value-type="float" office:value="37" table:style-name="ce14">
            <text:p><text:s/>37</text:p>
          </table:table-cell>
          <table:table-cell office:value-type="float" office:value="42" table:style-name="ce14">
            <text:p><text:s/>42</text:p>
          </table:table-cell>
          <table:table-cell office:value-type="float" office:value="27" table:style-name="ce14">
            <text:p><text:s/>27</text:p>
          </table:table-cell>
          <table:table-cell office:value-type="float" office:value="9" table:style-name="ce14">
            <text:p><text:s/>9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52" table:style-name="ce14">
            <text:p><text:s/>52</text:p>
          </table:table-cell>
          <table:table-cell office:value-type="float" office:value="96" table:style-name="ce14">
            <text:p><text:s/>96</text:p>
          </table:table-cell>
          <table:table-cell office:value-type="float" office:value="82" table:style-name="ce14">
            <text:p><text:s/>82</text:p>
          </table:table-cell>
          <table:table-cell office:value-type="float" office:value="66" table:style-name="ce14">
            <text:p><text:s/>66</text:p>
          </table:table-cell>
          <table:table-cell office:value-type="float" office:value="35" table:style-name="ce14">
            <text:p><text:s/>35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44" table:style-name="ce14">
            <text:p><text:s/>44</text:p>
          </table:table-cell>
          <table:table-cell office:value-type="float" office:value="57" table:style-name="ce14">
            <text:p><text:s/>57</text:p>
          </table:table-cell>
          <table:table-cell office:value-type="float" office:value="37" table:style-name="ce14">
            <text:p><text:s/>37</text:p>
          </table:table-cell>
          <table:table-cell office:value-type="float" office:value="64" table:style-name="ce14">
            <text:p><text:s/>64</text:p>
          </table:table-cell>
          <table:table-cell office:value-type="float" office:value="19" table:style-name="ce14">
            <text:p><text:s/>19</text:p>
          </table:table-cell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593" table:style-name="ce14">
            <text:p><text:s/>593</text:p>
          </table:table-cell>
          <table:table-cell office:value-type="float" office:value="575" table:style-name="ce14">
            <text:p><text:s/>575</text:p>
          </table:table-cell>
          <table:table-cell office:value-type="float" office:value="632" table:style-name="ce14">
            <text:p><text:s/>632</text:p>
          </table:table-cell>
          <table:table-cell office:value-type="float" office:value="536" table:style-name="ce14">
            <text:p><text:s/>536</text:p>
          </table:table-cell>
          <table:table-cell office:value-type="float" office:value="236" table:style-name="ce14">
            <text:p><text:s/>236</text:p>
          </table:table-cell>
          <table:table-cell office:value-type="float" office:value="932" table:number-columns-spanned="2" table:number-rows-spanned="1" table:style-name="ce47">
            <text:p><text:s/>932</text:p>
          </table:table-cell>
          <table:covered-table-cell/>
          <table:table-cell office:value-type="float" office:value="1168" table:number-columns-spanned="2" table:number-rows-spanned="1" table:style-name="ce47">
            <text:p>1 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9" table:style-name="ce14">
            <text:p><text:s/>109</text:p>
          </table:table-cell>
          <table:table-cell office:value-type="float" office:value="39" table:style-name="ce14">
            <text:p><text:s/>39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18" table:style-name="ce14">
            <text:p><text:s/>218</text:p>
          </table:table-cell>
          <table:table-cell office:value-type="float" office:value="212" table:style-name="ce14">
            <text:p><text:s/>212</text:p>
          </table:table-cell>
          <table:table-cell office:value-type="float" office:value="224" table:style-name="ce14">
            <text:p><text:s/>224</text:p>
          </table:table-cell>
          <table:table-cell office:value-type="float" office:value="206" table:style-name="ce14">
            <text:p><text:s/>206</text:p>
          </table:table-cell>
          <table:table-cell office:value-type="float" office:value="34" table:style-name="ce14">
            <text:p><text:s/>34</text:p>
          </table:table-cell>
          <table:table-cell office:value-type="float" office:value="396" table:number-columns-spanned="2" table:number-rows-spanned="1" table:style-name="ce47">
            <text:p><text:s/>396</text:p>
          </table:table-cell>
          <table:covered-table-cell/>
          <table:table-cell office:value-type="float" office:value="430" table:number-columns-spanned="2" table:number-rows-spanned="1" table:style-name="ce47">
            <text:p><text:s/>4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0" table:style-name="ce14">
            <text:p><text:s/>40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24" table:style-name="ce14">
            <text:p><text:s/>24</text:p>
          </table:table-cell>
          <table:table-cell office:value-type="float" office:value="6" table:style-name="ce14">
            <text:p><text:s/>6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8" table:style-name="ce14">
            <text:p><text:s/>168</text:p>
          </table:table-cell>
          <table:table-cell office:value-type="float" office:value="94" table:style-name="ce14">
            <text:p><text:s/>94</text:p>
          </table:table-cell>
          <table:table-cell office:value-type="float" office:value="45" table:style-name="ce14">
            <text:p><text:s/>45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8" table:style-name="ce14">
            <text:p><text:s/>48</text:p>
          </table:table-cell>
          <table:table-cell office:value-type="float" office:value="73" table:style-name="ce14">
            <text:p><text:s/>73</text:p>
          </table:table-cell>
          <table:table-cell office:value-type="float" office:value="47" table:style-name="ce14">
            <text:p><text:s/>47</text:p>
          </table:table-cell>
          <table:table-cell office:value-type="float" office:value="74" table:style-name="ce14">
            <text:p><text:s/>74</text:p>
          </table:table-cell>
          <table:table-cell office:value-type="float" office:value="20" table:style-name="ce14">
            <text:p><text:s/>20</text:p>
          </table:table-cell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4" table:style-name="ce14">
            <text:p><text:s/>64</text:p>
          </table:table-cell>
          <table:table-cell office:value-type="float" office:value="124" table:style-name="ce14">
            <text:p><text:s/>124</text:p>
          </table:table-cell>
          <table:table-cell office:value-type="float" office:value="85" table:style-name="ce14">
            <text:p><text:s/>85</text:p>
          </table:table-cell>
          <table:table-cell office:value-type="float" office:value="103" table:style-name="ce14">
            <text:p><text:s/>103</text:p>
          </table:table-cell>
          <table:table-cell office:value-type="float" office:value="40" table:style-name="ce14">
            <text:p><text:s/>40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386" table:style-name="ce14">
            <text:p><text:s/>386</text:p>
          </table:table-cell>
          <table:table-cell office:value-type="float" office:value="577" table:style-name="ce14">
            <text:p><text:s/>577</text:p>
          </table:table-cell>
          <table:table-cell office:value-type="float" office:value="487" table:style-name="ce14">
            <text:p><text:s/>487</text:p>
          </table:table-cell>
          <table:table-cell office:value-type="float" office:value="476" table:style-name="ce14">
            <text:p><text:s/>476</text:p>
          </table:table-cell>
          <table:table-cell office:value-type="float" office:value="118" table:style-name="ce14">
            <text:p><text:s/>118</text:p>
          </table:table-cell>
          <table:table-cell office:value-type="float" office:value="845" table:number-columns-spanned="2" table:number-rows-spanned="1" table:style-name="ce47">
            <text:p><text:s/>845</text:p>
          </table:table-cell>
          <table:covered-table-cell/>
          <table:table-cell office:value-type="float" office:value="963" table:number-columns-spanned="2" table:number-rows-spanned="1" table:style-name="ce47">
            <text:p><text:s/>9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7" table:style-name="ce14">
            <text:p><text:s/>207</text:p>
          </table:table-cell>
          <table:table-cell office:value-type="float" office:value="188" table:style-name="ce14">
            <text:p><text:s/>188</text:p>
          </table:table-cell>
          <table:table-cell office:value-type="float" office:value="177" table:style-name="ce14">
            <text:p><text:s/>177</text:p>
          </table:table-cell>
          <table:table-cell office:value-type="float" office:value="88" table:style-name="ce14">
            <text:p><text:s/>88</text:p>
          </table:table-cell>
          <table:table-cell office:value-type="float" office:value="277" table:number-columns-spanned="2" table:number-rows-spanned="1" table:style-name="ce47">
            <text:p><text:s/>277</text:p>
          </table:table-cell>
          <table:covered-table-cell/>
          <table:table-cell office:value-type="float" office:value="365" table:number-columns-spanned="2" table:number-rows-spanned="1" table:style-name="ce47">
            <text:p><text:s/>3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901" table:style-name="ce14">
            <text:p><text:s/>901</text:p>
          </table:table-cell>
          <table:table-cell office:value-type="float" office:value="1058" table:style-name="ce14">
            <text:p>1 058</text:p>
          </table:table-cell>
          <table:table-cell office:value-type="float" office:value="1313" table:style-name="ce14">
            <text:p>1 313</text:p>
          </table:table-cell>
          <table:table-cell office:value-type="float" office:value="646" table:style-name="ce14">
            <text:p><text:s/>646</text:p>
          </table:table-cell>
          <table:table-cell office:value-type="float" office:value="227" table:style-name="ce14">
            <text:p><text:s/>227</text:p>
          </table:table-cell>
          <table:table-cell office:value-type="float" office:value="1732" table:number-columns-spanned="2" table:number-rows-spanned="1" table:style-name="ce47">
            <text:p>1 732</text:p>
          </table:table-cell>
          <table:covered-table-cell/>
          <table:table-cell office:value-type="float" office:value="1959" table:number-columns-spanned="2" table:number-rows-spanned="1" table:style-name="ce47">
            <text:p>1 9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99" table:style-name="ce14">
            <text:p><text:s/>99</text:p>
          </table:table-cell>
          <table:table-cell office:value-type="float" office:value="128" table:style-name="ce14">
            <text:p><text:s/>128</text:p>
          </table:table-cell>
          <table:table-cell office:value-type="float" office:value="132" table:style-name="ce14">
            <text:p><text:s/>132</text:p>
          </table:table-cell>
          <table:table-cell office:value-type="float" office:value="95" table:style-name="ce14">
            <text:p><text:s/>95</text:p>
          </table:table-cell>
          <table:table-cell office:value-type="float" office:value="28" table:style-name="ce14">
            <text:p><text:s/>28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38" table:style-name="ce14">
            <text:p><text:s/>38</text:p>
          </table:table-cell>
          <table:table-cell office:value-type="float" office:value="81" table:style-name="ce14">
            <text:p><text:s/>81</text:p>
          </table:table-cell>
          <table:table-cell office:value-type="float" office:value="80" table:style-name="ce14">
            <text:p><text:s/>80</text:p>
          </table:table-cell>
          <table:table-cell office:value-type="float" office:value="39" table:style-name="ce14">
            <text:p><text:s/>39</text:p>
          </table:table-cell>
          <table:table-cell office:value-type="float" office:value="11" table:style-name="ce14">
            <text:p><text:s/>11</text:p>
          </table:table-cell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24" table:style-name="ce14">
            <text:p><text:s/>24</text:p>
          </table:table-cell>
          <table:table-cell office:value-type="float" office:value="10" table:style-name="ce14">
            <text:p><text:s/>10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8" table:style-name="ce14">
            <text:p><text:s/>148</text:p>
          </table:table-cell>
          <table:table-cell office:value-type="float" office:value="175" table:style-name="ce14">
            <text:p><text:s/>175</text:p>
          </table:table-cell>
          <table:table-cell office:value-type="float" office:value="180" table:style-name="ce14">
            <text:p><text:s/>180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" table:style-name="ce14">
            <text:p><text:s/>15</text:p>
          </table:table-cell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42" table:style-name="ce14">
            <text:p><text:s/>42</text:p>
          </table:table-cell>
          <table:table-cell office:value-type="float" office:value="36" table:style-name="ce14">
            <text:p><text:s/>36</text:p>
          </table:table-cell>
          <table:table-cell office:value-type="float" office:value="52" table:style-name="ce14">
            <text:p><text:s/>52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style-name="ce14">
            <text:p><text:s/>12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8" table:style-name="ce14">
            <text:p><text:s/>108</text:p>
          </table:table-cell>
          <table:table-cell office:value-type="float" office:value="23" table:style-name="ce14">
            <text:p><text:s/>23</text:p>
          </table:table-cell>
          <table:table-cell office:value-type="float" office:value="198" table:number-columns-spanned="2" table:number-rows-spanned="1" table:style-name="ce47">
            <text:p><text:s/>198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72" table:style-name="ce14">
            <text:p><text:s/>72</text:p>
          </table:table-cell>
          <table:table-cell office:value-type="float" office:value="85" table:style-name="ce14">
            <text:p><text:s/>85</text:p>
          </table:table-cell>
          <table:table-cell office:value-type="float" office:value="61" table:style-name="ce14">
            <text:p><text:s/>61</text:p>
          </table:table-cell>
          <table:table-cell office:value-type="float" office:value="96" table:style-name="ce14">
            <text:p><text:s/>96</text:p>
          </table:table-cell>
          <table:table-cell office:value-type="float" office:value="36" table:style-name="ce14">
            <text:p><text:s/>36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40" table:style-name="ce14">
            <text:p><text:s/>140</text:p>
          </table:table-cell>
          <table:table-cell office:value-type="float" office:value="156" table:style-name="ce14">
            <text:p><text:s/>156</text:p>
          </table:table-cell>
          <table:table-cell office:value-type="float" office:value="187" table:style-name="ce14">
            <text:p><text:s/>187</text:p>
          </table:table-cell>
          <table:table-cell office:value-type="float" office:value="109" table:style-name="ce14">
            <text:p><text:s/>109</text:p>
          </table:table-cell>
          <table:table-cell office:value-type="float" office:value="24" table:style-name="ce14">
            <text:p><text:s/>24</text:p>
          </table:table-cell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office:value-type="float" office:value="296" table:number-columns-spanned="2" table:number-rows-spanned="1" table:style-name="ce47">
            <text:p><text:s/>2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6" table:style-name="ce14">
            <text:p><text:s/>36</text:p>
          </table:table-cell>
          <table:table-cell office:value-type="float" office:value="51" table:style-name="ce14">
            <text:p><text:s/>51</text:p>
          </table:table-cell>
          <table:table-cell office:value-type="float" office:value="64" table:style-name="ce14">
            <text:p><text:s/>64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26" table:style-name="ce14">
            <text:p><text:s/>426</text:p>
          </table:table-cell>
          <table:table-cell office:value-type="float" office:value="524" table:style-name="ce14">
            <text:p><text:s/>524</text:p>
          </table:table-cell>
          <table:table-cell office:value-type="float" office:value="421" table:style-name="ce14">
            <text:p><text:s/>421</text:p>
          </table:table-cell>
          <table:table-cell office:value-type="float" office:value="529" table:style-name="ce14">
            <text:p><text:s/>529</text:p>
          </table:table-cell>
          <table:table-cell office:value-type="float" office:value="275" table:style-name="ce14">
            <text:p><text:s/>275</text:p>
          </table:table-cell>
          <table:table-cell office:value-type="float" office:value="675" table:number-columns-spanned="2" table:number-rows-spanned="1" table:style-name="ce47">
            <text:p><text:s/>675</text:p>
          </table:table-cell>
          <table:covered-table-cell/>
          <table:table-cell office:value-type="float" office:value="950" table:number-columns-spanned="2" table:number-rows-spanned="1" table:style-name="ce47">
            <text:p><text:s/>9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70" table:style-name="ce14">
            <text:p><text:s/>70</text:p>
          </table:table-cell>
          <table:table-cell office:value-type="float" office:value="86" table:style-name="ce14">
            <text:p><text:s/>86</text:p>
          </table:table-cell>
          <table:table-cell office:value-type="float" office:value="63" table:style-name="ce14">
            <text:p><text:s/>63</text:p>
          </table:table-cell>
          <table:table-cell office:value-type="float" office:value="93" table:style-name="ce14">
            <text:p><text:s/>93</text:p>
          </table:table-cell>
          <table:table-cell office:value-type="float" office:value="38" table:style-name="ce14">
            <text:p><text:s/>38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7" table:style-name="ce14">
            <text:p><text:s/>97</text:p>
          </table:table-cell>
          <table:table-cell office:value-type="float" office:value="91" table:style-name="ce14">
            <text:p><text:s/>91</text:p>
          </table:table-cell>
          <table:table-cell office:value-type="float" office:value="99" table:style-name="ce14">
            <text:p><text:s/>99</text:p>
          </table:table-cell>
          <table:table-cell office:value-type="float" office:value="89" table:style-name="ce14">
            <text:p><text:s/>89</text:p>
          </table:table-cell>
          <table:table-cell office:value-type="float" office:value="44" table:style-name="ce14">
            <text:p><text:s/>44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969" table:style-name="ce14">
            <text:p><text:s/>969</text:p>
          </table:table-cell>
          <table:table-cell office:value-type="float" office:value="762" table:style-name="ce14">
            <text:p><text:s/>762</text:p>
          </table:table-cell>
          <table:table-cell office:value-type="float" office:value="1417" table:style-name="ce14">
            <text:p>1 417</text:p>
          </table:table-cell>
          <table:table-cell office:value-type="float" office:value="314" table:style-name="ce14">
            <text:p><text:s/>314</text:p>
          </table:table-cell>
          <table:table-cell office:value-type="float" office:value="15" table:style-name="ce14">
            <text:p><text:s/>15</text:p>
          </table:table-cell>
          <table:table-cell office:value-type="float" office:value="1716" table:number-columns-spanned="2" table:number-rows-spanned="1" table:style-name="ce47">
            <text:p>1 716</text:p>
          </table:table-cell>
          <table:covered-table-cell/>
          <table:table-cell office:value-type="float" office:value="1731" table:number-columns-spanned="2" table:number-rows-spanned="1" table:style-name="ce47">
            <text:p>1 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78" table:style-name="ce14">
            <text:p><text:s/>78</text:p>
          </table:table-cell>
          <table:table-cell office:value-type="float" office:value="65" table:style-name="ce14">
            <text:p><text:s/>65</text:p>
          </table:table-cell>
          <table:table-cell office:value-type="float" office:value="90" table:style-name="ce14">
            <text:p><text:s/>90</text:p>
          </table:table-cell>
          <table:table-cell office:value-type="float" office:value="53" table:style-name="ce14">
            <text:p><text:s/>53</text:p>
          </table:table-cell>
          <table:table-cell office:value-type="float" office:value="7" table:style-name="ce14">
            <text:p><text:s/>7</text:p>
          </table:table-cell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2" table:style-name="ce14">
            <text:p><text:s/>172</text:p>
          </table:table-cell>
          <table:table-cell office:value-type="float" office:value="248" table:style-name="ce14">
            <text:p><text:s/>248</text:p>
          </table:table-cell>
          <table:table-cell office:value-type="float" office:value="76" table:style-name="ce14">
            <text:p><text:s/>76</text:p>
          </table:table-cell>
          <table:table-cell office:value-type="float" office:value="35" table:style-name="ce14">
            <text:p><text:s/>35</text:p>
          </table:table-cell>
          <table:table-cell office:value-type="float" office:value="289" table:number-columns-spanned="2" table:number-rows-spanned="1" table:style-name="ce47">
            <text:p><text:s/>289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70" table:style-name="ce14">
            <text:p><text:s/>270</text:p>
          </table:table-cell>
          <table:table-cell office:value-type="float" office:value="315" table:style-name="ce14">
            <text:p><text:s/>315</text:p>
          </table:table-cell>
          <table:table-cell office:value-type="float" office:value="416" table:style-name="ce14">
            <text:p><text:s/>416</text:p>
          </table:table-cell>
          <table:table-cell office:value-type="float" office:value="169" table:style-name="ce14">
            <text:p><text:s/>169</text:p>
          </table:table-cell>
          <table:table-cell office:value-type="float" office:value="73" table:style-name="ce14">
            <text:p><text:s/>73</text:p>
          </table:table-cell>
          <table:table-cell office:value-type="float" office:value="512" table:number-columns-spanned="2" table:number-rows-spanned="1" table:style-name="ce47">
            <text:p><text:s/>512</text:p>
          </table:table-cell>
          <table:covered-table-cell/>
          <table:table-cell office:value-type="float" office:value="585" table:number-columns-spanned="2" table:number-rows-spanned="1" table:style-name="ce47">
            <text:p><text:s/>5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92" table:style-name="ce14">
            <text:p><text:s/>92</text:p>
          </table:table-cell>
          <table:table-cell office:value-type="float" office:value="147" table:style-name="ce14">
            <text:p><text:s/>147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1" table:style-name="ce14">
            <text:p><text:s/>101</text:p>
          </table:table-cell>
          <table:table-cell office:value-type="float" office:value="28" table:style-name="ce14">
            <text:p><text:s/>28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39" table:number-columns-spanned="2" table:number-rows-spanned="1" table:style-name="ce47">
            <text:p><text:s/>2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93" table:style-name="ce14">
            <text:p><text:s/>9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5" table:style-name="ce14">
            <text:p><text:s/>155</text:p>
          </table:table-cell>
          <table:table-cell office:value-type="float" office:value="80" table:style-name="ce14">
            <text:p><text:s/>80</text:p>
          </table:table-cell>
          <table:table-cell office:value-type="float" office:value="26" table:style-name="ce14">
            <text:p><text:s/>26</text:p>
          </table:table-cell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70" table:style-name="ce14">
            <text:p><text:s/>170</text:p>
          </table:table-cell>
          <table:table-cell office:value-type="float" office:value="257" table:style-name="ce14">
            <text:p><text:s/>257</text:p>
          </table:table-cell>
          <table:table-cell office:value-type="float" office:value="231" table:style-name="ce14">
            <text:p><text:s/>231</text:p>
          </table:table-cell>
          <table:table-cell office:value-type="float" office:value="196" table:style-name="ce14">
            <text:p><text:s/>196</text:p>
          </table:table-cell>
          <table:table-cell office:value-type="float" office:value="58" table:style-name="ce14">
            <text:p><text:s/>58</text:p>
          </table:table-cell>
          <table:table-cell office:value-type="float" office:value="369" table:number-columns-spanned="2" table:number-rows-spanned="1" table:style-name="ce47">
            <text:p><text:s/>369</text:p>
          </table:table-cell>
          <table:covered-table-cell/>
          <table:table-cell office:value-type="float" office:value="427" table:number-columns-spanned="2" table:number-rows-spanned="1" table:style-name="ce47">
            <text:p><text:s/>4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03" table:style-name="ce14">
            <text:p><text:s/>403</text:p>
          </table:table-cell>
          <table:table-cell office:value-type="float" office:value="431" table:style-name="ce14">
            <text:p><text:s/>431</text:p>
          </table:table-cell>
          <table:table-cell office:value-type="float" office:value="542" table:style-name="ce14">
            <text:p><text:s/>542</text:p>
          </table:table-cell>
          <table:table-cell office:value-type="float" office:value="292" table:style-name="ce14">
            <text:p><text:s/>292</text:p>
          </table:table-cell>
          <table:table-cell office:value-type="float" office:value="46" table:style-name="ce14">
            <text:p><text:s/>46</text:p>
          </table:table-cell>
          <table:table-cell office:value-type="float" office:value="788" table:number-columns-spanned="2" table:number-rows-spanned="1" table:style-name="ce47">
            <text:p><text:s/>788</text:p>
          </table:table-cell>
          <table:covered-table-cell/>
          <table:table-cell office:value-type="float" office:value="834" table:number-columns-spanned="2" table:number-rows-spanned="1" table:style-name="ce47">
            <text:p><text:s/>8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92" table:style-name="ce14">
            <text:p><text:s/>292</text:p>
          </table:table-cell>
          <table:table-cell office:value-type="float" office:value="341" table:style-name="ce14">
            <text:p><text:s/>341</text:p>
          </table:table-cell>
          <table:table-cell office:value-type="float" office:value="368" table:style-name="ce14">
            <text:p><text:s/>368</text:p>
          </table:table-cell>
          <table:table-cell office:value-type="float" office:value="265" table:style-name="ce14">
            <text:p><text:s/>265</text:p>
          </table:table-cell>
          <table:table-cell office:value-type="float" office:value="100" table:style-name="ce14">
            <text:p><text:s/>100</text:p>
          </table:table-cell>
          <table:table-cell office:value-type="float" office:value="533" table:number-columns-spanned="2" table:number-rows-spanned="1" table:style-name="ce47">
            <text:p><text:s/>533</text:p>
          </table:table-cell>
          <table:covered-table-cell/>
          <table:table-cell office:value-type="float" office:value="633" table:number-columns-spanned="2" table:number-rows-spanned="1" table:style-name="ce47">
            <text:p><text:s/>6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394" table:style-name="ce14">
            <text:p><text:s/>394</text:p>
          </table:table-cell>
          <table:table-cell office:value-type="float" office:value="361" table:style-name="ce14">
            <text:p><text:s/>361</text:p>
          </table:table-cell>
          <table:table-cell office:value-type="float" office:value="539" table:style-name="ce14">
            <text:p><text:s/>539</text:p>
          </table:table-cell>
          <table:table-cell office:value-type="float" office:value="216" table:style-name="ce14">
            <text:p><text:s/>216</text:p>
          </table:table-cell>
          <table:table-cell office:value-type="float" office:value="36" table:style-name="ce14">
            <text:p><text:s/>36</text:p>
          </table:table-cell>
          <table:table-cell office:value-type="float" office:value="719" table:number-columns-spanned="2" table:number-rows-spanned="1" table:style-name="ce47">
            <text:p><text:s/>719</text:p>
          </table:table-cell>
          <table:covered-table-cell/>
          <table:table-cell office:value-type="float" office:value="755" table:number-columns-spanned="2" table:number-rows-spanned="1" table:style-name="ce47">
            <text:p><text:s/>7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0" table:style-name="ce14">
            <text:p><text:s/>60</text:p>
          </table:table-cell>
          <table:table-cell office:value-type="float" office:value="93" table:style-name="ce14">
            <text:p><text:s/>93</text:p>
          </table:table-cell>
          <table:table-cell office:value-type="float" office:value="87" table:style-name="ce14">
            <text:p><text:s/>87</text:p>
          </table:table-cell>
          <table:table-cell office:value-type="float" office:value="66" table:style-name="ce14">
            <text:p><text:s/>66</text:p>
          </table:table-cell>
          <table:table-cell office:value-type="float" office:value="16" table:style-name="ce14">
            <text:p><text:s/>16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8" table:style-name="ce14">
            <text:p><text:s/>138</text:p>
          </table:table-cell>
          <table:table-cell office:value-type="float" office:value="179" table:style-name="ce14">
            <text:p><text:s/>179</text:p>
          </table:table-cell>
          <table:table-cell office:value-type="float" office:value="81" table:style-name="ce14">
            <text:p><text:s/>81</text:p>
          </table:table-cell>
          <table:table-cell office:value-type="float" office:value="37" table:style-name="ce14">
            <text:p><text:s/>37</text:p>
          </table:table-cell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91" table:style-name="ce14">
            <text:p><text:s/>91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2" table:style-name="ce14">
            <text:p><text:s/>122</text:p>
          </table:table-cell>
          <table:table-cell office:value-type="float" office:value="93" table:style-name="ce14">
            <text:p><text:s/>93</text:p>
          </table:table-cell>
          <table:table-cell office:value-type="float" office:value="35" table:style-name="ce14">
            <text:p><text:s/>35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10" table:style-name="ce14">
            <text:p><text:s/>110</text:p>
          </table:table-cell>
          <table:table-cell office:value-type="float" office:value="55" table:style-name="ce14">
            <text:p><text:s/>55</text:p>
          </table:table-cell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3" table:style-name="ce14">
            <text:p><text:s/>93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4" table:style-name="ce14">
            <text:p><text:s/>134</text:p>
          </table:table-cell>
          <table:table-cell office:value-type="float" office:value="75" table:style-name="ce14">
            <text:p><text:s/>75</text:p>
          </table:table-cell>
          <table:table-cell office:value-type="float" office:value="21" table:style-name="ce14">
            <text:p><text:s/>21</text:p>
          </table:table-cell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8062" table:style-name="ce18">
            <text:p>8 062</text:p>
          </table:table-cell>
          <table:table-cell office:value-type="float" office:value="9164" table:style-name="ce18">
            <text:p>9 164</text:p>
          </table:table-cell>
          <table:table-cell office:value-type="float" office:value="10613" table:style-name="ce18">
            <text:p>10 613</text:p>
          </table:table-cell>
          <table:table-cell office:value-type="float" office:value="6613" table:style-name="ce18">
            <text:p>6 613</text:p>
          </table:table-cell>
          <table:table-cell office:value-type="float" office:value="2175" table:style-name="ce18">
            <text:p>2 175</text:p>
          </table:table-cell>
          <table:table-cell office:value-type="float" office:value="15051" table:number-columns-spanned="2" table:number-rows-spanned="1" table:style-name="ce46">
            <text:p>15 051</text:p>
          </table:table-cell>
          <table:covered-table-cell/>
          <table:table-cell office:value-type="float" office:value="17226" table:number-columns-spanned="2" table:number-rows-spanned="1" table:style-name="ce46">
            <text:p>17 226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873" table:style-name="ce14">
            <text:p>2 873</text:p>
          </table:table-cell>
          <table:table-cell office:value-type="float" office:value="3262" table:style-name="ce14">
            <text:p>3 262</text:p>
          </table:table-cell>
          <table:table-cell office:value-type="float" office:value="5256" table:style-name="ce14">
            <text:p>5 256</text:p>
          </table:table-cell>
          <table:table-cell office:value-type="float" office:value="879" table:style-name="ce14">
            <text:p><text:s/>879</text:p>
          </table:table-cell>
          <table:table-cell office:value-type="float" office:value="77" table:style-name="ce14">
            <text:p><text:s/>77</text:p>
          </table:table-cell>
          <table:table-cell office:value-type="float" office:value="6058" table:number-columns-spanned="2" table:number-rows-spanned="1" table:style-name="ce47">
            <text:p>6 058</text:p>
          </table:table-cell>
          <table:covered-table-cell/>
          <table:table-cell office:value-type="float" office:value="6135" table:number-columns-spanned="2" table:number-rows-spanned="1" table:style-name="ce47">
            <text:p>6 1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8" table:style-name="ce14">
            <text:p><text:s/>158</text:p>
          </table:table-cell>
          <table:table-cell office:value-type="float" office:value="63" table:style-name="ce14">
            <text:p><text:s/>63</text:p>
          </table:table-cell>
          <table:table-cell office:value-type="float" office:value="6" table:style-name="ce14">
            <text:p><text:s/>6</text:p>
          </table:table-cell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3" table:style-name="ce14">
            <text:p><text:s/>163</text:p>
          </table:table-cell>
          <table:table-cell office:value-type="float" office:value="225" table:style-name="ce14">
            <text:p><text:s/>225</text:p>
          </table:table-cell>
          <table:table-cell office:value-type="float" office:value="55" table:style-name="ce14">
            <text:p><text:s/>55</text:p>
          </table:table-cell>
          <table:table-cell office:value-type="float" office:value="31" table:style-name="ce14">
            <text:p><text:s/>31</text:p>
          </table:table-cell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office:value-type="float" office:value="280" table:number-columns-spanned="2" table:number-rows-spanned="1" table:style-name="ce47">
            <text:p><text:s/>2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247" table:style-name="ce14">
            <text:p>1 247</text:p>
          </table:table-cell>
          <table:table-cell office:value-type="float" office:value="1401" table:style-name="ce14">
            <text:p>1 401</text:p>
          </table:table-cell>
          <table:table-cell office:value-type="float" office:value="2098" table:style-name="ce14">
            <text:p>2 098</text:p>
          </table:table-cell>
          <table:table-cell office:value-type="float" office:value="550" table:style-name="ce14">
            <text:p><text:s/>550</text:p>
          </table:table-cell>
          <table:table-cell office:value-type="float" office:value="205" table:style-name="ce14">
            <text:p><text:s/>205</text:p>
          </table:table-cell>
          <table:table-cell office:value-type="float" office:value="2443" table:number-columns-spanned="2" table:number-rows-spanned="1" table:style-name="ce47">
            <text:p>2 443</text:p>
          </table:table-cell>
          <table:covered-table-cell/>
          <table:table-cell office:value-type="float" office:value="2648" table:number-columns-spanned="2" table:number-rows-spanned="1" table:style-name="ce47">
            <text:p>2 6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710" table:style-name="ce14">
            <text:p><text:s/>710</text:p>
          </table:table-cell>
          <table:table-cell office:value-type="float" office:value="917" table:style-name="ce14">
            <text:p><text:s/>917</text:p>
          </table:table-cell>
          <table:table-cell office:value-type="float" office:value="1247" table:style-name="ce14">
            <text:p>1 247</text:p>
          </table:table-cell>
          <table:table-cell office:value-type="float" office:value="380" table:style-name="ce14">
            <text:p><text:s/>380</text:p>
          </table:table-cell>
          <table:table-cell office:value-type="float" office:value="71" table:style-name="ce14">
            <text:p><text:s/>71</text:p>
          </table:table-cell>
          <table:table-cell office:value-type="float" office:value="1556" table:number-columns-spanned="2" table:number-rows-spanned="1" table:style-name="ce47">
            <text:p>1 556</text:p>
          </table:table-cell>
          <table:covered-table-cell/>
          <table:table-cell office:value-type="float" office:value="1627" table:number-columns-spanned="2" table:number-rows-spanned="1" table:style-name="ce47">
            <text:p>1 6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864" table:style-name="ce14">
            <text:p><text:s/>864</text:p>
          </table:table-cell>
          <table:table-cell office:value-type="float" office:value="1112" table:style-name="ce14">
            <text:p>1 112</text:p>
          </table:table-cell>
          <table:table-cell office:value-type="float" office:value="1532" table:style-name="ce14">
            <text:p>1 532</text:p>
          </table:table-cell>
          <table:table-cell office:value-type="float" office:value="444" table:style-name="ce14">
            <text:p><text:s/>444</text:p>
          </table:table-cell>
          <table:table-cell office:value-type="float" office:value="39" table:style-name="ce14">
            <text:p><text:s/>39</text:p>
          </table:table-cell>
          <table:table-cell office:value-type="float" office:value="1937" table:number-columns-spanned="2" table:number-rows-spanned="1" table:style-name="ce47">
            <text:p>1 937</text:p>
          </table:table-cell>
          <table:covered-table-cell/>
          <table:table-cell office:value-type="float" office:value="1976" table:number-columns-spanned="2" table:number-rows-spanned="1" table:style-name="ce47">
            <text:p>1 9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2075" table:style-name="ce14">
            <text:p>2 075</text:p>
          </table:table-cell>
          <table:table-cell office:value-type="float" office:value="2629" table:style-name="ce14">
            <text:p>2 629</text:p>
          </table:table-cell>
          <table:table-cell office:value-type="float" office:value="3736" table:style-name="ce14">
            <text:p>3 736</text:p>
          </table:table-cell>
          <table:table-cell office:value-type="float" office:value="968" table:style-name="ce14">
            <text:p><text:s/>968</text:p>
          </table:table-cell>
          <table:table-cell office:value-type="float" office:value="139" table:style-name="ce14">
            <text:p><text:s/>139</text:p>
          </table:table-cell>
          <table:table-cell office:value-type="float" office:value="4565" table:number-columns-spanned="2" table:number-rows-spanned="1" table:style-name="ce47">
            <text:p>4 565</text:p>
          </table:table-cell>
          <table:covered-table-cell/>
          <table:table-cell office:value-type="float" office:value="4704" table:number-columns-spanned="2" table:number-rows-spanned="1" table:style-name="ce47">
            <text:p>4 7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92" table:style-name="ce14">
            <text:p><text:s/>92</text:p>
          </table:table-cell>
          <table:table-cell office:value-type="float" office:value="89" table:style-name="ce14">
            <text:p><text:s/>89</text:p>
          </table:table-cell>
          <table:table-cell office:value-type="float" office:value="94" table:style-name="ce14">
            <text:p><text:s/>94</text:p>
          </table:table-cell>
          <table:table-cell office:value-type="float" office:value="87" table:style-name="ce14">
            <text:p><text:s/>87</text:p>
          </table:table-cell>
          <table:table-cell office:value-type="float" office:value="13" table:style-name="ce14">
            <text:p><text:s/>13</text:p>
          </table:table-cell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765" table:style-name="ce14">
            <text:p><text:s/>765</text:p>
          </table:table-cell>
          <table:table-cell office:value-type="float" office:value="974" table:style-name="ce14">
            <text:p><text:s/>974</text:p>
          </table:table-cell>
          <table:table-cell office:value-type="float" office:value="1313" table:style-name="ce14">
            <text:p>1 313</text:p>
          </table:table-cell>
          <table:table-cell office:value-type="float" office:value="426" table:style-name="ce14">
            <text:p><text:s/>426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97" table:number-columns-spanned="2" table:number-rows-spanned="1" table:style-name="ce47">
            <text:p>1 597</text:p>
          </table:table-cell>
          <table:covered-table-cell/>
          <table:table-cell office:value-type="float" office:value="1739" table:number-columns-spanned="2" table:number-rows-spanned="1" table:style-name="ce47">
            <text:p>1 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077" table:style-name="ce14">
            <text:p>2 077</text:p>
          </table:table-cell>
          <table:table-cell office:value-type="float" office:value="2522" table:style-name="ce14">
            <text:p>2 522</text:p>
          </table:table-cell>
          <table:table-cell office:value-type="float" office:value="3397" table:style-name="ce14">
            <text:p>3 397</text:p>
          </table:table-cell>
          <table:table-cell office:value-type="float" office:value="1202" table:style-name="ce14">
            <text:p>1 202</text:p>
          </table:table-cell>
          <table:table-cell office:value-type="float" office:value="243" table:style-name="ce14">
            <text:p><text:s/>243</text:p>
          </table:table-cell>
          <table:table-cell office:value-type="float" office:value="4356" table:number-columns-spanned="2" table:number-rows-spanned="1" table:style-name="ce47">
            <text:p>4 356</text:p>
          </table:table-cell>
          <table:covered-table-cell/>
          <table:table-cell office:value-type="float" office:value="4599" table:number-columns-spanned="2" table:number-rows-spanned="1" table:style-name="ce47">
            <text:p>4 5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1" table:style-name="ce14">
            <text:p><text:s/>151</text:p>
          </table:table-cell>
          <table:table-cell office:value-type="float" office:value="219" table:style-name="ce14">
            <text:p><text:s/>219</text:p>
          </table:table-cell>
          <table:table-cell office:value-type="float" office:value="79" table:style-name="ce14">
            <text:p><text:s/>79</text:p>
          </table:table-cell>
          <table:table-cell office:value-type="float" office:value="20" table:style-name="ce14">
            <text:p><text:s/>20</text:p>
          </table:table-cell>
          <table:table-cell office:value-type="float" office:value="278" table:number-columns-spanned="2" table:number-rows-spanned="1" table:style-name="ce47">
            <text:p><text:s/>278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980" table:style-name="ce14">
            <text:p><text:s/>980</text:p>
          </table:table-cell>
          <table:table-cell office:value-type="float" office:value="1282" table:style-name="ce14">
            <text:p>1 282</text:p>
          </table:table-cell>
          <table:table-cell office:value-type="float" office:value="1810" table:style-name="ce14">
            <text:p>1 810</text:p>
          </table:table-cell>
          <table:table-cell office:value-type="float" office:value="452" table:style-name="ce14">
            <text:p><text:s/>452</text:p>
          </table:table-cell>
          <table:table-cell office:value-type="float" office:value="49" table:style-name="ce14">
            <text:p><text:s/>49</text:p>
          </table:table-cell>
          <table:table-cell office:value-type="float" office:value="2213" table:number-columns-spanned="2" table:number-rows-spanned="1" table:style-name="ce47">
            <text:p>2 213</text:p>
          </table:table-cell>
          <table:covered-table-cell/>
          <table:table-cell office:value-type="float" office:value="2262" table:number-columns-spanned="2" table:number-rows-spanned="1" table:style-name="ce47">
            <text:p>2 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24" table:style-name="ce14">
            <text:p><text:s/>424</text:p>
          </table:table-cell>
          <table:table-cell office:value-type="float" office:value="558" table:style-name="ce14">
            <text:p><text:s/>558</text:p>
          </table:table-cell>
          <table:table-cell office:value-type="float" office:value="806" table:style-name="ce14">
            <text:p><text:s/>806</text:p>
          </table:table-cell>
          <table:table-cell office:value-type="float" office:value="176" table:style-name="ce14">
            <text:p><text:s/>176</text:p>
          </table:table-cell>
          <table:table-cell office:value-type="float" office:value="26" table:style-name="ce14">
            <text:p><text:s/>26</text:p>
          </table:table-cell>
          <table:table-cell office:value-type="float" office:value="956" table:number-columns-spanned="2" table:number-rows-spanned="1" table:style-name="ce47">
            <text:p><text:s/>956</text:p>
          </table:table-cell>
          <table:covered-table-cell/>
          <table:table-cell office:value-type="float" office:value="982" table:number-columns-spanned="2" table:number-rows-spanned="1" table:style-name="ce47">
            <text:p><text:s/>9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52" table:style-name="ce14">
            <text:p><text:s/>152</text:p>
          </table:table-cell>
          <table:table-cell office:value-type="float" office:value="163" table:style-name="ce14">
            <text:p><text:s/>163</text:p>
          </table:table-cell>
          <table:table-cell office:value-type="float" office:value="246" table:style-name="ce14">
            <text:p><text:s/>246</text:p>
          </table:table-cell>
          <table:table-cell office:value-type="float" office:value="69" table:style-name="ce14">
            <text:p><text:s/>69</text:p>
          </table:table-cell>
          <table:table-cell office:value-type="float" office:value="3" table:style-name="ce14">
            <text:p><text:s/>3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69" table:style-name="ce14">
            <text:p><text:s/>469</text:p>
          </table:table-cell>
          <table:table-cell office:value-type="float" office:value="615" table:style-name="ce14">
            <text:p><text:s/>615</text:p>
          </table:table-cell>
          <table:table-cell office:value-type="float" office:value="874" table:style-name="ce14">
            <text:p><text:s/>874</text:p>
          </table:table-cell>
          <table:table-cell office:value-type="float" office:value="210" table:style-name="ce14">
            <text:p><text:s/>210</text:p>
          </table:table-cell>
          <table:table-cell office:value-type="float" office:value="36" table:style-name="ce14">
            <text:p><text:s/>36</text:p>
          </table:table-cell>
          <table:table-cell office:value-type="float" office:value="1048" table:number-columns-spanned="2" table:number-rows-spanned="1" table:style-name="ce47">
            <text:p>1 048</text:p>
          </table:table-cell>
          <table:covered-table-cell/>
          <table:table-cell office:value-type="float" office:value="1084" table:number-columns-spanned="2" table:number-rows-spanned="1" table:style-name="ce47">
            <text:p>1 084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3119" table:style-name="ce18">
            <text:p>13 119</text:p>
          </table:table-cell>
          <table:table-cell office:value-type="float" office:value="15963" table:style-name="ce18">
            <text:p>15 963</text:p>
          </table:table-cell>
          <table:table-cell office:value-type="float" office:value="23035" table:style-name="ce18">
            <text:p>23 035</text:p>
          </table:table-cell>
          <table:table-cell office:value-type="float" office:value="6047" table:style-name="ce18">
            <text:p>6 047</text:p>
          </table:table-cell>
          <table:table-cell office:value-type="float" office:value="1102" table:style-name="ce18">
            <text:p>1 102</text:p>
          </table:table-cell>
          <table:table-cell office:value-type="float" office:value="27980" table:number-columns-spanned="2" table:number-rows-spanned="1" table:style-name="ce46">
            <text:p>27 980</text:p>
          </table:table-cell>
          <table:covered-table-cell/>
          <table:table-cell office:value-type="float" office:value="29082" table:number-columns-spanned="2" table:number-rows-spanned="1" table:style-name="ce46">
            <text:p>29 082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62663" table:style-name="ce18">
            <text:p>162 663</text:p>
          </table:table-cell>
          <table:table-cell office:value-type="float" office:value="208913" table:style-name="ce18">
            <text:p>208 913</text:p>
          </table:table-cell>
          <table:table-cell office:value-type="float" office:value="234464" table:style-name="ce18">
            <text:p>234 464</text:p>
          </table:table-cell>
          <table:table-cell office:value-type="float" office:value="137112" table:style-name="ce18">
            <text:p>137 112</text:p>
          </table:table-cell>
          <table:table-cell office:value-type="float" office:value="32438" table:number-columns-spanned="2" table:number-rows-spanned="1" table:style-name="ce46">
            <text:p>32 438</text:p>
          </table:table-cell>
          <table:covered-table-cell/>
          <table:table-cell office:value-type="float" office:value="339138" table:number-columns-spanned="2" table:number-rows-spanned="1" table:style-name="ce46">
            <text:p>339 138</text:p>
          </table:table-cell>
          <table:covered-table-cell/>
          <table:table-cell office:value-type="float" office:value="371576" table:style-name="ce18">
            <text:p>371 576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1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615" table:style-name="ce18">
            <text:p><text:s/>6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75" table:style-name="ce24">
            <text:p><text:s/>375</text:p>
          </table:table-cell>
          <table:table-cell table:style-name="ce25"/>
          <table:table-cell office:value-type="float" office:value="424" table:style-name="ce24">
            <text:p><text:s/>424</text:p>
          </table:table-cell>
          <table:table-cell table:style-name="ce25"/>
          <table:table-cell office:value-type="float" office:value="902" table:style-name="ce24">
            <text:p><text:s/>902</text:p>
          </table:table-cell>
          <table:table-cell table:style-name="ce25"/>
          <table:table-cell office:value-type="float" office:value="862" table:style-name="ce24">
            <text:p><text:s/>862</text:p>
          </table:table-cell>
          <table:table-cell office:value-type="float" office:value="2563" table:style-name="ce18">
            <text:p>2 5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616" table:style-name="ce18">
            <text:p><text:s/>6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514" table:style-name="ce18">
            <text:p><text:s/>5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26" table:style-name="ce18">
            <text:p><text:s/>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office:value-type="float" office:value="595" table:style-name="ce18">
            <text:p><text:s/>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478" table:style-name="ce24">
            <text:p><text:s/>478</text:p>
          </table:table-cell>
          <table:table-cell table:style-name="ce25"/>
          <table:table-cell office:value-type="float" office:value="350" table:style-name="ce24">
            <text:p><text:s/>350</text:p>
          </table:table-cell>
          <table:table-cell office:value-type="float" office:value="1192" table:style-name="ce18">
            <text:p>1 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516" table:style-name="ce24">
            <text:p><text:s/>516</text:p>
          </table:table-cell>
          <table:table-cell table:style-name="ce25"/>
          <table:table-cell office:value-type="float" office:value="1002" table:style-name="ce24">
            <text:p>1 002</text:p>
          </table:table-cell>
          <table:table-cell table:style-name="ce25"/>
          <table:table-cell office:value-type="float" office:value="836" table:style-name="ce24">
            <text:p><text:s/>836</text:p>
          </table:table-cell>
          <table:table-cell office:value-type="float" office:value="2700" table:style-name="ce18">
            <text:p>2 7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55" table:style-name="ce18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894" table:style-name="ce24">
            <text:p><text:s/>894</text:p>
          </table:table-cell>
          <table:table-cell table:style-name="ce25"/>
          <table:table-cell office:value-type="float" office:value="1580" table:style-name="ce24">
            <text:p>1 580</text:p>
          </table:table-cell>
          <table:table-cell table:style-name="ce25"/>
          <table:table-cell office:value-type="float" office:value="3067" table:style-name="ce24">
            <text:p>3 067</text:p>
          </table:table-cell>
          <table:table-cell table:style-name="ce25"/>
          <table:table-cell office:value-type="float" office:value="1836" table:style-name="ce24">
            <text:p>1 836</text:p>
          </table:table-cell>
          <table:table-cell office:value-type="float" office:value="7377" table:style-name="ce18">
            <text:p>7 3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843" table:style-name="ce18">
            <text:p><text:s/>8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office:value-type="float" office:value="760" table:style-name="ce18">
            <text:p><text:s/>7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381" table:style-name="ce18">
            <text:p><text:s/>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214" table:style-name="ce18">
            <text:p><text:s/>2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office:value-type="float" office:value="745" table:style-name="ce18">
            <text:p><text:s/>7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office:value-type="float" office:value="792" table:style-name="ce18">
            <text:p><text:s/>7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477" table:style-name="ce24">
            <text:p><text:s/>477</text:p>
          </table:table-cell>
          <table:table-cell table:style-name="ce25"/>
          <table:table-cell office:value-type="float" office:value="517" table:style-name="ce24">
            <text:p><text:s/>517</text:p>
          </table:table-cell>
          <table:table-cell office:value-type="float" office:value="1430" table:style-name="ce18">
            <text:p>1 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444" table:style-name="ce24">
            <text:p><text:s/>444</text:p>
          </table:table-cell>
          <table:table-cell table:style-name="ce25"/>
          <table:table-cell office:value-type="float" office:value="328" table:style-name="ce24">
            <text:p><text:s/>328</text:p>
          </table:table-cell>
          <table:table-cell office:value-type="float" office:value="1056" table:style-name="ce18">
            <text:p>1 0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624" table:style-name="ce24">
            <text:p><text:s/>624</text:p>
          </table:table-cell>
          <table:table-cell table:style-name="ce25"/>
          <table:table-cell office:value-type="float" office:value="467" table:style-name="ce24">
            <text:p><text:s/>467</text:p>
          </table:table-cell>
          <table:table-cell office:value-type="float" office:value="1531" table:style-name="ce18">
            <text:p>1 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office:value-type="float" office:value="751" table:style-name="ce18">
            <text:p><text:s/>7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799" table:style-name="ce24">
            <text:p><text:s/>799</text:p>
          </table:table-cell>
          <table:table-cell table:style-name="ce25"/>
          <table:table-cell office:value-type="float" office:value="760" table:style-name="ce24">
            <text:p><text:s/>760</text:p>
          </table:table-cell>
          <table:table-cell office:value-type="float" office:value="2211" table:style-name="ce18">
            <text:p>2 2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390" table:style-name="ce24">
            <text:p><text:s/>390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table:style-name="ce25"/>
          <table:table-cell office:value-type="float" office:value="993" table:style-name="ce24">
            <text:p><text:s/>993</text:p>
          </table:table-cell>
          <table:table-cell table:style-name="ce25"/>
          <table:table-cell office:value-type="float" office:value="843" table:style-name="ce24">
            <text:p><text:s/>843</text:p>
          </table:table-cell>
          <table:table-cell office:value-type="float" office:value="2716" table:style-name="ce18">
            <text:p>2 7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97" table:style-name="ce18">
            <text:p><text:s/>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139" table:style-name="ce24">
            <text:p>1 139</text:p>
          </table:table-cell>
          <table:table-cell table:style-name="ce25"/>
          <table:table-cell office:value-type="float" office:value="1606" table:style-name="ce24">
            <text:p>1 606</text:p>
          </table:table-cell>
          <table:table-cell table:style-name="ce25"/>
          <table:table-cell office:value-type="float" office:value="3186" table:style-name="ce24">
            <text:p>3 186</text:p>
          </table:table-cell>
          <table:table-cell table:style-name="ce25"/>
          <table:table-cell office:value-type="float" office:value="1949" table:style-name="ce24">
            <text:p>1 949</text:p>
          </table:table-cell>
          <table:table-cell office:value-type="float" office:value="7880" table:style-name="ce18">
            <text:p>7 8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606" table:style-name="ce24">
            <text:p><text:s/>606</text:p>
          </table:table-cell>
          <table:table-cell table:style-name="ce25"/>
          <table:table-cell office:value-type="float" office:value="1086" table:style-name="ce24">
            <text:p>1 086</text:p>
          </table:table-cell>
          <table:table-cell table:style-name="ce25"/>
          <table:table-cell office:value-type="float" office:value="2619" table:style-name="ce24">
            <text:p>2 619</text:p>
          </table:table-cell>
          <table:table-cell table:style-name="ce25"/>
          <table:table-cell office:value-type="float" office:value="2376" table:style-name="ce24">
            <text:p>2 376</text:p>
          </table:table-cell>
          <table:table-cell office:value-type="float" office:value="6687" table:style-name="ce18">
            <text:p>6 6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305" table:style-name="ce24">
            <text:p><text:s/>305</text:p>
          </table:table-cell>
          <table:table-cell table:style-name="ce25"/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525" table:style-name="ce24">
            <text:p><text:s/>525</text:p>
          </table:table-cell>
          <table:table-cell office:value-type="float" office:value="1751" table:style-name="ce18">
            <text:p>1 7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557" table:style-name="ce24">
            <text:p><text:s/>557</text:p>
          </table:table-cell>
          <table:table-cell table:style-name="ce25"/>
          <table:table-cell office:value-type="float" office:value="556" table:style-name="ce24">
            <text:p><text:s/>556</text:p>
          </table:table-cell>
          <table:table-cell office:value-type="float" office:value="1659" table:style-name="ce18">
            <text:p>1 6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513" table:style-name="ce18">
            <text:p><text:s/>5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606" table:style-name="ce24">
            <text:p><text:s/>606</text:p>
          </table:table-cell>
          <table:table-cell table:style-name="ce25"/>
          <table:table-cell office:value-type="float" office:value="964" table:style-name="ce24">
            <text:p><text:s/>964</text:p>
          </table:table-cell>
          <table:table-cell table:style-name="ce25"/>
          <table:table-cell office:value-type="float" office:value="2119" table:style-name="ce24">
            <text:p>2 119</text:p>
          </table:table-cell>
          <table:table-cell table:style-name="ce25"/>
          <table:table-cell office:value-type="float" office:value="1392" table:style-name="ce24">
            <text:p>1 392</text:p>
          </table:table-cell>
          <table:table-cell office:value-type="float" office:value="5081" table:style-name="ce18">
            <text:p>5 0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445" table:style-name="ce24">
            <text:p><text:s/>445</text:p>
          </table:table-cell>
          <table:table-cell table:style-name="ce25"/>
          <table:table-cell office:value-type="float" office:value="451" table:style-name="ce24">
            <text:p><text:s/>451</text:p>
          </table:table-cell>
          <table:table-cell table:style-name="ce25"/>
          <table:table-cell office:value-type="float" office:value="1124" table:style-name="ce24">
            <text:p>1 124</text:p>
          </table:table-cell>
          <table:table-cell table:style-name="ce25"/>
          <table:table-cell office:value-type="float" office:value="889" table:style-name="ce24">
            <text:p><text:s/>889</text:p>
          </table:table-cell>
          <table:table-cell office:value-type="float" office:value="2909" table:style-name="ce18">
            <text:p>2 9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1424" table:style-name="ce24">
            <text:p>1 424</text:p>
          </table:table-cell>
          <table:table-cell table:style-name="ce25"/>
          <table:table-cell office:value-type="float" office:value="3061" table:style-name="ce24">
            <text:p>3 061</text:p>
          </table:table-cell>
          <table:table-cell table:style-name="ce25"/>
          <table:table-cell office:value-type="float" office:value="2616" table:style-name="ce24">
            <text:p>2 616</text:p>
          </table:table-cell>
          <table:table-cell office:value-type="float" office:value="7825" table:style-name="ce18">
            <text:p>7 8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766" table:style-name="ce18">
            <text:p><text:s/>7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288" table:style-name="ce18">
            <text:p><text:s/>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698" table:style-name="ce18">
            <text:p><text:s/>6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23" table:style-name="ce18">
            <text:p><text:s/>4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10" table:style-name="ce18">
            <text:p><text:s/>3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269" table:style-name="ce18">
            <text:p><text:s/>2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335" table:style-name="ce18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685" table:style-name="ce24">
            <text:p><text:s/>685</text:p>
          </table:table-cell>
          <table:table-cell table:style-name="ce25"/>
          <table:table-cell office:value-type="float" office:value="535" table:style-name="ce24">
            <text:p><text:s/>535</text:p>
          </table:table-cell>
          <table:table-cell office:value-type="float" office:value="1850" table:style-name="ce18">
            <text:p>1 8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328" table:style-name="ce24">
            <text:p><text:s/>328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table:style-name="ce25"/>
          <table:table-cell office:value-type="float" office:value="738" table:style-name="ce24">
            <text:p><text:s/>738</text:p>
          </table:table-cell>
          <table:table-cell table:style-name="ce25"/>
          <table:table-cell office:value-type="float" office:value="693" table:style-name="ce24">
            <text:p><text:s/>693</text:p>
          </table:table-cell>
          <table:table-cell office:value-type="float" office:value="2107" table:style-name="ce18">
            <text:p>2 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460" table:style-name="ce24">
            <text:p><text:s/>460</text:p>
          </table:table-cell>
          <table:table-cell table:style-name="ce25"/>
          <table:table-cell office:value-type="float" office:value="605" table:style-name="ce24">
            <text:p><text:s/>605</text:p>
          </table:table-cell>
          <table:table-cell table:style-name="ce25"/>
          <table:table-cell office:value-type="float" office:value="1429" table:style-name="ce24">
            <text:p>1 429</text:p>
          </table:table-cell>
          <table:table-cell table:style-name="ce25"/>
          <table:table-cell office:value-type="float" office:value="1153" table:style-name="ce24">
            <text:p>1 153</text:p>
          </table:table-cell>
          <table:table-cell office:value-type="float" office:value="3647" table:style-name="ce18">
            <text:p>3 6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265" table:style-name="ce18">
            <text:p><text:s/>2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532" table:style-name="ce24">
            <text:p><text:s/>532</text:p>
          </table:table-cell>
          <table:table-cell table:style-name="ce25"/>
          <table:table-cell office:value-type="float" office:value="1161" table:style-name="ce24">
            <text:p>1 161</text:p>
          </table:table-cell>
          <table:table-cell table:style-name="ce25"/>
          <table:table-cell office:value-type="float" office:value="758" table:style-name="ce24">
            <text:p><text:s/>758</text:p>
          </table:table-cell>
          <table:table-cell office:value-type="float" office:value="2848" table:style-name="ce18">
            <text:p>2 8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90" table:style-name="ce18">
            <text:p><text:s/>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427" table:style-name="ce24">
            <text:p><text:s/>427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office:value-type="float" office:value="1047" table:style-name="ce18">
            <text:p>1 0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office:value-type="float" office:value="753" table:style-name="ce18">
            <text:p><text:s/>7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1017" table:style-name="ce24">
            <text:p>1 017</text:p>
          </table:table-cell>
          <table:table-cell table:style-name="ce25"/>
          <table:table-cell office:value-type="float" office:value="2632" table:style-name="ce24">
            <text:p>2 632</text:p>
          </table:table-cell>
          <table:table-cell table:style-name="ce25"/>
          <table:table-cell office:value-type="float" office:value="5079" table:style-name="ce24">
            <text:p>5 079</text:p>
          </table:table-cell>
          <table:table-cell table:style-name="ce25"/>
          <table:table-cell office:value-type="float" office:value="3323" table:style-name="ce24">
            <text:p>3 323</text:p>
          </table:table-cell>
          <table:table-cell office:value-type="float" office:value="12051" table:style-name="ce18">
            <text:p>12 0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324" table:style-name="ce24">
            <text:p><text:s/>324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office:value-type="float" office:value="867" table:style-name="ce18">
            <text:p><text:s/>8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378" table:style-name="ce24">
            <text:p><text:s/>378</text:p>
          </table:table-cell>
          <table:table-cell table:style-name="ce25"/>
          <table:table-cell office:value-type="float" office:value="881" table:style-name="ce24">
            <text:p><text:s/>881</text:p>
          </table:table-cell>
          <table:table-cell table:style-name="ce25"/>
          <table:table-cell office:value-type="float" office:value="691" table:style-name="ce24">
            <text:p><text:s/>691</text:p>
          </table:table-cell>
          <table:table-cell office:value-type="float" office:value="2235" table:style-name="ce18">
            <text:p>2 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556" table:style-name="ce18">
            <text:p><text:s/>5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322" table:style-name="ce18">
            <text:p><text:s/>3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272" table:style-name="ce18">
            <text:p><text:s/>2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665" table:style-name="ce24">
            <text:p><text:s/>665</text:p>
          </table:table-cell>
          <table:table-cell table:style-name="ce25"/>
          <table:table-cell office:value-type="float" office:value="899" table:style-name="ce24">
            <text:p><text:s/>899</text:p>
          </table:table-cell>
          <table:table-cell table:style-name="ce25"/>
          <table:table-cell office:value-type="float" office:value="2085" table:style-name="ce24">
            <text:p>2 085</text:p>
          </table:table-cell>
          <table:table-cell table:style-name="ce25"/>
          <table:table-cell office:value-type="float" office:value="1719" table:style-name="ce24">
            <text:p>1 719</text:p>
          </table:table-cell>
          <table:table-cell office:value-type="float" office:value="5368" table:style-name="ce18">
            <text:p>5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office:value-type="float" office:value="424" table:style-name="ce18">
            <text:p><text:s/>4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313" table:style-name="ce24">
            <text:p><text:s/>313</text:p>
          </table:table-cell>
          <table:table-cell table:style-name="ce25"/>
          <table:table-cell office:value-type="float" office:value="399" table:style-name="ce24">
            <text:p><text:s/>399</text:p>
          </table:table-cell>
          <table:table-cell table:style-name="ce25"/>
          <table:table-cell office:value-type="float" office:value="902" table:style-name="ce24">
            <text:p><text:s/>902</text:p>
          </table:table-cell>
          <table:table-cell table:style-name="ce25"/>
          <table:table-cell office:value-type="float" office:value="1023" table:style-name="ce24">
            <text:p>1 023</text:p>
          </table:table-cell>
          <table:table-cell office:value-type="float" office:value="2637" table:style-name="ce18">
            <text:p>2 6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338" table:style-name="ce24">
            <text:p><text:s/>338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office:value-type="float" office:value="906" table:style-name="ce18">
            <text:p><text:s/>9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06" table:style-name="ce18">
            <text:p><text:s/>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61" table:style-name="ce18">
            <text:p><text:s/>3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office:value-type="float" office:value="465" table:style-name="ce18">
            <text:p><text:s/>4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17" table:style-name="ce18">
            <text:p><text:s/>3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376" table:style-name="ce18">
            <text:p><text:s/>3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502" table:style-name="ce24">
            <text:p><text:s/>502</text:p>
          </table:table-cell>
          <table:table-cell table:style-name="ce25"/>
          <table:table-cell office:value-type="float" office:value="405" table:style-name="ce24">
            <text:p><text:s/>405</text:p>
          </table:table-cell>
          <table:table-cell office:value-type="float" office:value="1288" table:style-name="ce18">
            <text:p>1 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433" table:style-name="ce18">
            <text:p><text:s/>4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542" table:style-name="ce18">
            <text:p><text:s/>5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483" table:style-name="ce24">
            <text:p><text:s/>483</text:p>
          </table:table-cell>
          <table:table-cell table:style-name="ce25"/>
          <table:table-cell office:value-type="float" office:value="787" table:style-name="ce24">
            <text:p><text:s/>787</text:p>
          </table:table-cell>
          <table:table-cell table:style-name="ce25"/>
          <table:table-cell office:value-type="float" office:value="1945" table:style-name="ce24">
            <text:p>1 945</text:p>
          </table:table-cell>
          <table:table-cell table:style-name="ce25"/>
          <table:table-cell office:value-type="float" office:value="1267" table:style-name="ce24">
            <text:p>1 267</text:p>
          </table:table-cell>
          <table:table-cell office:value-type="float" office:value="4482" table:style-name="ce18">
            <text:p>4 4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411" table:style-name="ce18">
            <text:p><text:s/>4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453" table:style-name="ce24">
            <text:p><text:s/>453</text:p>
          </table:table-cell>
          <table:table-cell table:style-name="ce25"/>
          <table:table-cell office:value-type="float" office:value="922" table:style-name="ce24">
            <text:p><text:s/>922</text:p>
          </table:table-cell>
          <table:table-cell table:style-name="ce25"/>
          <table:table-cell office:value-type="float" office:value="544" table:style-name="ce24">
            <text:p><text:s/>544</text:p>
          </table:table-cell>
          <table:table-cell office:value-type="float" office:value="2160" table:style-name="ce18">
            <text:p>2 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630" table:style-name="ce18">
            <text:p><text:s/>6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451" table:style-name="ce24">
            <text:p><text:s/>451</text:p>
          </table:table-cell>
          <table:table-cell table:style-name="ce25"/>
          <table:table-cell office:value-type="float" office:value="1118" table:style-name="ce24">
            <text:p>1 118</text:p>
          </table:table-cell>
          <table:table-cell table:style-name="ce25"/>
          <table:table-cell office:value-type="float" office:value="750" table:style-name="ce24">
            <text:p><text:s/>750</text:p>
          </table:table-cell>
          <table:table-cell office:value-type="float" office:value="2634" table:style-name="ce18">
            <text:p>2 6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88" table:style-name="ce18">
            <text:p><text:s/>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53" table:style-name="ce18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681" table:style-name="ce24">
            <text:p><text:s/>681</text:p>
          </table:table-cell>
          <table:table-cell table:style-name="ce25"/>
          <table:table-cell office:value-type="float" office:value="820" table:style-name="ce24">
            <text:p><text:s/>820</text:p>
          </table:table-cell>
          <table:table-cell table:style-name="ce25"/>
          <table:table-cell office:value-type="float" office:value="1853" table:style-name="ce24">
            <text:p>1 853</text:p>
          </table:table-cell>
          <table:table-cell table:style-name="ce25"/>
          <table:table-cell office:value-type="float" office:value="1424" table:style-name="ce24">
            <text:p>1 424</text:p>
          </table:table-cell>
          <table:table-cell office:value-type="float" office:value="4778" table:style-name="ce18">
            <text:p>4 7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28" table:style-name="ce18">
            <text:p><text:s/>2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799" table:style-name="ce24">
            <text:p>1 799</text:p>
          </table:table-cell>
          <table:table-cell table:style-name="ce25"/>
          <table:table-cell office:value-type="float" office:value="3065" table:style-name="ce24">
            <text:p>3 065</text:p>
          </table:table-cell>
          <table:table-cell table:style-name="ce25"/>
          <table:table-cell office:value-type="float" office:value="7112" table:style-name="ce24">
            <text:p>7 112</text:p>
          </table:table-cell>
          <table:table-cell table:style-name="ce25"/>
          <table:table-cell office:value-type="float" office:value="4878" table:style-name="ce24">
            <text:p>4 878</text:p>
          </table:table-cell>
          <table:table-cell office:value-type="float" office:value="16854" table:style-name="ce18">
            <text:p>16 8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993" table:style-name="ce24">
            <text:p><text:s/>993</text:p>
          </table:table-cell>
          <table:table-cell table:style-name="ce25"/>
          <table:table-cell office:value-type="float" office:value="705" table:style-name="ce24">
            <text:p><text:s/>705</text:p>
          </table:table-cell>
          <table:table-cell office:value-type="float" office:value="2434" table:style-name="ce18">
            <text:p>2 4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513" table:style-name="ce24">
            <text:p><text:s/>513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office:value-type="float" office:value="1379" table:style-name="ce18">
            <text:p>1 3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05" table:style-name="ce18">
            <text:p><text:s/>1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table:style-name="ce25"/>
          <table:table-cell office:value-type="float" office:value="434" table:style-name="ce24">
            <text:p><text:s/>434</text:p>
          </table:table-cell>
          <table:table-cell office:value-type="float" office:value="1051" table:style-name="ce18">
            <text:p>1 05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775" table:style-name="ce26">
            <text:p>17 775</text:p>
          </table:table-cell>
          <table:table-cell table:style-name="ce16"/>
          <table:table-cell office:value-type="float" office:value="27488" table:style-name="ce26">
            <text:p>27 488</text:p>
          </table:table-cell>
          <table:table-cell table:style-name="ce16"/>
          <table:table-cell office:value-type="float" office:value="59347" table:style-name="ce26">
            <text:p>59 347</text:p>
          </table:table-cell>
          <table:table-cell table:style-name="ce16"/>
          <table:table-cell office:value-type="float" office:value="44811" table:style-name="ce26">
            <text:p>44 811</text:p>
          </table:table-cell>
          <table:table-cell office:value-type="float" office:value="149421" table:style-name="ce18">
            <text:p>149 4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435" table:style-name="ce24">
            <text:p><text:s/>435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office:value-type="float" office:value="1113" table:style-name="ce18">
            <text:p>1 1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33" table:style-name="ce18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654" table:style-name="ce18">
            <text:p><text:s/>6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18" table:style-name="ce18">
            <text:p><text:s/>1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567" table:style-name="ce18">
            <text:p><text:s/>5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34" table:style-name="ce18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378" table:style-name="ce18">
            <text:p><text:s/>3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543" table:style-name="ce24">
            <text:p><text:s/>543</text:p>
          </table:table-cell>
          <table:table-cell table:style-name="ce25"/>
          <table:table-cell office:value-type="float" office:value="1069" table:style-name="ce24">
            <text:p>1 069</text:p>
          </table:table-cell>
          <table:table-cell table:style-name="ce25"/>
          <table:table-cell office:value-type="float" office:value="715" table:style-name="ce24">
            <text:p><text:s/>715</text:p>
          </table:table-cell>
          <table:table-cell office:value-type="float" office:value="2652" table:style-name="ce18">
            <text:p>2 6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32" table:style-name="ce18">
            <text:p><text:s/>3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office:value-type="float" office:value="863" table:style-name="ce18">
            <text:p><text:s/>8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79" table:style-name="ce18">
            <text:p><text:s/>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table:style-name="ce25"/>
          <table:table-cell office:value-type="float" office:value="597" table:style-name="ce24">
            <text:p><text:s/>597</text:p>
          </table:table-cell>
          <table:table-cell table:style-name="ce25"/>
          <table:table-cell office:value-type="float" office:value="479" table:style-name="ce24">
            <text:p><text:s/>479</text:p>
          </table:table-cell>
          <table:table-cell office:value-type="float" office:value="1546" table:style-name="ce18">
            <text:p>1 5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office:value-type="float" office:value="558" table:style-name="ce18">
            <text:p><text:s/>5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596" table:style-name="ce24">
            <text:p><text:s/>596</text:p>
          </table:table-cell>
          <table:table-cell table:style-name="ce25"/>
          <table:table-cell office:value-type="float" office:value="985" table:style-name="ce24">
            <text:p><text:s/>985</text:p>
          </table:table-cell>
          <table:table-cell table:style-name="ce25"/>
          <table:table-cell office:value-type="float" office:value="1718" table:style-name="ce24">
            <text:p>1 718</text:p>
          </table:table-cell>
          <table:table-cell table:style-name="ce25"/>
          <table:table-cell office:value-type="float" office:value="960" table:style-name="ce24">
            <text:p><text:s/>960</text:p>
          </table:table-cell>
          <table:table-cell office:value-type="float" office:value="4259" table:style-name="ce18">
            <text:p>4 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371" table:style-name="ce18">
            <text:p><text:s/>3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613" table:style-name="ce24">
            <text:p><text:s/>613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office:value-type="float" office:value="1684" table:style-name="ce18">
            <text:p>1 6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office:value-type="float" office:value="851" table:style-name="ce18">
            <text:p><text:s/>8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926" table:style-name="ce24">
            <text:p><text:s/>926</text:p>
          </table:table-cell>
          <table:table-cell table:style-name="ce25"/>
          <table:table-cell office:value-type="float" office:value="621" table:style-name="ce24">
            <text:p><text:s/>621</text:p>
          </table:table-cell>
          <table:table-cell office:value-type="float" office:value="2218" table:style-name="ce18">
            <text:p>2 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19" table:style-name="ce18">
            <text:p><text:s/>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office:value-type="float" office:value="807" table:style-name="ce18">
            <text:p><text:s/>8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26" table:style-name="ce18">
            <text:p><text:s/>1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387" table:style-name="ce18">
            <text:p><text:s/>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313" table:style-name="ce24">
            <text:p><text:s/>313</text:p>
          </table:table-cell>
          <table:table-cell office:value-type="float" office:value="1162" table:style-name="ce18">
            <text:p>1 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328" table:style-name="ce18">
            <text:p><text:s/>3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516" table:style-name="ce24">
            <text:p><text:s/>516</text:p>
          </table:table-cell>
          <table:table-cell table:style-name="ce25"/>
          <table:table-cell office:value-type="float" office:value="373" table:style-name="ce24">
            <text:p><text:s/>373</text:p>
          </table:table-cell>
          <table:table-cell office:value-type="float" office:value="1371" table:style-name="ce18">
            <text:p>1 3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485" table:style-name="ce24">
            <text:p><text:s/>485</text:p>
          </table:table-cell>
          <table:table-cell table:style-name="ce25"/>
          <table:table-cell office:value-type="float" office:value="773" table:style-name="ce24">
            <text:p><text:s/>773</text:p>
          </table:table-cell>
          <table:table-cell table:style-name="ce25"/>
          <table:table-cell office:value-type="float" office:value="1428" table:style-name="ce24">
            <text:p>1 428</text:p>
          </table:table-cell>
          <table:table-cell table:style-name="ce25"/>
          <table:table-cell office:value-type="float" office:value="787" table:style-name="ce24">
            <text:p><text:s/>787</text:p>
          </table:table-cell>
          <table:table-cell office:value-type="float" office:value="3473" table:style-name="ce18">
            <text:p>3 4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602" table:style-name="ce18">
            <text:p><text:s/>6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office:value-type="float" office:value="678" table:style-name="ce18">
            <text:p><text:s/>6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table:style-name="ce25"/>
          <table:table-cell office:value-type="float" office:value="309" table:style-name="ce24">
            <text:p><text:s/>309</text:p>
          </table:table-cell>
          <table:table-cell office:value-type="float" office:value="1457" table:style-name="ce18">
            <text:p>1 4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430" table:style-name="ce18">
            <text:p><text:s/>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92" table:style-name="ce18">
            <text:p><text:s/>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320" table:style-name="ce18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69" table:style-name="ce18">
            <text:p><text:s/>2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635" table:style-name="ce18">
            <text:p><text:s/>6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432" table:style-name="ce18">
            <text:p><text:s/>4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63" table:style-name="ce18">
            <text:p><text:s/>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40" table:style-name="ce18">
            <text:p><text:s/>3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570" table:style-name="ce18">
            <text:p><text:s/>5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650" table:style-name="ce18">
            <text:p><text:s/>6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376" table:style-name="ce24">
            <text:p><text:s/>376</text:p>
          </table:table-cell>
          <table:table-cell table:style-name="ce25"/>
          <table:table-cell office:value-type="float" office:value="776" table:style-name="ce24">
            <text:p><text:s/>776</text:p>
          </table:table-cell>
          <table:table-cell table:style-name="ce25"/>
          <table:table-cell office:value-type="float" office:value="572" table:style-name="ce24">
            <text:p><text:s/>572</text:p>
          </table:table-cell>
          <table:table-cell office:value-type="float" office:value="1962" table:style-name="ce18">
            <text:p>1 9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14" table:style-name="ce18">
            <text:p><text:s/>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28" table:style-name="ce18">
            <text:p><text:s/>2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50" table:style-name="ce18">
            <text:p><text:s/>2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45" table:style-name="ce18">
            <text:p><text:s/>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91" table:style-name="ce18">
            <text:p><text:s/>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table:style-name="ce25"/>
          <table:table-cell office:value-type="float" office:value="295" table:style-name="ce24">
            <text:p><text:s/>295</text:p>
          </table:table-cell>
          <table:table-cell office:value-type="float" office:value="1164" table:style-name="ce18">
            <text:p>1 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515" table:style-name="ce18">
            <text:p><text:s/>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45" table:style-name="ce18">
            <text:p><text:s/>2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274" table:style-name="ce18">
            <text:p><text:s/>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614" table:style-name="ce18">
            <text:p><text:s/>6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379" table:style-name="ce18">
            <text:p><text:s/>3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office:value-type="float" office:value="584" table:style-name="ce18">
            <text:p><text:s/>5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368" table:style-name="ce18">
            <text:p><text:s/>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576" table:style-name="ce18">
            <text:p><text:s/>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58" table:style-name="ce18">
            <text:p><text:s/>1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563" table:style-name="ce18">
            <text:p><text:s/>5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67" table:style-name="ce18">
            <text:p><text:s/>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694" table:style-name="ce24">
            <text:p><text:s/>694</text:p>
          </table:table-cell>
          <table:table-cell table:style-name="ce25"/>
          <table:table-cell office:value-type="float" office:value="1232" table:style-name="ce24">
            <text:p>1 232</text:p>
          </table:table-cell>
          <table:table-cell table:style-name="ce25"/>
          <table:table-cell office:value-type="float" office:value="783" table:style-name="ce24">
            <text:p><text:s/>783</text:p>
          </table:table-cell>
          <table:table-cell office:value-type="float" office:value="3198" table:style-name="ce18">
            <text:p>3 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36" table:style-name="ce18">
            <text:p><text:s/>33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627" table:style-name="ce26">
            <text:p>6 627</text:p>
          </table:table-cell>
          <table:table-cell table:style-name="ce16"/>
          <table:table-cell office:value-type="float" office:value="9668" table:style-name="ce26">
            <text:p>9 668</text:p>
          </table:table-cell>
          <table:table-cell table:style-name="ce16"/>
          <table:table-cell office:value-type="float" office:value="18677" table:style-name="ce26">
            <text:p>18 677</text:p>
          </table:table-cell>
          <table:table-cell table:style-name="ce16"/>
          <table:table-cell office:value-type="float" office:value="12851" table:style-name="ce26">
            <text:p>12 851</text:p>
          </table:table-cell>
          <table:table-cell office:value-type="float" office:value="47823" table:style-name="ce18">
            <text:p>47 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562" table:style-name="ce24">
            <text:p><text:s/>562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office:value-type="float" office:value="1344" table:style-name="ce18">
            <text:p>1 3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463" table:style-name="ce24">
            <text:p><text:s/>463</text:p>
          </table:table-cell>
          <table:table-cell table:style-name="ce25"/>
          <table:table-cell office:value-type="float" office:value="364" table:style-name="ce24">
            <text:p><text:s/>364</text:p>
          </table:table-cell>
          <table:table-cell office:value-type="float" office:value="1287" table:style-name="ce18">
            <text:p>1 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office:value-type="float" office:value="529" table:style-name="ce18">
            <text:p><text:s/>5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371" table:style-name="ce24">
            <text:p><text:s/>371</text:p>
          </table:table-cell>
          <table:table-cell table:style-name="ce25"/>
          <table:table-cell office:value-type="float" office:value="760" table:style-name="ce24">
            <text:p><text:s/>760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office:value-type="float" office:value="1650" table:style-name="ce18">
            <text:p>1 6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686" table:style-name="ce24">
            <text:p><text:s/>686</text:p>
          </table:table-cell>
          <table:table-cell table:style-name="ce25"/>
          <table:table-cell office:value-type="float" office:value="1701" table:style-name="ce24">
            <text:p>1 701</text:p>
          </table:table-cell>
          <table:table-cell table:style-name="ce25"/>
          <table:table-cell office:value-type="float" office:value="3230" table:style-name="ce24">
            <text:p>3 230</text:p>
          </table:table-cell>
          <table:table-cell table:style-name="ce25"/>
          <table:table-cell office:value-type="float" office:value="1130" table:style-name="ce24">
            <text:p>1 130</text:p>
          </table:table-cell>
          <table:table-cell office:value-type="float" office:value="6747" table:style-name="ce18">
            <text:p>6 7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office:value-type="float" office:value="601" table:style-name="ce18">
            <text:p><text:s/>6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61" table:style-name="ce18">
            <text:p><text:s/>1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853" table:style-name="ce24">
            <text:p><text:s/>853</text:p>
          </table:table-cell>
          <table:table-cell table:style-name="ce25"/>
          <table:table-cell office:value-type="float" office:value="1912" table:style-name="ce24">
            <text:p>1 912</text:p>
          </table:table-cell>
          <table:table-cell table:style-name="ce25"/>
          <table:table-cell office:value-type="float" office:value="2702" table:style-name="ce24">
            <text:p>2 702</text:p>
          </table:table-cell>
          <table:table-cell table:style-name="ce25"/>
          <table:table-cell office:value-type="float" office:value="1218" table:style-name="ce24">
            <text:p>1 218</text:p>
          </table:table-cell>
          <table:table-cell office:value-type="float" office:value="6685" table:style-name="ce18">
            <text:p>6 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343" table:style-name="ce18">
            <text:p><text:s/>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72" table:style-name="ce24">
            <text:p><text:s/>272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605" table:style-name="ce18">
            <text:p><text:s/>6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413" table:style-name="ce24">
            <text:p><text:s/>413</text:p>
          </table:table-cell>
          <table:table-cell table:style-name="ce25"/>
          <table:table-cell office:value-type="float" office:value="795" table:style-name="ce24">
            <text:p><text:s/>795</text:p>
          </table:table-cell>
          <table:table-cell table:style-name="ce25"/>
          <table:table-cell office:value-type="float" office:value="1455" table:style-name="ce24">
            <text:p>1 455</text:p>
          </table:table-cell>
          <table:table-cell table:style-name="ce25"/>
          <table:table-cell office:value-type="float" office:value="804" table:style-name="ce24">
            <text:p><text:s/>804</text:p>
          </table:table-cell>
          <table:table-cell office:value-type="float" office:value="3467" table:style-name="ce18">
            <text:p>3 4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408" table:style-name="ce24">
            <text:p><text:s/>408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1053" table:style-name="ce18">
            <text:p>1 0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28" table:style-name="ce18">
            <text:p><text:s/>3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35" table:style-name="ce18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339" table:style-name="ce24">
            <text:p><text:s/>339</text:p>
          </table:table-cell>
          <table:table-cell table:style-name="ce25"/>
          <table:table-cell office:value-type="float" office:value="681" table:style-name="ce24">
            <text:p><text:s/>681</text:p>
          </table:table-cell>
          <table:table-cell table:style-name="ce25"/>
          <table:table-cell office:value-type="float" office:value="392" table:style-name="ce24">
            <text:p><text:s/>392</text:p>
          </table:table-cell>
          <table:table-cell office:value-type="float" office:value="1628" table:style-name="ce18">
            <text:p>1 6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591" table:style-name="ce18">
            <text:p><text:s/>5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853" table:style-name="ce24">
            <text:p><text:s/>853</text:p>
          </table:table-cell>
          <table:table-cell table:style-name="ce25"/>
          <table:table-cell office:value-type="float" office:value="1546" table:style-name="ce24">
            <text:p>1 546</text:p>
          </table:table-cell>
          <table:table-cell table:style-name="ce25"/>
          <table:table-cell office:value-type="float" office:value="3432" table:style-name="ce24">
            <text:p>3 432</text:p>
          </table:table-cell>
          <table:table-cell table:style-name="ce25"/>
          <table:table-cell office:value-type="float" office:value="1939" table:style-name="ce24">
            <text:p>1 939</text:p>
          </table:table-cell>
          <table:table-cell office:value-type="float" office:value="7770" table:style-name="ce18">
            <text:p>7 7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670" table:style-name="ce18">
            <text:p><text:s/>6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542" table:style-name="ce18">
            <text:p><text:s/>5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100" table:style-name="ce18">
            <text:p><text:s/>1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190" table:style-name="ce24">
            <text:p>2 190</text:p>
          </table:table-cell>
          <table:table-cell table:style-name="ce25"/>
          <table:table-cell office:value-type="float" office:value="5257" table:style-name="ce24">
            <text:p>5 257</text:p>
          </table:table-cell>
          <table:table-cell table:style-name="ce25"/>
          <table:table-cell office:value-type="float" office:value="8474" table:style-name="ce24">
            <text:p>8 474</text:p>
          </table:table-cell>
          <table:table-cell table:style-name="ce25"/>
          <table:table-cell office:value-type="float" office:value="4067" table:style-name="ce24">
            <text:p>4 067</text:p>
          </table:table-cell>
          <table:table-cell office:value-type="float" office:value="19988" table:style-name="ce18">
            <text:p>19 9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953" table:style-name="ce24">
            <text:p><text:s/>953</text:p>
          </table:table-cell>
          <table:table-cell table:style-name="ce25"/>
          <table:table-cell office:value-type="float" office:value="1992" table:style-name="ce24">
            <text:p>1 992</text:p>
          </table:table-cell>
          <table:table-cell table:style-name="ce25"/>
          <table:table-cell office:value-type="float" office:value="3390" table:style-name="ce24">
            <text:p>3 390</text:p>
          </table:table-cell>
          <table:table-cell table:style-name="ce25"/>
          <table:table-cell office:value-type="float" office:value="1768" table:style-name="ce24">
            <text:p>1 768</text:p>
          </table:table-cell>
          <table:table-cell office:value-type="float" office:value="8103" table:style-name="ce18">
            <text:p>8 1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office:value-type="float" office:value="777" table:style-name="ce18">
            <text:p><text:s/>7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399" table:style-name="ce24">
            <text:p><text:s/>399</text:p>
          </table:table-cell>
          <table:table-cell table:style-name="ce25"/>
          <table:table-cell office:value-type="float" office:value="1022" table:style-name="ce24">
            <text:p>1 022</text:p>
          </table:table-cell>
          <table:table-cell table:style-name="ce25"/>
          <table:table-cell office:value-type="float" office:value="448" table:style-name="ce24">
            <text:p><text:s/>448</text:p>
          </table:table-cell>
          <table:table-cell office:value-type="float" office:value="2099" table:style-name="ce18">
            <text:p>2 0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342" table:style-name="ce24">
            <text:p><text:s/>342</text:p>
          </table:table-cell>
          <table:table-cell table:style-name="ce25"/>
          <table:table-cell office:value-type="float" office:value="715" table:style-name="ce24">
            <text:p><text:s/>715</text:p>
          </table:table-cell>
          <table:table-cell table:style-name="ce25"/>
          <table:table-cell office:value-type="float" office:value="1262" table:style-name="ce24">
            <text:p>1 262</text:p>
          </table:table-cell>
          <table:table-cell table:style-name="ce25"/>
          <table:table-cell office:value-type="float" office:value="677" table:style-name="ce24">
            <text:p><text:s/>677</text:p>
          </table:table-cell>
          <table:table-cell office:value-type="float" office:value="2996" table:style-name="ce18">
            <text:p>2 9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510" table:style-name="ce24">
            <text:p><text:s/>510</text:p>
          </table:table-cell>
          <table:table-cell table:style-name="ce25"/>
          <table:table-cell office:value-type="float" office:value="1044" table:style-name="ce24">
            <text:p>1 044</text:p>
          </table:table-cell>
          <table:table-cell table:style-name="ce25"/>
          <table:table-cell office:value-type="float" office:value="474" table:style-name="ce24">
            <text:p><text:s/>474</text:p>
          </table:table-cell>
          <table:table-cell office:value-type="float" office:value="2267" table:style-name="ce18">
            <text:p>2 2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491" table:style-name="ce18">
            <text:p><text:s/>4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99" table:style-name="ce18">
            <text:p><text:s/>2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713" table:style-name="ce24">
            <text:p><text:s/>713</text:p>
          </table:table-cell>
          <table:table-cell table:style-name="ce25"/>
          <table:table-cell office:value-type="float" office:value="1393" table:style-name="ce24">
            <text:p>1 393</text:p>
          </table:table-cell>
          <table:table-cell table:style-name="ce25"/>
          <table:table-cell office:value-type="float" office:value="2468" table:style-name="ce24">
            <text:p>2 468</text:p>
          </table:table-cell>
          <table:table-cell table:style-name="ce25"/>
          <table:table-cell office:value-type="float" office:value="1013" table:style-name="ce24">
            <text:p>1 013</text:p>
          </table:table-cell>
          <table:table-cell office:value-type="float" office:value="5587" table:style-name="ce18">
            <text:p>5 5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544" table:style-name="ce24">
            <text:p><text:s/>544</text:p>
          </table:table-cell>
          <table:table-cell table:style-name="ce25"/>
          <table:table-cell office:value-type="float" office:value="1162" table:style-name="ce24">
            <text:p>1 162</text:p>
          </table:table-cell>
          <table:table-cell table:style-name="ce25"/>
          <table:table-cell office:value-type="float" office:value="2512" table:style-name="ce24">
            <text:p>2 512</text:p>
          </table:table-cell>
          <table:table-cell table:style-name="ce25"/>
          <table:table-cell office:value-type="float" office:value="1292" table:style-name="ce24">
            <text:p>1 292</text:p>
          </table:table-cell>
          <table:table-cell office:value-type="float" office:value="5510" table:style-name="ce18">
            <text:p>5 5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339" table:style-name="ce24">
            <text:p><text:s/>339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office:value-type="float" office:value="825" table:style-name="ce18">
            <text:p><text:s/>8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892" table:style-name="ce24">
            <text:p><text:s/>892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office:value-type="float" office:value="1934" table:style-name="ce18">
            <text:p>1 9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437" table:style-name="ce24">
            <text:p><text:s/>437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office:value-type="float" office:value="1027" table:style-name="ce18">
            <text:p>1 0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365" table:style-name="ce18">
            <text:p><text:s/>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339" table:style-name="ce24">
            <text:p><text:s/>339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782" table:style-name="ce18">
            <text:p><text:s/>7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604" table:style-name="ce24">
            <text:p><text:s/>604</text:p>
          </table:table-cell>
          <table:table-cell table:style-name="ce25"/>
          <table:table-cell office:value-type="float" office:value="311" table:style-name="ce24">
            <text:p><text:s/>311</text:p>
          </table:table-cell>
          <table:table-cell office:value-type="float" office:value="1384" table:style-name="ce18">
            <text:p>1 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690" table:style-name="ce24">
            <text:p><text:s/>690</text:p>
          </table:table-cell>
          <table:table-cell table:style-name="ce25"/>
          <table:table-cell office:value-type="float" office:value="1438" table:style-name="ce24">
            <text:p>1 438</text:p>
          </table:table-cell>
          <table:table-cell table:style-name="ce25"/>
          <table:table-cell office:value-type="float" office:value="2536" table:style-name="ce24">
            <text:p>2 536</text:p>
          </table:table-cell>
          <table:table-cell table:style-name="ce25"/>
          <table:table-cell office:value-type="float" office:value="1238" table:style-name="ce24">
            <text:p>1 238</text:p>
          </table:table-cell>
          <table:table-cell office:value-type="float" office:value="5902" table:style-name="ce18">
            <text:p>5 9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481" table:style-name="ce18">
            <text:p><text:s/>4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667" table:style-name="ce24">
            <text:p><text:s/>667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office:value-type="float" office:value="1444" table:style-name="ce18">
            <text:p>1 4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547" table:style-name="ce24">
            <text:p><text:s/>547</text:p>
          </table:table-cell>
          <table:table-cell table:style-name="ce25"/>
          <table:table-cell office:value-type="float" office:value="1016" table:style-name="ce24">
            <text:p>1 016</text:p>
          </table:table-cell>
          <table:table-cell table:style-name="ce25"/>
          <table:table-cell office:value-type="float" office:value="2140" table:style-name="ce24">
            <text:p>2 140</text:p>
          </table:table-cell>
          <table:table-cell table:style-name="ce25"/>
          <table:table-cell office:value-type="float" office:value="1039" table:style-name="ce24">
            <text:p>1 039</text:p>
          </table:table-cell>
          <table:table-cell office:value-type="float" office:value="4742" table:style-name="ce18">
            <text:p>4 7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801" table:style-name="ce24">
            <text:p>1 801</text:p>
          </table:table-cell>
          <table:table-cell table:style-name="ce25"/>
          <table:table-cell office:value-type="float" office:value="3502" table:style-name="ce24">
            <text:p>3 502</text:p>
          </table:table-cell>
          <table:table-cell table:style-name="ce25"/>
          <table:table-cell office:value-type="float" office:value="5977" table:style-name="ce24">
            <text:p>5 977</text:p>
          </table:table-cell>
          <table:table-cell table:style-name="ce25"/>
          <table:table-cell office:value-type="float" office:value="3015" table:style-name="ce24">
            <text:p>3 015</text:p>
          </table:table-cell>
          <table:table-cell office:value-type="float" office:value="14295" table:style-name="ce18">
            <text:p>14 2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28" table:style-name="ce18">
            <text:p><text:s/>2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341" table:style-name="ce24">
            <text:p><text:s/>341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office:value-type="float" office:value="881" table:style-name="ce18">
            <text:p><text:s/>8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730" table:style-name="ce18">
            <text:p><text:s/>7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95" table:style-name="ce24">
            <text:p><text:s/>295</text:p>
          </table:table-cell>
          <table:table-cell table:style-name="ce25"/>
          <table:table-cell office:value-type="float" office:value="492" table:style-name="ce24">
            <text:p><text:s/>492</text:p>
          </table:table-cell>
          <table:table-cell table:style-name="ce25"/>
          <table:table-cell office:value-type="float" office:value="1105" table:style-name="ce24">
            <text:p>1 105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office:value-type="float" office:value="2437" table:style-name="ce18">
            <text:p>2 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66" table:style-name="ce18">
            <text:p><text:s/>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649" table:style-name="ce24">
            <text:p><text:s/>649</text:p>
          </table:table-cell>
          <table:table-cell table:style-name="ce25"/>
          <table:table-cell office:value-type="float" office:value="1155" table:style-name="ce24">
            <text:p>1 155</text:p>
          </table:table-cell>
          <table:table-cell table:style-name="ce25"/>
          <table:table-cell office:value-type="float" office:value="1934" table:style-name="ce24">
            <text:p>1 934</text:p>
          </table:table-cell>
          <table:table-cell table:style-name="ce25"/>
          <table:table-cell office:value-type="float" office:value="1035" table:style-name="ce24">
            <text:p>1 035</text:p>
          </table:table-cell>
          <table:table-cell office:value-type="float" office:value="4773" table:style-name="ce18">
            <text:p>4 7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5265" table:style-name="ce26">
            <text:p>15 265</text:p>
          </table:table-cell>
          <table:table-cell table:style-name="ce16"/>
          <table:table-cell office:value-type="float" office:value="30075" table:style-name="ce26">
            <text:p>30 075</text:p>
          </table:table-cell>
          <table:table-cell table:style-name="ce16"/>
          <table:table-cell office:value-type="float" office:value="55171" table:style-name="ce26">
            <text:p>55 171</text:p>
          </table:table-cell>
          <table:table-cell table:style-name="ce16"/>
          <table:table-cell office:value-type="float" office:value="27513" table:style-name="ce26">
            <text:p>27 513</text:p>
          </table:table-cell>
          <table:table-cell office:value-type="float" office:value="128024" table:style-name="ce18">
            <text:p>128 0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93" table:style-name="ce18">
            <text:p><text:s/>2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300" table:style-name="ce18">
            <text:p><text:s/>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78" table:style-name="ce18">
            <text:p><text:s/>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101" table:style-name="ce18">
            <text:p><text:s/>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534" table:style-name="ce24">
            <text:p><text:s/>534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1168" table:style-name="ce18">
            <text:p>1 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211" table:style-name="ce18">
            <text:p><text:s/>2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430" table:style-name="ce18">
            <text:p><text:s/>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table:style-name="ce25"/>
          <table:table-cell office:value-type="float" office:value="444" table:style-name="ce24">
            <text:p><text:s/>444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963" table:style-name="ce18">
            <text:p><text:s/>9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365" table:style-name="ce18">
            <text:p><text:s/>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477" table:style-name="ce24">
            <text:p><text:s/>477</text:p>
          </table:table-cell>
          <table:table-cell table:style-name="ce25"/>
          <table:table-cell office:value-type="float" office:value="818" table:style-name="ce24">
            <text:p><text:s/>818</text:p>
          </table:table-cell>
          <table:table-cell table:style-name="ce25"/>
          <table:table-cell office:value-type="float" office:value="368" table:style-name="ce24">
            <text:p><text:s/>368</text:p>
          </table:table-cell>
          <table:table-cell office:value-type="float" office:value="1959" table:style-name="ce18">
            <text:p>1 9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19" table:style-name="ce18">
            <text:p><text:s/>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office:value-type="float" office:value="71" table:style-name="ce18">
            <text:p><text:s/>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323" table:style-name="ce18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78" table:style-name="ce18">
            <text:p><text:s/>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96" table:style-name="ce18">
            <text:p><text:s/>2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table:style-name="ce25"/>
          <table:table-cell office:value-type="float" office:value="358" table:style-name="ce24">
            <text:p><text:s/>358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office:value-type="float" office:value="950" table:style-name="ce18">
            <text:p><text:s/>9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529" table:style-name="ce24">
            <text:p><text:s/>529</text:p>
          </table:table-cell>
          <table:table-cell table:style-name="ce25"/>
          <table:table-cell office:value-type="float" office:value="742" table:style-name="ce24">
            <text:p><text:s/>742</text:p>
          </table:table-cell>
          <table:table-cell table:style-name="ce25"/>
          <table:table-cell office:value-type="float" office:value="305" table:style-name="ce24">
            <text:p><text:s/>305</text:p>
          </table:table-cell>
          <table:table-cell office:value-type="float" office:value="1731" table:style-name="ce18">
            <text:p>1 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43" table:style-name="ce18">
            <text:p><text:s/>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585" table:style-name="ce18">
            <text:p><text:s/>5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39" table:style-name="ce18">
            <text:p><text:s/>2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235" table:style-name="ce18">
            <text:p><text:s/>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427" table:style-name="ce18">
            <text:p><text:s/>4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table:style-name="ce25"/>
          <table:table-cell office:value-type="float" office:value="253" table:style-name="ce24">
            <text:p><text:s/>253</text:p>
          </table:table-cell>
          <table:table-cell office:value-type="float" office:value="834" table:style-name="ce18">
            <text:p><text:s/>8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office:value-type="float" office:value="633" table:style-name="ce18">
            <text:p><text:s/>6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363" table:style-name="ce24">
            <text:p><text:s/>363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office:value-type="float" office:value="755" table:style-name="ce18">
            <text:p><text:s/>7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53" table:style-name="ce18">
            <text:p><text:s/>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215" table:style-name="ce18">
            <text:p><text:s/>2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41" table:style-name="ce18">
            <text:p><text:s/>2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09" table:style-name="ce18">
            <text:p><text:s/>20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530" table:style-name="ce26">
            <text:p>2 530</text:p>
          </table:table-cell>
          <table:table-cell table:style-name="ce16"/>
          <table:table-cell office:value-type="float" office:value="3689" table:style-name="ce26">
            <text:p>3 689</text:p>
          </table:table-cell>
          <table:table-cell table:style-name="ce16"/>
          <table:table-cell office:value-type="float" office:value="7265" table:style-name="ce26">
            <text:p>7 265</text:p>
          </table:table-cell>
          <table:table-cell table:style-name="ce16"/>
          <table:table-cell office:value-type="float" office:value="3742" table:style-name="ce26">
            <text:p>3 742</text:p>
          </table:table-cell>
          <table:table-cell office:value-type="float" office:value="17226" table:style-name="ce18">
            <text:p>17 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699" table:style-name="ce24">
            <text:p><text:s/>699</text:p>
          </table:table-cell>
          <table:table-cell table:style-name="ce25"/>
          <table:table-cell office:value-type="float" office:value="1801" table:style-name="ce24">
            <text:p>1 801</text:p>
          </table:table-cell>
          <table:table-cell table:style-name="ce25"/>
          <table:table-cell office:value-type="float" office:value="2669" table:style-name="ce24">
            <text:p>2 669</text:p>
          </table:table-cell>
          <table:table-cell table:style-name="ce25"/>
          <table:table-cell office:value-type="float" office:value="966" table:style-name="ce24">
            <text:p><text:s/>966</text:p>
          </table:table-cell>
          <table:table-cell office:value-type="float" office:value="6135" table:style-name="ce18">
            <text:p>6 1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office:value-type="float" office:value="31" table:style-name="ce18">
            <text:p><text:s/>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80" table:style-name="ce18">
            <text:p><text:s/>2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92" table:style-name="ce24">
            <text:p><text:s/>392</text:p>
          </table:table-cell>
          <table:table-cell table:style-name="ce25"/>
          <table:table-cell office:value-type="float" office:value="740" table:style-name="ce24">
            <text:p><text:s/>740</text:p>
          </table:table-cell>
          <table:table-cell table:style-name="ce25"/>
          <table:table-cell office:value-type="float" office:value="1094" table:style-name="ce24">
            <text:p>1 094</text:p>
          </table:table-cell>
          <table:table-cell table:style-name="ce25"/>
          <table:table-cell office:value-type="float" office:value="422" table:style-name="ce24">
            <text:p><text:s/>422</text:p>
          </table:table-cell>
          <table:table-cell office:value-type="float" office:value="2648" table:style-name="ce18">
            <text:p>2 6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361" table:style-name="ce24">
            <text:p><text:s/>361</text:p>
          </table:table-cell>
          <table:table-cell table:style-name="ce25"/>
          <table:table-cell office:value-type="float" office:value="695" table:style-name="ce24">
            <text:p><text:s/>695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office:value-type="float" office:value="1627" table:style-name="ce18">
            <text:p>1 6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458" table:style-name="ce24">
            <text:p><text:s/>458</text:p>
          </table:table-cell>
          <table:table-cell table:style-name="ce25"/>
          <table:table-cell office:value-type="float" office:value="853" table:style-name="ce24">
            <text:p><text:s/>853</text:p>
          </table:table-cell>
          <table:table-cell table:style-name="ce25"/>
          <table:table-cell office:value-type="float" office:value="434" table:style-name="ce24">
            <text:p><text:s/>434</text:p>
          </table:table-cell>
          <table:table-cell office:value-type="float" office:value="1976" table:style-name="ce18">
            <text:p>1 9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560" table:style-name="ce24">
            <text:p><text:s/>560</text:p>
          </table:table-cell>
          <table:table-cell table:style-name="ce25"/>
          <table:table-cell office:value-type="float" office:value="1234" table:style-name="ce24">
            <text:p>1 234</text:p>
          </table:table-cell>
          <table:table-cell table:style-name="ce25"/>
          <table:table-cell office:value-type="float" office:value="2069" table:style-name="ce24">
            <text:p>2 069</text:p>
          </table:table-cell>
          <table:table-cell table:style-name="ce25"/>
          <table:table-cell office:value-type="float" office:value="841" table:style-name="ce24">
            <text:p><text:s/>841</text:p>
          </table:table-cell>
          <table:table-cell office:value-type="float" office:value="4704" table:style-name="ce18">
            <text:p>4 7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181" table:style-name="ce18">
            <text:p><text:s/>1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440" table:style-name="ce24">
            <text:p><text:s/>440</text:p>
          </table:table-cell>
          <table:table-cell table:style-name="ce25"/>
          <table:table-cell office:value-type="float" office:value="716" table:style-name="ce24">
            <text:p><text:s/>716</text:p>
          </table:table-cell>
          <table:table-cell table:style-name="ce25"/>
          <table:table-cell office:value-type="float" office:value="340" table:style-name="ce24">
            <text:p><text:s/>340</text:p>
          </table:table-cell>
          <table:table-cell office:value-type="float" office:value="1739" table:style-name="ce18">
            <text:p>1 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523" table:style-name="ce24">
            <text:p><text:s/>523</text:p>
          </table:table-cell>
          <table:table-cell table:style-name="ce25"/>
          <table:table-cell office:value-type="float" office:value="1093" table:style-name="ce24">
            <text:p>1 093</text:p>
          </table:table-cell>
          <table:table-cell table:style-name="ce25"/>
          <table:table-cell office:value-type="float" office:value="2012" table:style-name="ce24">
            <text:p>2 012</text:p>
          </table:table-cell>
          <table:table-cell table:style-name="ce25"/>
          <table:table-cell office:value-type="float" office:value="971" table:style-name="ce24">
            <text:p><text:s/>971</text:p>
          </table:table-cell>
          <table:table-cell office:value-type="float" office:value="4599" table:style-name="ce18">
            <text:p>4 5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98" table:style-name="ce18">
            <text:p><text:s/>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568" table:style-name="ce24">
            <text:p><text:s/>568</text:p>
          </table:table-cell>
          <table:table-cell table:style-name="ce25"/>
          <table:table-cell office:value-type="float" office:value="977" table:style-name="ce24">
            <text:p><text:s/>977</text:p>
          </table:table-cell>
          <table:table-cell table:style-name="ce25"/>
          <table:table-cell office:value-type="float" office:value="444" table:style-name="ce24">
            <text:p><text:s/>444</text:p>
          </table:table-cell>
          <table:table-cell office:value-type="float" office:value="2262" table:style-name="ce18">
            <text:p>2 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427" table:style-name="ce24">
            <text:p><text:s/>427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office:value-type="float" office:value="982" table:style-name="ce18">
            <text:p><text:s/>9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315" table:style-name="ce18">
            <text:p><text:s/>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481" table:style-name="ce24">
            <text:p><text:s/>481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office:value-type="float" office:value="1084" table:style-name="ce18">
            <text:p>1 084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3512" table:style-name="ce26">
            <text:p>3 512</text:p>
          </table:table-cell>
          <table:table-cell table:style-name="ce16"/>
          <table:table-cell office:value-type="float" office:value="7516" table:style-name="ce26">
            <text:p>7 516</text:p>
          </table:table-cell>
          <table:table-cell table:style-name="ce16"/>
          <table:table-cell office:value-type="float" office:value="12538" table:style-name="ce26">
            <text:p>12 538</text:p>
          </table:table-cell>
          <table:table-cell table:style-name="ce16"/>
          <table:table-cell office:value-type="float" office:value="5516" table:style-name="ce26">
            <text:p>5 516</text:p>
          </table:table-cell>
          <table:table-cell office:value-type="float" office:value="29082" table:style-name="ce18">
            <text:p>29 082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45709" table:style-name="ce26">
            <text:p>45 709</text:p>
          </table:table-cell>
          <table:table-cell table:style-name="ce30"/>
          <table:table-cell office:value-type="float" office:value="78436" table:style-name="ce26">
            <text:p>78 436</text:p>
          </table:table-cell>
          <table:table-cell table:style-name="ce30"/>
          <table:table-cell office:value-type="float" office:value="152998" table:style-name="ce26">
            <text:p>152 998</text:p>
          </table:table-cell>
          <table:table-cell table:style-name="ce30"/>
          <table:table-cell office:value-type="float" office:value="94433" table:style-name="ce26">
            <text:p>94 433</text:p>
          </table:table-cell>
          <table:table-cell office:value-type="float" office:value="371576" table:style-name="ce18">
            <text:p>371 576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1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43" table:style-name="ce14">
            <text:p><text:s/>43</text:p>
          </table:table-cell>
          <table:table-cell office:value-type="float" office:value="35" table:style-name="ce14">
            <text:p><text:s/>35</text:p>
          </table:table-cell>
          <table:table-cell office:value-type="float" office:value="13" table:style-name="ce14">
            <text:p><text:s/>13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52" table:style-name="ce14">
            <text:p><text:s/>52</text:p>
          </table:table-cell>
          <table:table-cell office:value-type="float" office:value="192" table:style-name="ce14">
            <text:p><text:s/>192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6" table:style-name="ce14">
            <text:p><text:s/>106</text:p>
          </table:table-cell>
          <table:table-cell office:value-type="float" office:value="48" table:style-name="ce14">
            <text:p><text:s/>48</text:p>
          </table:table-cell>
          <table:table-cell office:value-type="float" office:value="615" table:style-name="ce18">
            <text:p><text:s/>6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8" table:style-name="ce14">
            <text:p><text:s/>138</text:p>
          </table:table-cell>
          <table:table-cell office:value-type="float" office:value="624" table:style-name="ce14">
            <text:p><text:s/>624</text:p>
          </table:table-cell>
          <table:table-cell office:value-type="float" office:value="316" table:style-name="ce14">
            <text:p><text:s/>316</text:p>
          </table:table-cell>
          <table:table-cell office:value-type="float" office:value="480" table:style-name="ce14">
            <text:p><text:s/>480</text:p>
          </table:table-cell>
          <table:table-cell office:value-type="float" office:value="683" table:style-name="ce14">
            <text:p><text:s/>683</text:p>
          </table:table-cell>
          <table:table-cell office:value-type="float" office:value="322" table:style-name="ce14">
            <text:p><text:s/>322</text:p>
          </table:table-cell>
          <table:table-cell office:value-type="float" office:value="2563" table:style-name="ce18">
            <text:p>2 5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5" table:style-name="ce14">
            <text:p><text:s/>35</text:p>
          </table:table-cell>
          <table:table-cell office:value-type="float" office:value="72" table:style-name="ce14">
            <text:p><text:s/>7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92" table:style-name="ce14">
            <text:p><text:s/>192</text:p>
          </table:table-cell>
          <table:table-cell office:value-type="float" office:value="98" table:style-name="ce14">
            <text:p><text:s/>98</text:p>
          </table:table-cell>
          <table:table-cell office:value-type="float" office:value="616" table:style-name="ce18">
            <text:p><text:s/>6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0" table:style-name="ce14">
            <text:p><text:s/>30</text:p>
          </table:table-cell>
          <table:table-cell office:value-type="float" office:value="97" table:style-name="ce14">
            <text:p><text:s/>97</text:p>
          </table:table-cell>
          <table:table-cell office:value-type="float" office:value="57" table:style-name="ce14">
            <text:p><text:s/>57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7" table:style-name="ce14">
            <text:p><text:s/>147</text:p>
          </table:table-cell>
          <table:table-cell office:value-type="float" office:value="66" table:style-name="ce14">
            <text:p><text:s/>66</text:p>
          </table:table-cell>
          <table:table-cell office:value-type="float" office:value="514" table:style-name="ce18">
            <text:p><text:s/>5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56" table:style-name="ce14">
            <text:p><text:s/>56</text:p>
          </table:table-cell>
          <table:table-cell office:value-type="float" office:value="24" table:style-name="ce14">
            <text:p><text:s/>24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8" table:style-name="ce14">
            <text:p><text:s/>2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2" table:style-name="ce14">
            <text:p><text:s/>152</text:p>
          </table:table-cell>
          <table:table-cell office:value-type="float" office:value="83" table:style-name="ce14">
            <text:p><text:s/>83</text:p>
          </table:table-cell>
          <table:table-cell office:value-type="float" office:value="595" table:style-name="ce18">
            <text:p><text:s/>5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6" table:style-name="ce14">
            <text:p><text:s/>86</text:p>
          </table:table-cell>
          <table:table-cell office:value-type="float" office:value="297" table:style-name="ce14">
            <text:p><text:s/>297</text:p>
          </table:table-cell>
          <table:table-cell office:value-type="float" office:value="174" table:style-name="ce14">
            <text:p><text:s/>174</text:p>
          </table:table-cell>
          <table:table-cell office:value-type="float" office:value="248" table:style-name="ce14">
            <text:p><text:s/>248</text:p>
          </table:table-cell>
          <table:table-cell office:value-type="float" office:value="322" table:style-name="ce14">
            <text:p><text:s/>322</text:p>
          </table:table-cell>
          <table:table-cell office:value-type="float" office:value="65" table:style-name="ce14">
            <text:p><text:s/>65</text:p>
          </table:table-cell>
          <table:table-cell office:value-type="float" office:value="1192" table:style-name="ce18">
            <text:p>1 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92" table:style-name="ce14">
            <text:p><text:s/>92</text:p>
          </table:table-cell>
          <table:table-cell office:value-type="float" office:value="466" table:style-name="ce14">
            <text:p><text:s/>466</text:p>
          </table:table-cell>
          <table:table-cell office:value-type="float" office:value="431" table:style-name="ce14">
            <text:p><text:s/>431</text:p>
          </table:table-cell>
          <table:table-cell office:value-type="float" office:value="483" table:style-name="ce14">
            <text:p><text:s/>483</text:p>
          </table:table-cell>
          <table:table-cell office:value-type="float" office:value="777" table:style-name="ce14">
            <text:p><text:s/>777</text:p>
          </table:table-cell>
          <table:table-cell office:value-type="float" office:value="451" table:style-name="ce14">
            <text:p><text:s/>451</text:p>
          </table:table-cell>
          <table:table-cell office:value-type="float" office:value="2700" table:style-name="ce18">
            <text:p>2 7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23" table:style-name="ce14">
            <text:p><text:s/>23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73" table:style-name="ce14">
            <text:p><text:s/>573</text:p>
          </table:table-cell>
          <table:table-cell office:value-type="float" office:value="937" table:style-name="ce14">
            <text:p><text:s/>937</text:p>
          </table:table-cell>
          <table:table-cell office:value-type="float" office:value="779" table:style-name="ce14">
            <text:p><text:s/>779</text:p>
          </table:table-cell>
          <table:table-cell office:value-type="float" office:value="1186" table:style-name="ce14">
            <text:p>1 186</text:p>
          </table:table-cell>
          <table:table-cell office:value-type="float" office:value="2332" table:style-name="ce14">
            <text:p>2 332</text:p>
          </table:table-cell>
          <table:table-cell office:value-type="float" office:value="1570" table:style-name="ce14">
            <text:p>1 570</text:p>
          </table:table-cell>
          <table:table-cell office:value-type="float" office:value="7377" table:style-name="ce18">
            <text:p>7 3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85" table:style-name="ce14">
            <text:p><text:s/>85</text:p>
          </table:table-cell>
          <table:table-cell office:value-type="float" office:value="89" table:style-name="ce14">
            <text:p><text:s/>89</text:p>
          </table:table-cell>
          <table:table-cell office:value-type="float" office:value="113" table:style-name="ce14">
            <text:p><text:s/>113</text:p>
          </table:table-cell>
          <table:table-cell office:value-type="float" office:value="177" table:style-name="ce14">
            <text:p><text:s/>177</text:p>
          </table:table-cell>
          <table:table-cell office:value-type="float" office:value="225" table:style-name="ce14">
            <text:p><text:s/>225</text:p>
          </table:table-cell>
          <table:table-cell office:value-type="float" office:value="154" table:style-name="ce14">
            <text:p><text:s/>154</text:p>
          </table:table-cell>
          <table:table-cell office:value-type="float" office:value="843" table:style-name="ce18">
            <text:p><text:s/>8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2" table:style-name="ce14">
            <text:p><text:s/>42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2" table:style-name="ce14">
            <text:p><text:s/>162</text:p>
          </table:table-cell>
          <table:table-cell office:value-type="float" office:value="210" table:style-name="ce14">
            <text:p><text:s/>210</text:p>
          </table:table-cell>
          <table:table-cell office:value-type="float" office:value="94" table:style-name="ce14">
            <text:p><text:s/>94</text:p>
          </table:table-cell>
          <table:table-cell office:value-type="float" office:value="760" table:style-name="ce18">
            <text:p><text:s/>7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51" table:style-name="ce14">
            <text:p><text:s/>51</text:p>
          </table:table-cell>
          <table:table-cell office:value-type="float" office:value="35" table:style-name="ce14">
            <text:p><text:s/>35</text:p>
          </table:table-cell>
          <table:table-cell office:value-type="float" office:value="109" table:style-name="ce14">
            <text:p><text:s/>109</text:p>
          </table:table-cell>
          <table:table-cell office:value-type="float" office:value="98" table:style-name="ce14">
            <text:p><text:s/>98</text:p>
          </table:table-cell>
          <table:table-cell office:value-type="float" office:value="84" table:style-name="ce14">
            <text:p><text:s/>84</text:p>
          </table:table-cell>
          <table:table-cell office:value-type="float" office:value="381" table:style-name="ce18">
            <text:p><text:s/>3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style-name="ce14">
            <text:p><text:s/>42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office:value-type="float" office:value="45" table:style-name="ce14">
            <text:p><text:s/>45</text:p>
          </table:table-cell>
          <table:table-cell office:value-type="float" office:value="19" table:style-name="ce14">
            <text:p><text:s/>19</text:p>
          </table:table-cell>
          <table:table-cell office:value-type="float" office:value="214" table:style-name="ce18">
            <text:p><text:s/>2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1" table:style-name="ce14">
            <text:p><text:s/>3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0" table:style-name="ce14">
            <text:p><text:s/>170</text:p>
          </table:table-cell>
          <table:table-cell office:value-type="float" office:value="200" table:style-name="ce14">
            <text:p><text:s/>200</text:p>
          </table:table-cell>
          <table:table-cell office:value-type="float" office:value="180" table:style-name="ce14">
            <text:p><text:s/>180</text:p>
          </table:table-cell>
          <table:table-cell office:value-type="float" office:value="58" table:style-name="ce14">
            <text:p><text:s/>58</text:p>
          </table:table-cell>
          <table:table-cell office:value-type="float" office:value="745" table:style-name="ce18">
            <text:p><text:s/>7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4" table:style-name="ce14">
            <text:p><text:s/>44</text:p>
          </table:table-cell>
          <table:table-cell office:value-type="float" office:value="216" table:style-name="ce14">
            <text:p><text:s/>216</text:p>
          </table:table-cell>
          <table:table-cell office:value-type="float" office:value="125" table:style-name="ce14">
            <text:p><text:s/>125</text:p>
          </table:table-cell>
          <table:table-cell office:value-type="float" office:value="154" table:style-name="ce14">
            <text:p><text:s/>154</text:p>
          </table:table-cell>
          <table:table-cell office:value-type="float" office:value="174" table:style-name="ce14">
            <text:p><text:s/>174</text:p>
          </table:table-cell>
          <table:table-cell office:value-type="float" office:value="79" table:style-name="ce14">
            <text:p><text:s/>79</text:p>
          </table:table-cell>
          <table:table-cell office:value-type="float" office:value="792" table:style-name="ce18">
            <text:p><text:s/>7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11" table:style-name="ce14">
            <text:p><text:s/>111</text:p>
          </table:table-cell>
          <table:table-cell office:value-type="float" office:value="254" table:style-name="ce14">
            <text:p><text:s/>254</text:p>
          </table:table-cell>
          <table:table-cell office:value-type="float" office:value="137" table:style-name="ce14">
            <text:p><text:s/>137</text:p>
          </table:table-cell>
          <table:table-cell office:value-type="float" office:value="289" table:style-name="ce14">
            <text:p><text:s/>289</text:p>
          </table:table-cell>
          <table:table-cell office:value-type="float" office:value="450" table:style-name="ce14">
            <text:p><text:s/>450</text:p>
          </table:table-cell>
          <table:table-cell office:value-type="float" office:value="189" table:style-name="ce14">
            <text:p><text:s/>189</text:p>
          </table:table-cell>
          <table:table-cell office:value-type="float" office:value="1430" table:style-name="ce18">
            <text:p>1 4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63" table:style-name="ce14">
            <text:p><text:s/>63</text:p>
          </table:table-cell>
          <table:table-cell office:value-type="float" office:value="292" table:style-name="ce14">
            <text:p><text:s/>292</text:p>
          </table:table-cell>
          <table:table-cell office:value-type="float" office:value="176" table:style-name="ce14">
            <text:p><text:s/>176</text:p>
          </table:table-cell>
          <table:table-cell office:value-type="float" office:value="239" table:style-name="ce14">
            <text:p><text:s/>239</text:p>
          </table:table-cell>
          <table:table-cell office:value-type="float" office:value="230" table:style-name="ce14">
            <text:p><text:s/>230</text:p>
          </table:table-cell>
          <table:table-cell office:value-type="float" office:value="56" table:style-name="ce14">
            <text:p><text:s/>56</text:p>
          </table:table-cell>
          <table:table-cell office:value-type="float" office:value="1056" table:style-name="ce18">
            <text:p>1 0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01" table:style-name="ce14">
            <text:p><text:s/>101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5" table:style-name="ce14">
            <text:p><text:s/>215</text:p>
          </table:table-cell>
          <table:table-cell office:value-type="float" office:value="285" table:style-name="ce14">
            <text:p><text:s/>285</text:p>
          </table:table-cell>
          <table:table-cell office:value-type="float" office:value="446" table:style-name="ce14">
            <text:p><text:s/>446</text:p>
          </table:table-cell>
          <table:table-cell office:value-type="float" office:value="257" table:style-name="ce14">
            <text:p><text:s/>257</text:p>
          </table:table-cell>
          <table:table-cell office:value-type="float" office:value="1531" table:style-name="ce18">
            <text:p>1 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7" table:style-name="ce14">
            <text:p><text:s/>7</text:p>
          </table:table-cell>
          <table:table-cell office:value-type="float" office:value="85" table:style-name="ce14">
            <text:p><text:s/>85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0" table:style-name="ce14">
            <text:p><text:s/>130</text:p>
          </table:table-cell>
          <table:table-cell office:value-type="float" office:value="240" table:style-name="ce14">
            <text:p><text:s/>240</text:p>
          </table:table-cell>
          <table:table-cell office:value-type="float" office:value="186" table:style-name="ce14">
            <text:p><text:s/>186</text:p>
          </table:table-cell>
          <table:table-cell office:value-type="float" office:value="751" table:style-name="ce18">
            <text:p><text:s/>7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8" table:style-name="ce14">
            <text:p><text:s/>68</text:p>
          </table:table-cell>
          <table:table-cell office:value-type="float" office:value="566" table:style-name="ce14">
            <text:p><text:s/>566</text:p>
          </table:table-cell>
          <table:table-cell office:value-type="float" office:value="473" table:style-name="ce14">
            <text:p><text:s/>473</text:p>
          </table:table-cell>
          <table:table-cell office:value-type="float" office:value="358" table:style-name="ce14">
            <text:p><text:s/>358</text:p>
          </table:table-cell>
          <table:table-cell office:value-type="float" office:value="493" table:style-name="ce14">
            <text:p><text:s/>493</text:p>
          </table:table-cell>
          <table:table-cell office:value-type="float" office:value="253" table:style-name="ce14">
            <text:p><text:s/>253</text:p>
          </table:table-cell>
          <table:table-cell office:value-type="float" office:value="2211" table:style-name="ce18">
            <text:p>2 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33" table:style-name="ce14">
            <text:p><text:s/>133</text:p>
          </table:table-cell>
          <table:table-cell office:value-type="float" office:value="717" table:style-name="ce14">
            <text:p><text:s/>717</text:p>
          </table:table-cell>
          <table:table-cell office:value-type="float" office:value="444" table:style-name="ce14">
            <text:p><text:s/>444</text:p>
          </table:table-cell>
          <table:table-cell office:value-type="float" office:value="480" table:style-name="ce14">
            <text:p><text:s/>480</text:p>
          </table:table-cell>
          <table:table-cell office:value-type="float" office:value="666" table:style-name="ce14">
            <text:p><text:s/>666</text:p>
          </table:table-cell>
          <table:table-cell office:value-type="float" office:value="276" table:style-name="ce14">
            <text:p><text:s/>276</text:p>
          </table:table-cell>
          <table:table-cell office:value-type="float" office:value="2716" table:style-name="ce18">
            <text:p>2 7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8" table:style-name="ce14">
            <text:p><text:s/>58</text:p>
          </table:table-cell>
          <table:table-cell office:value-type="float" office:value="32" table:style-name="ce14">
            <text:p><text:s/>32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197" table:style-name="ce18">
            <text:p><text:s/>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61" table:style-name="ce14">
            <text:p><text:s/>261</text:p>
          </table:table-cell>
          <table:table-cell office:value-type="float" office:value="1120" table:style-name="ce14">
            <text:p>1 120</text:p>
          </table:table-cell>
          <table:table-cell office:value-type="float" office:value="1178" table:style-name="ce14">
            <text:p>1 178</text:p>
          </table:table-cell>
          <table:table-cell office:value-type="float" office:value="1747" table:style-name="ce14">
            <text:p>1 747</text:p>
          </table:table-cell>
          <table:table-cell office:value-type="float" office:value="2620" table:style-name="ce14">
            <text:p>2 620</text:p>
          </table:table-cell>
          <table:table-cell office:value-type="float" office:value="954" table:style-name="ce14">
            <text:p><text:s/>954</text:p>
          </table:table-cell>
          <table:table-cell office:value-type="float" office:value="7880" table:style-name="ce18">
            <text:p>7 8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41" table:style-name="ce14">
            <text:p><text:s/>241</text:p>
          </table:table-cell>
          <table:table-cell office:value-type="float" office:value="1644" table:style-name="ce14">
            <text:p>1 644</text:p>
          </table:table-cell>
          <table:table-cell office:value-type="float" office:value="1117" table:style-name="ce14">
            <text:p>1 117</text:p>
          </table:table-cell>
          <table:table-cell office:value-type="float" office:value="1232" table:style-name="ce14">
            <text:p>1 232</text:p>
          </table:table-cell>
          <table:table-cell office:value-type="float" office:value="1594" table:style-name="ce14">
            <text:p>1 594</text:p>
          </table:table-cell>
          <table:table-cell office:value-type="float" office:value="859" table:style-name="ce14">
            <text:p><text:s/>859</text:p>
          </table:table-cell>
          <table:table-cell office:value-type="float" office:value="6687" table:style-name="ce18">
            <text:p>6 6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12" table:style-name="ce14">
            <text:p><text:s/>112</text:p>
          </table:table-cell>
          <table:table-cell office:value-type="float" office:value="378" table:style-name="ce14">
            <text:p><text:s/>378</text:p>
          </table:table-cell>
          <table:table-cell office:value-type="float" office:value="315" table:style-name="ce14">
            <text:p><text:s/>315</text:p>
          </table:table-cell>
          <table:table-cell office:value-type="float" office:value="321" table:style-name="ce14">
            <text:p><text:s/>321</text:p>
          </table:table-cell>
          <table:table-cell office:value-type="float" office:value="429" table:style-name="ce14">
            <text:p><text:s/>429</text:p>
          </table:table-cell>
          <table:table-cell office:value-type="float" office:value="196" table:style-name="ce14">
            <text:p><text:s/>196</text:p>
          </table:table-cell>
          <table:table-cell office:value-type="float" office:value="1751" table:style-name="ce18">
            <text:p>1 7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0" table:style-name="ce14">
            <text:p><text:s/>50</text:p>
          </table:table-cell>
          <table:table-cell office:value-type="float" office:value="452" table:style-name="ce14">
            <text:p><text:s/>452</text:p>
          </table:table-cell>
          <table:table-cell office:value-type="float" office:value="319" table:style-name="ce14">
            <text:p><text:s/>319</text:p>
          </table:table-cell>
          <table:table-cell office:value-type="float" office:value="262" table:style-name="ce14">
            <text:p><text:s/>262</text:p>
          </table:table-cell>
          <table:table-cell office:value-type="float" office:value="388" table:style-name="ce14">
            <text:p><text:s/>388</text:p>
          </table:table-cell>
          <table:table-cell office:value-type="float" office:value="188" table:style-name="ce14">
            <text:p><text:s/>188</text:p>
          </table:table-cell>
          <table:table-cell office:value-type="float" office:value="1659" table:style-name="ce18">
            <text:p>1 6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2" table:style-name="ce14">
            <text:p><text:s/>82</text:p>
          </table:table-cell>
          <table:table-cell office:value-type="float" office:value="70" table:style-name="ce14">
            <text:p><text:s/>70</text:p>
          </table:table-cell>
          <table:table-cell office:value-type="float" office:value="67" table:style-name="ce14">
            <text:p><text:s/>67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1" table:style-name="ce14">
            <text:p><text:s/>131</text:p>
          </table:table-cell>
          <table:table-cell office:value-type="float" office:value="54" table:style-name="ce14">
            <text:p><text:s/>54</text:p>
          </table:table-cell>
          <table:table-cell office:value-type="float" office:value="513" table:style-name="ce18">
            <text:p><text:s/>5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42" table:style-name="ce14">
            <text:p><text:s/>142</text:p>
          </table:table-cell>
          <table:table-cell office:value-type="float" office:value="618" table:style-name="ce14">
            <text:p><text:s/>618</text:p>
          </table:table-cell>
          <table:table-cell office:value-type="float" office:value="575" table:style-name="ce14">
            <text:p><text:s/>575</text:p>
          </table:table-cell>
          <table:table-cell office:value-type="float" office:value="957" table:style-name="ce14">
            <text:p><text:s/>957</text:p>
          </table:table-cell>
          <table:table-cell office:value-type="float" office:value="1787" table:style-name="ce14">
            <text:p>1 787</text:p>
          </table:table-cell>
          <table:table-cell office:value-type="float" office:value="1002" table:style-name="ce14">
            <text:p>1 002</text:p>
          </table:table-cell>
          <table:table-cell office:value-type="float" office:value="5081" table:style-name="ce18">
            <text:p>5 0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72" table:style-name="ce14">
            <text:p><text:s/>172</text:p>
          </table:table-cell>
          <table:table-cell office:value-type="float" office:value="701" table:style-name="ce14">
            <text:p><text:s/>701</text:p>
          </table:table-cell>
          <table:table-cell office:value-type="float" office:value="497" table:style-name="ce14">
            <text:p><text:s/>497</text:p>
          </table:table-cell>
          <table:table-cell office:value-type="float" office:value="581" table:style-name="ce14">
            <text:p><text:s/>581</text:p>
          </table:table-cell>
          <table:table-cell office:value-type="float" office:value="705" table:style-name="ce14">
            <text:p><text:s/>705</text:p>
          </table:table-cell>
          <table:table-cell office:value-type="float" office:value="253" table:style-name="ce14">
            <text:p><text:s/>253</text:p>
          </table:table-cell>
          <table:table-cell office:value-type="float" office:value="2909" table:style-name="ce18">
            <text:p>2 9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65" table:style-name="ce14">
            <text:p><text:s/>265</text:p>
          </table:table-cell>
          <table:table-cell office:value-type="float" office:value="1290" table:style-name="ce14">
            <text:p>1 290</text:p>
          </table:table-cell>
          <table:table-cell office:value-type="float" office:value="1169" table:style-name="ce14">
            <text:p>1 169</text:p>
          </table:table-cell>
          <table:table-cell office:value-type="float" office:value="1463" table:style-name="ce14">
            <text:p>1 463</text:p>
          </table:table-cell>
          <table:table-cell office:value-type="float" office:value="2358" table:style-name="ce14">
            <text:p>2 358</text:p>
          </table:table-cell>
          <table:table-cell office:value-type="float" office:value="1280" table:style-name="ce14">
            <text:p>1 280</text:p>
          </table:table-cell>
          <table:table-cell office:value-type="float" office:value="7825" table:style-name="ce18">
            <text:p>7 8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office:value-type="float" office:value="15" table:style-name="ce14">
            <text:p><text:s/>15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2" table:style-name="ce14">
            <text:p><text:s/>22</text:p>
          </table:table-cell>
          <table:table-cell office:value-type="float" office:value="74" table:style-name="ce14">
            <text:p><text:s/>74</text:p>
          </table:table-cell>
          <table:table-cell office:value-type="float" office:value="48" table:style-name="ce14">
            <text:p><text:s/>48</text:p>
          </table:table-cell>
          <table:table-cell office:value-type="float" office:value="49" table:style-name="ce14">
            <text:p><text:s/>49</text:p>
          </table:table-cell>
          <table:table-cell office:value-type="float" office:value="67" table:style-name="ce14">
            <text:p><text:s/>67</text:p>
          </table:table-cell>
          <table:table-cell office:value-type="float" office:value="11" table:style-name="ce14">
            <text:p><text:s/>11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30" table:style-name="ce14">
            <text:p><text:s/>30</text:p>
          </table:table-cell>
          <table:table-cell office:value-type="float" office:value="14" table:style-name="ce14">
            <text:p><text:s/>14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65" table:style-name="ce14">
            <text:p><text:s/>6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2" table:style-name="ce14">
            <text:p><text:s/>142</text:p>
          </table:table-cell>
          <table:table-cell office:value-type="float" office:value="232" table:style-name="ce14">
            <text:p><text:s/>232</text:p>
          </table:table-cell>
          <table:table-cell office:value-type="float" office:value="88" table:style-name="ce14">
            <text:p><text:s/>88</text:p>
          </table:table-cell>
          <table:table-cell office:value-type="float" office:value="766" table:style-name="ce18">
            <text:p><text:s/>7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3" table:style-name="ce14">
            <text:p><text:s/>43</text:p>
          </table:table-cell>
          <table:table-cell office:value-type="float" office:value="44" table:style-name="ce14">
            <text:p><text:s/>44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82" table:style-name="ce14">
            <text:p><text:s/>82</text:p>
          </table:table-cell>
          <table:table-cell office:value-type="float" office:value="28" table:style-name="ce14">
            <text:p><text:s/>28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8" table:style-name="ce14">
            <text:p><text:s/>78</text:p>
          </table:table-cell>
          <table:table-cell office:value-type="float" office:value="167" table:style-name="ce14">
            <text:p><text:s/>167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2" table:style-name="ce14">
            <text:p><text:s/>132</text:p>
          </table:table-cell>
          <table:table-cell office:value-type="float" office:value="50" table:style-name="ce14">
            <text:p><text:s/>50</text:p>
          </table:table-cell>
          <table:table-cell office:value-type="float" office:value="698" table:style-name="ce18">
            <text:p><text:s/>6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5" table:style-name="ce14">
            <text:p><text:s/>15</text:p>
          </table:table-cell>
          <table:table-cell office:value-type="float" office:value="57" table:style-name="ce14">
            <text:p><text:s/>57</text:p>
          </table:table-cell>
          <table:table-cell office:value-type="float" office:value="45" table:style-name="ce14">
            <text:p><text:s/>45</text:p>
          </table:table-cell>
          <table:table-cell office:value-type="float" office:value="66" table:style-name="ce14">
            <text:p><text:s/>66</text:p>
          </table:table-cell>
          <table:table-cell office:value-type="float" office:value="174" table:style-name="ce14">
            <text:p><text:s/>174</text:p>
          </table:table-cell>
          <table:table-cell office:value-type="float" office:value="66" table:style-name="ce14">
            <text:p><text:s/>66</text:p>
          </table:table-cell>
          <table:table-cell office:value-type="float" office:value="423" table:style-name="ce18">
            <text:p><text:s/>4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7" table:style-name="ce14">
            <text:p><text:s/>27</text:p>
          </table:table-cell>
          <table:table-cell office:value-type="float" office:value="66" table:style-name="ce14">
            <text:p><text:s/>66</text:p>
          </table:table-cell>
          <table:table-cell office:value-type="float" office:value="37" table:style-name="ce14">
            <text:p><text:s/>37</text:p>
          </table:table-cell>
          <table:table-cell office:value-type="float" office:value="51" table:style-name="ce14">
            <text:p><text:s/>51</text:p>
          </table:table-cell>
          <table:table-cell office:value-type="float" office:value="101" table:style-name="ce14">
            <text:p><text:s/>101</text:p>
          </table:table-cell>
          <table:table-cell office:value-type="float" office:value="28" table:style-name="ce14">
            <text:p><text:s/>28</text:p>
          </table:table-cell>
          <table:table-cell office:value-type="float" office:value="310" table:style-name="ce18">
            <text:p><text:s/>3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0" table:style-name="ce14">
            <text:p><text:s/>20</text:p>
          </table:table-cell>
          <table:table-cell office:value-type="float" office:value="59" table:style-name="ce14">
            <text:p><text:s/>59</text:p>
          </table:table-cell>
          <table:table-cell office:value-type="float" office:value="57" table:style-name="ce14">
            <text:p><text:s/>57</text:p>
          </table:table-cell>
          <table:table-cell office:value-type="float" office:value="54" table:style-name="ce14">
            <text:p><text:s/>54</text:p>
          </table:table-cell>
          <table:table-cell office:value-type="float" office:value="57" table:style-name="ce14">
            <text:p><text:s/>57</text:p>
          </table:table-cell>
          <table:table-cell office:value-type="float" office:value="22" table:style-name="ce14">
            <text:p><text:s/>22</text:p>
          </table:table-cell>
          <table:table-cell office:value-type="float" office:value="269" table:style-name="ce18">
            <text:p><text:s/>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9" table:style-name="ce14">
            <text:p><text:s/>29</text:p>
          </table:table-cell>
          <table:table-cell office:value-type="float" office:value="99" table:style-name="ce14">
            <text:p><text:s/>99</text:p>
          </table:table-cell>
          <table:table-cell office:value-type="float" office:value="73" table:style-name="ce14">
            <text:p><text:s/>73</text:p>
          </table:table-cell>
          <table:table-cell office:value-type="float" office:value="59" table:style-name="ce14">
            <text:p><text:s/>59</text:p>
          </table:table-cell>
          <table:table-cell office:value-type="float" office:value="58" table:style-name="ce14">
            <text:p><text:s/>58</text:p>
          </table:table-cell>
          <table:table-cell office:value-type="float" office:value="17" table:style-name="ce14">
            <text:p><text:s/>17</text:p>
          </table:table-cell>
          <table:table-cell office:value-type="float" office:value="335" table:style-name="ce18">
            <text:p><text:s/>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9" table:style-name="ce14">
            <text:p><text:s/>49</text:p>
          </table:table-cell>
          <table:table-cell office:value-type="float" office:value="272" table:style-name="ce14">
            <text:p><text:s/>272</text:p>
          </table:table-cell>
          <table:table-cell office:value-type="float" office:value="407" table:style-name="ce14">
            <text:p><text:s/>407</text:p>
          </table:table-cell>
          <table:table-cell office:value-type="float" office:value="359" table:style-name="ce14">
            <text:p><text:s/>359</text:p>
          </table:table-cell>
          <table:table-cell office:value-type="float" office:value="518" table:style-name="ce14">
            <text:p><text:s/>518</text:p>
          </table:table-cell>
          <table:table-cell office:value-type="float" office:value="245" table:style-name="ce14">
            <text:p><text:s/>245</text:p>
          </table:table-cell>
          <table:table-cell office:value-type="float" office:value="1850" table:style-name="ce18">
            <text:p>1 8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13" table:style-name="ce14">
            <text:p><text:s/>113</text:p>
          </table:table-cell>
          <table:table-cell office:value-type="float" office:value="598" table:style-name="ce14">
            <text:p><text:s/>598</text:p>
          </table:table-cell>
          <table:table-cell office:value-type="float" office:value="367" table:style-name="ce14">
            <text:p><text:s/>367</text:p>
          </table:table-cell>
          <table:table-cell office:value-type="float" office:value="362" table:style-name="ce14">
            <text:p><text:s/>362</text:p>
          </table:table-cell>
          <table:table-cell office:value-type="float" office:value="456" table:style-name="ce14">
            <text:p><text:s/>456</text:p>
          </table:table-cell>
          <table:table-cell office:value-type="float" office:value="211" table:style-name="ce14">
            <text:p><text:s/>211</text:p>
          </table:table-cell>
          <table:table-cell office:value-type="float" office:value="2107" table:style-name="ce18">
            <text:p>2 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45" table:style-name="ce14">
            <text:p><text:s/>245</text:p>
          </table:table-cell>
          <table:table-cell office:value-type="float" office:value="868" table:style-name="ce14">
            <text:p><text:s/>868</text:p>
          </table:table-cell>
          <table:table-cell office:value-type="float" office:value="635" table:style-name="ce14">
            <text:p><text:s/>635</text:p>
          </table:table-cell>
          <table:table-cell office:value-type="float" office:value="728" table:style-name="ce14">
            <text:p><text:s/>728</text:p>
          </table:table-cell>
          <table:table-cell office:value-type="float" office:value="835" table:style-name="ce14">
            <text:p><text:s/>835</text:p>
          </table:table-cell>
          <table:table-cell office:value-type="float" office:value="336" table:style-name="ce14">
            <text:p><text:s/>336</text:p>
          </table:table-cell>
          <table:table-cell office:value-type="float" office:value="3647" table:style-name="ce18">
            <text:p>3 6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style-name="ce14">
            <text:p><text:s/>52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4">
            <text:p><text:s/>65</text:p>
          </table:table-cell>
          <table:table-cell office:value-type="float" office:value="86" table:style-name="ce14">
            <text:p><text:s/>86</text:p>
          </table:table-cell>
          <table:table-cell office:value-type="float" office:value="22" table:style-name="ce14">
            <text:p><text:s/>22</text:p>
          </table:table-cell>
          <table:table-cell office:value-type="float" office:value="265" table:style-name="ce18">
            <text:p><text:s/>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4" table:style-name="ce14">
            <text:p><text:s/>74</text:p>
          </table:table-cell>
          <table:table-cell office:value-type="float" office:value="601" table:style-name="ce14">
            <text:p><text:s/>601</text:p>
          </table:table-cell>
          <table:table-cell office:value-type="float" office:value="405" table:style-name="ce14">
            <text:p><text:s/>405</text:p>
          </table:table-cell>
          <table:table-cell office:value-type="float" office:value="665" table:style-name="ce14">
            <text:p><text:s/>665</text:p>
          </table:table-cell>
          <table:table-cell office:value-type="float" office:value="791" table:style-name="ce14">
            <text:p><text:s/>791</text:p>
          </table:table-cell>
          <table:table-cell office:value-type="float" office:value="312" table:style-name="ce14">
            <text:p><text:s/>312</text:p>
          </table:table-cell>
          <table:table-cell office:value-type="float" office:value="2848" table:style-name="ce18">
            <text:p>2 8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90" table:style-name="ce18">
            <text:p><text:s/>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7" table:style-name="ce14">
            <text:p><text:s/>117</text:p>
          </table:table-cell>
          <table:table-cell office:value-type="float" office:value="252" table:style-name="ce14">
            <text:p><text:s/>252</text:p>
          </table:table-cell>
          <table:table-cell office:value-type="float" office:value="160" table:style-name="ce14">
            <text:p><text:s/>160</text:p>
          </table:table-cell>
          <table:table-cell office:value-type="float" office:value="185" table:style-name="ce14">
            <text:p><text:s/>185</text:p>
          </table:table-cell>
          <table:table-cell office:value-type="float" office:value="237" table:style-name="ce14">
            <text:p><text:s/>237</text:p>
          </table:table-cell>
          <table:table-cell office:value-type="float" office:value="96" table:style-name="ce14">
            <text:p><text:s/>96</text:p>
          </table:table-cell>
          <table:table-cell office:value-type="float" office:value="1047" table:style-name="ce18">
            <text:p>1 0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1" table:style-name="ce14">
            <text:p><text:s/>11</text:p>
          </table:table-cell>
          <table:table-cell office:value-type="float" office:value="38" table:style-name="ce14">
            <text:p><text:s/>38</text:p>
          </table:table-cell>
          <table:table-cell office:value-type="float" office:value="28" table:style-name="ce14">
            <text:p><text:s/>28</text:p>
          </table:table-cell>
          <table:table-cell office:value-type="float" office:value="60" table:style-name="ce14">
            <text:p><text:s/>60</text:p>
          </table:table-cell>
          <table:table-cell office:value-type="float" office:value="92" table:style-name="ce14">
            <text:p><text:s/>92</text:p>
          </table:table-cell>
          <table:table-cell office:value-type="float" office:value="41" table:style-name="ce14">
            <text:p><text:s/>41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6" table:style-name="ce14">
            <text:p><text:s/>26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5" table:style-name="ce14">
            <text:p><text:s/>105</text:p>
          </table:table-cell>
          <table:table-cell office:value-type="float" office:value="169" table:style-name="ce14">
            <text:p><text:s/>169</text:p>
          </table:table-cell>
          <table:table-cell office:value-type="float" office:value="219" table:style-name="ce14">
            <text:p><text:s/>219</text:p>
          </table:table-cell>
          <table:table-cell office:value-type="float" office:value="131" table:style-name="ce14">
            <text:p><text:s/>131</text:p>
          </table:table-cell>
          <table:table-cell office:value-type="float" office:value="753" table:style-name="ce18">
            <text:p><text:s/>7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38" table:style-name="ce14">
            <text:p><text:s/>638</text:p>
          </table:table-cell>
          <table:table-cell office:value-type="float" office:value="1728" table:style-name="ce14">
            <text:p>1 728</text:p>
          </table:table-cell>
          <table:table-cell office:value-type="float" office:value="1625" table:style-name="ce14">
            <text:p>1 625</text:p>
          </table:table-cell>
          <table:table-cell office:value-type="float" office:value="2175" table:style-name="ce14">
            <text:p>2 175</text:p>
          </table:table-cell>
          <table:table-cell office:value-type="float" office:value="3499" table:style-name="ce14">
            <text:p>3 499</text:p>
          </table:table-cell>
          <table:table-cell office:value-type="float" office:value="2386" table:style-name="ce14">
            <text:p>2 386</text:p>
          </table:table-cell>
          <table:table-cell office:value-type="float" office:value="12051" table:style-name="ce18">
            <text:p>12 0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1" table:style-name="ce14">
            <text:p><text:s/>31</text:p>
          </table:table-cell>
          <table:table-cell office:value-type="float" office:value="210" table:style-name="ce14">
            <text:p><text:s/>210</text:p>
          </table:table-cell>
          <table:table-cell office:value-type="float" office:value="160" table:style-name="ce14">
            <text:p><text:s/>160</text:p>
          </table:table-cell>
          <table:table-cell office:value-type="float" office:value="152" table:style-name="ce14">
            <text:p><text:s/>152</text:p>
          </table:table-cell>
          <table:table-cell office:value-type="float" office:value="222" table:style-name="ce14">
            <text:p><text:s/>222</text:p>
          </table:table-cell>
          <table:table-cell office:value-type="float" office:value="92" table:style-name="ce14">
            <text:p><text:s/>92</text:p>
          </table:table-cell>
          <table:table-cell office:value-type="float" office:value="867" table:style-name="ce18">
            <text:p><text:s/>8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2" table:style-name="ce14">
            <text:p><text:s/>82</text:p>
          </table:table-cell>
          <table:table-cell office:value-type="float" office:value="367" table:style-name="ce14">
            <text:p><text:s/>367</text:p>
          </table:table-cell>
          <table:table-cell office:value-type="float" office:value="332" table:style-name="ce14">
            <text:p><text:s/>332</text:p>
          </table:table-cell>
          <table:table-cell office:value-type="float" office:value="399" table:style-name="ce14">
            <text:p><text:s/>399</text:p>
          </table:table-cell>
          <table:table-cell office:value-type="float" office:value="726" table:style-name="ce14">
            <text:p><text:s/>726</text:p>
          </table:table-cell>
          <table:table-cell office:value-type="float" office:value="329" table:style-name="ce14">
            <text:p><text:s/>329</text:p>
          </table:table-cell>
          <table:table-cell office:value-type="float" office:value="2235" table:style-name="ce18">
            <text:p>2 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46" table:style-name="ce14">
            <text:p><text:s/>46</text:p>
          </table:table-cell>
          <table:table-cell office:value-type="float" office:value="148" table:style-name="ce14">
            <text:p><text:s/>148</text:p>
          </table:table-cell>
          <table:table-cell office:value-type="float" office:value="70" table:style-name="ce14">
            <text:p><text:s/>70</text:p>
          </table:table-cell>
          <table:table-cell office:value-type="float" office:value="120" table:style-name="ce14">
            <text:p><text:s/>120</text:p>
          </table:table-cell>
          <table:table-cell office:value-type="float" office:value="139" table:style-name="ce14">
            <text:p><text:s/>139</text:p>
          </table:table-cell>
          <table:table-cell office:value-type="float" office:value="33" table:style-name="ce14">
            <text:p><text:s/>33</text:p>
          </table:table-cell>
          <table:table-cell office:value-type="float" office:value="556" table:style-name="ce18">
            <text:p><text:s/>5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4" table:style-name="ce14">
            <text:p><text:s/>44</text:p>
          </table:table-cell>
          <table:table-cell office:value-type="float" office:value="68" table:style-name="ce14">
            <text:p><text:s/>68</text:p>
          </table:table-cell>
          <table:table-cell office:value-type="float" office:value="51" table:style-name="ce14">
            <text:p><text:s/>51</text:p>
          </table:table-cell>
          <table:table-cell office:value-type="float" office:value="60" table:style-name="ce14">
            <text:p><text:s/>60</text:p>
          </table:table-cell>
          <table:table-cell office:value-type="float" office:value="76" table:style-name="ce14">
            <text:p><text:s/>76</text:p>
          </table:table-cell>
          <table:table-cell office:value-type="float" office:value="23" table:style-name="ce14">
            <text:p><text:s/>23</text:p>
          </table:table-cell>
          <table:table-cell office:value-type="float" office:value="322" table:style-name="ce18">
            <text:p><text:s/>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1" table:style-name="ce14">
            <text:p><text:s/>21</text:p>
          </table:table-cell>
          <table:table-cell office:value-type="float" office:value="67" table:style-name="ce14">
            <text:p><text:s/>67</text:p>
          </table:table-cell>
          <table:table-cell office:value-type="float" office:value="60" table:style-name="ce14">
            <text:p><text:s/>60</text:p>
          </table:table-cell>
          <table:table-cell office:value-type="float" office:value="48" table:style-name="ce14">
            <text:p><text:s/>48</text:p>
          </table:table-cell>
          <table:table-cell office:value-type="float" office:value="53" table:style-name="ce14">
            <text:p><text:s/>53</text:p>
          </table:table-cell>
          <table:table-cell office:value-type="float" office:value="23" table:style-name="ce14">
            <text:p><text:s/>23</text:p>
          </table:table-cell>
          <table:table-cell office:value-type="float" office:value="272" table:style-name="ce18">
            <text:p><text:s/>2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0" table:style-name="ce14">
            <text:p><text:s/>180</text:p>
          </table:table-cell>
          <table:table-cell office:value-type="float" office:value="1046" table:style-name="ce14">
            <text:p>1 046</text:p>
          </table:table-cell>
          <table:table-cell office:value-type="float" office:value="1005" table:style-name="ce14">
            <text:p>1 005</text:p>
          </table:table-cell>
          <table:table-cell office:value-type="float" office:value="1042" table:style-name="ce14">
            <text:p>1 042</text:p>
          </table:table-cell>
          <table:table-cell office:value-type="float" office:value="1424" table:style-name="ce14">
            <text:p>1 424</text:p>
          </table:table-cell>
          <table:table-cell office:value-type="float" office:value="671" table:style-name="ce14">
            <text:p><text:s/>671</text:p>
          </table:table-cell>
          <table:table-cell office:value-type="float" office:value="5368" table:style-name="ce18">
            <text:p>5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59" table:style-name="ce14">
            <text:p><text:s/>59</text:p>
          </table:table-cell>
          <table:table-cell office:value-type="float" office:value="122" table:style-name="ce14">
            <text:p><text:s/>122</text:p>
          </table:table-cell>
          <table:table-cell office:value-type="float" office:value="76" table:style-name="ce14">
            <text:p><text:s/>76</text:p>
          </table:table-cell>
          <table:table-cell office:value-type="float" office:value="68" table:style-name="ce14">
            <text:p><text:s/>68</text:p>
          </table:table-cell>
          <table:table-cell office:value-type="float" office:value="71" table:style-name="ce14">
            <text:p><text:s/>71</text:p>
          </table:table-cell>
          <table:table-cell office:value-type="float" office:value="28" table:style-name="ce14">
            <text:p><text:s/>28</text:p>
          </table:table-cell>
          <table:table-cell office:value-type="float" office:value="424" table:style-name="ce18">
            <text:p><text:s/>4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3" table:style-name="ce14">
            <text:p><text:s/>113</text:p>
          </table:table-cell>
          <table:table-cell office:value-type="float" office:value="668" table:style-name="ce14">
            <text:p><text:s/>668</text:p>
          </table:table-cell>
          <table:table-cell office:value-type="float" office:value="441" table:style-name="ce14">
            <text:p><text:s/>441</text:p>
          </table:table-cell>
          <table:table-cell office:value-type="float" office:value="485" table:style-name="ce14">
            <text:p><text:s/>485</text:p>
          </table:table-cell>
          <table:table-cell office:value-type="float" office:value="648" table:style-name="ce14">
            <text:p><text:s/>648</text:p>
          </table:table-cell>
          <table:table-cell office:value-type="float" office:value="282" table:style-name="ce14">
            <text:p><text:s/>282</text:p>
          </table:table-cell>
          <table:table-cell office:value-type="float" office:value="2637" table:style-name="ce18">
            <text:p>2 6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9" table:style-name="ce14">
            <text:p><text:s/>39</text:p>
          </table:table-cell>
          <table:table-cell office:value-type="float" office:value="123" table:style-name="ce14">
            <text:p><text:s/>123</text:p>
          </table:table-cell>
          <table:table-cell office:value-type="float" office:value="166" table:style-name="ce14">
            <text:p><text:s/>166</text:p>
          </table:table-cell>
          <table:table-cell office:value-type="float" office:value="158" table:style-name="ce14">
            <text:p><text:s/>158</text:p>
          </table:table-cell>
          <table:table-cell office:value-type="float" office:value="295" table:style-name="ce14">
            <text:p><text:s/>295</text:p>
          </table:table-cell>
          <table:table-cell office:value-type="float" office:value="125" table:style-name="ce14">
            <text:p><text:s/>125</text:p>
          </table:table-cell>
          <table:table-cell office:value-type="float" office:value="906" table:style-name="ce18">
            <text:p><text:s/>9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5" table:style-name="ce14">
            <text:p><text:s/>15</text:p>
          </table:table-cell>
          <table:table-cell office:value-type="float" office:value="49" table:style-name="ce14">
            <text:p><text:s/>49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58" table:style-name="ce14">
            <text:p><text:s/>58</text:p>
          </table:table-cell>
          <table:table-cell office:value-type="float" office:value="27" table:style-name="ce14">
            <text:p><text:s/>27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9" table:style-name="ce14">
            <text:p><text:s/>19</text:p>
          </table:table-cell>
          <table:table-cell office:value-type="float" office:value="52" table:style-name="ce14">
            <text:p><text:s/>52</text:p>
          </table:table-cell>
          <table:table-cell office:value-type="float" office:value="27" table:style-name="ce14">
            <text:p><text:s/>27</text:p>
          </table:table-cell>
          <table:table-cell office:value-type="float" office:value="35" table:style-name="ce14">
            <text:p><text:s/>35</text:p>
          </table:table-cell>
          <table:table-cell office:value-type="float" office:value="59" table:style-name="ce14">
            <text:p><text:s/>59</text:p>
          </table:table-cell>
          <table:table-cell office:value-type="float" office:value="14" table:style-name="ce14">
            <text:p><text:s/>14</text:p>
          </table:table-cell>
          <table:table-cell office:value-type="float" office:value="206" table:style-name="ce18">
            <text:p><text:s/>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3" table:style-name="ce14">
            <text:p><text:s/>43</text:p>
          </table:table-cell>
          <table:table-cell office:value-type="float" office:value="103" table:style-name="ce14">
            <text:p><text:s/>103</text:p>
          </table:table-cell>
          <table:table-cell office:value-type="float" office:value="46" table:style-name="ce14">
            <text:p><text:s/>46</text:p>
          </table:table-cell>
          <table:table-cell office:value-type="float" office:value="83" table:style-name="ce14">
            <text:p><text:s/>83</text:p>
          </table:table-cell>
          <table:table-cell office:value-type="float" office:value="61" table:style-name="ce14">
            <text:p><text:s/>61</text:p>
          </table:table-cell>
          <table:table-cell office:value-type="float" office:value="25" table:style-name="ce14">
            <text:p><text:s/>25</text:p>
          </table:table-cell>
          <table:table-cell office:value-type="float" office:value="361" table:style-name="ce18">
            <text:p><text:s/>3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0" table:style-name="ce14">
            <text:p><text:s/>50</text:p>
          </table:table-cell>
          <table:table-cell office:value-type="float" office:value="113" table:style-name="ce14">
            <text:p><text:s/>113</text:p>
          </table:table-cell>
          <table:table-cell office:value-type="float" office:value="71" table:style-name="ce14">
            <text:p><text:s/>71</text:p>
          </table:table-cell>
          <table:table-cell office:value-type="float" office:value="84" table:style-name="ce14">
            <text:p><text:s/>84</text:p>
          </table:table-cell>
          <table:table-cell office:value-type="float" office:value="115" table:style-name="ce14">
            <text:p><text:s/>115</text:p>
          </table:table-cell>
          <table:table-cell office:value-type="float" office:value="32" table:style-name="ce14">
            <text:p><text:s/>32</text:p>
          </table:table-cell>
          <table:table-cell office:value-type="float" office:value="465" table:style-name="ce18">
            <text:p><text:s/>4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3" table:style-name="ce14">
            <text:p><text:s/>13</text:p>
          </table:table-cell>
          <table:table-cell office:value-type="float" office:value="51" table:style-name="ce14">
            <text:p><text:s/>51</text:p>
          </table:table-cell>
          <table:table-cell office:value-type="float" office:value="52" table:style-name="ce14">
            <text:p><text:s/>52</text:p>
          </table:table-cell>
          <table:table-cell office:value-type="float" office:value="102" table:style-name="ce14">
            <text:p><text:s/>102</text:p>
          </table:table-cell>
          <table:table-cell office:value-type="float" office:value="75" table:style-name="ce14">
            <text:p><text:s/>75</text:p>
          </table:table-cell>
          <table:table-cell office:value-type="float" office:value="24" table:style-name="ce14">
            <text:p><text:s/>24</text:p>
          </table:table-cell>
          <table:table-cell office:value-type="float" office:value="317" table:style-name="ce18">
            <text:p><text:s/>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7" table:style-name="ce14">
            <text:p><text:s/>37</text:p>
          </table:table-cell>
          <table:table-cell office:value-type="float" office:value="82" table:style-name="ce14">
            <text:p><text:s/>82</text:p>
          </table:table-cell>
          <table:table-cell office:value-type="float" office:value="48" table:style-name="ce14">
            <text:p><text:s/>48</text:p>
          </table:table-cell>
          <table:table-cell office:value-type="float" office:value="89" table:style-name="ce14">
            <text:p><text:s/>89</text:p>
          </table:table-cell>
          <table:table-cell office:value-type="float" office:value="90" table:style-name="ce14">
            <text:p><text:s/>90</text:p>
          </table:table-cell>
          <table:table-cell office:value-type="float" office:value="30" table:style-name="ce14">
            <text:p><text:s/>30</text:p>
          </table:table-cell>
          <table:table-cell office:value-type="float" office:value="376" table:style-name="ce18">
            <text:p><text:s/>3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6" table:style-name="ce14">
            <text:p><text:s/>46</text:p>
          </table:table-cell>
          <table:table-cell office:value-type="float" office:value="239" table:style-name="ce14">
            <text:p><text:s/>239</text:p>
          </table:table-cell>
          <table:table-cell office:value-type="float" office:value="195" table:style-name="ce14">
            <text:p><text:s/>195</text:p>
          </table:table-cell>
          <table:table-cell office:value-type="float" office:value="238" table:style-name="ce14">
            <text:p><text:s/>238</text:p>
          </table:table-cell>
          <table:table-cell office:value-type="float" office:value="429" table:style-name="ce14">
            <text:p><text:s/>429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88" table:style-name="ce18">
            <text:p>1 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4" table:style-name="ce14">
            <text:p><text:s/>24</text:p>
          </table:table-cell>
          <table:table-cell office:value-type="float" office:value="80" table:style-name="ce14">
            <text:p><text:s/>80</text:p>
          </table:table-cell>
          <table:table-cell office:value-type="float" office:value="70" table:style-name="ce14">
            <text:p><text:s/>70</text:p>
          </table:table-cell>
          <table:table-cell office:value-type="float" office:value="79" table:style-name="ce14">
            <text:p><text:s/>79</text:p>
          </table:table-cell>
          <table:table-cell office:value-type="float" office:value="117" table:style-name="ce14">
            <text:p><text:s/>117</text:p>
          </table:table-cell>
          <table:table-cell office:value-type="float" office:value="63" table:style-name="ce14">
            <text:p><text:s/>63</text:p>
          </table:table-cell>
          <table:table-cell office:value-type="float" office:value="433" table:style-name="ce18">
            <text:p><text:s/>4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" table:style-name="ce14">
            <text:p><text:s/>17</text:p>
          </table:table-cell>
          <table:table-cell office:value-type="float" office:value="68" table:style-name="ce14">
            <text:p><text:s/>6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8" table:style-name="ce14">
            <text:p><text:s/>168</text:p>
          </table:table-cell>
          <table:table-cell office:value-type="float" office:value="62" table:style-name="ce14">
            <text:p><text:s/>62</text:p>
          </table:table-cell>
          <table:table-cell office:value-type="float" office:value="542" table:style-name="ce18">
            <text:p><text:s/>5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92" table:style-name="ce14">
            <text:p><text:s/>192</text:p>
          </table:table-cell>
          <table:table-cell office:value-type="float" office:value="692" table:style-name="ce14">
            <text:p><text:s/>692</text:p>
          </table:table-cell>
          <table:table-cell office:value-type="float" office:value="740" table:style-name="ce14">
            <text:p><text:s/>740</text:p>
          </table:table-cell>
          <table:table-cell office:value-type="float" office:value="964" table:style-name="ce14">
            <text:p><text:s/>964</text:p>
          </table:table-cell>
          <table:table-cell office:value-type="float" office:value="1338" table:style-name="ce14">
            <text:p>1 338</text:p>
          </table:table-cell>
          <table:table-cell office:value-type="float" office:value="556" table:style-name="ce14">
            <text:p><text:s/>556</text:p>
          </table:table-cell>
          <table:table-cell office:value-type="float" office:value="4482" table:style-name="ce18">
            <text:p>4 4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2" table:style-name="ce14">
            <text:p><text:s/>52</text:p>
          </table:table-cell>
          <table:table-cell office:value-type="float" office:value="116" table:style-name="ce14">
            <text:p><text:s/>116</text:p>
          </table:table-cell>
          <table:table-cell office:value-type="float" office:value="50" table:style-name="ce14">
            <text:p><text:s/>50</text:p>
          </table:table-cell>
          <table:table-cell office:value-type="float" office:value="59" table:style-name="ce14">
            <text:p><text:s/>59</text:p>
          </table:table-cell>
          <table:table-cell office:value-type="float" office:value="106" table:style-name="ce14">
            <text:p><text:s/>106</text:p>
          </table:table-cell>
          <table:table-cell office:value-type="float" office:value="28" table:style-name="ce14">
            <text:p><text:s/>28</text:p>
          </table:table-cell>
          <table:table-cell office:value-type="float" office:value="411" table:style-name="ce18">
            <text:p><text:s/>4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5" table:style-name="ce14">
            <text:p><text:s/>85</text:p>
          </table:table-cell>
          <table:table-cell office:value-type="float" office:value="210" table:style-name="ce14">
            <text:p><text:s/>210</text:p>
          </table:table-cell>
          <table:table-cell office:value-type="float" office:value="370" table:style-name="ce14">
            <text:p><text:s/>370</text:p>
          </table:table-cell>
          <table:table-cell office:value-type="float" office:value="422" table:style-name="ce14">
            <text:p><text:s/>422</text:p>
          </table:table-cell>
          <table:table-cell office:value-type="float" office:value="647" table:style-name="ce14">
            <text:p><text:s/>647</text:p>
          </table:table-cell>
          <table:table-cell office:value-type="float" office:value="426" table:style-name="ce14">
            <text:p><text:s/>426</text:p>
          </table:table-cell>
          <table:table-cell office:value-type="float" office:value="2160" table:style-name="ce18">
            <text:p>2 1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2" table:style-name="ce14">
            <text:p><text:s/>22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2" table:style-name="ce14">
            <text:p><text:s/>152</text:p>
          </table:table-cell>
          <table:table-cell office:value-type="float" office:value="54" table:style-name="ce14">
            <text:p><text:s/>54</text:p>
          </table:table-cell>
          <table:table-cell office:value-type="float" office:value="630" table:style-name="ce18">
            <text:p><text:s/>6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9" table:style-name="ce14">
            <text:p><text:s/>99</text:p>
          </table:table-cell>
          <table:table-cell office:value-type="float" office:value="399" table:style-name="ce14">
            <text:p><text:s/>399</text:p>
          </table:table-cell>
          <table:table-cell office:value-type="float" office:value="475" table:style-name="ce14">
            <text:p><text:s/>475</text:p>
          </table:table-cell>
          <table:table-cell office:value-type="float" office:value="546" table:style-name="ce14">
            <text:p><text:s/>546</text:p>
          </table:table-cell>
          <table:table-cell office:value-type="float" office:value="737" table:style-name="ce14">
            <text:p><text:s/>737</text:p>
          </table:table-cell>
          <table:table-cell office:value-type="float" office:value="378" table:style-name="ce14">
            <text:p><text:s/>378</text:p>
          </table:table-cell>
          <table:table-cell office:value-type="float" office:value="2634" table:style-name="ce18">
            <text:p>2 6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2" table:style-name="ce14">
            <text:p><text:s/>32</text:p>
          </table:table-cell>
          <table:table-cell office:value-type="float" office:value="58" table:style-name="ce14">
            <text:p><text:s/>58</text:p>
          </table:table-cell>
          <table:table-cell office:value-type="float" office:value="52" table:style-name="ce14">
            <text:p><text:s/>52</text:p>
          </table:table-cell>
          <table:table-cell office:value-type="float" office:value="38" table:style-name="ce14">
            <text:p><text:s/>38</text:p>
          </table:table-cell>
          <table:table-cell office:value-type="float" office:value="87" table:style-name="ce14">
            <text:p><text:s/>87</text:p>
          </table:table-cell>
          <table:table-cell office:value-type="float" office:value="21" table:style-name="ce14">
            <text:p><text:s/>21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56" table:style-name="ce14">
            <text:p><text:s/>56</text:p>
          </table:table-cell>
          <table:table-cell office:value-type="float" office:value="76" table:style-name="ce14">
            <text:p><text:s/>76</text:p>
          </table:table-cell>
          <table:table-cell office:value-type="float" office:value="33" table:style-name="ce14">
            <text:p><text:s/>33</text:p>
          </table:table-cell>
          <table:table-cell office:value-type="float" office:value="253" table:style-name="ce18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92" table:style-name="ce14">
            <text:p><text:s/>192</text:p>
          </table:table-cell>
          <table:table-cell office:value-type="float" office:value="790" table:style-name="ce14">
            <text:p><text:s/>790</text:p>
          </table:table-cell>
          <table:table-cell office:value-type="float" office:value="866" table:style-name="ce14">
            <text:p><text:s/>866</text:p>
          </table:table-cell>
          <table:table-cell office:value-type="float" office:value="948" table:style-name="ce14">
            <text:p><text:s/>948</text:p>
          </table:table-cell>
          <table:table-cell office:value-type="float" office:value="1334" table:style-name="ce14">
            <text:p>1 334</text:p>
          </table:table-cell>
          <table:table-cell office:value-type="float" office:value="648" table:style-name="ce14">
            <text:p><text:s/>648</text:p>
          </table:table-cell>
          <table:table-cell office:value-type="float" office:value="4778" table:style-name="ce18">
            <text:p>4 7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7" table:style-name="ce14">
            <text:p><text:s/>27</text:p>
          </table:table-cell>
          <table:table-cell office:value-type="float" office:value="54" table:style-name="ce14">
            <text:p><text:s/>54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228" table:style-name="ce18">
            <text:p><text:s/>2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84" table:style-name="ce14">
            <text:p><text:s/>784</text:p>
          </table:table-cell>
          <table:table-cell office:value-type="float" office:value="2690" table:style-name="ce14">
            <text:p>2 690</text:p>
          </table:table-cell>
          <table:table-cell office:value-type="float" office:value="2548" table:style-name="ce14">
            <text:p>2 548</text:p>
          </table:table-cell>
          <table:table-cell office:value-type="float" office:value="3380" table:style-name="ce14">
            <text:p>3 380</text:p>
          </table:table-cell>
          <table:table-cell office:value-type="float" office:value="5200" table:style-name="ce14">
            <text:p>5 200</text:p>
          </table:table-cell>
          <table:table-cell office:value-type="float" office:value="2252" table:style-name="ce14">
            <text:p>2 252</text:p>
          </table:table-cell>
          <table:table-cell office:value-type="float" office:value="16854" table:style-name="ce18">
            <text:p>16 8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1" table:style-name="ce14">
            <text:p><text:s/>21</text:p>
          </table:table-cell>
          <table:table-cell office:value-type="float" office:value="130" table:style-name="ce14">
            <text:p><text:s/>130</text:p>
          </table:table-cell>
          <table:table-cell office:value-type="float" office:value="71" table:style-name="ce14">
            <text:p><text:s/>71</text:p>
          </table:table-cell>
          <table:table-cell office:value-type="float" office:value="81" table:style-name="ce14">
            <text:p><text:s/>81</text:p>
          </table:table-cell>
          <table:table-cell office:value-type="float" office:value="91" table:style-name="ce14">
            <text:p><text:s/>91</text:p>
          </table:table-cell>
          <table:table-cell office:value-type="float" office:value="52" table:style-name="ce14">
            <text:p><text:s/>52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6" table:style-name="ce14">
            <text:p><text:s/>116</text:p>
          </table:table-cell>
          <table:table-cell office:value-type="float" office:value="421" table:style-name="ce14">
            <text:p><text:s/>421</text:p>
          </table:table-cell>
          <table:table-cell office:value-type="float" office:value="347" table:style-name="ce14">
            <text:p><text:s/>347</text:p>
          </table:table-cell>
          <table:table-cell office:value-type="float" office:value="391" table:style-name="ce14">
            <text:p><text:s/>391</text:p>
          </table:table-cell>
          <table:table-cell office:value-type="float" office:value="687" table:style-name="ce14">
            <text:p><text:s/>687</text:p>
          </table:table-cell>
          <table:table-cell office:value-type="float" office:value="472" table:style-name="ce14">
            <text:p><text:s/>472</text:p>
          </table:table-cell>
          <table:table-cell office:value-type="float" office:value="2434" table:style-name="ce18">
            <text:p>2 4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8" table:style-name="ce14">
            <text:p><text:s/>58</text:p>
          </table:table-cell>
          <table:table-cell office:value-type="float" office:value="231" table:style-name="ce14">
            <text:p><text:s/>231</text:p>
          </table:table-cell>
          <table:table-cell office:value-type="float" office:value="184" table:style-name="ce14">
            <text:p><text:s/>184</text:p>
          </table:table-cell>
          <table:table-cell office:value-type="float" office:value="250" table:style-name="ce14">
            <text:p><text:s/>250</text:p>
          </table:table-cell>
          <table:table-cell office:value-type="float" office:value="454" table:style-name="ce14">
            <text:p><text:s/>454</text:p>
          </table:table-cell>
          <table:table-cell office:value-type="float" office:value="202" table:style-name="ce14">
            <text:p><text:s/>202</text:p>
          </table:table-cell>
          <table:table-cell office:value-type="float" office:value="1379" table:style-name="ce18">
            <text:p>1 3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9" table:style-name="ce14">
            <text:p><text:s/>9</text:p>
          </table:table-cell>
          <table:table-cell office:value-type="float" office:value="105" table:style-name="ce18">
            <text:p><text:s/>1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4" table:style-name="ce14">
            <text:p><text:s/>34</text:p>
          </table:table-cell>
          <table:table-cell office:value-type="float" office:value="63" table:style-name="ce14">
            <text:p><text:s/>63</text:p>
          </table:table-cell>
          <table:table-cell office:value-type="float" office:value="54" table:style-name="ce14">
            <text:p><text:s/>54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16" table:style-name="ce14">
            <text:p><text:s/>16</text:p>
          </table:table-cell>
          <table:table-cell office:value-type="float" office:value="262" table:style-name="ce18">
            <text:p><text:s/>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5" table:style-name="ce14">
            <text:p><text:s/>45</text:p>
          </table:table-cell>
          <table:table-cell office:value-type="float" office:value="319" table:style-name="ce14">
            <text:p><text:s/>319</text:p>
          </table:table-cell>
          <table:table-cell office:value-type="float" office:value="194" table:style-name="ce14">
            <text:p><text:s/>194</text:p>
          </table:table-cell>
          <table:table-cell office:value-type="float" office:value="177" table:style-name="ce14">
            <text:p><text:s/>177</text:p>
          </table:table-cell>
          <table:table-cell office:value-type="float" office:value="211" table:style-name="ce14">
            <text:p><text:s/>211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51" table:style-name="ce18">
            <text:p>1 05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480" table:style-name="ce18">
            <text:p>7 480</text:p>
          </table:table-cell>
          <table:table-cell office:value-type="float" office:value="27249" table:style-name="ce18">
            <text:p>27 249</text:p>
          </table:table-cell>
          <table:table-cell office:value-type="float" office:value="23140" table:style-name="ce18">
            <text:p>23 140</text:p>
          </table:table-cell>
          <table:table-cell office:value-type="float" office:value="28691" table:style-name="ce18">
            <text:p>28 691</text:p>
          </table:table-cell>
          <table:table-cell office:value-type="float" office:value="42166" table:style-name="ce18">
            <text:p>42 166</text:p>
          </table:table-cell>
          <table:table-cell office:value-type="float" office:value="20695" table:style-name="ce18">
            <text:p>20 695</text:p>
          </table:table-cell>
          <table:table-cell office:value-type="float" office:value="149421" table:style-name="ce18">
            <text:p>149 4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8" table:style-name="ce14">
            <text:p><text:s/>48</text:p>
          </table:table-cell>
          <table:table-cell office:value-type="float" office:value="126" table:style-name="ce14">
            <text:p><text:s/>126</text:p>
          </table:table-cell>
          <table:table-cell office:value-type="float" office:value="196" table:style-name="ce14">
            <text:p><text:s/>196</text:p>
          </table:table-cell>
          <table:table-cell office:value-type="float" office:value="229" table:style-name="ce14">
            <text:p><text:s/>229</text:p>
          </table:table-cell>
          <table:table-cell office:value-type="float" office:value="300" table:style-name="ce14">
            <text:p><text:s/>300</text:p>
          </table:table-cell>
          <table:table-cell office:value-type="float" office:value="214" table:style-name="ce14">
            <text:p><text:s/>214</text:p>
          </table:table-cell>
          <table:table-cell office:value-type="float" office:value="1113" table:style-name="ce18">
            <text:p>1 1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38" table:style-name="ce14">
            <text:p><text:s/>38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10" table:style-name="ce14">
            <text:p><text:s/>10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60" table:style-name="ce14">
            <text:p><text:s/>60</text:p>
          </table:table-cell>
          <table:table-cell office:value-type="float" office:value="65" table:style-name="ce14">
            <text:p><text:s/>65</text:p>
          </table:table-cell>
          <table:table-cell office:value-type="float" office:value="119" table:style-name="ce14">
            <text:p><text:s/>119</text:p>
          </table:table-cell>
          <table:table-cell office:value-type="float" office:value="138" table:style-name="ce14">
            <text:p><text:s/>138</text:p>
          </table:table-cell>
          <table:table-cell office:value-type="float" office:value="175" table:style-name="ce14">
            <text:p><text:s/>175</text:p>
          </table:table-cell>
          <table:table-cell office:value-type="float" office:value="97" table:style-name="ce14">
            <text:p><text:s/>97</text:p>
          </table:table-cell>
          <table:table-cell office:value-type="float" office:value="654" table:style-name="ce18">
            <text:p><text:s/>6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8" table:style-name="ce14">
            <text:p><text:s/>8</text:p>
          </table:table-cell>
          <table:table-cell office:value-type="float" office:value="42" table:style-name="ce14">
            <text:p><text:s/>42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26" table:style-name="ce14">
            <text:p><text:s/>26</text:p>
          </table:table-cell>
          <table:table-cell office:value-type="float" office:value="14" table:style-name="ce14">
            <text:p><text:s/>14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office:value-type="float" office:value="22" table:style-name="ce14">
            <text:p><text:s/>22</text:p>
          </table:table-cell>
          <table:table-cell office:value-type="float" office:value="118" table:style-name="ce18">
            <text:p><text:s/>1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40" table:style-name="ce14">
            <text:p><text:s/>40</text:p>
          </table:table-cell>
          <table:table-cell office:value-type="float" office:value="78" table:style-name="ce14">
            <text:p><text:s/>78</text:p>
          </table:table-cell>
          <table:table-cell office:value-type="float" office:value="70" table:style-name="ce14">
            <text:p><text:s/>70</text:p>
          </table:table-cell>
          <table:table-cell office:value-type="float" office:value="97" table:style-name="ce14">
            <text:p><text:s/>97</text:p>
          </table:table-cell>
          <table:table-cell office:value-type="float" office:value="168" table:style-name="ce14">
            <text:p><text:s/>168</text:p>
          </table:table-cell>
          <table:table-cell office:value-type="float" office:value="114" table:style-name="ce14">
            <text:p><text:s/>114</text:p>
          </table:table-cell>
          <table:table-cell office:value-type="float" office:value="567" table:style-name="ce18">
            <text:p><text:s/>5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style-name="ce14">
            <text:p><text:s/>37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81" table:style-name="ce14">
            <text:p><text:s/>81</text:p>
          </table:table-cell>
          <table:table-cell office:value-type="float" office:value="42" table:style-name="ce14">
            <text:p><text:s/>42</text:p>
          </table:table-cell>
          <table:table-cell office:value-type="float" office:value="234" table:style-name="ce18">
            <text:p><text:s/>2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9" table:style-name="ce14">
            <text:p><text:s/>29</text:p>
          </table:table-cell>
          <table:table-cell office:value-type="float" office:value="76" table:style-name="ce14">
            <text:p><text:s/>76</text:p>
          </table:table-cell>
          <table:table-cell office:value-type="float" office:value="52" table:style-name="ce14">
            <text:p><text:s/>52</text:p>
          </table:table-cell>
          <table:table-cell office:value-type="float" office:value="72" table:style-name="ce14">
            <text:p><text:s/>72</text:p>
          </table:table-cell>
          <table:table-cell office:value-type="float" office:value="111" table:style-name="ce14">
            <text:p><text:s/>111</text:p>
          </table:table-cell>
          <table:table-cell office:value-type="float" office:value="38" table:style-name="ce14">
            <text:p><text:s/>38</text:p>
          </table:table-cell>
          <table:table-cell office:value-type="float" office:value="378" table:style-name="ce18">
            <text:p><text:s/>3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80" table:style-name="ce14">
            <text:p><text:s/>280</text:p>
          </table:table-cell>
          <table:table-cell office:value-type="float" office:value="315" table:style-name="ce14">
            <text:p><text:s/>315</text:p>
          </table:table-cell>
          <table:table-cell office:value-type="float" office:value="298" table:style-name="ce14">
            <text:p><text:s/>298</text:p>
          </table:table-cell>
          <table:table-cell office:value-type="float" office:value="469" table:style-name="ce14">
            <text:p><text:s/>469</text:p>
          </table:table-cell>
          <table:table-cell office:value-type="float" office:value="739" table:style-name="ce14">
            <text:p><text:s/>739</text:p>
          </table:table-cell>
          <table:table-cell office:value-type="float" office:value="551" table:style-name="ce14">
            <text:p><text:s/>551</text:p>
          </table:table-cell>
          <table:table-cell office:value-type="float" office:value="2652" table:style-name="ce18">
            <text:p>2 6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9" table:style-name="ce14">
            <text:p><text:s/>9</text:p>
          </table:table-cell>
          <table:table-cell office:value-type="float" office:value="40" table:style-name="ce14">
            <text:p><text:s/>40</text:p>
          </table:table-cell>
          <table:table-cell office:value-type="float" office:value="45" table:style-name="ce14">
            <text:p><text:s/>45</text:p>
          </table:table-cell>
          <table:table-cell office:value-type="float" office:value="59" table:style-name="ce14">
            <text:p><text:s/>59</text:p>
          </table:table-cell>
          <table:table-cell office:value-type="float" office:value="103" table:style-name="ce14">
            <text:p><text:s/>103</text:p>
          </table:table-cell>
          <table:table-cell office:value-type="float" office:value="76" table:style-name="ce14">
            <text:p><text:s/>76</text:p>
          </table:table-cell>
          <table:table-cell office:value-type="float" office:value="332" table:style-name="ce18">
            <text:p><text:s/>3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31" table:style-name="ce14">
            <text:p><text:s/>31</text:p>
          </table:table-cell>
          <table:table-cell office:value-type="float" office:value="44" table:style-name="ce14">
            <text:p><text:s/>44</text:p>
          </table:table-cell>
          <table:table-cell office:value-type="float" office:value="74" table:style-name="ce14">
            <text:p><text:s/>74</text:p>
          </table:table-cell>
          <table:table-cell office:value-type="float" office:value="23" table:style-name="ce14">
            <text:p><text:s/>23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7" table:style-name="ce14">
            <text:p><text:s/>5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7" table:style-name="ce14">
            <text:p><text:s/>167</text:p>
          </table:table-cell>
          <table:table-cell office:value-type="float" office:value="301" table:style-name="ce14">
            <text:p><text:s/>301</text:p>
          </table:table-cell>
          <table:table-cell office:value-type="float" office:value="119" table:style-name="ce14">
            <text:p><text:s/>119</text:p>
          </table:table-cell>
          <table:table-cell office:value-type="float" office:value="863" table:style-name="ce18">
            <text:p><text:s/>8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54" table:style-name="ce14">
            <text:p><text:s/>54</text:p>
          </table:table-cell>
          <table:table-cell office:value-type="float" office:value="60" table:style-name="ce14">
            <text:p><text:s/>60</text:p>
          </table:table-cell>
          <table:table-cell office:value-type="float" office:value="31" table:style-name="ce14">
            <text:p><text:s/>31</text:p>
          </table:table-cell>
          <table:table-cell office:value-type="float" office:value="247" table:style-name="ce18">
            <text:p><text:s/>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10" table:style-name="ce14">
            <text:p><text:s/>10</text:p>
          </table:table-cell>
          <table:table-cell office:value-type="float" office:value="79" table:style-name="ce18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85" table:style-name="ce14">
            <text:p><text:s/>185</text:p>
          </table:table-cell>
          <table:table-cell office:value-type="float" office:value="229" table:style-name="ce14">
            <text:p><text:s/>229</text:p>
          </table:table-cell>
          <table:table-cell office:value-type="float" office:value="187" table:style-name="ce14">
            <text:p><text:s/>187</text:p>
          </table:table-cell>
          <table:table-cell office:value-type="float" office:value="301" table:style-name="ce14">
            <text:p><text:s/>301</text:p>
          </table:table-cell>
          <table:table-cell office:value-type="float" office:value="452" table:style-name="ce14">
            <text:p><text:s/>452</text:p>
          </table:table-cell>
          <table:table-cell office:value-type="float" office:value="192" table:style-name="ce14">
            <text:p><text:s/>192</text:p>
          </table:table-cell>
          <table:table-cell office:value-type="float" office:value="1546" table:style-name="ce18">
            <text:p>1 5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3" table:style-name="ce14">
            <text:p><text:s/>33</text:p>
          </table:table-cell>
          <table:table-cell office:value-type="float" office:value="139" table:style-name="ce14">
            <text:p><text:s/>139</text:p>
          </table:table-cell>
          <table:table-cell office:value-type="float" office:value="117" table:style-name="ce14">
            <text:p><text:s/>117</text:p>
          </table:table-cell>
          <table:table-cell office:value-type="float" office:value="93" table:style-name="ce14">
            <text:p><text:s/>93</text:p>
          </table:table-cell>
          <table:table-cell office:value-type="float" office:value="139" table:style-name="ce14">
            <text:p><text:s/>139</text:p>
          </table:table-cell>
          <table:table-cell office:value-type="float" office:value="37" table:style-name="ce14">
            <text:p><text:s/>37</text:p>
          </table:table-cell>
          <table:table-cell office:value-type="float" office:value="558" table:style-name="ce18">
            <text:p><text:s/>5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59" table:style-name="ce14">
            <text:p><text:s/>59</text:p>
          </table:table-cell>
          <table:table-cell office:value-type="float" office:value="25" table:style-name="ce14">
            <text:p><text:s/>25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344" table:style-name="ce14">
            <text:p><text:s/>344</text:p>
          </table:table-cell>
          <table:table-cell office:value-type="float" office:value="296" table:style-name="ce14">
            <text:p><text:s/>296</text:p>
          </table:table-cell>
          <table:table-cell office:value-type="float" office:value="396" table:style-name="ce14">
            <text:p><text:s/>396</text:p>
          </table:table-cell>
          <table:table-cell office:value-type="float" office:value="713" table:style-name="ce14">
            <text:p><text:s/>713</text:p>
          </table:table-cell>
          <table:table-cell office:value-type="float" office:value="1397" table:style-name="ce14">
            <text:p>1 397</text:p>
          </table:table-cell>
          <table:table-cell office:value-type="float" office:value="1113" table:style-name="ce14">
            <text:p>1 113</text:p>
          </table:table-cell>
          <table:table-cell office:value-type="float" office:value="4259" table:style-name="ce18">
            <text:p>4 2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3" table:style-name="ce14">
            <text:p><text:s/>23</text:p>
          </table:table-cell>
          <table:table-cell office:value-type="float" office:value="47" table:style-name="ce14">
            <text:p><text:s/>47</text:p>
          </table:table-cell>
          <table:table-cell office:value-type="float" office:value="26" table:style-name="ce14">
            <text:p><text:s/>26</text:p>
          </table:table-cell>
          <table:table-cell office:value-type="float" office:value="54" table:style-name="ce14">
            <text:p><text:s/>54</text:p>
          </table:table-cell>
          <table:table-cell office:value-type="float" office:value="133" table:style-name="ce14">
            <text:p><text:s/>133</text:p>
          </table:table-cell>
          <table:table-cell office:value-type="float" office:value="88" table:style-name="ce14">
            <text:p><text:s/>88</text:p>
          </table:table-cell>
          <table:table-cell office:value-type="float" office:value="371" table:style-name="ce18">
            <text:p><text:s/>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7" table:style-name="ce14">
            <text:p><text:s/>97</text:p>
          </table:table-cell>
          <table:table-cell office:value-type="float" office:value="245" table:style-name="ce14">
            <text:p><text:s/>245</text:p>
          </table:table-cell>
          <table:table-cell office:value-type="float" office:value="197" table:style-name="ce14">
            <text:p><text:s/>197</text:p>
          </table:table-cell>
          <table:table-cell office:value-type="float" office:value="314" table:style-name="ce14">
            <text:p><text:s/>314</text:p>
          </table:table-cell>
          <table:table-cell office:value-type="float" office:value="501" table:style-name="ce14">
            <text:p><text:s/>501</text:p>
          </table:table-cell>
          <table:table-cell office:value-type="float" office:value="330" table:style-name="ce14">
            <text:p><text:s/>330</text:p>
          </table:table-cell>
          <table:table-cell office:value-type="float" office:value="1684" table:style-name="ce18">
            <text:p>1 6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6" table:style-name="ce14">
            <text:p><text:s/>136</text:p>
          </table:table-cell>
          <table:table-cell office:value-type="float" office:value="148" table:style-name="ce14">
            <text:p><text:s/>148</text:p>
          </table:table-cell>
          <table:table-cell office:value-type="float" office:value="185" table:style-name="ce14">
            <text:p><text:s/>185</text:p>
          </table:table-cell>
          <table:table-cell office:value-type="float" office:value="178" table:style-name="ce14">
            <text:p><text:s/>178</text:p>
          </table:table-cell>
          <table:table-cell office:value-type="float" office:value="83" table:style-name="ce14">
            <text:p><text:s/>83</text:p>
          </table:table-cell>
          <table:table-cell office:value-type="float" office:value="851" table:style-name="ce18">
            <text:p><text:s/>8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60" table:style-name="ce14">
            <text:p><text:s/>260</text:p>
          </table:table-cell>
          <table:table-cell office:value-type="float" office:value="272" table:style-name="ce14">
            <text:p><text:s/>272</text:p>
          </table:table-cell>
          <table:table-cell office:value-type="float" office:value="330" table:style-name="ce14">
            <text:p><text:s/>330</text:p>
          </table:table-cell>
          <table:table-cell office:value-type="float" office:value="528" table:style-name="ce14">
            <text:p><text:s/>528</text:p>
          </table:table-cell>
          <table:table-cell office:value-type="float" office:value="587" table:style-name="ce14">
            <text:p><text:s/>587</text:p>
          </table:table-cell>
          <table:table-cell office:value-type="float" office:value="241" table:style-name="ce14">
            <text:p><text:s/>241</text:p>
          </table:table-cell>
          <table:table-cell office:value-type="float" office:value="2218" table:style-name="ce18">
            <text:p>2 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14" table:style-name="ce14">
            <text:p><text:s/>14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12" table:style-name="ce14">
            <text:p><text:s/>12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11" table:style-name="ce14">
            <text:p><text:s/>11</text:p>
          </table:table-cell>
          <table:table-cell office:value-type="float" office:value="119" table:style-name="ce18">
            <text:p><text:s/>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4" table:style-name="ce14">
            <text:p><text:s/>84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3" table:style-name="ce14">
            <text:p><text:s/>163</text:p>
          </table:table-cell>
          <table:table-cell office:value-type="float" office:value="185" table:style-name="ce14">
            <text:p><text:s/>185</text:p>
          </table:table-cell>
          <table:table-cell office:value-type="float" office:value="106" table:style-name="ce14">
            <text:p><text:s/>106</text:p>
          </table:table-cell>
          <table:table-cell office:value-type="float" office:value="807" table:style-name="ce18">
            <text:p><text:s/>8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53" table:style-name="ce14">
            <text:p><text:s/>53</text:p>
          </table:table-cell>
          <table:table-cell office:value-type="float" office:value="19" table:style-name="ce14">
            <text:p><text:s/>19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9" table:style-name="ce14">
            <text:p><text:s/>29</text:p>
          </table:table-cell>
          <table:table-cell office:value-type="float" office:value="68" table:style-name="ce14">
            <text:p><text:s/>68</text:p>
          </table:table-cell>
          <table:table-cell office:value-type="float" office:value="69" table:style-name="ce14">
            <text:p><text:s/>69</text:p>
          </table:table-cell>
          <table:table-cell office:value-type="float" office:value="71" table:style-name="ce14">
            <text:p><text:s/>71</text:p>
          </table:table-cell>
          <table:table-cell office:value-type="float" office:value="97" table:style-name="ce14">
            <text:p><text:s/>97</text:p>
          </table:table-cell>
          <table:table-cell office:value-type="float" office:value="53" table:style-name="ce14">
            <text:p><text:s/>53</text:p>
          </table:table-cell>
          <table:table-cell office:value-type="float" office:value="387" table:style-name="ce18">
            <text:p><text:s/>3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88" table:style-name="ce14">
            <text:p><text:s/>88</text:p>
          </table:table-cell>
          <table:table-cell office:value-type="float" office:value="147" table:style-name="ce14">
            <text:p><text:s/>147</text:p>
          </table:table-cell>
          <table:table-cell office:value-type="float" office:value="97" table:style-name="ce14">
            <text:p><text:s/>97</text:p>
          </table:table-cell>
          <table:table-cell office:value-type="float" office:value="246" table:style-name="ce14">
            <text:p><text:s/>246</text:p>
          </table:table-cell>
          <table:table-cell office:value-type="float" office:value="365" table:style-name="ce14">
            <text:p><text:s/>365</text:p>
          </table:table-cell>
          <table:table-cell office:value-type="float" office:value="219" table:style-name="ce14">
            <text:p><text:s/>219</text:p>
          </table:table-cell>
          <table:table-cell office:value-type="float" office:value="1162" table:style-name="ce18">
            <text:p>1 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0" table:style-name="ce14">
            <text:p><text:s/>70</text:p>
          </table:table-cell>
          <table:table-cell office:value-type="float" office:value="83" table:style-name="ce14">
            <text:p><text:s/>83</text:p>
          </table:table-cell>
          <table:table-cell office:value-type="float" office:value="48" table:style-name="ce14">
            <text:p><text:s/>48</text:p>
          </table:table-cell>
          <table:table-cell office:value-type="float" office:value="51" table:style-name="ce14">
            <text:p><text:s/>51</text:p>
          </table:table-cell>
          <table:table-cell office:value-type="float" office:value="58" table:style-name="ce14">
            <text:p><text:s/>58</text:p>
          </table:table-cell>
          <table:table-cell office:value-type="float" office:value="18" table:style-name="ce14">
            <text:p><text:s/>18</text:p>
          </table:table-cell>
          <table:table-cell office:value-type="float" office:value="328" table:style-name="ce18">
            <text:p><text:s/>3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44" table:style-name="ce14">
            <text:p><text:s/>144</text:p>
          </table:table-cell>
          <table:table-cell office:value-type="float" office:value="175" table:style-name="ce14">
            <text:p><text:s/>175</text:p>
          </table:table-cell>
          <table:table-cell office:value-type="float" office:value="191" table:style-name="ce14">
            <text:p><text:s/>191</text:p>
          </table:table-cell>
          <table:table-cell office:value-type="float" office:value="283" table:style-name="ce14">
            <text:p><text:s/>283</text:p>
          </table:table-cell>
          <table:table-cell office:value-type="float" office:value="353" table:style-name="ce14">
            <text:p><text:s/>353</text:p>
          </table:table-cell>
          <table:table-cell office:value-type="float" office:value="225" table:style-name="ce14">
            <text:p><text:s/>225</text:p>
          </table:table-cell>
          <table:table-cell office:value-type="float" office:value="1371" table:style-name="ce18">
            <text:p>1 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71" table:style-name="ce14">
            <text:p><text:s/>171</text:p>
          </table:table-cell>
          <table:table-cell office:value-type="float" office:value="365" table:style-name="ce14">
            <text:p><text:s/>365</text:p>
          </table:table-cell>
          <table:table-cell office:value-type="float" office:value="318" table:style-name="ce14">
            <text:p><text:s/>318</text:p>
          </table:table-cell>
          <table:table-cell office:value-type="float" office:value="717" table:style-name="ce14">
            <text:p><text:s/>717</text:p>
          </table:table-cell>
          <table:table-cell office:value-type="float" office:value="1181" table:style-name="ce14">
            <text:p>1 181</text:p>
          </table:table-cell>
          <table:table-cell office:value-type="float" office:value="721" table:style-name="ce14">
            <text:p><text:s/>721</text:p>
          </table:table-cell>
          <table:table-cell office:value-type="float" office:value="3473" table:style-name="ce18">
            <text:p>3 4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9" table:style-name="ce14">
            <text:p><text:s/>29</text:p>
          </table:table-cell>
          <table:table-cell office:value-type="float" office:value="66" table:style-name="ce14">
            <text:p><text:s/>66</text:p>
          </table:table-cell>
          <table:table-cell office:value-type="float" office:value="71" table:style-name="ce14">
            <text:p><text:s/>71</text:p>
          </table:table-cell>
          <table:table-cell office:value-type="float" office:value="140" table:style-name="ce14">
            <text:p><text:s/>140</text:p>
          </table:table-cell>
          <table:table-cell office:value-type="float" office:value="213" table:style-name="ce14">
            <text:p><text:s/>213</text:p>
          </table:table-cell>
          <table:table-cell office:value-type="float" office:value="83" table:style-name="ce14">
            <text:p><text:s/>83</text:p>
          </table:table-cell>
          <table:table-cell office:value-type="float" office:value="602" table:style-name="ce18">
            <text:p><text:s/>6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53" table:style-name="ce14">
            <text:p><text:s/>53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1" table:style-name="ce14">
            <text:p><text:s/>171</text:p>
          </table:table-cell>
          <table:table-cell office:value-type="float" office:value="70" table:style-name="ce14">
            <text:p><text:s/>70</text:p>
          </table:table-cell>
          <table:table-cell office:value-type="float" office:value="678" table:style-name="ce18">
            <text:p><text:s/>6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32" table:style-name="ce14">
            <text:p><text:s/>32</text:p>
          </table:table-cell>
          <table:table-cell office:value-type="float" office:value="12" table:style-name="ce14">
            <text:p><text:s/>12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8" table:style-name="ce14">
            <text:p><text:s/>68</text:p>
          </table:table-cell>
          <table:table-cell office:value-type="float" office:value="155" table:style-name="ce14">
            <text:p><text:s/>155</text:p>
          </table:table-cell>
          <table:table-cell office:value-type="float" office:value="166" table:style-name="ce14">
            <text:p><text:s/>166</text:p>
          </table:table-cell>
          <table:table-cell office:value-type="float" office:value="374" table:style-name="ce14">
            <text:p><text:s/>374</text:p>
          </table:table-cell>
          <table:table-cell office:value-type="float" office:value="518" table:style-name="ce14">
            <text:p><text:s/>518</text:p>
          </table:table-cell>
          <table:table-cell office:value-type="float" office:value="176" table:style-name="ce14">
            <text:p><text:s/>176</text:p>
          </table:table-cell>
          <table:table-cell office:value-type="float" office:value="1457" table:style-name="ce18">
            <text:p>1 4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3" table:style-name="ce14">
            <text:p><text:s/>13</text:p>
          </table:table-cell>
          <table:table-cell office:value-type="float" office:value="53" table:style-name="ce14">
            <text:p><text:s/>53</text:p>
          </table:table-cell>
          <table:table-cell office:value-type="float" office:value="55" table:style-name="ce14">
            <text:p><text:s/>55</text:p>
          </table:table-cell>
          <table:table-cell office:value-type="float" office:value="99" table:style-name="ce14">
            <text:p><text:s/>99</text:p>
          </table:table-cell>
          <table:table-cell office:value-type="float" office:value="130" table:style-name="ce14">
            <text:p><text:s/>130</text:p>
          </table:table-cell>
          <table:table-cell office:value-type="float" office:value="80" table:style-name="ce14">
            <text:p><text:s/>80</text:p>
          </table:table-cell>
          <table:table-cell office:value-type="float" office:value="430" table:style-name="ce18">
            <text:p><text:s/>4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56" table:style-name="ce14">
            <text:p><text:s/>56</text:p>
          </table:table-cell>
          <table:table-cell office:value-type="float" office:value="64" table:style-name="ce14">
            <text:p><text:s/>64</text:p>
          </table:table-cell>
          <table:table-cell office:value-type="float" office:value="107" table:style-name="ce14">
            <text:p><text:s/>107</text:p>
          </table:table-cell>
          <table:table-cell office:value-type="float" office:value="38" table:style-name="ce14">
            <text:p><text:s/>38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37" table:style-name="ce14">
            <text:p><text:s/>37</text:p>
          </table:table-cell>
          <table:table-cell office:value-type="float" office:value="84" table:style-name="ce14">
            <text:p><text:s/>84</text:p>
          </table:table-cell>
          <table:table-cell office:value-type="float" office:value="58" table:style-name="ce14">
            <text:p><text:s/>58</text:p>
          </table:table-cell>
          <table:table-cell office:value-type="float" office:value="269" table:style-name="ce18">
            <text:p><text:s/>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37" table:style-name="ce14">
            <text:p><text:s/>37</text:p>
          </table:table-cell>
          <table:table-cell office:value-type="float" office:value="87" table:style-name="ce14">
            <text:p><text:s/>87</text:p>
          </table:table-cell>
          <table:table-cell office:value-type="float" office:value="90" table:style-name="ce14">
            <text:p><text:s/>90</text:p>
          </table:table-cell>
          <table:table-cell office:value-type="float" office:value="145" table:style-name="ce14">
            <text:p><text:s/>145</text:p>
          </table:table-cell>
          <table:table-cell office:value-type="float" office:value="193" table:style-name="ce14">
            <text:p><text:s/>193</text:p>
          </table:table-cell>
          <table:table-cell office:value-type="float" office:value="83" table:style-name="ce14">
            <text:p><text:s/>83</text:p>
          </table:table-cell>
          <table:table-cell office:value-type="float" office:value="635" table:style-name="ce18">
            <text:p><text:s/>6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23" table:style-name="ce14">
            <text:p><text:s/>23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51" table:style-name="ce14">
            <text:p><text:s/>51</text:p>
          </table:table-cell>
          <table:table-cell office:value-type="float" office:value="25" table:style-name="ce14">
            <text:p><text:s/>25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4" table:style-name="ce14">
            <text:p><text:s/>24</text:p>
          </table:table-cell>
          <table:table-cell office:value-type="float" office:value="73" table:style-name="ce14">
            <text:p><text:s/>73</text:p>
          </table:table-cell>
          <table:table-cell office:value-type="float" office:value="77" table:style-name="ce14">
            <text:p><text:s/>77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8" table:style-name="ce14">
            <text:p><text:s/>108</text:p>
          </table:table-cell>
          <table:table-cell office:value-type="float" office:value="50" table:style-name="ce14">
            <text:p><text:s/>50</text:p>
          </table:table-cell>
          <table:table-cell office:value-type="float" office:value="432" table:style-name="ce18">
            <text:p><text:s/>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63" table:style-name="ce18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61" table:style-name="ce14">
            <text:p><text:s/>61</text:p>
          </table:table-cell>
          <table:table-cell office:value-type="float" office:value="41" table:style-name="ce14">
            <text:p><text:s/>41</text:p>
          </table:table-cell>
          <table:table-cell office:value-type="float" office:value="80" table:style-name="ce14">
            <text:p><text:s/>80</text:p>
          </table:table-cell>
          <table:table-cell office:value-type="float" office:value="94" table:style-name="ce14">
            <text:p><text:s/>94</text:p>
          </table:table-cell>
          <table:table-cell office:value-type="float" office:value="45" table:style-name="ce14">
            <text:p><text:s/>45</text:p>
          </table:table-cell>
          <table:table-cell office:value-type="float" office:value="340" table:style-name="ce18">
            <text:p><text:s/>3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60" table:style-name="ce14">
            <text:p><text:s/>60</text:p>
          </table:table-cell>
          <table:table-cell office:value-type="float" office:value="63" table:style-name="ce14">
            <text:p><text:s/>63</text:p>
          </table:table-cell>
          <table:table-cell office:value-type="float" office:value="88" table:style-name="ce14">
            <text:p><text:s/>88</text:p>
          </table:table-cell>
          <table:table-cell office:value-type="float" office:value="99" table:style-name="ce14">
            <text:p><text:s/>99</text:p>
          </table:table-cell>
          <table:table-cell office:value-type="float" office:value="164" table:style-name="ce14">
            <text:p><text:s/>164</text:p>
          </table:table-cell>
          <table:table-cell office:value-type="float" office:value="96" table:style-name="ce14">
            <text:p><text:s/>96</text:p>
          </table:table-cell>
          <table:table-cell office:value-type="float" office:value="570" table:style-name="ce18">
            <text:p><text:s/>5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0" table:style-name="ce14">
            <text:p><text:s/>30</text:p>
          </table:table-cell>
          <table:table-cell office:value-type="float" office:value="74" table:style-name="ce14">
            <text:p><text:s/>74</text:p>
          </table:table-cell>
          <table:table-cell office:value-type="float" office:value="78" table:style-name="ce14">
            <text:p><text:s/>78</text:p>
          </table:table-cell>
          <table:table-cell office:value-type="float" office:value="140" table:style-name="ce14">
            <text:p><text:s/>140</text:p>
          </table:table-cell>
          <table:table-cell office:value-type="float" office:value="239" table:style-name="ce14">
            <text:p><text:s/>239</text:p>
          </table:table-cell>
          <table:table-cell office:value-type="float" office:value="89" table:style-name="ce14">
            <text:p><text:s/>89</text:p>
          </table:table-cell>
          <table:table-cell office:value-type="float" office:value="650" table:style-name="ce18">
            <text:p><text:s/>6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71" table:style-name="ce14">
            <text:p><text:s/>171</text:p>
          </table:table-cell>
          <table:table-cell office:value-type="float" office:value="312" table:style-name="ce14">
            <text:p><text:s/>312</text:p>
          </table:table-cell>
          <table:table-cell office:value-type="float" office:value="315" table:style-name="ce14">
            <text:p><text:s/>315</text:p>
          </table:table-cell>
          <table:table-cell office:value-type="float" office:value="403" table:style-name="ce14">
            <text:p><text:s/>403</text:p>
          </table:table-cell>
          <table:table-cell office:value-type="float" office:value="490" table:style-name="ce14">
            <text:p><text:s/>490</text:p>
          </table:table-cell>
          <table:table-cell office:value-type="float" office:value="271" table:style-name="ce14">
            <text:p><text:s/>271</text:p>
          </table:table-cell>
          <table:table-cell office:value-type="float" office:value="1962" table:style-name="ce18">
            <text:p>1 9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4">
            <text:p><text:s/>27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8" table:style-name="ce14">
            <text:p><text:s/>8</text:p>
          </table:table-cell>
          <table:table-cell office:value-type="float" office:value="114" table:style-name="ce18">
            <text:p><text:s/>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3" table:style-name="ce14">
            <text:p><text:s/>13</text:p>
          </table:table-cell>
          <table:table-cell office:value-type="float" office:value="38" table:style-name="ce14">
            <text:p><text:s/>38</text:p>
          </table:table-cell>
          <table:table-cell office:value-type="float" office:value="37" table:style-name="ce14">
            <text:p><text:s/>37</text:p>
          </table:table-cell>
          <table:table-cell office:value-type="float" office:value="53" table:style-name="ce14">
            <text:p><text:s/>53</text:p>
          </table:table-cell>
          <table:table-cell office:value-type="float" office:value="62" table:style-name="ce14">
            <text:p><text:s/>62</text:p>
          </table:table-cell>
          <table:table-cell office:value-type="float" office:value="25" table:style-name="ce14">
            <text:p><text:s/>25</text:p>
          </table:table-cell>
          <table:table-cell office:value-type="float" office:value="228" table:style-name="ce18">
            <text:p><text:s/>2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9" table:style-name="ce14">
            <text:p><text:s/>19</text:p>
          </table:table-cell>
          <table:table-cell office:value-type="float" office:value="57" table:style-name="ce14">
            <text:p><text:s/>57</text:p>
          </table:table-cell>
          <table:table-cell office:value-type="float" office:value="63" table:style-name="ce14">
            <text:p><text:s/>63</text:p>
          </table:table-cell>
          <table:table-cell office:value-type="float" office:value="37" table:style-name="ce14">
            <text:p><text:s/>37</text:p>
          </table:table-cell>
          <table:table-cell office:value-type="float" office:value="53" table:style-name="ce14">
            <text:p><text:s/>53</text:p>
          </table:table-cell>
          <table:table-cell office:value-type="float" office:value="21" table:style-name="ce14">
            <text:p><text:s/>21</text:p>
          </table:table-cell>
          <table:table-cell office:value-type="float" office:value="250" table:style-name="ce18">
            <text:p><text:s/>2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11" table:style-name="ce14">
            <text:p><text:s/>11</text:p>
          </table:table-cell>
          <table:table-cell office:value-type="float" office:value="145" table:style-name="ce18">
            <text:p><text:s/>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13" table:style-name="ce14">
            <text:p><text:s/>13</text:p>
          </table:table-cell>
          <table:table-cell office:value-type="float" office:value="91" table:style-name="ce18">
            <text:p><text:s/>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" table:style-name="ce14">
            <text:p><text:s/>4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33" table:style-name="ce14">
            <text:p><text:s/>33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56" table:style-name="ce14">
            <text:p><text:s/>56</text:p>
          </table:table-cell>
          <table:table-cell office:value-type="float" office:value="166" table:style-name="ce14">
            <text:p><text:s/>166</text:p>
          </table:table-cell>
          <table:table-cell office:value-type="float" office:value="150" table:style-name="ce14">
            <text:p><text:s/>150</text:p>
          </table:table-cell>
          <table:table-cell office:value-type="float" office:value="244" table:style-name="ce14">
            <text:p><text:s/>244</text:p>
          </table:table-cell>
          <table:table-cell office:value-type="float" office:value="374" table:style-name="ce14">
            <text:p><text:s/>374</text:p>
          </table:table-cell>
          <table:table-cell office:value-type="float" office:value="174" table:style-name="ce14">
            <text:p><text:s/>174</text:p>
          </table:table-cell>
          <table:table-cell office:value-type="float" office:value="1164" table:style-name="ce18">
            <text:p>1 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5" table:style-name="ce14">
            <text:p><text:s/>45</text:p>
          </table:table-cell>
          <table:table-cell office:value-type="float" office:value="61" table:style-name="ce14">
            <text:p><text:s/>61</text:p>
          </table:table-cell>
          <table:table-cell office:value-type="float" office:value="65" table:style-name="ce14">
            <text:p><text:s/>65</text:p>
          </table:table-cell>
          <table:table-cell office:value-type="float" office:value="97" table:style-name="ce14">
            <text:p><text:s/>97</text:p>
          </table:table-cell>
          <table:table-cell office:value-type="float" office:value="162" table:style-name="ce14">
            <text:p><text:s/>162</text:p>
          </table:table-cell>
          <table:table-cell office:value-type="float" office:value="85" table:style-name="ce14">
            <text:p><text:s/>85</text:p>
          </table:table-cell>
          <table:table-cell office:value-type="float" office:value="515" table:style-name="ce18">
            <text:p><text:s/>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4">
            <text:p><text:s/>30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21" table:style-name="ce14">
            <text:p><text:s/>21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48" table:style-name="ce14">
            <text:p><text:s/>48</text:p>
          </table:table-cell>
          <table:table-cell office:value-type="float" office:value="51" table:style-name="ce14">
            <text:p><text:s/>51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44" table:style-name="ce14">
            <text:p><text:s/>44</text:p>
          </table:table-cell>
          <table:table-cell office:value-type="float" office:value="19" table:style-name="ce14">
            <text:p><text:s/>19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9" table:style-name="ce14">
            <text:p><text:s/>29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51" table:style-name="ce14">
            <text:p><text:s/>51</text:p>
          </table:table-cell>
          <table:table-cell office:value-type="float" office:value="85" table:style-name="ce14">
            <text:p><text:s/>85</text:p>
          </table:table-cell>
          <table:table-cell office:value-type="float" office:value="33" table:style-name="ce14">
            <text:p><text:s/>33</text:p>
          </table:table-cell>
          <table:table-cell office:value-type="float" office:value="274" table:style-name="ce18">
            <text:p><text:s/>2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3" table:style-name="ce14">
            <text:p><text:s/>33</text:p>
          </table:table-cell>
          <table:table-cell office:value-type="float" office:value="87" table:style-name="ce14">
            <text:p><text:s/>87</text:p>
          </table:table-cell>
          <table:table-cell office:value-type="float" office:value="97" table:style-name="ce14">
            <text:p><text:s/>97</text:p>
          </table:table-cell>
          <table:table-cell office:value-type="float" office:value="136" table:style-name="ce14">
            <text:p><text:s/>136</text:p>
          </table:table-cell>
          <table:table-cell office:value-type="float" office:value="209" table:style-name="ce14">
            <text:p><text:s/>209</text:p>
          </table:table-cell>
          <table:table-cell office:value-type="float" office:value="52" table:style-name="ce14">
            <text:p><text:s/>52</text:p>
          </table:table-cell>
          <table:table-cell office:value-type="float" office:value="614" table:style-name="ce18">
            <text:p><text:s/>6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0" table:style-name="ce14">
            <text:p><text:s/>30</text:p>
          </table:table-cell>
          <table:table-cell office:value-type="float" office:value="83" table:style-name="ce14">
            <text:p><text:s/>83</text:p>
          </table:table-cell>
          <table:table-cell office:value-type="float" office:value="79" table:style-name="ce14">
            <text:p><text:s/>79</text:p>
          </table:table-cell>
          <table:table-cell office:value-type="float" office:value="68" table:style-name="ce14">
            <text:p><text:s/>68</text:p>
          </table:table-cell>
          <table:table-cell office:value-type="float" office:value="89" table:style-name="ce14">
            <text:p><text:s/>89</text:p>
          </table:table-cell>
          <table:table-cell office:value-type="float" office:value="30" table:style-name="ce14">
            <text:p><text:s/>30</text:p>
          </table:table-cell>
          <table:table-cell office:value-type="float" office:value="379" table:style-name="ce18">
            <text:p><text:s/>3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6" table:style-name="ce14">
            <text:p><text:s/>46</text:p>
          </table:table-cell>
          <table:table-cell office:value-type="float" office:value="98" table:style-name="ce14">
            <text:p><text:s/>98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5" table:style-name="ce14">
            <text:p><text:s/>135</text:p>
          </table:table-cell>
          <table:table-cell office:value-type="float" office:value="88" table:style-name="ce14">
            <text:p><text:s/>88</text:p>
          </table:table-cell>
          <table:table-cell office:value-type="float" office:value="584" table:style-name="ce18">
            <text:p><text:s/>5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6" table:style-name="ce14">
            <text:p><text:s/>6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49" table:style-name="ce14">
            <text:p><text:s/>49</text:p>
          </table:table-cell>
          <table:table-cell office:value-type="float" office:value="35" table:style-name="ce14">
            <text:p><text:s/>35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3" table:style-name="ce14">
            <text:p><text:s/>43</text:p>
          </table:table-cell>
          <table:table-cell office:value-type="float" office:value="100" table:style-name="ce14">
            <text:p><text:s/>100</text:p>
          </table:table-cell>
          <table:table-cell office:value-type="float" office:value="48" table:style-name="ce14">
            <text:p><text:s/>48</text:p>
          </table:table-cell>
          <table:table-cell office:value-type="float" office:value="89" table:style-name="ce14">
            <text:p><text:s/>89</text:p>
          </table:table-cell>
          <table:table-cell office:value-type="float" office:value="114" table:style-name="ce14">
            <text:p><text:s/>114</text:p>
          </table:table-cell>
          <table:table-cell office:value-type="float" office:value="52" table:style-name="ce14">
            <text:p><text:s/>52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31" table:style-name="ce14">
            <text:p><text:s/>31</text:p>
          </table:table-cell>
          <table:table-cell office:value-type="float" office:value="70" table:style-name="ce14">
            <text:p><text:s/>70</text:p>
          </table:table-cell>
          <table:table-cell office:value-type="float" office:value="53" table:style-name="ce14">
            <text:p><text:s/>53</text:p>
          </table:table-cell>
          <table:table-cell office:value-type="float" office:value="59" table:style-name="ce14">
            <text:p><text:s/>59</text:p>
          </table:table-cell>
          <table:table-cell office:value-type="float" office:value="118" table:style-name="ce14">
            <text:p><text:s/>118</text:p>
          </table:table-cell>
          <table:table-cell office:value-type="float" office:value="37" table:style-name="ce14">
            <text:p><text:s/>37</text:p>
          </table:table-cell>
          <table:table-cell office:value-type="float" office:value="368" table:style-name="ce18">
            <text:p><text:s/>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44" table:style-name="ce14">
            <text:p><text:s/>44</text:p>
          </table:table-cell>
          <table:table-cell office:value-type="float" office:value="81" table:style-name="ce14">
            <text:p><text:s/>81</text:p>
          </table:table-cell>
          <table:table-cell office:value-type="float" office:value="83" table:style-name="ce14">
            <text:p><text:s/>8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59" table:style-name="ce14">
            <text:p><text:s/>159</text:p>
          </table:table-cell>
          <table:table-cell office:value-type="float" office:value="80" table:style-name="ce14">
            <text:p><text:s/>80</text:p>
          </table:table-cell>
          <table:table-cell office:value-type="float" office:value="576" table:style-name="ce18">
            <text:p><text:s/>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4">
            <text:p><text:s/>26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style-name="ce14">
            <text:p><text:s/>47</text:p>
          </table:table-cell>
          <table:table-cell office:value-type="float" office:value="30" table:style-name="ce14">
            <text:p><text:s/>30</text:p>
          </table:table-cell>
          <table:table-cell office:value-type="float" office:value="158" table:style-name="ce18">
            <text:p><text:s/>1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71" table:style-name="ce14">
            <text:p><text:s/>71</text:p>
          </table:table-cell>
          <table:table-cell office:value-type="float" office:value="80" table:style-name="ce14">
            <text:p><text:s/>80</text:p>
          </table:table-cell>
          <table:table-cell office:value-type="float" office:value="67" table:style-name="ce14">
            <text:p><text:s/>67</text:p>
          </table:table-cell>
          <table:table-cell office:value-type="float" office:value="125" table:style-name="ce14">
            <text:p><text:s/>125</text:p>
          </table:table-cell>
          <table:table-cell office:value-type="float" office:value="134" table:style-name="ce14">
            <text:p><text:s/>134</text:p>
          </table:table-cell>
          <table:table-cell office:value-type="float" office:value="86" table:style-name="ce14">
            <text:p><text:s/>86</text:p>
          </table:table-cell>
          <table:table-cell office:value-type="float" office:value="563" table:style-name="ce18">
            <text:p><text:s/>5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2" table:style-name="ce14">
            <text:p><text:s/>12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office:value-type="float" office:value="91" table:style-name="ce14">
            <text:p><text:s/>91</text:p>
          </table:table-cell>
          <table:table-cell office:value-type="float" office:value="30" table:style-name="ce14">
            <text:p><text:s/>30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7" table:style-name="ce14">
            <text:p><text:s/>7</text:p>
          </table:table-cell>
          <table:table-cell office:value-type="float" office:value="67" table:style-name="ce18">
            <text:p><text:s/>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72" table:style-name="ce14">
            <text:p><text:s/>272</text:p>
          </table:table-cell>
          <table:table-cell office:value-type="float" office:value="327" table:style-name="ce14">
            <text:p><text:s/>327</text:p>
          </table:table-cell>
          <table:table-cell office:value-type="float" office:value="326" table:style-name="ce14">
            <text:p><text:s/>326</text:p>
          </table:table-cell>
          <table:table-cell office:value-type="float" office:value="572" table:style-name="ce14">
            <text:p><text:s/>572</text:p>
          </table:table-cell>
          <table:table-cell office:value-type="float" office:value="1057" table:style-name="ce14">
            <text:p>1 057</text:p>
          </table:table-cell>
          <table:table-cell office:value-type="float" office:value="644" table:style-name="ce14">
            <text:p><text:s/>644</text:p>
          </table:table-cell>
          <table:table-cell office:value-type="float" office:value="3198" table:style-name="ce18">
            <text:p>3 1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6" table:style-name="ce14">
            <text:p><text:s/>16</text:p>
          </table:table-cell>
          <table:table-cell office:value-type="float" office:value="70" table:style-name="ce14">
            <text:p><text:s/>70</text:p>
          </table:table-cell>
          <table:table-cell office:value-type="float" office:value="50" table:style-name="ce14">
            <text:p><text:s/>50</text:p>
          </table:table-cell>
          <table:table-cell office:value-type="float" office:value="61" table:style-name="ce14">
            <text:p><text:s/>61</text:p>
          </table:table-cell>
          <table:table-cell office:value-type="float" office:value="108" table:style-name="ce14">
            <text:p><text:s/>108</text:p>
          </table:table-cell>
          <table:table-cell office:value-type="float" office:value="31" table:style-name="ce14">
            <text:p><text:s/>31</text:p>
          </table:table-cell>
          <table:table-cell office:value-type="float" office:value="336" table:style-name="ce18">
            <text:p><text:s/>33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797" table:style-name="ce18">
            <text:p>3 797</text:p>
          </table:table-cell>
          <table:table-cell office:value-type="float" office:value="6459" table:style-name="ce18">
            <text:p>6 459</text:p>
          </table:table-cell>
          <table:table-cell office:value-type="float" office:value="6200" table:style-name="ce18">
            <text:p>6 200</text:p>
          </table:table-cell>
          <table:table-cell office:value-type="float" office:value="9477" table:style-name="ce18">
            <text:p>9 477</text:p>
          </table:table-cell>
          <table:table-cell office:value-type="float" office:value="14130" table:style-name="ce18">
            <text:p>14 130</text:p>
          </table:table-cell>
          <table:table-cell office:value-type="float" office:value="7760" table:style-name="ce18">
            <text:p>7 760</text:p>
          </table:table-cell>
          <table:table-cell office:value-type="float" office:value="47823" table:style-name="ce18">
            <text:p>47 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0" table:style-name="ce14">
            <text:p><text:s/>80</text:p>
          </table:table-cell>
          <table:table-cell office:value-type="float" office:value="202" table:style-name="ce14">
            <text:p><text:s/>202</text:p>
          </table:table-cell>
          <table:table-cell office:value-type="float" office:value="166" table:style-name="ce14">
            <text:p><text:s/>166</text:p>
          </table:table-cell>
          <table:table-cell office:value-type="float" office:value="306" table:style-name="ce14">
            <text:p><text:s/>306</text:p>
          </table:table-cell>
          <table:table-cell office:value-type="float" office:value="419" table:style-name="ce14">
            <text:p><text:s/>419</text:p>
          </table:table-cell>
          <table:table-cell office:value-type="float" office:value="171" table:style-name="ce14">
            <text:p><text:s/>171</text:p>
          </table:table-cell>
          <table:table-cell office:value-type="float" office:value="1344" table:style-name="ce18">
            <text:p>1 3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73" table:style-name="ce14">
            <text:p><text:s/>73</text:p>
          </table:table-cell>
          <table:table-cell office:value-type="float" office:value="45" table:style-name="ce14">
            <text:p><text:s/>45</text:p>
          </table:table-cell>
          <table:table-cell office:value-type="float" office:value="247" table:style-name="ce18">
            <text:p><text:s/>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64" table:style-name="ce14">
            <text:p><text:s/>64</text:p>
          </table:table-cell>
          <table:table-cell office:value-type="float" office:value="165" table:style-name="ce14">
            <text:p><text:s/>165</text:p>
          </table:table-cell>
          <table:table-cell office:value-type="float" office:value="144" table:style-name="ce14">
            <text:p><text:s/>144</text:p>
          </table:table-cell>
          <table:table-cell office:value-type="float" office:value="262" table:style-name="ce14">
            <text:p><text:s/>262</text:p>
          </table:table-cell>
          <table:table-cell office:value-type="float" office:value="445" table:style-name="ce14">
            <text:p><text:s/>445</text:p>
          </table:table-cell>
          <table:table-cell office:value-type="float" office:value="207" table:style-name="ce14">
            <text:p><text:s/>207</text:p>
          </table:table-cell>
          <table:table-cell office:value-type="float" office:value="1287" table:style-name="ce18">
            <text:p>1 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3" table:style-name="ce14">
            <text:p><text:s/>13</text:p>
          </table:table-cell>
          <table:table-cell office:value-type="float" office:value="55" table:style-name="ce14">
            <text:p><text:s/>55</text:p>
          </table:table-cell>
          <table:table-cell office:value-type="float" office:value="69" table:style-name="ce14">
            <text:p><text:s/>69</text:p>
          </table:table-cell>
          <table:table-cell office:value-type="float" office:value="117" table:style-name="ce14">
            <text:p><text:s/>117</text:p>
          </table:table-cell>
          <table:table-cell office:value-type="float" office:value="183" table:style-name="ce14">
            <text:p><text:s/>183</text:p>
          </table:table-cell>
          <table:table-cell office:value-type="float" office:value="92" table:style-name="ce14">
            <text:p><text:s/>92</text:p>
          </table:table-cell>
          <table:table-cell office:value-type="float" office:value="529" table:style-name="ce18">
            <text:p><text:s/>5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60" table:style-name="ce14">
            <text:p><text:s/>60</text:p>
          </table:table-cell>
          <table:table-cell office:value-type="float" office:value="222" table:style-name="ce14">
            <text:p><text:s/>222</text:p>
          </table:table-cell>
          <table:table-cell office:value-type="float" office:value="219" table:style-name="ce14">
            <text:p><text:s/>219</text:p>
          </table:table-cell>
          <table:table-cell office:value-type="float" office:value="393" table:style-name="ce14">
            <text:p><text:s/>393</text:p>
          </table:table-cell>
          <table:table-cell office:value-type="float" office:value="615" table:style-name="ce14">
            <text:p><text:s/>615</text:p>
          </table:table-cell>
          <table:table-cell office:value-type="float" office:value="141" table:style-name="ce14">
            <text:p><text:s/>141</text:p>
          </table:table-cell>
          <table:table-cell office:value-type="float" office:value="1650" table:style-name="ce18">
            <text:p>1 6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414" table:style-name="ce14">
            <text:p><text:s/>414</text:p>
          </table:table-cell>
          <table:table-cell office:value-type="float" office:value="553" table:style-name="ce14">
            <text:p><text:s/>553</text:p>
          </table:table-cell>
          <table:table-cell office:value-type="float" office:value="877" table:style-name="ce14">
            <text:p><text:s/>877</text:p>
          </table:table-cell>
          <table:table-cell office:value-type="float" office:value="1338" table:style-name="ce14">
            <text:p>1 338</text:p>
          </table:table-cell>
          <table:table-cell office:value-type="float" office:value="2568" table:style-name="ce14">
            <text:p>2 568</text:p>
          </table:table-cell>
          <table:table-cell office:value-type="float" office:value="997" table:style-name="ce14">
            <text:p><text:s/>997</text:p>
          </table:table-cell>
          <table:table-cell office:value-type="float" office:value="6747" table:style-name="ce18">
            <text:p>6 7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43" table:style-name="ce14">
            <text:p><text:s/>43</text:p>
          </table:table-cell>
          <table:table-cell office:value-type="float" office:value="96" table:style-name="ce14">
            <text:p><text:s/>96</text:p>
          </table:table-cell>
          <table:table-cell office:value-type="float" office:value="68" table:style-name="ce14">
            <text:p><text:s/>68</text:p>
          </table:table-cell>
          <table:table-cell office:value-type="float" office:value="125" table:style-name="ce14">
            <text:p><text:s/>125</text:p>
          </table:table-cell>
          <table:table-cell office:value-type="float" office:value="184" table:style-name="ce14">
            <text:p><text:s/>184</text:p>
          </table:table-cell>
          <table:table-cell office:value-type="float" office:value="85" table:style-name="ce14">
            <text:p><text:s/>85</text:p>
          </table:table-cell>
          <table:table-cell office:value-type="float" office:value="601" table:style-name="ce18">
            <text:p><text:s/>6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office:value-type="float" office:value="41" table:style-name="ce14">
            <text:p><text:s/>41</text:p>
          </table:table-cell>
          <table:table-cell office:value-type="float" office:value="28" table:style-name="ce14">
            <text:p><text:s/>28</text:p>
          </table:table-cell>
          <table:table-cell office:value-type="float" office:value="161" table:style-name="ce18">
            <text:p><text:s/>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683" table:style-name="ce14">
            <text:p><text:s/>683</text:p>
          </table:table-cell>
          <table:table-cell office:value-type="float" office:value="509" table:style-name="ce14">
            <text:p><text:s/>509</text:p>
          </table:table-cell>
          <table:table-cell office:value-type="float" office:value="677" table:style-name="ce14">
            <text:p><text:s/>677</text:p>
          </table:table-cell>
          <table:table-cell office:value-type="float" office:value="1343" table:style-name="ce14">
            <text:p>1 343</text:p>
          </table:table-cell>
          <table:table-cell office:value-type="float" office:value="2594" table:style-name="ce14">
            <text:p>2 594</text:p>
          </table:table-cell>
          <table:table-cell office:value-type="float" office:value="879" table:style-name="ce14">
            <text:p><text:s/>879</text:p>
          </table:table-cell>
          <table:table-cell office:value-type="float" office:value="6685" table:style-name="ce18">
            <text:p>6 6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office:value-type="float" office:value="71" table:style-name="ce14">
            <text:p><text:s/>71</text:p>
          </table:table-cell>
          <table:table-cell office:value-type="float" office:value="125" table:style-name="ce14">
            <text:p><text:s/>125</text:p>
          </table:table-cell>
          <table:table-cell office:value-type="float" office:value="68" table:style-name="ce14">
            <text:p><text:s/>68</text:p>
          </table:table-cell>
          <table:table-cell office:value-type="float" office:value="343" table:style-name="ce18">
            <text:p><text:s/>3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6" table:style-name="ce14">
            <text:p><text:s/>36</text:p>
          </table:table-cell>
          <table:table-cell office:value-type="float" office:value="108" table:style-name="ce14">
            <text:p><text:s/>108</text:p>
          </table:table-cell>
          <table:table-cell office:value-type="float" office:value="92" table:style-name="ce14">
            <text:p><text:s/>92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6" table:style-name="ce14">
            <text:p><text:s/>166</text:p>
          </table:table-cell>
          <table:table-cell office:value-type="float" office:value="64" table:style-name="ce14">
            <text:p><text:s/>64</text:p>
          </table:table-cell>
          <table:table-cell office:value-type="float" office:value="605" table:style-name="ce18">
            <text:p><text:s/>6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45" table:style-name="ce14">
            <text:p><text:s/>245</text:p>
          </table:table-cell>
          <table:table-cell office:value-type="float" office:value="400" table:style-name="ce14">
            <text:p><text:s/>400</text:p>
          </table:table-cell>
          <table:table-cell office:value-type="float" office:value="517" table:style-name="ce14">
            <text:p><text:s/>517</text:p>
          </table:table-cell>
          <table:table-cell office:value-type="float" office:value="751" table:style-name="ce14">
            <text:p><text:s/>751</text:p>
          </table:table-cell>
          <table:table-cell office:value-type="float" office:value="1219" table:style-name="ce14">
            <text:p>1 219</text:p>
          </table:table-cell>
          <table:table-cell office:value-type="float" office:value="335" table:style-name="ce14">
            <text:p><text:s/>335</text:p>
          </table:table-cell>
          <table:table-cell office:value-type="float" office:value="3467" table:style-name="ce18">
            <text:p>3 4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3" table:style-name="ce14">
            <text:p><text:s/>83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3" table:style-name="ce14">
            <text:p><text:s/>143</text:p>
          </table:table-cell>
          <table:table-cell office:value-type="float" office:value="231" table:style-name="ce14">
            <text:p><text:s/>231</text:p>
          </table:table-cell>
          <table:table-cell office:value-type="float" office:value="379" table:style-name="ce14">
            <text:p><text:s/>379</text:p>
          </table:table-cell>
          <table:table-cell office:value-type="float" office:value="98" table:style-name="ce14">
            <text:p><text:s/>98</text:p>
          </table:table-cell>
          <table:table-cell office:value-type="float" office:value="1053" table:style-name="ce18">
            <text:p>1 0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2" table:style-name="ce14">
            <text:p><text:s/>12</text:p>
          </table:table-cell>
          <table:table-cell office:value-type="float" office:value="35" table:style-name="ce14">
            <text:p><text:s/>35</text:p>
          </table:table-cell>
          <table:table-cell office:value-type="float" office:value="50" table:style-name="ce14">
            <text:p><text:s/>50</text:p>
          </table:table-cell>
          <table:table-cell office:value-type="float" office:value="81" table:style-name="ce14">
            <text:p><text:s/>81</text:p>
          </table:table-cell>
          <table:table-cell office:value-type="float" office:value="120" table:style-name="ce14">
            <text:p><text:s/>120</text:p>
          </table:table-cell>
          <table:table-cell office:value-type="float" office:value="30" table:style-name="ce14">
            <text:p><text:s/>30</text:p>
          </table:table-cell>
          <table:table-cell office:value-type="float" office:value="328" table:style-name="ce18">
            <text:p><text:s/>3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3" table:style-name="ce14">
            <text:p><text:s/>23</text:p>
          </table:table-cell>
          <table:table-cell office:value-type="float" office:value="63" table:style-name="ce14">
            <text:p><text:s/>63</text:p>
          </table:table-cell>
          <table:table-cell office:value-type="float" office:value="54" table:style-name="ce14">
            <text:p><text:s/>54</text:p>
          </table:table-cell>
          <table:table-cell office:value-type="float" office:value="69" table:style-name="ce14">
            <text:p><text:s/>69</text:p>
          </table:table-cell>
          <table:table-cell office:value-type="float" office:value="96" table:style-name="ce14">
            <text:p><text:s/>96</text:p>
          </table:table-cell>
          <table:table-cell office:value-type="float" office:value="30" table:style-name="ce14">
            <text:p><text:s/>30</text:p>
          </table:table-cell>
          <table:table-cell office:value-type="float" office:value="335" table:style-name="ce18">
            <text:p><text:s/>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3" table:style-name="ce14">
            <text:p><text:s/>33</text:p>
          </table:table-cell>
          <table:table-cell office:value-type="float" office:value="143" table:style-name="ce14">
            <text:p><text:s/>143</text:p>
          </table:table-cell>
          <table:table-cell office:value-type="float" office:value="189" table:style-name="ce14">
            <text:p><text:s/>189</text:p>
          </table:table-cell>
          <table:table-cell office:value-type="float" office:value="384" table:style-name="ce14">
            <text:p><text:s/>384</text:p>
          </table:table-cell>
          <table:table-cell office:value-type="float" office:value="647" table:style-name="ce14">
            <text:p><text:s/>647</text:p>
          </table:table-cell>
          <table:table-cell office:value-type="float" office:value="232" table:style-name="ce14">
            <text:p><text:s/>232</text:p>
          </table:table-cell>
          <table:table-cell office:value-type="float" office:value="1628" table:style-name="ce18">
            <text:p>1 6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34" table:style-name="ce14">
            <text:p><text:s/>34</text:p>
          </table:table-cell>
          <table:table-cell office:value-type="float" office:value="71" table:style-name="ce14">
            <text:p><text:s/>71</text:p>
          </table:table-cell>
          <table:table-cell office:value-type="float" office:value="64" table:style-name="ce14">
            <text:p><text:s/>64</text:p>
          </table:table-cell>
          <table:table-cell office:value-type="float" office:value="141" table:style-name="ce14">
            <text:p><text:s/>141</text:p>
          </table:table-cell>
          <table:table-cell office:value-type="float" office:value="180" table:style-name="ce14">
            <text:p><text:s/>180</text:p>
          </table:table-cell>
          <table:table-cell office:value-type="float" office:value="101" table:style-name="ce14">
            <text:p><text:s/>101</text:p>
          </table:table-cell>
          <table:table-cell office:value-type="float" office:value="591" table:style-name="ce18">
            <text:p><text:s/>5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30" table:style-name="ce14">
            <text:p><text:s/>230</text:p>
          </table:table-cell>
          <table:table-cell office:value-type="float" office:value="400" table:style-name="ce14">
            <text:p><text:s/>400</text:p>
          </table:table-cell>
          <table:table-cell office:value-type="float" office:value="582" table:style-name="ce14">
            <text:p><text:s/>582</text:p>
          </table:table-cell>
          <table:table-cell office:value-type="float" office:value="1432" table:style-name="ce14">
            <text:p>1 432</text:p>
          </table:table-cell>
          <table:table-cell office:value-type="float" office:value="3355" table:style-name="ce14">
            <text:p>3 355</text:p>
          </table:table-cell>
          <table:table-cell office:value-type="float" office:value="1771" table:style-name="ce14">
            <text:p>1 771</text:p>
          </table:table-cell>
          <table:table-cell office:value-type="float" office:value="7770" table:style-name="ce18">
            <text:p>7 7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44" table:style-name="ce14">
            <text:p><text:s/>44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22" table:style-name="ce14">
            <text:p><text:s/>22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17" table:style-name="ce14">
            <text:p><text:s/>17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6" table:style-name="ce14">
            <text:p><text:s/>86</text:p>
          </table:table-cell>
          <table:table-cell office:value-type="float" office:value="183" table:style-name="ce14">
            <text:p><text:s/>18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7" table:style-name="ce14">
            <text:p><text:s/>137</text:p>
          </table:table-cell>
          <table:table-cell office:value-type="float" office:value="37" table:style-name="ce14">
            <text:p><text:s/>37</text:p>
          </table:table-cell>
          <table:table-cell office:value-type="float" office:value="670" table:style-name="ce18">
            <text:p><text:s/>6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43" table:style-name="ce14">
            <text:p><text:s/>43</text:p>
          </table:table-cell>
          <table:table-cell office:value-type="float" office:value="52" table:style-name="ce14">
            <text:p><text:s/>52</text:p>
          </table:table-cell>
          <table:table-cell office:value-type="float" office:value="44" table:style-name="ce14">
            <text:p><text:s/>44</text:p>
          </table:table-cell>
          <table:table-cell office:value-type="float" office:value="91" table:style-name="ce14">
            <text:p><text:s/>91</text:p>
          </table:table-cell>
          <table:table-cell office:value-type="float" office:value="201" table:style-name="ce14">
            <text:p><text:s/>201</text:p>
          </table:table-cell>
          <table:table-cell office:value-type="float" office:value="111" table:style-name="ce14">
            <text:p><text:s/>111</text:p>
          </table:table-cell>
          <table:table-cell office:value-type="float" office:value="542" table:style-name="ce18">
            <text:p><text:s/>5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50" table:style-name="ce14">
            <text:p><text:s/>50</text:p>
          </table:table-cell>
          <table:table-cell office:value-type="float" office:value="26" table:style-name="ce14">
            <text:p><text:s/>26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16" table:style-name="ce14">
            <text:p><text:s/>16</text:p>
          </table:table-cell>
          <table:table-cell office:value-type="float" office:value="100" table:style-name="ce18">
            <text:p><text:s/>1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3544" table:style-name="ce14">
            <text:p>3 544</text:p>
          </table:table-cell>
          <table:table-cell office:value-type="float" office:value="2398" table:style-name="ce14">
            <text:p>2 398</text:p>
          </table:table-cell>
          <table:table-cell office:value-type="float" office:value="1629" table:style-name="ce14">
            <text:p>1 629</text:p>
          </table:table-cell>
          <table:table-cell office:value-type="float" office:value="2557" table:style-name="ce14">
            <text:p>2 557</text:p>
          </table:table-cell>
          <table:table-cell office:value-type="float" office:value="4278" table:style-name="ce14">
            <text:p>4 278</text:p>
          </table:table-cell>
          <table:table-cell office:value-type="float" office:value="5582" table:style-name="ce14">
            <text:p>5 582</text:p>
          </table:table-cell>
          <table:table-cell office:value-type="float" office:value="19988" table:style-name="ce18">
            <text:p>19 9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576" table:style-name="ce14">
            <text:p><text:s/>576</text:p>
          </table:table-cell>
          <table:table-cell office:value-type="float" office:value="973" table:style-name="ce14">
            <text:p><text:s/>973</text:p>
          </table:table-cell>
          <table:table-cell office:value-type="float" office:value="1164" table:style-name="ce14">
            <text:p>1 164</text:p>
          </table:table-cell>
          <table:table-cell office:value-type="float" office:value="1621" table:style-name="ce14">
            <text:p>1 621</text:p>
          </table:table-cell>
          <table:table-cell office:value-type="float" office:value="2844" table:style-name="ce14">
            <text:p>2 844</text:p>
          </table:table-cell>
          <table:table-cell office:value-type="float" office:value="925" table:style-name="ce14">
            <text:p><text:s/>925</text:p>
          </table:table-cell>
          <table:table-cell office:value-type="float" office:value="8103" table:style-name="ce18">
            <text:p>8 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4" table:style-name="ce14">
            <text:p><text:s/>3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84" table:style-name="ce14">
            <text:p><text:s/>184</text:p>
          </table:table-cell>
          <table:table-cell office:value-type="float" office:value="265" table:style-name="ce14">
            <text:p><text:s/>265</text:p>
          </table:table-cell>
          <table:table-cell office:value-type="float" office:value="93" table:style-name="ce14">
            <text:p><text:s/>93</text:p>
          </table:table-cell>
          <table:table-cell office:value-type="float" office:value="777" table:style-name="ce18">
            <text:p><text:s/>7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51" table:style-name="ce14">
            <text:p><text:s/>51</text:p>
          </table:table-cell>
          <table:table-cell office:value-type="float" office:value="21" table:style-name="ce14">
            <text:p><text:s/>21</text:p>
          </table:table-cell>
          <table:table-cell office:value-type="float" office:value="164" table:style-name="ce18">
            <text:p><text:s/>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6" table:style-name="ce14">
            <text:p><text:s/>66</text:p>
          </table:table-cell>
          <table:table-cell office:value-type="float" office:value="161" table:style-name="ce14">
            <text:p><text:s/>161</text:p>
          </table:table-cell>
          <table:table-cell office:value-type="float" office:value="255" table:style-name="ce14">
            <text:p><text:s/>255</text:p>
          </table:table-cell>
          <table:table-cell office:value-type="float" office:value="382" table:style-name="ce14">
            <text:p><text:s/>382</text:p>
          </table:table-cell>
          <table:table-cell office:value-type="float" office:value="826" table:style-name="ce14">
            <text:p><text:s/>826</text:p>
          </table:table-cell>
          <table:table-cell office:value-type="float" office:value="409" table:style-name="ce14">
            <text:p><text:s/>409</text:p>
          </table:table-cell>
          <table:table-cell office:value-type="float" office:value="2099" table:style-name="ce18">
            <text:p>2 0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67" table:style-name="ce14">
            <text:p><text:s/>167</text:p>
          </table:table-cell>
          <table:table-cell office:value-type="float" office:value="412" table:style-name="ce14">
            <text:p><text:s/>412</text:p>
          </table:table-cell>
          <table:table-cell office:value-type="float" office:value="497" table:style-name="ce14">
            <text:p><text:s/>497</text:p>
          </table:table-cell>
          <table:table-cell office:value-type="float" office:value="783" table:style-name="ce14">
            <text:p><text:s/>783</text:p>
          </table:table-cell>
          <table:table-cell office:value-type="float" office:value="944" table:style-name="ce14">
            <text:p><text:s/>944</text:p>
          </table:table-cell>
          <table:table-cell office:value-type="float" office:value="193" table:style-name="ce14">
            <text:p><text:s/>193</text:p>
          </table:table-cell>
          <table:table-cell office:value-type="float" office:value="2996" table:style-name="ce18">
            <text:p>2 9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12" table:style-name="ce14">
            <text:p><text:s/>212</text:p>
          </table:table-cell>
          <table:table-cell office:value-type="float" office:value="345" table:style-name="ce14">
            <text:p><text:s/>345</text:p>
          </table:table-cell>
          <table:table-cell office:value-type="float" office:value="310" table:style-name="ce14">
            <text:p><text:s/>310</text:p>
          </table:table-cell>
          <table:table-cell office:value-type="float" office:value="485" table:style-name="ce14">
            <text:p><text:s/>485</text:p>
          </table:table-cell>
          <table:table-cell office:value-type="float" office:value="688" table:style-name="ce14">
            <text:p><text:s/>688</text:p>
          </table:table-cell>
          <table:table-cell office:value-type="float" office:value="227" table:style-name="ce14">
            <text:p><text:s/>227</text:p>
          </table:table-cell>
          <table:table-cell office:value-type="float" office:value="2267" table:style-name="ce18">
            <text:p>2 2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6" table:style-name="ce14">
            <text:p><text:s/>16</text:p>
          </table:table-cell>
          <table:table-cell office:value-type="float" office:value="61" table:style-name="ce14">
            <text:p><text:s/>61</text:p>
          </table:table-cell>
          <table:table-cell office:value-type="float" office:value="63" table:style-name="ce14">
            <text:p><text:s/>6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4" table:style-name="ce14">
            <text:p><text:s/>164</text:p>
          </table:table-cell>
          <table:table-cell office:value-type="float" office:value="61" table:style-name="ce14">
            <text:p><text:s/>61</text:p>
          </table:table-cell>
          <table:table-cell office:value-type="float" office:value="491" table:style-name="ce18">
            <text:p><text:s/>4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9" table:style-name="ce14">
            <text:p><text:s/>9</text:p>
          </table:table-cell>
          <table:table-cell office:value-type="float" office:value="45" table:style-name="ce14">
            <text:p><text:s/>45</text:p>
          </table:table-cell>
          <table:table-cell office:value-type="float" office:value="36" table:style-name="ce14">
            <text:p><text:s/>36</text:p>
          </table:table-cell>
          <table:table-cell office:value-type="float" office:value="58" table:style-name="ce14">
            <text:p><text:s/>58</text:p>
          </table:table-cell>
          <table:table-cell office:value-type="float" office:value="106" table:style-name="ce14">
            <text:p><text:s/>106</text:p>
          </table:table-cell>
          <table:table-cell office:value-type="float" office:value="45" table:style-name="ce14">
            <text:p><text:s/>45</text:p>
          </table:table-cell>
          <table:table-cell office:value-type="float" office:value="299" table:style-name="ce18">
            <text:p><text:s/>2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420" table:style-name="ce14">
            <text:p><text:s/>420</text:p>
          </table:table-cell>
          <table:table-cell office:value-type="float" office:value="546" table:style-name="ce14">
            <text:p><text:s/>546</text:p>
          </table:table-cell>
          <table:table-cell office:value-type="float" office:value="692" table:style-name="ce14">
            <text:p><text:s/>692</text:p>
          </table:table-cell>
          <table:table-cell office:value-type="float" office:value="1144" table:style-name="ce14">
            <text:p>1 144</text:p>
          </table:table-cell>
          <table:table-cell office:value-type="float" office:value="2080" table:style-name="ce14">
            <text:p>2 080</text:p>
          </table:table-cell>
          <table:table-cell office:value-type="float" office:value="705" table:style-name="ce14">
            <text:p><text:s/>705</text:p>
          </table:table-cell>
          <table:table-cell office:value-type="float" office:value="5587" table:style-name="ce18">
            <text:p>5 5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43" table:style-name="ce14">
            <text:p><text:s/>143</text:p>
          </table:table-cell>
          <table:table-cell office:value-type="float" office:value="273" table:style-name="ce14">
            <text:p><text:s/>273</text:p>
          </table:table-cell>
          <table:table-cell office:value-type="float" office:value="409" table:style-name="ce14">
            <text:p><text:s/>409</text:p>
          </table:table-cell>
          <table:table-cell office:value-type="float" office:value="898" table:style-name="ce14">
            <text:p><text:s/>898</text:p>
          </table:table-cell>
          <table:table-cell office:value-type="float" office:value="2196" table:style-name="ce14">
            <text:p>2 196</text:p>
          </table:table-cell>
          <table:table-cell office:value-type="float" office:value="1591" table:style-name="ce14">
            <text:p>1 591</text:p>
          </table:table-cell>
          <table:table-cell office:value-type="float" office:value="5510" table:style-name="ce18">
            <text:p>5 5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3" table:style-name="ce14">
            <text:p><text:s/>23</text:p>
          </table:table-cell>
          <table:table-cell office:value-type="float" office:value="77" table:style-name="ce14">
            <text:p><text:s/>77</text:p>
          </table:table-cell>
          <table:table-cell office:value-type="float" office:value="85" table:style-name="ce14">
            <text:p><text:s/>85</text:p>
          </table:table-cell>
          <table:table-cell office:value-type="float" office:value="176" table:style-name="ce14">
            <text:p><text:s/>176</text:p>
          </table:table-cell>
          <table:table-cell office:value-type="float" office:value="316" table:style-name="ce14">
            <text:p><text:s/>316</text:p>
          </table:table-cell>
          <table:table-cell office:value-type="float" office:value="148" table:style-name="ce14">
            <text:p><text:s/>148</text:p>
          </table:table-cell>
          <table:table-cell office:value-type="float" office:value="825" table:style-name="ce18">
            <text:p><text:s/>8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20" table:style-name="ce14">
            <text:p><text:s/>120</text:p>
          </table:table-cell>
          <table:table-cell office:value-type="float" office:value="95" table:style-name="ce14">
            <text:p><text:s/>95</text:p>
          </table:table-cell>
          <table:table-cell office:value-type="float" office:value="252" table:style-name="ce14">
            <text:p><text:s/>252</text:p>
          </table:table-cell>
          <table:table-cell office:value-type="float" office:value="487" table:style-name="ce14">
            <text:p><text:s/>487</text:p>
          </table:table-cell>
          <table:table-cell office:value-type="float" office:value="683" table:style-name="ce14">
            <text:p><text:s/>683</text:p>
          </table:table-cell>
          <table:table-cell office:value-type="float" office:value="297" table:style-name="ce14">
            <text:p><text:s/>297</text:p>
          </table:table-cell>
          <table:table-cell office:value-type="float" office:value="1934" table:style-name="ce18">
            <text:p>1 9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6" table:style-name="ce14">
            <text:p><text:s/>36</text:p>
          </table:table-cell>
          <table:table-cell office:value-type="float" office:value="165" table:style-name="ce14">
            <text:p><text:s/>165</text:p>
          </table:table-cell>
          <table:table-cell office:value-type="float" office:value="178" table:style-name="ce14">
            <text:p><text:s/>178</text:p>
          </table:table-cell>
          <table:table-cell office:value-type="float" office:value="214" table:style-name="ce14">
            <text:p><text:s/>214</text:p>
          </table:table-cell>
          <table:table-cell office:value-type="float" office:value="303" table:style-name="ce14">
            <text:p><text:s/>303</text:p>
          </table:table-cell>
          <table:table-cell office:value-type="float" office:value="131" table:style-name="ce14">
            <text:p><text:s/>131</text:p>
          </table:table-cell>
          <table:table-cell office:value-type="float" office:value="1027" table:style-name="ce18">
            <text:p>1 0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39" table:style-name="ce14">
            <text:p><text:s/>39</text:p>
          </table:table-cell>
          <table:table-cell office:value-type="float" office:value="71" table:style-name="ce14">
            <text:p><text:s/>71</text:p>
          </table:table-cell>
          <table:table-cell office:value-type="float" office:value="131" table:style-name="ce14">
            <text:p><text:s/>131</text:p>
          </table:table-cell>
          <table:table-cell office:value-type="float" office:value="50" table:style-name="ce14">
            <text:p><text:s/>50</text:p>
          </table:table-cell>
          <table:table-cell office:value-type="float" office:value="365" table:style-name="ce18">
            <text:p><text:s/>3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6" table:style-name="ce14">
            <text:p><text:s/>6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2" table:style-name="ce14">
            <text:p><text:s/>122</text:p>
          </table:table-cell>
          <table:table-cell office:value-type="float" office:value="220" table:style-name="ce14">
            <text:p><text:s/>220</text:p>
          </table:table-cell>
          <table:table-cell office:value-type="float" office:value="204" table:style-name="ce14">
            <text:p><text:s/>204</text:p>
          </table:table-cell>
          <table:table-cell office:value-type="float" office:value="52" table:style-name="ce14">
            <text:p><text:s/>52</text:p>
          </table:table-cell>
          <table:table-cell office:value-type="float" office:value="782" table:style-name="ce18">
            <text:p><text:s/>7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89" table:style-name="ce14">
            <text:p><text:s/>89</text:p>
          </table:table-cell>
          <table:table-cell office:value-type="float" office:value="174" table:style-name="ce14">
            <text:p><text:s/>174</text:p>
          </table:table-cell>
          <table:table-cell office:value-type="float" office:value="159" table:style-name="ce14">
            <text:p><text:s/>159</text:p>
          </table:table-cell>
          <table:table-cell office:value-type="float" office:value="253" table:style-name="ce14">
            <text:p><text:s/>253</text:p>
          </table:table-cell>
          <table:table-cell office:value-type="float" office:value="434" table:style-name="ce14">
            <text:p><text:s/>434</text:p>
          </table:table-cell>
          <table:table-cell office:value-type="float" office:value="275" table:style-name="ce14">
            <text:p><text:s/>275</text:p>
          </table:table-cell>
          <table:table-cell office:value-type="float" office:value="1384" table:style-name="ce18">
            <text:p>1 3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54" table:style-name="ce14">
            <text:p><text:s/>54</text:p>
          </table:table-cell>
          <table:table-cell office:value-type="float" office:value="15" table:style-name="ce14">
            <text:p><text:s/>15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63" table:style-name="ce14">
            <text:p><text:s/>363</text:p>
          </table:table-cell>
          <table:table-cell office:value-type="float" office:value="458" table:style-name="ce14">
            <text:p><text:s/>458</text:p>
          </table:table-cell>
          <table:table-cell office:value-type="float" office:value="686" table:style-name="ce14">
            <text:p><text:s/>686</text:p>
          </table:table-cell>
          <table:table-cell office:value-type="float" office:value="1220" table:style-name="ce14">
            <text:p>1 220</text:p>
          </table:table-cell>
          <table:table-cell office:value-type="float" office:value="2390" table:style-name="ce14">
            <text:p>2 390</text:p>
          </table:table-cell>
          <table:table-cell office:value-type="float" office:value="785" table:style-name="ce14">
            <text:p><text:s/>785</text:p>
          </table:table-cell>
          <table:table-cell office:value-type="float" office:value="5902" table:style-name="ce18">
            <text:p>5 9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3" table:style-name="ce14">
            <text:p><text:s/>13</text:p>
          </table:table-cell>
          <table:table-cell office:value-type="float" office:value="55" table:style-name="ce14">
            <text:p><text:s/>55</text:p>
          </table:table-cell>
          <table:table-cell office:value-type="float" office:value="60" table:style-name="ce14">
            <text:p><text:s/>60</text:p>
          </table:table-cell>
          <table:table-cell office:value-type="float" office:value="104" table:style-name="ce14">
            <text:p><text:s/>104</text:p>
          </table:table-cell>
          <table:table-cell office:value-type="float" office:value="197" table:style-name="ce14">
            <text:p><text:s/>197</text:p>
          </table:table-cell>
          <table:table-cell office:value-type="float" office:value="52" table:style-name="ce14">
            <text:p><text:s/>52</text:p>
          </table:table-cell>
          <table:table-cell office:value-type="float" office:value="481" table:style-name="ce18">
            <text:p><text:s/>4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3" table:style-name="ce14">
            <text:p><text:s/>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0" table:style-name="ce14">
            <text:p><text:s/>180</text:p>
          </table:table-cell>
          <table:table-cell office:value-type="float" office:value="312" table:style-name="ce14">
            <text:p><text:s/>312</text:p>
          </table:table-cell>
          <table:table-cell office:value-type="float" office:value="585" table:style-name="ce14">
            <text:p><text:s/>585</text:p>
          </table:table-cell>
          <table:table-cell office:value-type="float" office:value="211" table:style-name="ce14">
            <text:p><text:s/>211</text:p>
          </table:table-cell>
          <table:table-cell office:value-type="float" office:value="1444" table:style-name="ce18">
            <text:p>1 4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24" table:style-name="ce14">
            <text:p><text:s/>424</text:p>
          </table:table-cell>
          <table:table-cell office:value-type="float" office:value="367" table:style-name="ce14">
            <text:p><text:s/>367</text:p>
          </table:table-cell>
          <table:table-cell office:value-type="float" office:value="599" table:style-name="ce14">
            <text:p><text:s/>599</text:p>
          </table:table-cell>
          <table:table-cell office:value-type="float" office:value="1163" table:style-name="ce14">
            <text:p>1 163</text:p>
          </table:table-cell>
          <table:table-cell office:value-type="float" office:value="1627" table:style-name="ce14">
            <text:p>1 627</text:p>
          </table:table-cell>
          <table:table-cell office:value-type="float" office:value="562" table:style-name="ce14">
            <text:p><text:s/>562</text:p>
          </table:table-cell>
          <table:table-cell office:value-type="float" office:value="4742" table:style-name="ce18">
            <text:p>4 7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344" table:style-name="ce14">
            <text:p>1 344</text:p>
          </table:table-cell>
          <table:table-cell office:value-type="float" office:value="739" table:style-name="ce14">
            <text:p><text:s/>739</text:p>
          </table:table-cell>
          <table:table-cell office:value-type="float" office:value="1252" table:style-name="ce14">
            <text:p>1 252</text:p>
          </table:table-cell>
          <table:table-cell office:value-type="float" office:value="3050" table:style-name="ce14">
            <text:p>3 050</text:p>
          </table:table-cell>
          <table:table-cell office:value-type="float" office:value="5952" table:style-name="ce14">
            <text:p>5 952</text:p>
          </table:table-cell>
          <table:table-cell office:value-type="float" office:value="1958" table:style-name="ce14">
            <text:p>1 958</text:p>
          </table:table-cell>
          <table:table-cell office:value-type="float" office:value="14295" table:style-name="ce18">
            <text:p>14 2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79" table:style-name="ce14">
            <text:p><text:s/>79</text:p>
          </table:table-cell>
          <table:table-cell office:value-type="float" office:value="33" table:style-name="ce14">
            <text:p><text:s/>33</text:p>
          </table:table-cell>
          <table:table-cell office:value-type="float" office:value="228" table:style-name="ce18">
            <text:p><text:s/>2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0" table:style-name="ce14">
            <text:p><text:s/>5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00" table:style-name="ce14">
            <text:p><text:s/>100</text:p>
          </table:table-cell>
          <table:table-cell office:value-type="float" office:value="194" table:style-name="ce14">
            <text:p><text:s/>194</text:p>
          </table:table-cell>
          <table:table-cell office:value-type="float" office:value="266" table:style-name="ce14">
            <text:p><text:s/>266</text:p>
          </table:table-cell>
          <table:table-cell office:value-type="float" office:value="155" table:style-name="ce14">
            <text:p><text:s/>155</text:p>
          </table:table-cell>
          <table:table-cell office:value-type="float" office:value="881" table:style-name="ce18">
            <text:p><text:s/>8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80" table:style-name="ce14">
            <text:p><text:s/>80</text:p>
          </table:table-cell>
          <table:table-cell office:value-type="float" office:value="96" table:style-name="ce14">
            <text:p><text:s/>96</text:p>
          </table:table-cell>
          <table:table-cell office:value-type="float" office:value="122" table:style-name="ce14">
            <text:p><text:s/>122</text:p>
          </table:table-cell>
          <table:table-cell office:value-type="float" office:value="269" table:style-name="ce14">
            <text:p><text:s/>269</text:p>
          </table:table-cell>
          <table:table-cell office:value-type="float" office:value="139" table:style-name="ce14">
            <text:p><text:s/>139</text:p>
          </table:table-cell>
          <table:table-cell office:value-type="float" office:value="730" table:style-name="ce18">
            <text:p><text:s/>7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1" table:style-name="ce14">
            <text:p><text:s/>101</text:p>
          </table:table-cell>
          <table:table-cell office:value-type="float" office:value="288" table:style-name="ce14">
            <text:p><text:s/>288</text:p>
          </table:table-cell>
          <table:table-cell office:value-type="float" office:value="341" table:style-name="ce14">
            <text:p><text:s/>341</text:p>
          </table:table-cell>
          <table:table-cell office:value-type="float" office:value="494" table:style-name="ce14">
            <text:p><text:s/>494</text:p>
          </table:table-cell>
          <table:table-cell office:value-type="float" office:value="846" table:style-name="ce14">
            <text:p><text:s/>846</text:p>
          </table:table-cell>
          <table:table-cell office:value-type="float" office:value="367" table:style-name="ce14">
            <text:p><text:s/>367</text:p>
          </table:table-cell>
          <table:table-cell office:value-type="float" office:value="2437" table:style-name="ce18">
            <text:p>2 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9" table:style-name="ce14">
            <text:p><text:s/>9</text:p>
          </table:table-cell>
          <table:table-cell office:value-type="float" office:value="66" table:style-name="ce18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403" table:style-name="ce14">
            <text:p><text:s/>403</text:p>
          </table:table-cell>
          <table:table-cell office:value-type="float" office:value="458" table:style-name="ce14">
            <text:p><text:s/>458</text:p>
          </table:table-cell>
          <table:table-cell office:value-type="float" office:value="409" table:style-name="ce14">
            <text:p><text:s/>409</text:p>
          </table:table-cell>
          <table:table-cell office:value-type="float" office:value="970" table:style-name="ce14">
            <text:p><text:s/>970</text:p>
          </table:table-cell>
          <table:table-cell office:value-type="float" office:value="1943" table:style-name="ce14">
            <text:p>1 943</text:p>
          </table:table-cell>
          <table:table-cell office:value-type="float" office:value="590" table:style-name="ce14">
            <text:p><text:s/>590</text:p>
          </table:table-cell>
          <table:table-cell office:value-type="float" office:value="4773" table:style-name="ce18">
            <text:p>4 7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29" table:style-name="ce14">
            <text:p><text:s/>29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10595" table:style-name="ce18">
            <text:p>10 595</text:p>
          </table:table-cell>
          <table:table-cell office:value-type="float" office:value="12285" table:style-name="ce18">
            <text:p>12 285</text:p>
          </table:table-cell>
          <table:table-cell office:value-type="float" office:value="14075" table:style-name="ce18">
            <text:p>14 075</text:p>
          </table:table-cell>
          <table:table-cell office:value-type="float" office:value="25044" table:style-name="ce18">
            <text:p>25 044</text:p>
          </table:table-cell>
          <table:table-cell office:value-type="float" office:value="44712" table:style-name="ce18">
            <text:p>44 712</text:p>
          </table:table-cell>
          <table:table-cell office:value-type="float" office:value="21313" table:style-name="ce18">
            <text:p>21 313</text:p>
          </table:table-cell>
          <table:table-cell office:value-type="float" office:value="128024" table:style-name="ce18">
            <text:p>128 0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office:value-type="float" office:value="12" table:style-name="ce14">
            <text:p><text:s/>12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office:value-type="float" office:value="61" table:style-name="ce14">
            <text:p><text:s/>61</text:p>
          </table:table-cell>
          <table:table-cell office:value-type="float" office:value="57" table:style-name="ce14">
            <text:p><text:s/>57</text:p>
          </table:table-cell>
          <table:table-cell office:value-type="float" office:value="93" table:style-name="ce14">
            <text:p><text:s/>93</text:p>
          </table:table-cell>
          <table:table-cell office:value-type="float" office:value="28" table:style-name="ce14">
            <text:p><text:s/>28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1" table:style-name="ce14">
            <text:p><text:s/>61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office:value-type="float" office:value="54" table:style-name="ce14">
            <text:p><text:s/>54</text:p>
          </table:table-cell>
          <table:table-cell office:value-type="float" office:value="82" table:style-name="ce14">
            <text:p><text:s/>82</text:p>
          </table:table-cell>
          <table:table-cell office:value-type="float" office:value="25" table:style-name="ce14">
            <text:p><text:s/>25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64" table:style-name="ce14">
            <text:p><text:s/>64</text:p>
          </table:table-cell>
          <table:table-cell office:value-type="float" office:value="23" table:style-name="ce14">
            <text:p><text:s/>23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13" table:style-name="ce14">
            <text:p><text:s/>13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8" table:style-name="ce14">
            <text:p><text:s/>8</text:p>
          </table:table-cell>
          <table:table-cell office:value-type="float" office:value="78" table:style-name="ce18">
            <text:p><text:s/>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21" table:style-name="ce14">
            <text:p><text:s/>21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4" table:style-name="ce14">
            <text:p><text:s/>4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0" table:style-name="ce14">
            <text:p><text:s/>30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33" table:style-name="ce14">
            <text:p><text:s/>33</text:p>
          </table:table-cell>
          <table:table-cell office:value-type="float" office:value="7" table:style-name="ce14">
            <text:p><text:s/>7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5" table:style-name="ce14">
            <text:p><text:s/>5</text:p>
          </table:table-cell>
          <table:table-cell office:value-type="float" office:value="101" table:style-name="ce18">
            <text:p><text:s/>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29" table:style-name="ce14">
            <text:p><text:s/>22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73" table:style-name="ce14">
            <text:p><text:s/>173</text:p>
          </table:table-cell>
          <table:table-cell office:value-type="float" office:value="222" table:style-name="ce14">
            <text:p><text:s/>222</text:p>
          </table:table-cell>
          <table:table-cell office:value-type="float" office:value="246" table:style-name="ce14">
            <text:p><text:s/>246</text:p>
          </table:table-cell>
          <table:table-cell office:value-type="float" office:value="142" table:style-name="ce14">
            <text:p><text:s/>142</text:p>
          </table:table-cell>
          <table:table-cell office:value-type="float" office:value="1168" table:style-name="ce18">
            <text:p>1 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8" table:style-name="ce14">
            <text:p><text:s/>48</text:p>
          </table:table-cell>
          <table:table-cell office:value-type="float" office:value="42" table:style-name="ce14">
            <text:p><text:s/>42</text:p>
          </table:table-cell>
          <table:table-cell office:value-type="float" office:value="24" table:style-name="ce14">
            <text:p><text:s/>24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office:value-type="float" office:value="13" table:style-name="ce14">
            <text:p><text:s/>13</text:p>
          </table:table-cell>
          <table:table-cell office:value-type="float" office:value="211" table:style-name="ce18">
            <text:p><text:s/>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00" table:style-name="ce14">
            <text:p><text:s/>100</text:p>
          </table:table-cell>
          <table:table-cell office:value-type="float" office:value="56" table:style-name="ce14">
            <text:p><text:s/>56</text:p>
          </table:table-cell>
          <table:table-cell office:value-type="float" office:value="69" table:style-name="ce14">
            <text:p><text:s/>69</text:p>
          </table:table-cell>
          <table:table-cell office:value-type="float" office:value="81" table:style-name="ce14">
            <text:p><text:s/>81</text:p>
          </table:table-cell>
          <table:table-cell office:value-type="float" office:value="99" table:style-name="ce14">
            <text:p><text:s/>99</text:p>
          </table:table-cell>
          <table:table-cell office:value-type="float" office:value="25" table:style-name="ce14">
            <text:p><text:s/>25</text:p>
          </table:table-cell>
          <table:table-cell office:value-type="float" office:value="430" table:style-name="ce18">
            <text:p><text:s/>4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7" table:style-name="ce14">
            <text:p><text:s/>7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6" table:style-name="ce14">
            <text:p><text:s/>36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74" table:style-name="ce14">
            <text:p><text:s/>74</text:p>
          </table:table-cell>
          <table:table-cell office:value-type="float" office:value="37" table:style-name="ce14">
            <text:p><text:s/>37</text:p>
          </table:table-cell>
          <table:table-cell office:value-type="float" office:value="262" table:style-name="ce18">
            <text:p><text:s/>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5" table:style-name="ce14">
            <text:p><text:s/>25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49" table:style-name="ce14">
            <text:p><text:s/>49</text:p>
          </table:table-cell>
          <table:table-cell office:value-type="float" office:value="21" table:style-name="ce14">
            <text:p><text:s/>21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18" table:style-name="ce14">
            <text:p><text:s/>218</text:p>
          </table:table-cell>
          <table:table-cell office:value-type="float" office:value="124" table:style-name="ce14">
            <text:p><text:s/>124</text:p>
          </table:table-cell>
          <table:table-cell office:value-type="float" office:value="115" table:style-name="ce14">
            <text:p><text:s/>115</text:p>
          </table:table-cell>
          <table:table-cell office:value-type="float" office:value="190" table:style-name="ce14">
            <text:p><text:s/>190</text:p>
          </table:table-cell>
          <table:table-cell office:value-type="float" office:value="247" table:style-name="ce14">
            <text:p><text:s/>247</text:p>
          </table:table-cell>
          <table:table-cell office:value-type="float" office:value="69" table:style-name="ce14">
            <text:p><text:s/>69</text:p>
          </table:table-cell>
          <table:table-cell office:value-type="float" office:value="963" table:style-name="ce18">
            <text:p><text:s/>9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6" table:style-name="ce14">
            <text:p><text:s/>76</text:p>
          </table:table-cell>
          <table:table-cell office:value-type="float" office:value="43" table:style-name="ce14">
            <text:p><text:s/>43</text:p>
          </table:table-cell>
          <table:table-cell office:value-type="float" office:value="51" table:style-name="ce14">
            <text:p><text:s/>51</text:p>
          </table:table-cell>
          <table:table-cell office:value-type="float" office:value="56" table:style-name="ce14">
            <text:p><text:s/>56</text:p>
          </table:table-cell>
          <table:table-cell office:value-type="float" office:value="99" table:style-name="ce14">
            <text:p><text:s/>99</text:p>
          </table:table-cell>
          <table:table-cell office:value-type="float" office:value="40" table:style-name="ce14">
            <text:p><text:s/>40</text:p>
          </table:table-cell>
          <table:table-cell office:value-type="float" office:value="365" table:style-name="ce18">
            <text:p><text:s/>3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14" table:style-name="ce14">
            <text:p><text:s/>114</text:p>
          </table:table-cell>
          <table:table-cell office:value-type="float" office:value="196" table:style-name="ce14">
            <text:p><text:s/>196</text:p>
          </table:table-cell>
          <table:table-cell office:value-type="float" office:value="219" table:style-name="ce14">
            <text:p><text:s/>219</text:p>
          </table:table-cell>
          <table:table-cell office:value-type="float" office:value="362" table:style-name="ce14">
            <text:p><text:s/>362</text:p>
          </table:table-cell>
          <table:table-cell office:value-type="float" office:value="706" table:style-name="ce14">
            <text:p><text:s/>706</text:p>
          </table:table-cell>
          <table:table-cell office:value-type="float" office:value="362" table:style-name="ce14">
            <text:p><text:s/>362</text:p>
          </table:table-cell>
          <table:table-cell office:value-type="float" office:value="1959" table:style-name="ce18">
            <text:p>1 9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39" table:style-name="ce14">
            <text:p><text:s/>39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15" table:style-name="ce14">
            <text:p><text:s/>15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54" table:style-name="ce14">
            <text:p><text:s/>54</text:p>
          </table:table-cell>
          <table:table-cell office:value-type="float" office:value="5" table:style-name="ce14">
            <text:p><text:s/>5</text:p>
          </table:table-cell>
          <table:table-cell office:value-type="float" office:value="119" table:style-name="ce18">
            <text:p><text:s/>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71" table:style-name="ce18">
            <text:p><text:s/>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8" table:style-name="ce14">
            <text:p><text:s/>18</text:p>
          </table:table-cell>
          <table:table-cell office:value-type="float" office:value="46" table:style-name="ce14">
            <text:p><text:s/>46</text:p>
          </table:table-cell>
          <table:table-cell office:value-type="float" office:value="77" table:style-name="ce14">
            <text:p><text:s/>77</text:p>
          </table:table-cell>
          <table:table-cell office:value-type="float" office:value="74" table:style-name="ce14">
            <text:p><text:s/>74</text:p>
          </table:table-cell>
          <table:table-cell office:value-type="float" office:value="86" table:style-name="ce14">
            <text:p><text:s/>86</text:p>
          </table:table-cell>
          <table:table-cell office:value-type="float" office:value="22" table:style-name="ce14">
            <text:p><text:s/>22</text:p>
          </table:table-cell>
          <table:table-cell office:value-type="float" office:value="323" table:style-name="ce18">
            <text:p><text:s/>3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78" table:style-name="ce18">
            <text:p><text:s/>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9" table:style-name="ce14">
            <text:p><text:s/>19</text:p>
          </table:table-cell>
          <table:table-cell office:value-type="float" office:value="55" table:style-name="ce14">
            <text:p><text:s/>55</text:p>
          </table:table-cell>
          <table:table-cell office:value-type="float" office:value="49" table:style-name="ce14">
            <text:p><text:s/>49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13" table:style-name="ce14">
            <text:p><text:s/>13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57" table:style-name="ce14">
            <text:p><text:s/>57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7" table:style-name="ce14">
            <text:p><text:s/>7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1" table:style-name="ce14">
            <text:p><text:s/>31</text:p>
          </table:table-cell>
          <table:table-cell office:value-type="float" office:value="41" table:style-name="ce14">
            <text:p><text:s/>41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91" table:style-name="ce14">
            <text:p><text:s/>91</text:p>
          </table:table-cell>
          <table:table-cell office:value-type="float" office:value="49" table:style-name="ce14">
            <text:p><text:s/>49</text:p>
          </table:table-cell>
          <table:table-cell office:value-type="float" office:value="296" table:style-name="ce18">
            <text:p><text:s/>2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11" table:style-name="ce14">
            <text:p><text:s/>11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93" table:style-name="ce14">
            <text:p><text:s/>193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6" table:style-name="ce14">
            <text:p><text:s/>166</text:p>
          </table:table-cell>
          <table:table-cell office:value-type="float" office:value="223" table:style-name="ce14">
            <text:p><text:s/>223</text:p>
          </table:table-cell>
          <table:table-cell office:value-type="float" office:value="189" table:style-name="ce14">
            <text:p><text:s/>189</text:p>
          </table:table-cell>
          <table:table-cell office:value-type="float" office:value="40" table:style-name="ce14">
            <text:p><text:s/>40</text:p>
          </table:table-cell>
          <table:table-cell office:value-type="float" office:value="950" table:style-name="ce18">
            <text:p><text:s/>9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33" table:style-name="ce14">
            <text:p><text:s/>33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5" table:style-name="ce14">
            <text:p><text:s/>25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19" table:style-name="ce14">
            <text:p><text:s/>19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232" table:style-name="ce14">
            <text:p><text:s/>232</text:p>
          </table:table-cell>
          <table:table-cell office:value-type="float" office:value="262" table:style-name="ce14">
            <text:p><text:s/>262</text:p>
          </table:table-cell>
          <table:table-cell office:value-type="float" office:value="249" table:style-name="ce14">
            <text:p><text:s/>249</text:p>
          </table:table-cell>
          <table:table-cell office:value-type="float" office:value="358" table:style-name="ce14">
            <text:p><text:s/>358</text:p>
          </table:table-cell>
          <table:table-cell office:value-type="float" office:value="552" table:style-name="ce14">
            <text:p><text:s/>552</text:p>
          </table:table-cell>
          <table:table-cell office:value-type="float" office:value="78" table:style-name="ce14">
            <text:p><text:s/>78</text:p>
          </table:table-cell>
          <table:table-cell office:value-type="float" office:value="1731" table:style-name="ce18">
            <text:p>1 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11" table:style-name="ce14">
            <text:p><text:s/>11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office:value-type="float" office:value="40" table:style-name="ce14">
            <text:p><text:s/>40</text:p>
          </table:table-cell>
          <table:table-cell office:value-type="float" office:value="80" table:style-name="ce14">
            <text:p><text:s/>80</text:p>
          </table:table-cell>
          <table:table-cell office:value-type="float" office:value="86" table:style-name="ce14">
            <text:p><text:s/>86</text:p>
          </table:table-cell>
          <table:table-cell office:value-type="float" office:value="35" table:style-name="ce14">
            <text:p><text:s/>35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64" table:style-name="ce14">
            <text:p><text:s/>64</text:p>
          </table:table-cell>
          <table:table-cell office:value-type="float" office:value="124" table:style-name="ce14">
            <text:p><text:s/>124</text:p>
          </table:table-cell>
          <table:table-cell office:value-type="float" office:value="186" table:style-name="ce14">
            <text:p><text:s/>186</text:p>
          </table:table-cell>
          <table:table-cell office:value-type="float" office:value="122" table:style-name="ce14">
            <text:p><text:s/>122</text:p>
          </table:table-cell>
          <table:table-cell office:value-type="float" office:value="585" table:style-name="ce18">
            <text:p><text:s/>5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4" table:style-name="ce14">
            <text:p><text:s/>14</text:p>
          </table:table-cell>
          <table:table-cell office:value-type="float" office:value="52" table:style-name="ce14">
            <text:p><text:s/>52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72" table:style-name="ce14">
            <text:p><text:s/>72</text:p>
          </table:table-cell>
          <table:table-cell office:value-type="float" office:value="24" table:style-name="ce14">
            <text:p><text:s/>24</text:p>
          </table:table-cell>
          <table:table-cell office:value-type="float" office:value="239" table:style-name="ce18">
            <text:p><text:s/>2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64" table:style-name="ce14">
            <text:p><text:s/>64</text:p>
          </table:table-cell>
          <table:table-cell office:value-type="float" office:value="72" table:style-name="ce14">
            <text:p><text:s/>72</text:p>
          </table:table-cell>
          <table:table-cell office:value-type="float" office:value="21" table:style-name="ce14">
            <text:p><text:s/>21</text:p>
          </table:table-cell>
          <table:table-cell office:value-type="float" office:value="235" table:style-name="ce18">
            <text:p><text:s/>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3" table:style-name="ce14">
            <text:p><text:s/>73</text:p>
          </table:table-cell>
          <table:table-cell office:value-type="float" office:value="48" table:style-name="ce14">
            <text:p><text:s/>48</text:p>
          </table:table-cell>
          <table:table-cell office:value-type="float" office:value="61" table:style-name="ce14">
            <text:p><text:s/>61</text:p>
          </table:table-cell>
          <table:table-cell office:value-type="float" office:value="84" table:style-name="ce14">
            <text:p><text:s/>84</text:p>
          </table:table-cell>
          <table:table-cell office:value-type="float" office:value="121" table:style-name="ce14">
            <text:p><text:s/>121</text:p>
          </table:table-cell>
          <table:table-cell office:value-type="float" office:value="40" table:style-name="ce14">
            <text:p><text:s/>40</text:p>
          </table:table-cell>
          <table:table-cell office:value-type="float" office:value="427" table:style-name="ce18">
            <text:p><text:s/>4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1" table:style-name="ce14">
            <text:p><text:s/>41</text:p>
          </table:table-cell>
          <table:table-cell office:value-type="float" office:value="101" table:style-name="ce14">
            <text:p><text:s/>101</text:p>
          </table:table-cell>
          <table:table-cell office:value-type="float" office:value="137" table:style-name="ce14">
            <text:p><text:s/>137</text:p>
          </table:table-cell>
          <table:table-cell office:value-type="float" office:value="182" table:style-name="ce14">
            <text:p><text:s/>182</text:p>
          </table:table-cell>
          <table:table-cell office:value-type="float" office:value="287" table:style-name="ce14">
            <text:p><text:s/>287</text:p>
          </table:table-cell>
          <table:table-cell office:value-type="float" office:value="86" table:style-name="ce14">
            <text:p><text:s/>86</text:p>
          </table:table-cell>
          <table:table-cell office:value-type="float" office:value="834" table:style-name="ce18">
            <text:p><text:s/>8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02" table:style-name="ce14">
            <text:p><text:s/>102</text:p>
          </table:table-cell>
          <table:table-cell office:value-type="float" office:value="85" table:style-name="ce14">
            <text:p><text:s/>85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7" table:style-name="ce14">
            <text:p><text:s/>157</text:p>
          </table:table-cell>
          <table:table-cell office:value-type="float" office:value="39" table:style-name="ce14">
            <text:p><text:s/>39</text:p>
          </table:table-cell>
          <table:table-cell office:value-type="float" office:value="633" table:style-name="ce18">
            <text:p><text:s/>6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80" table:style-name="ce14">
            <text:p><text:s/>8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44" table:style-name="ce14">
            <text:p><text:s/>144</text:p>
          </table:table-cell>
          <table:table-cell office:value-type="float" office:value="205" table:style-name="ce14">
            <text:p><text:s/>205</text:p>
          </table:table-cell>
          <table:table-cell office:value-type="float" office:value="62" table:style-name="ce14">
            <text:p><text:s/>62</text:p>
          </table:table-cell>
          <table:table-cell office:value-type="float" office:value="755" table:style-name="ce18">
            <text:p><text:s/>7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36" table:style-name="ce14">
            <text:p><text:s/>36</text:p>
          </table:table-cell>
          <table:table-cell office:value-type="float" office:value="6" table:style-name="ce14">
            <text:p><text:s/>6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37" table:style-name="ce14">
            <text:p><text:s/>37</text:p>
          </table:table-cell>
          <table:table-cell office:value-type="float" office:value="89" table:style-name="ce14">
            <text:p><text:s/>89</text:p>
          </table:table-cell>
          <table:table-cell office:value-type="float" office:value="38" table:style-name="ce14">
            <text:p><text:s/>38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28" table:style-name="ce14">
            <text:p><text:s/>28</text:p>
          </table:table-cell>
          <table:table-cell office:value-type="float" office:value="51" table:style-name="ce14">
            <text:p><text:s/>51</text:p>
          </table:table-cell>
          <table:table-cell office:value-type="float" office:value="67" table:style-name="ce14">
            <text:p><text:s/>67</text:p>
          </table:table-cell>
          <table:table-cell office:value-type="float" office:value="14" table:style-name="ce14">
            <text:p><text:s/>14</text:p>
          </table:table-cell>
          <table:table-cell office:value-type="float" office:value="215" table:style-name="ce18">
            <text:p><text:s/>2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33" table:style-name="ce14">
            <text:p><text:s/>33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office:value-type="float" office:value="52" table:style-name="ce14">
            <text:p><text:s/>52</text:p>
          </table:table-cell>
          <table:table-cell office:value-type="float" office:value="55" table:style-name="ce14">
            <text:p><text:s/>55</text:p>
          </table:table-cell>
          <table:table-cell office:value-type="float" office:value="19" table:style-name="ce14">
            <text:p><text:s/>19</text:p>
          </table:table-cell>
          <table:table-cell office:value-type="float" office:value="241" table:style-name="ce18">
            <text:p><text:s/>2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43" table:style-name="ce14">
            <text:p><text:s/>43</text:p>
          </table:table-cell>
          <table:table-cell office:value-type="float" office:value="32" table:style-name="ce14">
            <text:p><text:s/>32</text:p>
          </table:table-cell>
          <table:table-cell office:value-type="float" office:value="64" table:style-name="ce14">
            <text:p><text:s/>64</text:p>
          </table:table-cell>
          <table:table-cell office:value-type="float" office:value="16" table:style-name="ce14">
            <text:p><text:s/>16</text:p>
          </table:table-cell>
          <table:table-cell office:value-type="float" office:value="209" table:style-name="ce18">
            <text:p><text:s/>20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248" table:style-name="ce18">
            <text:p>2 248</text:p>
          </table:table-cell>
          <table:table-cell office:value-type="float" office:value="2357" table:style-name="ce18">
            <text:p>2 357</text:p>
          </table:table-cell>
          <table:table-cell office:value-type="float" office:value="2613" table:style-name="ce18">
            <text:p>2 613</text:p>
          </table:table-cell>
          <table:table-cell office:value-type="float" office:value="3428" table:style-name="ce18">
            <text:p>3 428</text:p>
          </table:table-cell>
          <table:table-cell office:value-type="float" office:value="4882" table:style-name="ce18">
            <text:p>4 882</text:p>
          </table:table-cell>
          <table:table-cell office:value-type="float" office:value="1698" table:style-name="ce18">
            <text:p>1 698</text:p>
          </table:table-cell>
          <table:table-cell office:value-type="float" office:value="17226" table:style-name="ce18">
            <text:p>17 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364" table:style-name="ce14">
            <text:p><text:s/>364</text:p>
          </table:table-cell>
          <table:table-cell office:value-type="float" office:value="500" table:style-name="ce14">
            <text:p><text:s/>500</text:p>
          </table:table-cell>
          <table:table-cell office:value-type="float" office:value="686" table:style-name="ce14">
            <text:p><text:s/>686</text:p>
          </table:table-cell>
          <table:table-cell office:value-type="float" office:value="1374" table:style-name="ce14">
            <text:p>1 374</text:p>
          </table:table-cell>
          <table:table-cell office:value-type="float" office:value="2911" table:style-name="ce14">
            <text:p>2 911</text:p>
          </table:table-cell>
          <table:table-cell office:value-type="float" office:value="300" table:style-name="ce14">
            <text:p><text:s/>300</text:p>
          </table:table-cell>
          <table:table-cell office:value-type="float" office:value="6135" table:style-name="ce18">
            <text:p>6 1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31" table:style-name="ce18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96" table:style-name="ce14">
            <text:p><text:s/>96</text:p>
          </table:table-cell>
          <table:table-cell office:value-type="float" office:value="16" table:style-name="ce14">
            <text:p><text:s/>16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40" table:style-name="ce14">
            <text:p><text:s/>40</text:p>
          </table:table-cell>
          <table:table-cell office:value-type="float" office:value="60" table:style-name="ce14">
            <text:p><text:s/>60</text:p>
          </table:table-cell>
          <table:table-cell office:value-type="float" office:value="77" table:style-name="ce14">
            <text:p><text:s/>77</text:p>
          </table:table-cell>
          <table:table-cell office:value-type="float" office:value="25" table:style-name="ce14">
            <text:p><text:s/>25</text:p>
          </table:table-cell>
          <table:table-cell office:value-type="float" office:value="280" table:style-name="ce18">
            <text:p><text:s/>2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20" table:style-name="ce14">
            <text:p><text:s/>320</text:p>
          </table:table-cell>
          <table:table-cell office:value-type="float" office:value="310" table:style-name="ce14">
            <text:p><text:s/>310</text:p>
          </table:table-cell>
          <table:table-cell office:value-type="float" office:value="241" table:style-name="ce14">
            <text:p><text:s/>241</text:p>
          </table:table-cell>
          <table:table-cell office:value-type="float" office:value="442" table:style-name="ce14">
            <text:p><text:s/>442</text:p>
          </table:table-cell>
          <table:table-cell office:value-type="float" office:value="912" table:style-name="ce14">
            <text:p><text:s/>912</text:p>
          </table:table-cell>
          <table:table-cell office:value-type="float" office:value="423" table:style-name="ce14">
            <text:p><text:s/>423</text:p>
          </table:table-cell>
          <table:table-cell office:value-type="float" office:value="2648" table:style-name="ce18">
            <text:p>2 6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13" table:style-name="ce14">
            <text:p><text:s/>113</text:p>
          </table:table-cell>
          <table:table-cell office:value-type="float" office:value="206" table:style-name="ce14">
            <text:p><text:s/>206</text:p>
          </table:table-cell>
          <table:table-cell office:value-type="float" office:value="260" table:style-name="ce14">
            <text:p><text:s/>260</text:p>
          </table:table-cell>
          <table:table-cell office:value-type="float" office:value="418" table:style-name="ce14">
            <text:p><text:s/>418</text:p>
          </table:table-cell>
          <table:table-cell office:value-type="float" office:value="511" table:style-name="ce14">
            <text:p><text:s/>511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27" table:style-name="ce18">
            <text:p>1 6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46" table:style-name="ce14">
            <text:p><text:s/>46</text:p>
          </table:table-cell>
          <table:table-cell office:value-type="float" office:value="165" table:style-name="ce14">
            <text:p><text:s/>165</text:p>
          </table:table-cell>
          <table:table-cell office:value-type="float" office:value="242" table:style-name="ce14">
            <text:p><text:s/>242</text:p>
          </table:table-cell>
          <table:table-cell office:value-type="float" office:value="551" table:style-name="ce14">
            <text:p><text:s/>551</text:p>
          </table:table-cell>
          <table:table-cell office:value-type="float" office:value="806" table:style-name="ce14">
            <text:p><text:s/>806</text:p>
          </table:table-cell>
          <table:table-cell office:value-type="float" office:value="166" table:style-name="ce14">
            <text:p><text:s/>166</text:p>
          </table:table-cell>
          <table:table-cell office:value-type="float" office:value="1976" table:style-name="ce18">
            <text:p>1 9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819" table:style-name="ce14">
            <text:p><text:s/>819</text:p>
          </table:table-cell>
          <table:table-cell office:value-type="float" office:value="476" table:style-name="ce14">
            <text:p><text:s/>476</text:p>
          </table:table-cell>
          <table:table-cell office:value-type="float" office:value="500" table:style-name="ce14">
            <text:p><text:s/>500</text:p>
          </table:table-cell>
          <table:table-cell office:value-type="float" office:value="981" table:style-name="ce14">
            <text:p><text:s/>981</text:p>
          </table:table-cell>
          <table:table-cell office:value-type="float" office:value="1606" table:style-name="ce14">
            <text:p>1 606</text:p>
          </table:table-cell>
          <table:table-cell office:value-type="float" office:value="322" table:style-name="ce14">
            <text:p><text:s/>322</text:p>
          </table:table-cell>
          <table:table-cell office:value-type="float" office:value="4704" table:style-name="ce18">
            <text:p>4 7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36" table:style-name="ce14">
            <text:p><text:s/>36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21" table:style-name="ce14">
            <text:p><text:s/>21</text:p>
          </table:table-cell>
          <table:table-cell office:value-type="float" office:value="181" table:style-name="ce18">
            <text:p><text:s/>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44" table:style-name="ce14">
            <text:p><text:s/>144</text:p>
          </table:table-cell>
          <table:table-cell office:value-type="float" office:value="231" table:style-name="ce14">
            <text:p><text:s/>231</text:p>
          </table:table-cell>
          <table:table-cell office:value-type="float" office:value="198" table:style-name="ce14">
            <text:p><text:s/>198</text:p>
          </table:table-cell>
          <table:table-cell office:value-type="float" office:value="448" table:style-name="ce14">
            <text:p><text:s/>448</text:p>
          </table:table-cell>
          <table:table-cell office:value-type="float" office:value="568" table:style-name="ce14">
            <text:p><text:s/>568</text:p>
          </table:table-cell>
          <table:table-cell office:value-type="float" office:value="150" table:style-name="ce14">
            <text:p><text:s/>150</text:p>
          </table:table-cell>
          <table:table-cell office:value-type="float" office:value="1739" table:style-name="ce18">
            <text:p>1 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477" table:style-name="ce14">
            <text:p><text:s/>477</text:p>
          </table:table-cell>
          <table:table-cell office:value-type="float" office:value="548" table:style-name="ce14">
            <text:p><text:s/>548</text:p>
          </table:table-cell>
          <table:table-cell office:value-type="float" office:value="593" table:style-name="ce14">
            <text:p><text:s/>593</text:p>
          </table:table-cell>
          <table:table-cell office:value-type="float" office:value="1116" table:style-name="ce14">
            <text:p>1 116</text:p>
          </table:table-cell>
          <table:table-cell office:value-type="float" office:value="1544" table:style-name="ce14">
            <text:p>1 544</text:p>
          </table:table-cell>
          <table:table-cell office:value-type="float" office:value="321" table:style-name="ce14">
            <text:p><text:s/>321</text:p>
          </table:table-cell>
          <table:table-cell office:value-type="float" office:value="4599" table:style-name="ce18">
            <text:p>4 5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26" table:style-name="ce14">
            <text:p><text:s/>26</text:p>
          </table:table-cell>
          <table:table-cell office:value-type="float" office:value="59" table:style-name="ce14">
            <text:p><text:s/>59</text:p>
          </table:table-cell>
          <table:table-cell office:value-type="float" office:value="115" table:style-name="ce14">
            <text:p><text:s/>115</text:p>
          </table:table-cell>
          <table:table-cell office:value-type="float" office:value="53" table:style-name="ce14">
            <text:p><text:s/>53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24" table:style-name="ce14">
            <text:p><text:s/>224</text:p>
          </table:table-cell>
          <table:table-cell office:value-type="float" office:value="277" table:style-name="ce14">
            <text:p><text:s/>277</text:p>
          </table:table-cell>
          <table:table-cell office:value-type="float" office:value="322" table:style-name="ce14">
            <text:p><text:s/>322</text:p>
          </table:table-cell>
          <table:table-cell office:value-type="float" office:value="557" table:style-name="ce14">
            <text:p><text:s/>557</text:p>
          </table:table-cell>
          <table:table-cell office:value-type="float" office:value="729" table:style-name="ce14">
            <text:p><text:s/>729</text:p>
          </table:table-cell>
          <table:table-cell office:value-type="float" office:value="153" table:style-name="ce14">
            <text:p><text:s/>153</text:p>
          </table:table-cell>
          <table:table-cell office:value-type="float" office:value="2262" table:style-name="ce18">
            <text:p>2 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8" table:style-name="ce14">
            <text:p><text:s/>5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9" table:style-name="ce14">
            <text:p><text:s/>119</text:p>
          </table:table-cell>
          <table:table-cell office:value-type="float" office:value="250" table:style-name="ce14">
            <text:p><text:s/>250</text:p>
          </table:table-cell>
          <table:table-cell office:value-type="float" office:value="341" table:style-name="ce14">
            <text:p><text:s/>341</text:p>
          </table:table-cell>
          <table:table-cell office:value-type="float" office:value="112" table:style-name="ce14">
            <text:p><text:s/>112</text:p>
          </table:table-cell>
          <table:table-cell office:value-type="float" office:value="982" table:style-name="ce18">
            <text:p><text:s/>9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7" table:style-name="ce14">
            <text:p><text:s/>7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style-name="ce14">
            <text:p><text:s/>48</text:p>
          </table:table-cell>
          <table:table-cell office:value-type="float" office:value="70" table:style-name="ce14">
            <text:p><text:s/>70</text:p>
          </table:table-cell>
          <table:table-cell office:value-type="float" office:value="135" table:style-name="ce14">
            <text:p><text:s/>135</text:p>
          </table:table-cell>
          <table:table-cell office:value-type="float" office:value="23" table:style-name="ce14">
            <text:p><text:s/>23</text:p>
          </table:table-cell>
          <table:table-cell office:value-type="float" office:value="315" table:style-name="ce18">
            <text:p><text:s/>3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65" table:style-name="ce14">
            <text:p><text:s/>65</text:p>
          </table:table-cell>
          <table:table-cell office:value-type="float" office:value="128" table:style-name="ce14">
            <text:p><text:s/>128</text:p>
          </table:table-cell>
          <table:table-cell office:value-type="float" office:value="180" table:style-name="ce14">
            <text:p><text:s/>180</text:p>
          </table:table-cell>
          <table:table-cell office:value-type="float" office:value="302" table:style-name="ce14">
            <text:p><text:s/>302</text:p>
          </table:table-cell>
          <table:table-cell office:value-type="float" office:value="339" table:style-name="ce14">
            <text:p><text:s/>339</text:p>
          </table:table-cell>
          <table:table-cell office:value-type="float" office:value="70" table:style-name="ce14">
            <text:p><text:s/>70</text:p>
          </table:table-cell>
          <table:table-cell office:value-type="float" office:value="1084" table:style-name="ce18">
            <text:p>1 08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2717" table:style-name="ce18">
            <text:p>2 717</text:p>
          </table:table-cell>
          <table:table-cell office:value-type="float" office:value="3117" table:style-name="ce18">
            <text:p>3 117</text:p>
          </table:table-cell>
          <table:table-cell office:value-type="float" office:value="3514" table:style-name="ce18">
            <text:p>3 514</text:p>
          </table:table-cell>
          <table:table-cell office:value-type="float" office:value="6710" table:style-name="ce18">
            <text:p>6 710</text:p>
          </table:table-cell>
          <table:table-cell office:value-type="float" office:value="10745" table:style-name="ce18">
            <text:p>10 745</text:p>
          </table:table-cell>
          <table:table-cell office:value-type="float" office:value="2279" table:style-name="ce18">
            <text:p>2 279</text:p>
          </table:table-cell>
          <table:table-cell office:value-type="float" office:value="29082" table:style-name="ce18">
            <text:p>29 082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6837" table:style-name="ce18">
            <text:p>26 837</text:p>
          </table:table-cell>
          <table:table-cell office:value-type="float" office:value="51467" table:style-name="ce18">
            <text:p>51 467</text:p>
          </table:table-cell>
          <table:table-cell office:value-type="float" office:value="49542" table:style-name="ce18">
            <text:p>49 542</text:p>
          </table:table-cell>
          <table:table-cell office:value-type="float" office:value="73350" table:style-name="ce18">
            <text:p>73 350</text:p>
          </table:table-cell>
          <table:table-cell office:value-type="float" office:value="116635" table:style-name="ce18">
            <text:p>116 635</text:p>
          </table:table-cell>
          <table:table-cell office:value-type="float" office:value="53745" table:style-name="ce18">
            <text:p>53 745</text:p>
          </table:table-cell>
          <table:table-cell office:value-type="float" office:value="371576" table:style-name="ce18">
            <text:p>371 57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011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2" table:style-name="ce14">
            <text:p><text:s/>132</text:p>
          </table:table-cell>
          <table:table-cell office:value-type="float" office:value="240" table:style-name="ce14">
            <text:p><text:s/>240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27" table:style-name="ce14">
            <text:p><text:s/>27</text:p>
          </table:table-cell>
          <table:table-cell office:value-type="float" office:value="57" table:style-name="ce14">
            <text:p><text:s/>57</text:p>
          </table:table-cell>
          <table:table-cell office:value-type="float" office:value="84" table:style-name="ce14">
            <text:p><text:s/>84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23" table:style-name="ce14">
            <text:p><text:s/>23</text:p>
          </table:table-cell>
          <table:table-cell office:value-type="float" office:value="33" table:style-name="ce14">
            <text:p><text:s/>33</text:p>
          </table:table-cell>
          <table:table-cell office:value-type="float" office:value="56" table:style-name="ce14">
            <text:p><text:s/>56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office:value-type="float" office:value="78" table:style-name="ce14">
            <text:p><text:s/>78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style-name="ce14">
            <text:p><text:s/>43</text:p>
          </table:table-cell>
          <table:table-cell office:value-type="float" office:value="72" table:style-name="ce14">
            <text:p><text:s/>7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173" table:style-name="ce14">
            <text:p><text:s/>173</text:p>
          </table:table-cell>
          <table:table-cell office:value-type="float" office:value="229" table:style-name="ce14">
            <text:p><text:s/>229</text:p>
          </table:table-cell>
          <table:table-cell office:value-type="float" office:value="402" table:style-name="ce14">
            <text:p><text:s/>402</text:p>
          </table:table-cell>
          <table:table-cell office:value-type="float" office:value="29" table:style-name="ce14">
            <text:p><text:s/>29</text:p>
          </table:table-cell>
          <table:table-cell office:value-type="float" office:value="51" table:style-name="ce14">
            <text:p><text:s/>51</text:p>
          </table:table-cell>
          <table:table-cell office:value-type="float" office:value="80" table:style-name="ce14">
            <text:p><text:s/>8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331" table:style-name="ce14">
            <text:p><text:s/>331</text:p>
          </table:table-cell>
          <table:table-cell office:value-type="float" office:value="441" table:style-name="ce14">
            <text:p><text:s/>441</text:p>
          </table:table-cell>
          <table:table-cell office:value-type="float" office:value="772" table:style-name="ce14">
            <text:p><text:s/>772</text:p>
          </table:table-cell>
          <table:table-cell office:value-type="float" office:value="55" table:style-name="ce14">
            <text:p><text:s/>55</text:p>
          </table:table-cell>
          <table:table-cell office:value-type="float" office:value="70" table:style-name="ce14">
            <text:p><text:s/>70</text:p>
          </table:table-cell>
          <table:table-cell office:value-type="float" office:value="125" table:style-name="ce14">
            <text:p><text:s/>1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74" table:style-name="ce14">
            <text:p><text:s/>74</text:p>
          </table:table-cell>
          <table:table-cell office:value-type="float" office:value="91" table:style-name="ce14">
            <text:p><text:s/>91</text:p>
          </table:table-cell>
          <table:table-cell office:value-type="float" office:value="165" table:style-name="ce14">
            <text:p><text:s/>165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office:value-type="float" office:value="77" table:style-name="ce14">
            <text:p><text:s/>77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66" table:style-name="ce14">
            <text:p><text:s/>6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74" table:style-name="ce14">
            <text:p><text:s/>74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82" table:style-name="ce14">
            <text:p><text:s/>82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5" table:style-name="ce14">
            <text:p><text:s/>185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37" table:style-name="ce14">
            <text:p><text:s/>37</text:p>
          </table:table-cell>
          <table:table-cell office:value-type="float" office:value="50" table:style-name="ce14">
            <text:p><text:s/>50</text:p>
          </table:table-cell>
          <table:table-cell office:value-type="float" office:value="87" table:style-name="ce14">
            <text:p><text:s/>87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66" table:style-name="ce14">
            <text:p><text:s/>66</text:p>
          </table:table-cell>
          <table:table-cell office:value-type="float" office:value="81" table:style-name="ce14">
            <text:p><text:s/>81</text:p>
          </table:table-cell>
          <table:table-cell office:value-type="float" office:value="147" table:style-name="ce14">
            <text:p><text:s/>147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54" table:style-name="ce14">
            <text:p><text:s/>54</text:p>
          </table:table-cell>
          <table:table-cell office:value-type="float" office:value="61" table:style-name="ce14">
            <text:p><text:s/>61</text:p>
          </table:table-cell>
          <table:table-cell office:value-type="float" office:value="115" table:style-name="ce14">
            <text:p><text:s/>115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96" table:style-name="ce14">
            <text:p><text:s/>96</text:p>
          </table:table-cell>
          <table:table-cell office:value-type="float" office:value="127" table:style-name="ce14">
            <text:p><text:s/>127</text:p>
          </table:table-cell>
          <table:table-cell office:value-type="float" office:value="223" table:style-name="ce14">
            <text:p><text:s/>223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98" table:style-name="ce14">
            <text:p><text:s/>98</text:p>
          </table:table-cell>
          <table:table-cell office:value-type="float" office:value="136" table:style-name="ce14">
            <text:p><text:s/>136</text:p>
          </table:table-cell>
          <table:table-cell office:value-type="float" office:value="234" table:style-name="ce14">
            <text:p><text:s/>234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346" table:style-name="ce14">
            <text:p><text:s/>346</text:p>
          </table:table-cell>
          <table:table-cell office:value-type="float" office:value="395" table:style-name="ce14">
            <text:p><text:s/>395</text:p>
          </table:table-cell>
          <table:table-cell office:value-type="float" office:value="741" table:style-name="ce14">
            <text:p><text:s/>741</text:p>
          </table:table-cell>
          <table:table-cell office:value-type="float" office:value="66" table:style-name="ce14">
            <text:p><text:s/>66</text:p>
          </table:table-cell>
          <table:table-cell office:value-type="float" office:value="72" table:style-name="ce14">
            <text:p><text:s/>72</text:p>
          </table:table-cell>
          <table:table-cell office:value-type="float" office:value="138" table:style-name="ce14">
            <text:p><text:s/>1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265" table:style-name="ce14">
            <text:p><text:s/>265</text:p>
          </table:table-cell>
          <table:table-cell office:value-type="float" office:value="360" table:style-name="ce14">
            <text:p><text:s/>360</text:p>
          </table:table-cell>
          <table:table-cell office:value-type="float" office:value="625" table:style-name="ce14">
            <text:p><text:s/>625</text:p>
          </table:table-cell>
          <table:table-cell office:value-type="float" office:value="54" table:style-name="ce14">
            <text:p><text:s/>54</text:p>
          </table:table-cell>
          <table:table-cell office:value-type="float" office:value="74" table:style-name="ce14">
            <text:p><text:s/>74</text:p>
          </table:table-cell>
          <table:table-cell office:value-type="float" office:value="128" table:style-name="ce14">
            <text:p><text:s/>1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70" table:style-name="ce14">
            <text:p><text:s/>70</text:p>
          </table:table-cell>
          <table:table-cell office:value-type="float" office:value="57" table:style-name="ce14">
            <text:p><text:s/>57</text:p>
          </table:table-cell>
          <table:table-cell office:value-type="float" office:value="127" table:style-name="ce14">
            <text:p><text:s/>127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70" table:style-name="ce14">
            <text:p><text:s/>7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89" table:style-name="ce14">
            <text:p><text:s/>189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style-name="ce14">
            <text:p><text:s/>24</text:p>
          </table:table-cell>
          <table:table-cell office:value-type="float" office:value="53" table:style-name="ce14">
            <text:p><text:s/>53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333" table:style-name="ce14">
            <text:p><text:s/>333</text:p>
          </table:table-cell>
          <table:table-cell office:value-type="float" office:value="404" table:style-name="ce14">
            <text:p><text:s/>404</text:p>
          </table:table-cell>
          <table:table-cell office:value-type="float" office:value="737" table:style-name="ce14">
            <text:p><text:s/>737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office:value-type="float" office:value="60" table:style-name="ce14">
            <text:p><text:s/>6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8" table:style-name="ce14">
            <text:p><text:s/>158</text:p>
          </table:table-cell>
          <table:table-cell office:value-type="float" office:value="265" table:style-name="ce14">
            <text:p><text:s/>26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29" table:style-name="ce14">
            <text:p><text:s/>429</text:p>
          </table:table-cell>
          <table:table-cell office:value-type="float" office:value="466" table:style-name="ce14">
            <text:p><text:s/>466</text:p>
          </table:table-cell>
          <table:table-cell office:value-type="float" office:value="895" table:style-name="ce14">
            <text:p><text:s/>895</text:p>
          </table:table-cell>
          <table:table-cell office:value-type="float" office:value="45" table:style-name="ce14">
            <text:p><text:s/>45</text:p>
          </table:table-cell>
          <table:table-cell office:value-type="float" office:value="28" table:style-name="ce14">
            <text:p><text:s/>28</text:p>
          </table:table-cell>
          <table:table-cell office:value-type="float" office:value="73" table:style-name="ce14">
            <text:p><text:s/>7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57" table:style-name="ce14">
            <text:p><text:s/>57</text:p>
          </table:table-cell>
          <table:table-cell office:value-type="float" office:value="52" table:style-name="ce14">
            <text:p><text:s/>52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48" table:style-name="ce14">
            <text:p><text:s/>48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73" table:style-name="ce14">
            <text:p><text:s/>73</text:p>
          </table:table-cell>
          <table:table-cell office:value-type="float" office:value="116" table:style-name="ce14">
            <text:p><text:s/>116</text:p>
          </table:table-cell>
          <table:table-cell office:value-type="float" office:value="189" table:style-name="ce14">
            <text:p><text:s/>189</text:p>
          </table:table-cell>
          <table:table-cell office:value-type="float" office:value="17" table:style-name="ce14">
            <text:p><text:s/>17</text:p>
          </table:table-cell>
          <table:table-cell office:value-type="float" office:value="45" table:style-name="ce14">
            <text:p><text:s/>45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94" table:style-name="ce14">
            <text:p><text:s/>94</text:p>
          </table:table-cell>
          <table:table-cell office:value-type="float" office:value="138" table:style-name="ce14">
            <text:p><text:s/>138</text:p>
          </table:table-cell>
          <table:table-cell office:value-type="float" office:value="232" table:style-name="ce14">
            <text:p><text:s/>232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0" table:style-name="ce14">
            <text:p><text:s/>190</text:p>
          </table:table-cell>
          <table:table-cell office:value-type="float" office:value="306" table:style-name="ce14">
            <text:p><text:s/>306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8" table:style-name="ce14">
            <text:p><text:s/>198</text:p>
          </table:table-cell>
          <table:table-cell office:value-type="float" office:value="321" table:style-name="ce14">
            <text:p><text:s/>32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38" table:style-name="ce14">
            <text:p><text:s/>38</text:p>
          </table:table-cell>
          <table:table-cell office:value-type="float" office:value="66" table:style-name="ce14">
            <text:p><text:s/>6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624" table:style-name="ce14">
            <text:p><text:s/>624</text:p>
          </table:table-cell>
          <table:table-cell office:value-type="float" office:value="666" table:style-name="ce14">
            <text:p><text:s/>666</text:p>
          </table:table-cell>
          <table:table-cell office:value-type="float" office:value="1290" table:style-name="ce14">
            <text:p>1 290</text:p>
          </table:table-cell>
          <table:table-cell office:value-type="float" office:value="62" table:style-name="ce14">
            <text:p><text:s/>62</text:p>
          </table:table-cell>
          <table:table-cell office:value-type="float" office:value="52" table:style-name="ce14">
            <text:p><text:s/>52</text:p>
          </table:table-cell>
          <table:table-cell office:value-type="float" office:value="114" table:style-name="ce14">
            <text:p><text:s/>1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55" table:style-name="ce14">
            <text:p><text:s/>55</text:p>
          </table:table-cell>
          <table:table-cell office:value-type="float" office:value="54" table:style-name="ce14">
            <text:p><text:s/>54</text:p>
          </table:table-cell>
          <table:table-cell office:value-type="float" office:value="109" table:style-name="ce14">
            <text:p><text:s/>109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8" table:style-name="ce14">
            <text:p><text:s/>118</text:p>
          </table:table-cell>
          <table:table-cell office:value-type="float" office:value="258" table:style-name="ce14">
            <text:p><text:s/>258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65" table:style-name="ce14">
            <text:p><text:s/>6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02" table:style-name="ce14">
            <text:p><text:s/>202</text:p>
          </table:table-cell>
          <table:table-cell office:value-type="float" office:value="279" table:style-name="ce14">
            <text:p><text:s/>279</text:p>
          </table:table-cell>
          <table:table-cell office:value-type="float" office:value="481" table:style-name="ce14">
            <text:p><text:s/>481</text:p>
          </table:table-cell>
          <table:table-cell office:value-type="float" office:value="71" table:style-name="ce14">
            <text:p><text:s/>71</text:p>
          </table:table-cell>
          <table:table-cell office:value-type="float" office:value="87" table:style-name="ce14">
            <text:p><text:s/>87</text:p>
          </table:table-cell>
          <table:table-cell office:value-type="float" office:value="158" table:style-name="ce14">
            <text:p><text:s/>1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3" table:style-name="ce14">
            <text:p><text:s/>143</text:p>
          </table:table-cell>
          <table:table-cell office:value-type="float" office:value="267" table:style-name="ce14">
            <text:p><text:s/>267</text:p>
          </table:table-cell>
          <table:table-cell office:value-type="float" office:value="30" table:style-name="ce14">
            <text:p><text:s/>30</text:p>
          </table:table-cell>
          <table:table-cell office:value-type="float" office:value="33" table:style-name="ce14">
            <text:p><text:s/>33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7" table:style-name="ce14">
            <text:p><text:s/>47</text:p>
          </table:table-cell>
          <table:table-cell office:value-type="float" office:value="73" table:style-name="ce14">
            <text:p><text:s/>73</text:p>
          </table:table-cell>
          <table:table-cell office:value-type="float" office:value="120" table:style-name="ce14">
            <text:p><text:s/>120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98" table:style-name="ce14">
            <text:p><text:s/>9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65" table:style-name="ce14">
            <text:p><text:s/>65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6" table:style-name="ce14">
            <text:p><text:s/>196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63" table:style-name="ce14">
            <text:p><text:s/>6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210" table:style-name="ce14">
            <text:p><text:s/>210</text:p>
          </table:table-cell>
          <table:table-cell office:value-type="float" office:value="246" table:style-name="ce14">
            <text:p><text:s/>246</text:p>
          </table:table-cell>
          <table:table-cell office:value-type="float" office:value="456" table:style-name="ce14">
            <text:p><text:s/>456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81" table:style-name="ce14">
            <text:p><text:s/>181</text:p>
          </table:table-cell>
          <table:table-cell office:value-type="float" office:value="153" table:style-name="ce14">
            <text:p><text:s/>153</text:p>
          </table:table-cell>
          <table:table-cell office:value-type="float" office:value="334" table:style-name="ce14">
            <text:p><text:s/>334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33" table:style-name="ce14">
            <text:p><text:s/>33</text:p>
          </table:table-cell>
          <table:table-cell office:value-type="float" office:value="61" table:style-name="ce14">
            <text:p><text:s/>61</text:p>
          </table:table-cell>
          <table:table-cell office:value-type="float" office:value="94" table:style-name="ce14">
            <text:p><text:s/>9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57" table:style-name="ce14">
            <text:p><text:s/>157</text:p>
          </table:table-cell>
          <table:table-cell office:value-type="float" office:value="158" table:style-name="ce14">
            <text:p><text:s/>158</text:p>
          </table:table-cell>
          <table:table-cell office:value-type="float" office:value="315" table:style-name="ce14">
            <text:p><text:s/>315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230" table:style-name="ce14">
            <text:p><text:s/>230</text:p>
          </table:table-cell>
          <table:table-cell office:value-type="float" office:value="281" table:style-name="ce14">
            <text:p><text:s/>281</text:p>
          </table:table-cell>
          <table:table-cell office:value-type="float" office:value="511" table:style-name="ce14">
            <text:p><text:s/>511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664" table:style-name="ce14">
            <text:p><text:s/>664</text:p>
          </table:table-cell>
          <table:table-cell office:value-type="float" office:value="731" table:style-name="ce14">
            <text:p><text:s/>731</text:p>
          </table:table-cell>
          <table:table-cell office:value-type="float" office:value="1395" table:style-name="ce14">
            <text:p>1 395</text:p>
          </table:table-cell>
          <table:table-cell office:value-type="float" office:value="156" table:style-name="ce14">
            <text:p><text:s/>156</text:p>
          </table:table-cell>
          <table:table-cell office:value-type="float" office:value="159" table:style-name="ce14">
            <text:p><text:s/>159</text:p>
          </table:table-cell>
          <table:table-cell office:value-type="float" office:value="315" table:style-name="ce14">
            <text:p><text:s/>3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6" table:style-name="ce14">
            <text:p><text:s/>116</text:p>
          </table:table-cell>
          <table:table-cell office:value-type="float" office:value="228" table:style-name="ce14">
            <text:p><text:s/>228</text:p>
          </table:table-cell>
          <table:table-cell office:value-type="float" office:value="25" table:style-name="ce14">
            <text:p><text:s/>25</text:p>
          </table:table-cell>
          <table:table-cell office:value-type="float" office:value="8" table:style-name="ce14">
            <text:p><text:s/>8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61" table:style-name="ce14">
            <text:p><text:s/>61</text:p>
          </table:table-cell>
          <table:table-cell office:value-type="float" office:value="82" table:style-name="ce14">
            <text:p><text:s/>82</text:p>
          </table:table-cell>
          <table:table-cell office:value-type="float" office:value="143" table:style-name="ce14">
            <text:p><text:s/>143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office:value-type="float" office:value="75" table:style-name="ce14">
            <text:p><text:s/>75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6933" table:style-name="ce18">
            <text:p>6 933</text:p>
          </table:table-cell>
          <table:table-cell office:value-type="float" office:value="8512" table:style-name="ce18">
            <text:p>8 512</text:p>
          </table:table-cell>
          <table:table-cell office:value-type="float" office:value="15445" table:style-name="ce18">
            <text:p>15 445</text:p>
          </table:table-cell>
          <table:table-cell office:value-type="float" office:value="1107" table:style-name="ce18">
            <text:p>1 107</text:p>
          </table:table-cell>
          <table:table-cell office:value-type="float" office:value="1360" table:style-name="ce18">
            <text:p>1 360</text:p>
          </table:table-cell>
          <table:table-cell office:value-type="float" office:value="2467" table:style-name="ce18">
            <text:p>2 46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67" table:style-name="ce14">
            <text:p><text:s/>67</text:p>
          </table:table-cell>
          <table:table-cell office:value-type="float" office:value="86" table:style-name="ce14">
            <text:p><text:s/>86</text:p>
          </table:table-cell>
          <table:table-cell office:value-type="float" office:value="153" table:style-name="ce14">
            <text:p><text:s/>153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72" table:style-name="ce14">
            <text:p><text:s/>72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63" table:style-name="ce14">
            <text:p><text:s/>63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style-name="ce14">
            <text:p><text:s/>4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66" table:style-name="ce14">
            <text:p><text:s/>166</text:p>
          </table:table-cell>
          <table:table-cell office:value-type="float" office:value="185" table:style-name="ce14">
            <text:p><text:s/>185</text:p>
          </table:table-cell>
          <table:table-cell office:value-type="float" office:value="351" table:style-name="ce14">
            <text:p><text:s/>351</text:p>
          </table:table-cell>
          <table:table-cell office:value-type="float" office:value="39" table:style-name="ce14">
            <text:p><text:s/>39</text:p>
          </table:table-cell>
          <table:table-cell office:value-type="float" office:value="27" table:style-name="ce14">
            <text:p><text:s/>27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style-name="ce14">
            <text:p><text:s/>34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50" table:style-name="ce14">
            <text:p><text:s/>50</text:p>
          </table:table-cell>
          <table:table-cell office:value-type="float" office:value="73" table:style-name="ce14">
            <text:p><text:s/>73</text:p>
          </table:table-cell>
          <table:table-cell office:value-type="float" office:value="123" table:style-name="ce14">
            <text:p><text:s/>123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0" table:style-name="ce14">
            <text:p><text:s/>120</text:p>
          </table:table-cell>
          <table:table-cell office:value-type="float" office:value="247" table:style-name="ce14">
            <text:p><text:s/>247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41" table:style-name="ce14">
            <text:p><text:s/>41</text:p>
          </table:table-cell>
          <table:table-cell office:value-type="float" office:value="43" table:style-name="ce14">
            <text:p><text:s/>43</text:p>
          </table:table-cell>
          <table:table-cell office:value-type="float" office:value="84" table:style-name="ce14">
            <text:p><text:s/>84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33" table:style-name="ce14">
            <text:p><text:s/>333</text:p>
          </table:table-cell>
          <table:table-cell office:value-type="float" office:value="346" table:style-name="ce14">
            <text:p><text:s/>346</text:p>
          </table:table-cell>
          <table:table-cell office:value-type="float" office:value="679" table:style-name="ce14">
            <text:p><text:s/>679</text:p>
          </table:table-cell>
          <table:table-cell office:value-type="float" office:value="57" table:style-name="ce14">
            <text:p><text:s/>57</text:p>
          </table:table-cell>
          <table:table-cell office:value-type="float" office:value="45" table:style-name="ce14">
            <text:p><text:s/>45</text:p>
          </table:table-cell>
          <table:table-cell office:value-type="float" office:value="102" table:style-name="ce14">
            <text:p><text:s/>10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6" table:style-name="ce14">
            <text:p><text:s/>106</text:p>
          </table:table-cell>
          <table:table-cell office:value-type="float" office:value="235" table:style-name="ce14">
            <text:p><text:s/>235</text:p>
          </table:table-cell>
          <table:table-cell office:value-type="float" office:value="64" table:style-name="ce14">
            <text:p><text:s/>64</text:p>
          </table:table-cell>
          <table:table-cell office:value-type="float" office:value="46" table:style-name="ce14">
            <text:p><text:s/>46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3" table:style-name="ce14">
            <text:p><text:s/>33</text:p>
          </table:table-cell>
          <table:table-cell office:value-type="float" office:value="44" table:style-name="ce14">
            <text:p><text:s/>44</text:p>
          </table:table-cell>
          <table:table-cell office:value-type="float" office:value="77" table:style-name="ce14">
            <text:p><text:s/>77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255" table:style-name="ce14">
            <text:p><text:s/>255</text:p>
          </table:table-cell>
          <table:table-cell office:value-type="float" office:value="174" table:style-name="ce14">
            <text:p><text:s/>174</text:p>
          </table:table-cell>
          <table:table-cell office:value-type="float" office:value="429" table:style-name="ce14">
            <text:p><text:s/>429</text:p>
          </table:table-cell>
          <table:table-cell office:value-type="float" office:value="48" table:style-name="ce14">
            <text:p><text:s/>48</text:p>
          </table:table-cell>
          <table:table-cell office:value-type="float" office:value="45" table:style-name="ce14">
            <text:p><text:s/>45</text:p>
          </table:table-cell>
          <table:table-cell office:value-type="float" office:value="93" table:style-name="ce14">
            <text:p><text:s/>9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9" table:style-name="ce14">
            <text:p><text:s/>49</text:p>
          </table:table-cell>
          <table:table-cell office:value-type="float" office:value="51" table:style-name="ce14">
            <text:p><text:s/>5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43" table:style-name="ce14">
            <text:p><text:s/>43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75" table:style-name="ce14">
            <text:p><text:s/>75</text:p>
          </table:table-cell>
          <table:table-cell office:value-type="float" office:value="82" table:style-name="ce14">
            <text:p><text:s/>82</text:p>
          </table:table-cell>
          <table:table-cell office:value-type="float" office:value="157" table:style-name="ce14">
            <text:p><text:s/>157</text:p>
          </table:table-cell>
          <table:table-cell office:value-type="float" office:value="25" table:style-name="ce14">
            <text:p><text:s/>25</text:p>
          </table:table-cell>
          <table:table-cell office:value-type="float" office:value="42" table:style-name="ce14">
            <text:p><text:s/>42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77" table:style-name="ce14">
            <text:p><text:s/>77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0" table:style-name="ce14">
            <text:p><text:s/>180</text:p>
          </table:table-cell>
          <table:table-cell office:value-type="float" office:value="28" table:style-name="ce14">
            <text:p><text:s/>28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215" table:style-name="ce14">
            <text:p><text:s/>215</text:p>
          </table:table-cell>
          <table:table-cell office:value-type="float" office:value="252" table:style-name="ce14">
            <text:p><text:s/>252</text:p>
          </table:table-cell>
          <table:table-cell office:value-type="float" office:value="467" table:style-name="ce14">
            <text:p><text:s/>467</text:p>
          </table:table-cell>
          <table:table-cell office:value-type="float" office:value="34" table:style-name="ce14">
            <text:p><text:s/>34</text:p>
          </table:table-cell>
          <table:table-cell office:value-type="float" office:value="66" table:style-name="ce14">
            <text:p><text:s/>66</text:p>
          </table:table-cell>
          <table:table-cell office:value-type="float" office:value="100" table:style-name="ce14">
            <text:p><text:s/>10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52" table:style-name="ce14">
            <text:p><text:s/>52</text:p>
          </table:table-cell>
          <table:table-cell office:value-type="float" office:value="45" table:style-name="ce14">
            <text:p><text:s/>45</text:p>
          </table:table-cell>
          <table:table-cell office:value-type="float" office:value="97" table:style-name="ce14">
            <text:p><text:s/>97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41" table:style-name="ce14">
            <text:p><text:s/>41</text:p>
          </table:table-cell>
          <table:table-cell office:value-type="float" office:value="42" table:style-name="ce14">
            <text:p><text:s/>42</text:p>
          </table:table-cell>
          <table:table-cell office:value-type="float" office:value="83" table:style-name="ce14">
            <text:p><text:s/>83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114" table:style-name="ce14">
            <text:p><text:s/>114</text:p>
          </table:table-cell>
          <table:table-cell office:value-type="float" office:value="142" table:style-name="ce14">
            <text:p><text:s/>142</text:p>
          </table:table-cell>
          <table:table-cell office:value-type="float" office:value="256" table:style-name="ce14">
            <text:p><text:s/>256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35" table:style-name="ce14">
            <text:p><text:s/>35</text:p>
          </table:table-cell>
          <table:table-cell office:value-type="float" office:value="39" table:style-name="ce14">
            <text:p><text:s/>39</text:p>
          </table:table-cell>
          <table:table-cell office:value-type="float" office:value="74" table:style-name="ce14">
            <text:p><text:s/>74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29" table:style-name="ce14">
            <text:p><text:s/>29</text:p>
          </table:table-cell>
          <table:table-cell office:value-type="float" office:value="28" table:style-name="ce14">
            <text:p><text:s/>28</text:p>
          </table:table-cell>
          <table:table-cell office:value-type="float" office:value="57" table:style-name="ce14">
            <text:p><text:s/>57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90" table:style-name="ce14">
            <text:p><text:s/>90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64" table:style-name="ce14">
            <text:p><text:s/>64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style-name="ce14">
            <text:p><text:s/>43</text:p>
          </table:table-cell>
          <table:table-cell office:value-type="float" office:value="71" table:style-name="ce14">
            <text:p><text:s/>71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57" table:style-name="ce14">
            <text:p><text:s/>57</text:p>
          </table:table-cell>
          <table:table-cell office:value-type="float" office:value="42" table:style-name="ce14">
            <text:p><text:s/>42</text:p>
          </table:table-cell>
          <table:table-cell office:value-type="float" office:value="99" table:style-name="ce14">
            <text:p><text:s/>99</text:p>
          </table:table-cell>
          <table:table-cell office:value-type="float" office:value="30" table:style-name="ce14">
            <text:p><text:s/>30</text:p>
          </table:table-cell>
          <table:table-cell office:value-type="float" office:value="19" table:style-name="ce14">
            <text:p><text:s/>19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83" table:style-name="ce14">
            <text:p><text:s/>83</text:p>
          </table:table-cell>
          <table:table-cell office:value-type="float" office:value="123" table:style-name="ce14">
            <text:p><text:s/>123</text:p>
          </table:table-cell>
          <table:table-cell office:value-type="float" office:value="206" table:style-name="ce14">
            <text:p><text:s/>206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52" table:style-name="ce14">
            <text:p><text:s/>52</text:p>
          </table:table-cell>
          <table:table-cell office:value-type="float" office:value="97" table:style-name="ce14">
            <text:p><text:s/>97</text:p>
          </table:table-cell>
          <table:table-cell office:value-type="float" office:value="149" table:style-name="ce14">
            <text:p><text:s/>149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67" table:style-name="ce14">
            <text:p><text:s/>6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21" table:style-name="ce14">
            <text:p><text:s/>21</text:p>
          </table:table-cell>
          <table:table-cell office:value-type="float" office:value="41" table:style-name="ce14">
            <text:p><text:s/>41</text:p>
          </table:table-cell>
          <table:table-cell office:value-type="float" office:value="62" table:style-name="ce14">
            <text:p><text:s/>62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20" table:style-name="ce14">
            <text:p><text:s/>20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45" table:style-name="ce14">
            <text:p><text:s/>45</text:p>
          </table:table-cell>
          <table:table-cell office:value-type="float" office:value="37" table:style-name="ce14">
            <text:p><text:s/>37</text:p>
          </table:table-cell>
          <table:table-cell office:value-type="float" office:value="82" table:style-name="ce14">
            <text:p><text:s/>82</text:p>
          </table:table-cell>
          <table:table-cell office:value-type="float" office:value="24" table:style-name="ce14">
            <text:p><text:s/>24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9" table:style-name="ce14">
            <text:p><text:s/>19</text:p>
          </table:table-cell>
          <table:table-cell office:value-type="float" office:value="9" table:style-name="ce14">
            <text:p><text:s/>9</text:p>
          </table:table-cell>
          <table:table-cell office:value-type="float" office:value="28" table:style-name="ce14">
            <text:p><text:s/>28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34" table:style-name="ce14">
            <text:p><text:s/>34</text:p>
          </table:table-cell>
          <table:table-cell office:value-type="float" office:value="28" table:style-name="ce14">
            <text:p><text:s/>28</text:p>
          </table:table-cell>
          <table:table-cell office:value-type="float" office:value="62" table:style-name="ce14">
            <text:p><text:s/>6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48" table:style-name="ce14">
            <text:p><text:s/>48</text:p>
          </table:table-cell>
          <table:table-cell office:value-type="float" office:value="54" table:style-name="ce14">
            <text:p><text:s/>5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76" table:style-name="ce14">
            <text:p><text:s/>76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19" table:style-name="ce14">
            <text:p><text:s/>19</text:p>
          </table:table-cell>
          <table:table-cell office:value-type="float" office:value="48" table:style-name="ce14">
            <text:p><text:s/>4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36" table:style-name="ce14">
            <text:p><text:s/>236</text:p>
          </table:table-cell>
          <table:table-cell office:value-type="float" office:value="266" table:style-name="ce14">
            <text:p><text:s/>266</text:p>
          </table:table-cell>
          <table:table-cell office:value-type="float" office:value="502" table:style-name="ce14">
            <text:p><text:s/>502</text:p>
          </table:table-cell>
          <table:table-cell office:value-type="float" office:value="54" table:style-name="ce14">
            <text:p><text:s/>54</text:p>
          </table:table-cell>
          <table:table-cell office:value-type="float" office:value="78" table:style-name="ce14">
            <text:p><text:s/>78</text:p>
          </table:table-cell>
          <table:table-cell office:value-type="float" office:value="132" table:style-name="ce14">
            <text:p><text:s/>1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3217" table:style-name="ce18">
            <text:p>3 217</text:p>
          </table:table-cell>
          <table:table-cell office:value-type="float" office:value="3576" table:style-name="ce18">
            <text:p>3 576</text:p>
          </table:table-cell>
          <table:table-cell office:value-type="float" office:value="6793" table:style-name="ce18">
            <text:p>6 793</text:p>
          </table:table-cell>
          <table:table-cell office:value-type="float" office:value="766" table:style-name="ce18">
            <text:p><text:s/>766</text:p>
          </table:table-cell>
          <table:table-cell office:value-type="float" office:value="933" table:style-name="ce18">
            <text:p><text:s/>933</text:p>
          </table:table-cell>
          <table:table-cell office:value-type="float" office:value="1699" table:style-name="ce18">
            <text:p>1 69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95" table:style-name="ce14">
            <text:p><text:s/>95</text:p>
          </table:table-cell>
          <table:table-cell office:value-type="float" office:value="105" table:style-name="ce14">
            <text:p><text:s/>105</text:p>
          </table:table-cell>
          <table:table-cell office:value-type="float" office:value="200" table:style-name="ce14">
            <text:p><text:s/>200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26" table:style-name="ce14">
            <text:p><text:s/>26</text:p>
          </table:table-cell>
          <table:table-cell office:value-type="float" office:value="20" table:style-name="ce14">
            <text:p><text:s/>20</text:p>
          </table:table-cell>
          <table:table-cell office:value-type="float" office:value="46" table:style-name="ce14">
            <text:p><text:s/>46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19" table:style-name="ce14">
            <text:p><text:s/>119</text:p>
          </table:table-cell>
          <table:table-cell office:value-type="float" office:value="244" table:style-name="ce14">
            <text:p><text:s/>244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63" table:style-name="ce14">
            <text:p><text:s/>63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91" table:style-name="ce14">
            <text:p><text:s/>91</text:p>
          </table:table-cell>
          <table:table-cell office:value-type="float" office:value="120" table:style-name="ce14">
            <text:p><text:s/>120</text:p>
          </table:table-cell>
          <table:table-cell office:value-type="float" office:value="211" table:style-name="ce14">
            <text:p><text:s/>211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426" table:style-name="ce14">
            <text:p><text:s/>426</text:p>
          </table:table-cell>
          <table:table-cell office:value-type="float" office:value="459" table:style-name="ce14">
            <text:p><text:s/>459</text:p>
          </table:table-cell>
          <table:table-cell office:value-type="float" office:value="885" table:style-name="ce14">
            <text:p><text:s/>885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86" table:style-name="ce14">
            <text:p><text:s/>86</text:p>
          </table:table-cell>
          <table:table-cell office:value-type="float" office:value="70" table:style-name="ce14">
            <text:p><text:s/>70</text:p>
          </table:table-cell>
          <table:table-cell office:value-type="float" office:value="156" table:style-name="ce14">
            <text:p><text:s/>156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337" table:style-name="ce14">
            <text:p><text:s/>337</text:p>
          </table:table-cell>
          <table:table-cell office:value-type="float" office:value="450" table:style-name="ce14">
            <text:p><text:s/>450</text:p>
          </table:table-cell>
          <table:table-cell office:value-type="float" office:value="787" table:style-name="ce14">
            <text:p><text:s/>787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54" table:style-name="ce14">
            <text:p><text:s/>54</text:p>
          </table:table-cell>
          <table:table-cell office:value-type="float" office:value="50" table:style-name="ce14">
            <text:p><text:s/>50</text:p>
          </table:table-cell>
          <table:table-cell office:value-type="float" office:value="104" table:style-name="ce14">
            <text:p><text:s/>104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6" table:style-name="ce14">
            <text:p><text:s/>206</text:p>
          </table:table-cell>
          <table:table-cell office:value-type="float" office:value="373" table:style-name="ce14">
            <text:p><text:s/>373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82" table:style-name="ce14">
            <text:p><text:s/>82</text:p>
          </table:table-cell>
          <table:table-cell office:value-type="float" office:value="89" table:style-name="ce14">
            <text:p><text:s/>89</text:p>
          </table:table-cell>
          <table:table-cell office:value-type="float" office:value="171" table:style-name="ce14">
            <text:p><text:s/>171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style-name="ce14">
            <text:p><text:s/>29</text:p>
          </table:table-cell>
          <table:table-cell office:value-type="float" office:value="57" table:style-name="ce14">
            <text:p><text:s/>57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83" table:style-name="ce14">
            <text:p><text:s/>183</text:p>
          </table:table-cell>
          <table:table-cell office:value-type="float" office:value="307" table:style-name="ce14">
            <text:p><text:s/>307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41" table:style-name="ce14">
            <text:p><text:s/>41</text:p>
          </table:table-cell>
          <table:table-cell office:value-type="float" office:value="35" table:style-name="ce14">
            <text:p><text:s/>35</text:p>
          </table:table-cell>
          <table:table-cell office:value-type="float" office:value="76" table:style-name="ce14">
            <text:p><text:s/>76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397" table:style-name="ce14">
            <text:p><text:s/>397</text:p>
          </table:table-cell>
          <table:table-cell office:value-type="float" office:value="485" table:style-name="ce14">
            <text:p><text:s/>485</text:p>
          </table:table-cell>
          <table:table-cell office:value-type="float" office:value="882" table:style-name="ce14">
            <text:p><text:s/>882</text:p>
          </table:table-cell>
          <table:table-cell office:value-type="float" office:value="31" table:style-name="ce14">
            <text:p><text:s/>31</text:p>
          </table:table-cell>
          <table:table-cell office:value-type="float" office:value="55" table:style-name="ce14">
            <text:p><text:s/>55</text:p>
          </table:table-cell>
          <table:table-cell office:value-type="float" office:value="86" table:style-name="ce14">
            <text:p><text:s/>8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34" table:style-name="ce14">
            <text:p><text:s/>34</text:p>
          </table:table-cell>
          <table:table-cell office:value-type="float" office:value="61" table:style-name="ce14">
            <text:p><text:s/>61</text:p>
          </table:table-cell>
          <table:table-cell office:value-type="float" office:value="95" table:style-name="ce14">
            <text:p><text:s/>95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67" table:style-name="ce14">
            <text:p><text:s/>67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1522" table:style-name="ce14">
            <text:p>1 522</text:p>
          </table:table-cell>
          <table:table-cell office:value-type="float" office:value="1372" table:style-name="ce14">
            <text:p>1 372</text:p>
          </table:table-cell>
          <table:table-cell office:value-type="float" office:value="2894" table:style-name="ce14">
            <text:p>2 894</text:p>
          </table:table-cell>
          <table:table-cell office:value-type="float" office:value="63" table:style-name="ce14">
            <text:p><text:s/>63</text:p>
          </table:table-cell>
          <table:table-cell office:value-type="float" office:value="80" table:style-name="ce14">
            <text:p><text:s/>80</text:p>
          </table:table-cell>
          <table:table-cell office:value-type="float" office:value="143" table:style-name="ce14">
            <text:p><text:s/>1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386" table:style-name="ce14">
            <text:p><text:s/>386</text:p>
          </table:table-cell>
          <table:table-cell office:value-type="float" office:value="433" table:style-name="ce14">
            <text:p><text:s/>433</text:p>
          </table:table-cell>
          <table:table-cell office:value-type="float" office:value="819" table:style-name="ce14">
            <text:p><text:s/>819</text:p>
          </table:table-cell>
          <table:table-cell office:value-type="float" office:value="66" table:style-name="ce14">
            <text:p><text:s/>66</text:p>
          </table:table-cell>
          <table:table-cell office:value-type="float" office:value="24" table:style-name="ce14">
            <text:p><text:s/>24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42" table:style-name="ce14">
            <text:p><text:s/>42</text:p>
          </table:table-cell>
          <table:table-cell office:value-type="float" office:value="55" table:style-name="ce14">
            <text:p><text:s/>55</text:p>
          </table:table-cell>
          <table:table-cell office:value-type="float" office:value="97" table:style-name="ce14">
            <text:p><text:s/>97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6" table:style-name="ce14">
            <text:p><text:s/>126</text:p>
          </table:table-cell>
          <table:table-cell office:value-type="float" office:value="234" table:style-name="ce14">
            <text:p><text:s/>234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72" table:style-name="ce14">
            <text:p><text:s/>172</text:p>
          </table:table-cell>
          <table:table-cell office:value-type="float" office:value="163" table:style-name="ce14">
            <text:p><text:s/>163</text:p>
          </table:table-cell>
          <table:table-cell office:value-type="float" office:value="335" table:style-name="ce14">
            <text:p><text:s/>335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6" table:style-name="ce14">
            <text:p><text:s/>126</text:p>
          </table:table-cell>
          <table:table-cell office:value-type="float" office:value="244" table:style-name="ce14">
            <text:p><text:s/>244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44" table:style-name="ce14">
            <text:p><text:s/>44</text:p>
          </table:table-cell>
          <table:table-cell office:value-type="float" office:value="72" table:style-name="ce14">
            <text:p><text:s/>72</text:p>
          </table:table-cell>
          <table:table-cell office:value-type="float" office:value="116" table:style-name="ce14">
            <text:p><text:s/>116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60" table:style-name="ce14">
            <text:p><text:s/>6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306" table:style-name="ce14">
            <text:p><text:s/>306</text:p>
          </table:table-cell>
          <table:table-cell office:value-type="float" office:value="348" table:style-name="ce14">
            <text:p><text:s/>348</text:p>
          </table:table-cell>
          <table:table-cell office:value-type="float" office:value="654" table:style-name="ce14">
            <text:p><text:s/>654</text:p>
          </table:table-cell>
          <table:table-cell office:value-type="float" office:value="25" table:style-name="ce14">
            <text:p><text:s/>25</text:p>
          </table:table-cell>
          <table:table-cell office:value-type="float" office:value="19" table:style-name="ce14">
            <text:p><text:s/>19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86" table:style-name="ce14">
            <text:p><text:s/>286</text:p>
          </table:table-cell>
          <table:table-cell office:value-type="float" office:value="320" table:style-name="ce14">
            <text:p><text:s/>320</text:p>
          </table:table-cell>
          <table:table-cell office:value-type="float" office:value="606" table:style-name="ce14">
            <text:p><text:s/>606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71" table:style-name="ce14">
            <text:p><text:s/>71</text:p>
          </table:table-cell>
          <table:table-cell office:value-type="float" office:value="84" table:style-name="ce14">
            <text:p><text:s/>84</text:p>
          </table:table-cell>
          <table:table-cell office:value-type="float" office:value="155" table:style-name="ce14">
            <text:p><text:s/>155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43" table:style-name="ce14">
            <text:p><text:s/>143</text:p>
          </table:table-cell>
          <table:table-cell office:value-type="float" office:value="142" table:style-name="ce14">
            <text:p><text:s/>142</text:p>
          </table:table-cell>
          <table:table-cell office:value-type="float" office:value="285" table:style-name="ce14">
            <text:p><text:s/>285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5" table:style-name="ce14">
            <text:p><text:s/>115</text:p>
          </table:table-cell>
          <table:table-cell office:value-type="float" office:value="247" table:style-name="ce14">
            <text:p><text:s/>247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75" table:style-name="ce14">
            <text:p><text:s/>75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58" table:style-name="ce14">
            <text:p><text:s/>58</text:p>
          </table:table-cell>
          <table:table-cell office:value-type="float" office:value="82" table:style-name="ce14">
            <text:p><text:s/>82</text:p>
          </table:table-cell>
          <table:table-cell office:value-type="float" office:value="140" table:style-name="ce14">
            <text:p><text:s/>14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3" table:style-name="ce14">
            <text:p><text:s/>123</text:p>
          </table:table-cell>
          <table:table-cell office:value-type="float" office:value="246" table:style-name="ce14">
            <text:p><text:s/>246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65" table:style-name="ce14">
            <text:p><text:s/>365</text:p>
          </table:table-cell>
          <table:table-cell office:value-type="float" office:value="449" table:style-name="ce14">
            <text:p><text:s/>449</text:p>
          </table:table-cell>
          <table:table-cell office:value-type="float" office:value="814" table:style-name="ce14">
            <text:p><text:s/>8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35" table:style-name="ce14">
            <text:p><text:s/>35</text:p>
          </table:table-cell>
          <table:table-cell office:value-type="float" office:value="33" table:style-name="ce14">
            <text:p><text:s/>33</text:p>
          </table:table-cell>
          <table:table-cell office:value-type="float" office:value="68" table:style-name="ce14">
            <text:p><text:s/>68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23" table:style-name="ce14">
            <text:p><text:s/>123</text:p>
          </table:table-cell>
          <table:table-cell office:value-type="float" office:value="240" table:style-name="ce14">
            <text:p><text:s/>24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415" table:style-name="ce14">
            <text:p><text:s/>415</text:p>
          </table:table-cell>
          <table:table-cell office:value-type="float" office:value="356" table:style-name="ce14">
            <text:p><text:s/>356</text:p>
          </table:table-cell>
          <table:table-cell office:value-type="float" office:value="771" table:style-name="ce14">
            <text:p><text:s/>771</text:p>
          </table:table-cell>
          <table:table-cell office:value-type="float" office:value="63" table:style-name="ce14">
            <text:p><text:s/>63</text:p>
          </table:table-cell>
          <table:table-cell office:value-type="float" office:value="48" table:style-name="ce14">
            <text:p><text:s/>48</text:p>
          </table:table-cell>
          <table:table-cell office:value-type="float" office:value="111" table:style-name="ce14">
            <text:p><text:s/>1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795" table:style-name="ce14">
            <text:p><text:s/>795</text:p>
          </table:table-cell>
          <table:table-cell office:value-type="float" office:value="1111" table:style-name="ce14">
            <text:p>1 111</text:p>
          </table:table-cell>
          <table:table-cell office:value-type="float" office:value="1906" table:style-name="ce14">
            <text:p>1 906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52" table:style-name="ce14">
            <text:p><text:s/>52</text:p>
          </table:table-cell>
          <table:table-cell office:value-type="float" office:value="64" table:style-name="ce14">
            <text:p><text:s/>64</text:p>
          </table:table-cell>
          <table:table-cell office:value-type="float" office:value="116" table:style-name="ce14">
            <text:p><text:s/>116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36" table:style-name="ce14">
            <text:p><text:s/>36</text:p>
          </table:table-cell>
          <table:table-cell office:value-type="float" office:value="51" table:style-name="ce14">
            <text:p><text:s/>51</text:p>
          </table:table-cell>
          <table:table-cell office:value-type="float" office:value="87" table:style-name="ce14">
            <text:p><text:s/>87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14" table:style-name="ce14">
            <text:p><text:s/>114</text:p>
          </table:table-cell>
          <table:table-cell office:value-type="float" office:value="164" table:style-name="ce14">
            <text:p><text:s/>164</text:p>
          </table:table-cell>
          <table:table-cell office:value-type="float" office:value="278" table:style-name="ce14">
            <text:p><text:s/>278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style-name="ce14">
            <text:p><text:s/>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287" table:style-name="ce14">
            <text:p><text:s/>287</text:p>
          </table:table-cell>
          <table:table-cell office:value-type="float" office:value="359" table:style-name="ce14">
            <text:p><text:s/>359</text:p>
          </table:table-cell>
          <table:table-cell office:value-type="float" office:value="646" table:style-name="ce14">
            <text:p><text:s/>646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8092" table:style-name="ce18">
            <text:p>8 092</text:p>
          </table:table-cell>
          <table:table-cell office:value-type="float" office:value="9071" table:style-name="ce18">
            <text:p>9 071</text:p>
          </table:table-cell>
          <table:table-cell office:value-type="float" office:value="17163" table:style-name="ce18">
            <text:p>17 163</text:p>
          </table:table-cell>
          <table:table-cell office:value-type="float" office:value="718" table:style-name="ce18">
            <text:p><text:s/>718</text:p>
          </table:table-cell>
          <table:table-cell office:value-type="float" office:value="822" table:style-name="ce18">
            <text:p><text:s/>822</text:p>
          </table:table-cell>
          <table:table-cell office:value-type="float" office:value="1540" table:style-name="ce18">
            <text:p>1 54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55" table:style-name="ce14">
            <text:p><text:s/>5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59" table:style-name="ce14">
            <text:p><text:s/>59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83" table:style-name="ce14">
            <text:p><text:s/>83</text:p>
          </table:table-cell>
          <table:table-cell office:value-type="float" office:value="81" table:style-name="ce14">
            <text:p><text:s/>81</text:p>
          </table:table-cell>
          <table:table-cell office:value-type="float" office:value="164" table:style-name="ce14">
            <text:p><text:s/>164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50" table:style-name="ce14">
            <text:p><text:s/>50</text:p>
          </table:table-cell>
          <table:table-cell office:value-type="float" office:value="84" table:style-name="ce14">
            <text:p><text:s/>8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20" table:style-name="ce14">
            <text:p><text:s/>120</text:p>
          </table:table-cell>
          <table:table-cell office:value-type="float" office:value="162" table:style-name="ce14">
            <text:p><text:s/>162</text:p>
          </table:table-cell>
          <table:table-cell office:value-type="float" office:value="282" table:style-name="ce14">
            <text:p><text:s/>282</text:p>
          </table:table-cell>
          <table:table-cell office:value-type="float" office:value="15" table:style-name="ce14">
            <text:p><text:s/>15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32" table:style-name="ce14">
            <text:p><text:s/>32</text:p>
          </table:table-cell>
          <table:table-cell office:value-type="float" office:value="24" table:style-name="ce14">
            <text:p><text:s/>24</text:p>
          </table:table-cell>
          <table:table-cell office:value-type="float" office:value="56" table:style-name="ce14">
            <text:p><text:s/>56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office:value-type="float" office:value="95" table:style-name="ce14">
            <text:p><text:s/>95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357" table:style-name="ce14">
            <text:p><text:s/>357</text:p>
          </table:table-cell>
          <table:table-cell office:value-type="float" office:value="213" table:style-name="ce14">
            <text:p><text:s/>213</text:p>
          </table:table-cell>
          <table:table-cell office:value-type="float" office:value="570" table:style-name="ce14">
            <text:p><text:s/>57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80" table:style-name="ce14">
            <text:p><text:s/>80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86" table:style-name="ce14">
            <text:p><text:s/>86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80" table:style-name="ce14">
            <text:p><text:s/>80</text:p>
          </table:table-cell>
          <table:table-cell office:value-type="float" office:value="76" table:style-name="ce14">
            <text:p><text:s/>76</text:p>
          </table:table-cell>
          <table:table-cell office:value-type="float" office:value="156" table:style-name="ce14">
            <text:p><text:s/>156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39" table:style-name="ce14">
            <text:p><text:s/>39</text:p>
          </table:table-cell>
          <table:table-cell office:value-type="float" office:value="71" table:style-name="ce14">
            <text:p><text:s/>71</text:p>
          </table:table-cell>
          <table:table-cell office:value-type="float" office:value="110" table:style-name="ce14">
            <text:p><text:s/>11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101" table:style-name="ce14">
            <text:p><text:s/>101</text:p>
          </table:table-cell>
          <table:table-cell office:value-type="float" office:value="67" table:style-name="ce14">
            <text:p><text:s/>67</text:p>
          </table:table-cell>
          <table:table-cell office:value-type="float" office:value="168" table:style-name="ce14">
            <text:p><text:s/>168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417" table:style-name="ce18">
            <text:p>1 417</text:p>
          </table:table-cell>
          <table:table-cell office:value-type="float" office:value="1463" table:style-name="ce18">
            <text:p>1 463</text:p>
          </table:table-cell>
          <table:table-cell office:value-type="float" office:value="2880" table:style-name="ce18">
            <text:p>2 880</text:p>
          </table:table-cell>
          <table:table-cell office:value-type="float" office:value="142" table:style-name="ce18">
            <text:p><text:s/>142</text:p>
          </table:table-cell>
          <table:table-cell office:value-type="float" office:value="155" table:style-name="ce18">
            <text:p><text:s/>155</text:p>
          </table:table-cell>
          <table:table-cell office:value-type="float" office:value="297" table:style-name="ce18">
            <text:p><text:s/>29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847" table:style-name="ce14">
            <text:p><text:s/>847</text:p>
          </table:table-cell>
          <table:table-cell office:value-type="float" office:value="1048" table:style-name="ce14">
            <text:p>1 048</text:p>
          </table:table-cell>
          <table:table-cell office:value-type="float" office:value="1895" table:style-name="ce14">
            <text:p>1 895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61" table:style-name="ce14">
            <text:p><text:s/>6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34" table:style-name="ce14">
            <text:p><text:s/>34</text:p>
          </table:table-cell>
          <table:table-cell office:value-type="float" office:value="42" table:style-name="ce14">
            <text:p><text:s/>42</text:p>
          </table:table-cell>
          <table:table-cell office:value-type="float" office:value="76" table:style-name="ce14">
            <text:p><text:s/>7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255" table:style-name="ce14">
            <text:p><text:s/>255</text:p>
          </table:table-cell>
          <table:table-cell office:value-type="float" office:value="270" table:style-name="ce14">
            <text:p><text:s/>270</text:p>
          </table:table-cell>
          <table:table-cell office:value-type="float" office:value="525" table:style-name="ce14">
            <text:p><text:s/>525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179" table:style-name="ce14">
            <text:p><text:s/>179</text:p>
          </table:table-cell>
          <table:table-cell office:value-type="float" office:value="234" table:style-name="ce14">
            <text:p><text:s/>234</text:p>
          </table:table-cell>
          <table:table-cell office:value-type="float" office:value="413" table:style-name="ce14">
            <text:p><text:s/>41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233" table:style-name="ce14">
            <text:p><text:s/>233</text:p>
          </table:table-cell>
          <table:table-cell office:value-type="float" office:value="290" table:style-name="ce14">
            <text:p><text:s/>290</text:p>
          </table:table-cell>
          <table:table-cell office:value-type="float" office:value="523" table:style-name="ce14">
            <text:p><text:s/>523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493" table:style-name="ce14">
            <text:p><text:s/>493</text:p>
          </table:table-cell>
          <table:table-cell office:value-type="float" office:value="562" table:style-name="ce14">
            <text:p><text:s/>562</text:p>
          </table:table-cell>
          <table:table-cell office:value-type="float" office:value="1055" table:style-name="ce14">
            <text:p>1 055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46" table:style-name="ce14">
            <text:p><text:s/>146</text:p>
          </table:table-cell>
          <table:table-cell office:value-type="float" office:value="182" table:style-name="ce14">
            <text:p><text:s/>182</text:p>
          </table:table-cell>
          <table:table-cell office:value-type="float" office:value="328" table:style-name="ce14">
            <text:p><text:s/>328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538" table:style-name="ce14">
            <text:p><text:s/>538</text:p>
          </table:table-cell>
          <table:table-cell office:value-type="float" office:value="654" table:style-name="ce14">
            <text:p><text:s/>654</text:p>
          </table:table-cell>
          <table:table-cell office:value-type="float" office:value="1192" table:style-name="ce14">
            <text:p>1 192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236" table:style-name="ce14">
            <text:p><text:s/>236</text:p>
          </table:table-cell>
          <table:table-cell office:value-type="float" office:value="285" table:style-name="ce14">
            <text:p><text:s/>285</text:p>
          </table:table-cell>
          <table:table-cell office:value-type="float" office:value="521" table:style-name="ce14">
            <text:p><text:s/>52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3" table:style-name="ce14">
            <text:p><text:s/>153</text:p>
          </table:table-cell>
          <table:table-cell office:value-type="float" office:value="260" table:style-name="ce14">
            <text:p><text:s/>260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58" table:style-name="ce14">
            <text:p><text:s/>58</text:p>
          </table:table-cell>
          <table:table-cell office:value-type="float" office:value="58" table:style-name="ce14">
            <text:p><text:s/>58</text:p>
          </table:table-cell>
          <table:table-cell office:value-type="float" office:value="116" table:style-name="ce14">
            <text:p><text:s/>1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121" table:style-name="ce14">
            <text:p><text:s/>121</text:p>
          </table:table-cell>
          <table:table-cell office:value-type="float" office:value="155" table:style-name="ce14">
            <text:p><text:s/>155</text:p>
          </table:table-cell>
          <table:table-cell office:value-type="float" office:value="276" table:style-name="ce14">
            <text:p><text:s/>276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3309" table:style-name="ce18">
            <text:p>3 309</text:p>
          </table:table-cell>
          <table:table-cell office:value-type="float" office:value="4005" table:style-name="ce18">
            <text:p>4 005</text:p>
          </table:table-cell>
          <table:table-cell office:value-type="float" office:value="7314" table:style-name="ce18">
            <text:p>7 314</text:p>
          </table:table-cell>
          <table:table-cell office:value-type="float" office:value="77" table:style-name="ce18">
            <text:p><text:s/>77</text:p>
          </table:table-cell>
          <table:table-cell office:value-type="float" office:value="104" table:style-name="ce18">
            <text:p><text:s/>104</text:p>
          </table:table-cell>
          <table:table-cell office:value-type="float" office:value="181" table:style-name="ce18">
            <text:p><text:s/>18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22968" table:style-name="ce18">
            <text:p>22 968</text:p>
          </table:table-cell>
          <table:table-cell office:value-type="float" office:value="26627" table:style-name="ce18">
            <text:p>26 627</text:p>
          </table:table-cell>
          <table:table-cell office:value-type="float" office:value="49595" table:style-name="ce18">
            <text:p>49 595</text:p>
          </table:table-cell>
          <table:table-cell office:value-type="float" office:value="2810" table:style-name="ce18">
            <text:p>2 810</text:p>
          </table:table-cell>
          <table:table-cell office:value-type="float" office:value="3374" table:style-name="ce18">
            <text:p>3 374</text:p>
          </table:table-cell>
          <table:table-cell office:value-type="float" office:value="6184" table:style-name="ce18">
            <text:p>6 184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011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4" table:style-name="ce14">
            <text:p><text:s/>94</text:p>
          </table:table-cell>
          <table:table-cell office:value-type="float" office:value="240" table:style-name="ce18">
            <text:p><text:s/>2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67" table:style-name="ce14">
            <text:p><text:s/>67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57" table:style-name="ce14">
            <text:p><text:s/>57</text:p>
          </table:table-cell>
          <table:table-cell office:value-type="float" office:value="402" table:style-name="ce18">
            <text:p><text:s/>4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94" table:style-name="ce14">
            <text:p><text:s/>94</text:p>
          </table:table-cell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202" table:style-name="ce14">
            <text:p><text:s/>202</text:p>
          </table:table-cell>
          <table:table-cell office:value-type="float" office:value="772" table:style-name="ce18">
            <text:p><text:s/>7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3" table:style-name="ce14">
            <text:p><text:s/>73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9" table:style-name="ce14">
            <text:p><text:s/>89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2" table:style-name="ce14">
            <text:p><text:s/>32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3" table:style-name="ce14">
            <text:p><text:s/>43</text:p>
          </table:table-cell>
          <table:table-cell office:value-type="float" office:value="147" table:style-name="ce18">
            <text:p><text:s/>1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115" table:style-name="ce18">
            <text:p><text:s/>1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29" table:style-name="ce14">
            <text:p><text:s/>29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3" table:style-name="ce14">
            <text:p><text:s/>43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46" table:style-name="ce14">
            <text:p><text:s/>46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6" table:style-name="ce14">
            <text:p><text:s/>46</text:p>
          </table:table-cell>
          <table:table-cell office:value-type="float" office:value="234" table:style-name="ce18">
            <text:p><text:s/>2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81" table:style-name="ce14">
            <text:p><text:s/>81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326" table:number-columns-spanned="2" table:number-rows-spanned="1" table:style-name="ce47">
            <text:p><text:s/>326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25" table:style-name="ce14">
            <text:p><text:s/>125</text:p>
          </table:table-cell>
          <table:table-cell office:value-type="float" office:value="741" table:style-name="ce18">
            <text:p><text:s/>7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67" table:style-name="ce14">
            <text:p><text:s/>67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12" table:style-name="ce14">
            <text:p><text:s/>112</text:p>
          </table:table-cell>
          <table:table-cell office:value-type="float" office:value="625" table:style-name="ce18">
            <text:p><text:s/>6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1" table:style-name="ce14">
            <text:p><text:s/>71</text:p>
          </table:table-cell>
          <table:table-cell office:value-type="float" office:value="127" table:style-name="ce18">
            <text:p><text:s/>1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26" table:style-name="ce14">
            <text:p><text:s/>26</text:p>
          </table:table-cell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47" table:style-name="ce14">
            <text:p><text:s/>47</text:p>
          </table:table-cell>
          <table:table-cell office:value-type="float" office:value="189" table:style-name="ce18">
            <text:p><text:s/>1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46" table:style-name="ce14">
            <text:p><text:s/>46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319" table:number-columns-spanned="2" table:number-rows-spanned="1" table:style-name="ce47">
            <text:p><text:s/>319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151" table:style-name="ce14">
            <text:p><text:s/>151</text:p>
          </table:table-cell>
          <table:table-cell office:value-type="float" office:value="737" table:style-name="ce18">
            <text:p><text:s/>7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42" table:style-name="ce14">
            <text:p><text:s/>42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3" table:style-name="ce14">
            <text:p><text:s/>83</text:p>
          </table:table-cell>
          <table:table-cell office:value-type="float" office:value="265" table:style-name="ce18">
            <text:p><text:s/>2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68" table:style-name="ce14">
            <text:p><text:s/>68</text:p>
          </table:table-cell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468" table:number-columns-spanned="2" table:number-rows-spanned="1" table:style-name="ce47">
            <text:p><text:s/>468</text:p>
          </table:table-cell>
          <table:covered-table-cell/>
          <table:table-cell office:value-type="float" office:value="20" table:style-name="ce14">
            <text:p><text:s/>20</text:p>
          </table:table-cell>
          <table:table-cell office:value-type="float" office:value="110" table:style-name="ce14">
            <text:p><text:s/>110</text:p>
          </table:table-cell>
          <table:table-cell office:value-type="float" office:value="895" table:style-name="ce18">
            <text:p><text:s/>8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8" table:style-name="ce14">
            <text:p><text:s/>48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29" table:style-name="ce14">
            <text:p><text:s/>29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6" table:style-name="ce14">
            <text:p><text:s/>26</text:p>
          </table:table-cell>
          <table:table-cell office:value-type="float" office:value="189" table:style-name="ce18">
            <text:p><text:s/>1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46" table:style-name="ce14">
            <text:p><text:s/>46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1" table:style-name="ce14">
            <text:p><text:s/>41</text:p>
          </table:table-cell>
          <table:table-cell office:value-type="float" office:value="232" table:style-name="ce18">
            <text:p><text:s/>2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51" table:style-name="ce14">
            <text:p><text:s/>51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9" table:style-name="ce14">
            <text:p><text:s/>69</text:p>
          </table:table-cell>
          <table:table-cell office:value-type="float" office:value="306" table:style-name="ce18">
            <text:p><text:s/>3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53" table:style-name="ce14">
            <text:p><text:s/>53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5" table:style-name="ce14">
            <text:p><text:s/>55</text:p>
          </table:table-cell>
          <table:table-cell office:value-type="float" office:value="321" table:style-name="ce18">
            <text:p><text:s/>3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09" table:style-name="ce14">
            <text:p><text:s/>109</text:p>
          </table:table-cell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office:value-type="float" office:value="21" table:style-name="ce14">
            <text:p><text:s/>21</text:p>
          </table:table-cell>
          <table:table-cell office:value-type="float" office:value="251" table:style-name="ce14">
            <text:p><text:s/>251</text:p>
          </table:table-cell>
          <table:table-cell office:value-type="float" office:value="1290" table:style-name="ce18">
            <text:p>1 2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35" table:style-name="ce14">
            <text:p><text:s/>35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6" table:style-name="ce14">
            <text:p><text:s/>46</text:p>
          </table:table-cell>
          <table:table-cell office:value-type="float" office:value="258" table:style-name="ce18">
            <text:p><text:s/>2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55" table:style-name="ce14">
            <text:p><text:s/>55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80" table:style-name="ce14">
            <text:p><text:s/>80</text:p>
          </table:table-cell>
          <table:table-cell office:value-type="float" office:value="481" table:style-name="ce18">
            <text:p><text:s/>4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38" table:style-name="ce14">
            <text:p><text:s/>38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42" table:style-name="ce14">
            <text:p><text:s/>42</text:p>
          </table:table-cell>
          <table:table-cell office:value-type="float" office:value="267" table:style-name="ce18">
            <text:p><text:s/>2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7" table:style-name="ce14">
            <text:p><text:s/>7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196" table:style-name="ce18">
            <text:p><text:s/>1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53" table:style-name="ce14">
            <text:p><text:s/>53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8" table:style-name="ce14">
            <text:p><text:s/>98</text:p>
          </table:table-cell>
          <table:table-cell office:value-type="float" office:value="456" table:style-name="ce18">
            <text:p><text:s/>4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43" table:style-name="ce14">
            <text:p><text:s/>43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48" table:style-name="ce14">
            <text:p><text:s/>48</text:p>
          </table:table-cell>
          <table:table-cell office:value-type="float" office:value="334" table:style-name="ce18">
            <text:p><text:s/>3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94" table:style-name="ce18">
            <text:p><text:s/>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28" table:style-name="ce14">
            <text:p><text:s/>28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7" table:style-name="ce14">
            <text:p><text:s/>37</text:p>
          </table:table-cell>
          <table:table-cell office:value-type="float" office:value="315" table:style-name="ce18">
            <text:p><text:s/>3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58" table:style-name="ce14">
            <text:p><text:s/>58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81" table:style-name="ce14">
            <text:p><text:s/>81</text:p>
          </table:table-cell>
          <table:table-cell office:value-type="float" office:value="511" table:style-name="ce18">
            <text:p><text:s/>5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620" table:number-columns-spanned="2" table:number-rows-spanned="1" table:style-name="ce47">
            <text:p><text:s/>620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336" table:style-name="ce14">
            <text:p><text:s/>336</text:p>
          </table:table-cell>
          <table:table-cell office:value-type="float" office:value="1395" table:style-name="ce18">
            <text:p>1 3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5" table:style-name="ce14">
            <text:p><text:s/>75</text:p>
          </table:table-cell>
          <table:table-cell office:value-type="float" office:value="228" table:style-name="ce18">
            <text:p><text:s/>2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143" table:style-name="ce18">
            <text:p><text:s/>1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35" table:style-name="ce18">
            <text:p>1 735</text:p>
          </table:table-cell>
          <table:table-cell office:value-type="float" office:value="2746" table:number-columns-spanned="2" table:number-rows-spanned="1" table:style-name="ce46">
            <text:p>2 746</text:p>
          </table:table-cell>
          <table:covered-table-cell/>
          <table:table-cell office:value-type="float" office:value="694" table:number-columns-spanned="2" table:number-rows-spanned="1" table:style-name="ce46">
            <text:p><text:s/>694</text:p>
          </table:table-cell>
          <table:covered-table-cell/>
          <table:table-cell office:value-type="float" office:value="737" table:number-columns-spanned="2" table:number-rows-spanned="1" table:style-name="ce46">
            <text:p><text:s/>737</text:p>
          </table:table-cell>
          <table:covered-table-cell/>
          <table:table-cell office:value-type="float" office:value="5829" table:number-columns-spanned="2" table:number-rows-spanned="1" table:style-name="ce46">
            <text:p>5 829</text:p>
          </table:table-cell>
          <table:covered-table-cell/>
          <table:table-cell office:value-type="float" office:value="228" table:style-name="ce18">
            <text:p><text:s/>228</text:p>
          </table:table-cell>
          <table:table-cell office:value-type="float" office:value="3476" table:style-name="ce18">
            <text:p>3 476</text:p>
          </table:table-cell>
          <table:table-cell office:value-type="float" office:value="15445" table:style-name="ce18">
            <text:p>15 445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153" table:style-name="ce18">
            <text:p><text:s/>1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28" table:style-name="ce14">
            <text:p><text:s/>28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69" table:style-name="ce14">
            <text:p><text:s/>69</text:p>
          </table:table-cell>
          <table:table-cell office:value-type="float" office:value="351" table:style-name="ce18">
            <text:p><text:s/>3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123" table:style-name="ce18">
            <text:p><text:s/>1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0" table:style-name="ce14">
            <text:p><text:s/>50</text:p>
          </table:table-cell>
          <table:table-cell office:value-type="float" office:value="247" table:style-name="ce18">
            <text:p><text:s/>2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2" table:style-name="ce14">
            <text:p><text:s/>42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89" table:style-name="ce14">
            <text:p><text:s/>89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33" table:style-name="ce14">
            <text:p><text:s/>133</text:p>
          </table:table-cell>
          <table:table-cell office:value-type="float" office:value="679" table:style-name="ce18">
            <text:p><text:s/>6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6" table:style-name="ce14">
            <text:p><text:s/>46</text:p>
          </table:table-cell>
          <table:table-cell office:value-type="float" office:value="235" table:style-name="ce18">
            <text:p><text:s/>2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9" table:style-name="ce14">
            <text:p><text:s/>29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8" table:style-name="ce14">
            <text:p><text:s/>68</text:p>
          </table:table-cell>
          <table:table-cell office:value-type="float" office:value="429" table:style-name="ce18">
            <text:p><text:s/>4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18" table:style-name="ce14">
            <text:p><text:s/>18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3" table:style-name="ce14">
            <text:p><text:s/>33</text:p>
          </table:table-cell>
          <table:table-cell office:value-type="float" office:value="157" table:style-name="ce18">
            <text:p><text:s/>1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180" table:style-name="ce18">
            <text:p><text:s/>1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56" table:style-name="ce14">
            <text:p><text:s/>56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4" table:style-name="ce14">
            <text:p><text:s/>54</text:p>
          </table:table-cell>
          <table:table-cell office:value-type="float" office:value="467" table:style-name="ce18">
            <text:p><text:s/>4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4" table:style-name="ce14">
            <text:p><text:s/>1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19" table:style-name="ce14">
            <text:p><text:s/>19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256" table:style-name="ce18">
            <text:p><text:s/>2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90" table:style-name="ce18">
            <text:p><text:s/>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23" table:style-name="ce14">
            <text:p><text:s/>2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5" table:style-name="ce14">
            <text:p><text:s/>55</text:p>
          </table:table-cell>
          <table:table-cell office:value-type="float" office:value="206" table:style-name="ce18">
            <text:p><text:s/>2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0" table:style-name="ce14">
            <text:p><text:s/>40</text:p>
          </table:table-cell>
          <table:table-cell office:value-type="float" office:value="149" table:style-name="ce18">
            <text:p><text:s/>1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102" table:style-name="ce18">
            <text:p><text:s/>1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79" table:style-name="ce14">
            <text:p><text:s/>79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65" table:style-name="ce14">
            <text:p><text:s/>165</text:p>
          </table:table-cell>
          <table:table-cell office:value-type="float" office:value="502" table:style-name="ce18">
            <text:p><text:s/>5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820" table:style-name="ce18">
            <text:p><text:s/>820</text:p>
          </table:table-cell>
          <table:table-cell office:value-type="float" office:value="811" table:number-columns-spanned="2" table:number-rows-spanned="1" table:style-name="ce46">
            <text:p><text:s/>811</text:p>
          </table:table-cell>
          <table:covered-table-cell/>
          <table:table-cell office:value-type="float" office:value="376" table:number-columns-spanned="2" table:number-rows-spanned="1" table:style-name="ce46">
            <text:p><text:s/>376</text:p>
          </table:table-cell>
          <table:covered-table-cell/>
          <table:table-cell office:value-type="float" office:value="281" table:number-columns-spanned="2" table:number-rows-spanned="1" table:style-name="ce46">
            <text:p><text:s/>281</text:p>
          </table:table-cell>
          <table:covered-table-cell/>
          <table:table-cell office:value-type="float" office:value="2996" table:number-columns-spanned="2" table:number-rows-spanned="1" table:style-name="ce46">
            <text:p>2 996</text:p>
          </table:table-cell>
          <table:covered-table-cell/>
          <table:table-cell office:value-type="float" office:value="72" table:style-name="ce18">
            <text:p><text:s/>72</text:p>
          </table:table-cell>
          <table:table-cell office:value-type="float" office:value="1437" table:style-name="ce18">
            <text:p>1 437</text:p>
          </table:table-cell>
          <table:table-cell office:value-type="float" office:value="6793" table:style-name="ce18">
            <text:p>6 793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8" table:style-name="ce14">
            <text:p><text:s/>8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8" table:style-name="ce14">
            <text:p><text:s/>28</text:p>
          </table:table-cell>
          <table:table-cell office:value-type="float" office:value="200" table:style-name="ce18">
            <text:p><text:s/>2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244" table:style-name="ce18">
            <text:p><text:s/>2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7" table:style-name="ce14">
            <text:p><text:s/>7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211" table:style-name="ce18">
            <text:p><text:s/>2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81" table:style-name="ce14">
            <text:p><text:s/>81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155" table:style-name="ce14">
            <text:p><text:s/>155</text:p>
          </table:table-cell>
          <table:table-cell office:value-type="float" office:value="885" table:style-name="ce18">
            <text:p><text:s/>8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56" table:style-name="ce18">
            <text:p><text:s/>1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48" table:style-name="ce14">
            <text:p><text:s/>48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505" table:number-columns-spanned="2" table:number-rows-spanned="1" table:style-name="ce47">
            <text:p><text:s/>50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81" table:style-name="ce14">
            <text:p><text:s/>81</text:p>
          </table:table-cell>
          <table:table-cell office:value-type="float" office:value="787" table:style-name="ce18">
            <text:p><text:s/>7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36" table:style-name="ce14">
            <text:p><text:s/>36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6" table:style-name="ce14">
            <text:p><text:s/>36</text:p>
          </table:table-cell>
          <table:table-cell office:value-type="float" office:value="373" table:style-name="ce18">
            <text:p><text:s/>3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171" table:style-name="ce18">
            <text:p><text:s/>1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25" table:style-name="ce14">
            <text:p><text:s/>25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5" table:style-name="ce14">
            <text:p><text:s/>25</text:p>
          </table:table-cell>
          <table:table-cell office:value-type="float" office:value="307" table:style-name="ce18">
            <text:p><text:s/>3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93" table:style-name="ce14">
            <text:p><text:s/>93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488" table:number-columns-spanned="2" table:number-rows-spanned="1" table:style-name="ce47">
            <text:p><text:s/>488</text:p>
          </table:table-cell>
          <table:covered-table-cell/>
          <table:table-cell office:value-type="float" office:value="15" table:style-name="ce14">
            <text:p><text:s/>15</text:p>
          </table:table-cell>
          <table:table-cell office:value-type="float" office:value="80" table:style-name="ce14">
            <text:p><text:s/>80</text:p>
          </table:table-cell>
          <table:table-cell office:value-type="float" office:value="882" table:style-name="ce18">
            <text:p><text:s/>8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27" table:style-name="ce14">
            <text:p><text:s/>227</text:p>
          </table:table-cell>
          <table:table-cell office:value-type="float" office:value="375" table:number-columns-spanned="2" table:number-rows-spanned="1" table:style-name="ce47">
            <text:p><text:s/>375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506" table:number-columns-spanned="2" table:number-rows-spanned="1" table:style-name="ce47">
            <text:p>1 506</text:p>
          </table:table-cell>
          <table:covered-table-cell/>
          <table:table-cell office:value-type="float" office:value="40" table:style-name="ce14">
            <text:p><text:s/>40</text:p>
          </table:table-cell>
          <table:table-cell office:value-type="float" office:value="549" table:style-name="ce14">
            <text:p><text:s/>549</text:p>
          </table:table-cell>
          <table:table-cell office:value-type="float" office:value="2894" table:style-name="ce18">
            <text:p>2 8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49" table:style-name="ce14">
            <text:p><text:s/>49</text:p>
          </table:table-cell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507" table:number-columns-spanned="2" table:number-rows-spanned="1" table:style-name="ce47">
            <text:p><text:s/>507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22" table:style-name="ce14">
            <text:p><text:s/>122</text:p>
          </table:table-cell>
          <table:table-cell office:value-type="float" office:value="819" table:style-name="ce18">
            <text:p><text:s/>8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234" table:style-name="ce18">
            <text:p><text:s/>2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335" table:style-name="ce18">
            <text:p><text:s/>3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9" table:style-name="ce14">
            <text:p><text:s/>29</text:p>
          </table:table-cell>
          <table:table-cell office:value-type="float" office:value="244" table:style-name="ce18">
            <text:p><text:s/>2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43" table:style-name="ce14">
            <text:p><text:s/>43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79" table:style-name="ce14">
            <text:p><text:s/>79</text:p>
          </table:table-cell>
          <table:table-cell office:value-type="float" office:value="654" table:style-name="ce18">
            <text:p><text:s/>6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56" table:style-name="ce14">
            <text:p><text:s/>56</text:p>
          </table:table-cell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67" table:style-name="ce14">
            <text:p><text:s/>67</text:p>
          </table:table-cell>
          <table:table-cell office:value-type="float" office:value="606" table:style-name="ce18">
            <text:p><text:s/>6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155" table:style-name="ce18">
            <text:p><text:s/>1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35" table:style-name="ce14">
            <text:p><text:s/>35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8" table:style-name="ce14">
            <text:p><text:s/>28</text:p>
          </table:table-cell>
          <table:table-cell office:value-type="float" office:value="285" table:style-name="ce18">
            <text:p><text:s/>2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247" table:style-name="ce18">
            <text:p><text:s/>2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40" table:style-name="ce18">
            <text:p><text:s/>1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4" table:style-name="ce14">
            <text:p><text:s/>24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office:value-type="float" office:value="246" table:style-name="ce18">
            <text:p><text:s/>2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62" table:style-name="ce14">
            <text:p><text:s/>62</text:p>
          </table:table-cell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84" table:number-columns-spanned="2" table:number-rows-spanned="1" table:style-name="ce47">
            <text:p><text:s/>384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90" table:style-name="ce14">
            <text:p><text:s/>190</text:p>
          </table:table-cell>
          <table:table-cell office:value-type="float" office:value="814" table:style-name="ce18">
            <text:p><text:s/>8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6" table:style-name="ce14">
            <text:p><text:s/>16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6" table:style-name="ce14">
            <text:p><text:s/>46</text:p>
          </table:table-cell>
          <table:table-cell office:value-type="float" office:value="240" table:style-name="ce18">
            <text:p><text:s/>2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76" table:style-name="ce14">
            <text:p><text:s/>76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79" table:style-name="ce14">
            <text:p><text:s/>79</text:p>
          </table:table-cell>
          <table:table-cell office:value-type="float" office:value="771" table:style-name="ce18">
            <text:p><text:s/>7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115" table:style-name="ce14">
            <text:p><text:s/>115</text:p>
          </table:table-cell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114" table:number-columns-spanned="2" table:number-rows-spanned="1" table:style-name="ce47">
            <text:p>1 114</text:p>
          </table:table-cell>
          <table:covered-table-cell/>
          <table:table-cell office:value-type="float" office:value="24" table:style-name="ce14">
            <text:p><text:s/>24</text:p>
          </table:table-cell>
          <table:table-cell office:value-type="float" office:value="231" table:style-name="ce14">
            <text:p><text:s/>231</text:p>
          </table:table-cell>
          <table:table-cell office:value-type="float" office:value="1906" table:style-name="ce18">
            <text:p>1 9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2" table:style-name="ce14">
            <text:p><text:s/>22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3" table:style-name="ce14">
            <text:p><text:s/>43</text:p>
          </table:table-cell>
          <table:table-cell office:value-type="float" office:value="278" table:style-name="ce18">
            <text:p><text:s/>2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51" table:style-name="ce14">
            <text:p><text:s/>51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8" table:style-name="ce14">
            <text:p><text:s/>58</text:p>
          </table:table-cell>
          <table:table-cell office:value-type="float" office:value="646" table:style-name="ce18">
            <text:p><text:s/>6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367" table:style-name="ce18">
            <text:p>1 367</text:p>
          </table:table-cell>
          <table:table-cell office:value-type="float" office:value="2289" table:number-columns-spanned="2" table:number-rows-spanned="1" table:style-name="ce46">
            <text:p>2 289</text:p>
          </table:table-cell>
          <table:covered-table-cell/>
          <table:table-cell office:value-type="float" office:value="476" table:number-columns-spanned="2" table:number-rows-spanned="1" table:style-name="ce46">
            <text:p><text:s/>476</text:p>
          </table:table-cell>
          <table:covered-table-cell/>
          <table:table-cell office:value-type="float" office:value="709" table:number-columns-spanned="2" table:number-rows-spanned="1" table:style-name="ce46">
            <text:p><text:s/>709</text:p>
          </table:table-cell>
          <table:covered-table-cell/>
          <table:table-cell office:value-type="float" office:value="9827" table:number-columns-spanned="2" table:number-rows-spanned="1" table:style-name="ce46">
            <text:p>9 827</text:p>
          </table:table-cell>
          <table:covered-table-cell/>
          <table:table-cell office:value-type="float" office:value="228" table:style-name="ce18">
            <text:p><text:s/>228</text:p>
          </table:table-cell>
          <table:table-cell office:value-type="float" office:value="2267" table:style-name="ce18">
            <text:p>2 267</text:p>
          </table:table-cell>
          <table:table-cell office:value-type="float" office:value="17163" table:style-name="ce18">
            <text:p>17 163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164" table:style-name="ce18">
            <text:p><text:s/>1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5" table:style-name="ce14">
            <text:p><text:s/>35</text:p>
          </table:table-cell>
          <table:table-cell office:value-type="float" office:value="134" table:style-name="ce18">
            <text:p><text:s/>1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39" table:style-name="ce14">
            <text:p><text:s/>39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7" table:style-name="ce14">
            <text:p><text:s/>37</text:p>
          </table:table-cell>
          <table:table-cell office:value-type="float" office:value="282" table:style-name="ce18">
            <text:p><text:s/>2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2" table:style-name="ce14">
            <text:p><text:s/>22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5" table:style-name="ce14">
            <text:p><text:s/>1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1" table:style-name="ce14">
            <text:p><text:s/>1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03" table:number-columns-spanned="2" table:number-rows-spanned="1" table:style-name="ce47">
            <text:p><text:s/>50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570" table:style-name="ce18">
            <text:p><text:s/>5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1" table:style-name="ce14">
            <text:p><text:s/>31</text:p>
          </table:table-cell>
          <table:table-cell office:value-type="float" office:value="156" table:style-name="ce18">
            <text:p><text:s/>1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168" table:style-name="ce18">
            <text:p><text:s/>1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20" table:style-name="ce18">
            <text:p><text:s/>220</text:p>
          </table:table-cell>
          <table:table-cell office:value-type="float" office:value="337" table:number-columns-spanned="2" table:number-rows-spanned="1" table:style-name="ce46">
            <text:p><text:s/>337</text:p>
          </table:table-cell>
          <table:covered-table-cell/>
          <table:table-cell office:value-type="float" office:value="65" table:number-columns-spanned="2" table:number-rows-spanned="1" table:style-name="ce46">
            <text:p><text:s/>65</text:p>
          </table:table-cell>
          <table:covered-table-cell/>
          <table:table-cell office:value-type="float" office:value="54" table:number-columns-spanned="2" table:number-rows-spanned="1" table:style-name="ce46">
            <text:p><text:s/>54</text:p>
          </table:table-cell>
          <table:covered-table-cell/>
          <table:table-cell office:value-type="float" office:value="1688" table:number-columns-spanned="2" table:number-rows-spanned="1" table:style-name="ce46">
            <text:p>1 688</text:p>
          </table:table-cell>
          <table:covered-table-cell/>
          <table:table-cell office:value-type="float" office:value="57" table:style-name="ce18">
            <text:p><text:s/>57</text:p>
          </table:table-cell>
          <table:table-cell office:value-type="float" office:value="459" table:style-name="ce18">
            <text:p><text:s/>459</text:p>
          </table:table-cell>
          <table:table-cell office:value-type="float" office:value="2880" table:style-name="ce18">
            <text:p>2 88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7" table:style-name="ce14">
            <text:p><text:s/>7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766" table:number-columns-spanned="2" table:number-rows-spanned="1" table:style-name="ce47">
            <text:p>1 766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1" table:style-name="ce14">
            <text:p><text:s/>41</text:p>
          </table:table-cell>
          <table:table-cell office:value-type="float" office:value="1895" table:style-name="ce18">
            <text:p>1 8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4" table:style-name="ce14">
            <text:p><text:s/>24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5" table:style-name="ce14">
            <text:p><text:s/>45</text:p>
          </table:table-cell>
          <table:table-cell office:value-type="float" office:value="525" table:style-name="ce18">
            <text:p><text:s/>5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73" table:number-columns-spanned="2" table:number-rows-spanned="1" table:style-name="ce47">
            <text:p><text:s/>37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413" table:style-name="ce18">
            <text:p><text:s/>4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75" table:number-columns-spanned="2" table:number-rows-spanned="1" table:style-name="ce47">
            <text:p><text:s/>47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523" table:style-name="ce18">
            <text:p><text:s/>5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2" table:style-name="ce14">
            <text:p><text:s/>12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881" table:number-columns-spanned="2" table:number-rows-spanned="1" table:style-name="ce47">
            <text:p><text:s/>881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51" table:style-name="ce14">
            <text:p><text:s/>51</text:p>
          </table:table-cell>
          <table:table-cell office:value-type="float" office:value="1055" table:style-name="ce18">
            <text:p>1 0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3" table:style-name="ce14">
            <text:p><text:s/>33</text:p>
          </table:table-cell>
          <table:table-cell office:value-type="float" office:value="328" table:style-name="ce18">
            <text:p><text:s/>3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063" table:number-columns-spanned="2" table:number-rows-spanned="1" table:style-name="ce47">
            <text:p>1 06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6" table:style-name="ce14">
            <text:p><text:s/>36</text:p>
          </table:table-cell>
          <table:table-cell office:value-type="float" office:value="1192" table:style-name="ce18">
            <text:p>1 1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57" table:number-columns-spanned="2" table:number-rows-spanned="1" table:style-name="ce47">
            <text:p><text:s/>45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521" table:style-name="ce18">
            <text:p><text:s/>5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260" table:style-name="ce18">
            <text:p><text:s/>2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276" table:style-name="ce18">
            <text:p><text:s/>27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8" table:style-name="ce18">
            <text:p><text:s/>108</text:p>
          </table:table-cell>
          <table:table-cell office:value-type="float" office:value="532" table:number-columns-spanned="2" table:number-rows-spanned="1" table:style-name="ce46">
            <text:p><text:s/>532</text:p>
          </table:table-cell>
          <table:covered-table-cell/>
          <table:table-cell office:value-type="float" office:value="70" table:number-columns-spanned="2" table:number-rows-spanned="1" table:style-name="ce46">
            <text:p><text:s/>70</text:p>
          </table:table-cell>
          <table:covered-table-cell/>
          <table:table-cell office:value-type="float" office:value="77" table:number-columns-spanned="2" table:number-rows-spanned="1" table:style-name="ce46">
            <text:p><text:s/>77</text:p>
          </table:table-cell>
          <table:covered-table-cell/>
          <table:table-cell office:value-type="float" office:value="6202" table:number-columns-spanned="2" table:number-rows-spanned="1" table:style-name="ce46">
            <text:p>6 202</text:p>
          </table:table-cell>
          <table:covered-table-cell/>
          <table:table-cell office:value-type="float" office:value="44" table:style-name="ce18">
            <text:p><text:s/>44</text:p>
          </table:table-cell>
          <table:table-cell office:value-type="float" office:value="281" table:style-name="ce18">
            <text:p><text:s/>281</text:p>
          </table:table-cell>
          <table:table-cell office:value-type="float" office:value="7314" table:style-name="ce18">
            <text:p>7 314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4250" table:style-name="ce18">
            <text:p>4 250</text:p>
          </table:table-cell>
          <table:table-cell office:value-type="float" office:value="6715" table:style-name="ce18">
            <text:p>6 715</text:p>
          </table:table-cell>
          <table:table-cell office:value-type="float" office:value="1681" table:number-columns-spanned="2" table:number-rows-spanned="1" table:style-name="ce46">
            <text:p>1 681</text:p>
          </table:table-cell>
          <table:covered-table-cell/>
          <table:table-cell office:value-type="float" office:value="1858" table:number-columns-spanned="2" table:number-rows-spanned="1" table:style-name="ce46">
            <text:p>1 858</text:p>
          </table:table-cell>
          <table:covered-table-cell/>
          <table:table-cell office:value-type="float" office:value="26542" table:number-columns-spanned="2" table:number-rows-spanned="1" table:style-name="ce46">
            <text:p>26 542</text:p>
          </table:table-cell>
          <table:covered-table-cell/>
          <table:table-cell office:value-type="float" office:value="629" table:number-columns-spanned="2" table:number-rows-spanned="1" table:style-name="ce46">
            <text:p><text:s/>629</text:p>
          </table:table-cell>
          <table:covered-table-cell/>
          <table:table-cell office:value-type="float" office:value="7920" table:style-name="ce18">
            <text:p>7 920</text:p>
          </table:table-cell>
          <table:table-cell office:value-type="float" office:value="49595" table:style-name="ce18">
            <text:p>49 595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VER</meta:initial-creator>
    <dc:creator>Donato Oliveira</dc:creator>
    <meta:creation-date>2020-12-17T14:02:49Z</meta:creation-date>
    <dc:date>2020-12-17T15:48:33Z</dc:date>
  </office:meta>
</office:document-meta>
</file>